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Standard" style:font-pitch="fixed"/>
    <style:font-face style:name="Ubuntu Mono1" svg:font-family="'Ubuntu Mono'" style:font-pitch="fixed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783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8126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8098in"/>
    </style:style>
    <style:style style:name="co10" style:family="table-column">
      <style:table-column-properties fo:break-before="auto" style:column-width="0.8236in"/>
    </style:style>
    <style:style style:name="co11" style:family="table-column">
      <style:table-column-properties fo:break-before="auto" style:column-width="0.23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9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21">
      <style:table-cell-properties fo:background-color="#81d41a"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21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9" style:family="table-cell" style:parent-style-name="Default" style:data-style-name="N121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2" style:family="table-cell" style:parent-style-name="Default" style:data-style-name="N121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2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1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9" style:family="table-cell" style:parent-style-name="Default" style:data-style-name="N121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2" style:family="table-cell" style:parent-style-name="Default" style:data-style-name="N121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0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5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4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7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4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9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0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0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7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6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5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5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6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8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0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2" style:family="table-cell" style:parent-style-name="Default" style:data-style-name="N121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3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4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5" style:family="table-cell" style:parent-style-name="Default" style:data-style-name="N12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6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7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8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9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32" style:family="table-cell" style:parent-style-name="Default" style:data-style-name="N12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1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4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5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6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7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0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,659,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,051,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.78 %</text:p>
          </table:table-cell>
          <table:table-cell table:style-name="ce13" office:value-type="percentage" office:value="0.1294" calcext:value-type="percentage">
            <text:p>12.94 %</text:p>
          </table:table-cell>
          <table:table-cell table:style-name="ce13" office:value-type="percentage" office:value="0.1201" calcext:value-type="percentage">
            <text:p>12.01 %</text:p>
          </table:table-cell>
          <table:table-cell table:style-name="ce13" office:value-type="percentage" office:value="0.1108" calcext:value-type="percentage">
            <text:p>11.08 %</text:p>
          </table:table-cell>
          <table:table-cell table:style-name="ce13" office:value-type="percentage" office:value="0.091" calcext:value-type="percentage">
            <text:p>9.10 %</text:p>
          </table:table-cell>
          <table:table-cell table:style-name="ce13" office:value-type="percentage" office:value="0.0785" calcext:value-type="percentage">
            <text:p>7.85 %</text:p>
          </table:table-cell>
          <table:table-cell table:style-name="ce13" office:value-type="percentage" office:value="0.0653" calcext:value-type="percentage">
            <text:p>6.53 %</text:p>
          </table:table-cell>
          <table:table-cell table:style-name="ce13" office:value-type="percentage" office:value="0.0524" calcext:value-type="percentage">
            <text:p>5.24 %</text:p>
          </table:table-cell>
          <table:table-cell table:style-name="ce13" office:value-type="percentage" office:value="0.1642" calcext:value-type="percentage">
            <text:p>16.42 %</text:p>
          </table:table-cell>
          <table:table-cell table:style-name="ce13" office:value-type="percentage" office:value="0.0244" calcext:value-type="percentage">
            <text:p>2.44 %</text:p>
          </table:table-cell>
          <table:table-cell table:style-name="ce13" office:value-type="percentage" office:value="0.0161" calcext:value-type="percentage">
            <text:p>1.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.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.76 %</text:p>
          </table:table-cell>
          <table:table-cell table:style-name="ce13" office:value-type="percentage" office:value="0.0658" calcext:value-type="percentage">
            <text:p>6.58 %</text:p>
          </table:table-cell>
          <table:table-cell table:style-name="ce13" office:value-type="percentage" office:value="0.0655" calcext:value-type="percentage">
            <text:p>6.55 %</text:p>
          </table:table-cell>
          <table:table-cell table:style-name="ce13" office:value-type="percentage" office:value="0.0679" calcext:value-type="percentage">
            <text:p>6.79 %</text:p>
          </table:table-cell>
          <table:table-cell table:style-name="ce13" office:value-type="percentage" office:value="0.0653" calcext:value-type="percentage">
            <text:p>6.53 %</text:p>
          </table:table-cell>
          <table:table-cell table:style-name="ce13" office:value-type="percentage" office:value="0.0629" calcext:value-type="percentage">
            <text:p>6.29 %</text:p>
          </table:table-cell>
          <table:table-cell table:style-name="ce13" office:value-type="percentage" office:value="0.0662" calcext:value-type="percentage">
            <text:p>6.62 %</text:p>
          </table:table-cell>
          <table:table-cell table:style-name="ce13" office:value-type="percentage" office:value="0.3111" calcext:value-type="percentage">
            <text:p>31.11 %</text:p>
          </table:table-cell>
          <table:table-cell table:style-name="ce13" office:value-type="percentage" office:value="0.0778" calcext:value-type="percentage">
            <text:p>7.78 %</text:p>
          </table:table-cell>
          <table:table-cell table:style-name="ce13" office:value-type="percentage" office:value="0.0636" calcext:value-type="percentage">
            <text:p>6.36 %</text:p>
          </table:table-cell>
          <table:table-cell table:style-name="ce13" office:value-type="percentage" office:value="0.0861" calcext:value-type="percentage">
            <text:p>8.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.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.74 %</text:p>
          </table:table-cell>
          <table:table-cell table:style-name="ce13" office:value-type="percentage" office:value="0.0589" calcext:value-type="percentage">
            <text:p>5.89 %</text:p>
          </table:table-cell>
          <table:table-cell table:style-name="ce13" office:value-type="percentage" office:value="0.0594" calcext:value-type="percentage">
            <text:p>5.94 %</text:p>
          </table:table-cell>
          <table:table-cell table:style-name="ce13" office:value-type="percentage" office:value="0.0641" calcext:value-type="percentage">
            <text:p>6.41 %</text:p>
          </table:table-cell>
          <table:table-cell table:style-name="ce13" office:value-type="percentage" office:value="0.059" calcext:value-type="percentage">
            <text:p>5.90 %</text:p>
          </table:table-cell>
          <table:table-cell table:style-name="ce13" office:value-type="percentage" office:value="0.0625" calcext:value-type="percentage">
            <text:p>6.25 %</text:p>
          </table:table-cell>
          <table:table-cell table:style-name="ce13" office:value-type="percentage" office:value="0.063" calcext:value-type="percentage">
            <text:p>6.30 %</text:p>
          </table:table-cell>
          <table:table-cell table:style-name="ce13" office:value-type="percentage" office:value="0.0657" calcext:value-type="percentage">
            <text:p>6.57 %</text:p>
          </table:table-cell>
          <table:table-cell table:style-name="ce13" office:value-type="percentage" office:value="0.0787" calcext:value-type="percentage">
            <text:p>7.87 %</text:p>
          </table:table-cell>
          <table:table-cell table:style-name="ce13" office:value-type="percentage" office:value="0.3375" calcext:value-type="percentage">
            <text:p>33.75 %</text:p>
          </table:table-cell>
          <table:table-cell table:style-name="ce13" office:value-type="percentage" office:value="0.0939" calcext:value-type="percentage">
            <text:p>9.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.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.08 %</text:p>
          </table:table-cell>
          <table:table-cell table:style-name="ce13" office:value-type="percentage" office:value="0.295" calcext:value-type="percentage">
            <text:p>29.50 %</text:p>
          </table:table-cell>
          <table:table-cell table:style-name="ce13" office:value-type="percentage" office:value="0.0628" calcext:value-type="percentage">
            <text:p>6.28 %</text:p>
          </table:table-cell>
          <table:table-cell table:style-name="ce13" office:value-type="percentage" office:value="0.0678" calcext:value-type="percentage">
            <text:p>6.78 %</text:p>
          </table:table-cell>
          <table:table-cell table:style-name="ce13" office:value-type="percentage" office:value="0.0623" calcext:value-type="percentage">
            <text:p>6.23 %</text:p>
          </table:table-cell>
          <table:table-cell table:style-name="ce13" office:value-type="percentage" office:value="0.0659" calcext:value-type="percentage">
            <text:p>6.59 %</text:p>
          </table:table-cell>
          <table:table-cell table:style-name="ce13" office:value-type="percentage" office:value="0.0665" calcext:value-type="percentage">
            <text:p>6.65 %</text:p>
          </table:table-cell>
          <table:table-cell table:style-name="ce13" office:value-type="percentage" office:value="0.0692" calcext:value-type="percentage">
            <text:p>6.92 %</text:p>
          </table:table-cell>
          <table:table-cell table:style-name="ce13" office:value-type="percentage" office:value="0.0825" calcext:value-type="percentage">
            <text:p>8.25 %</text:p>
          </table:table-cell>
          <table:table-cell table:style-name="ce13" office:value-type="percentage" office:value="0.0695" calcext:value-type="percentage">
            <text:p>6.95 %</text:p>
          </table:table-cell>
          <table:table-cell table:style-name="ce13" office:value-type="percentage" office:value="0.0977" calcext:value-type="percentage">
            <text:p>9.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.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NM" calcext:value-type="string">
            <text:p>NM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.80 %</text:p>
          </table:table-cell>
          <table:table-cell table:style-name="ce13" office:value-type="percentage" office:value="0.0594" calcext:value-type="percentage">
            <text:p>5.94 %</text:p>
          </table:table-cell>
          <table:table-cell table:style-name="ce13" office:value-type="percentage" office:value="0.06" calcext:value-type="percentage">
            <text:p>6.00 %</text:p>
          </table:table-cell>
          <table:table-cell table:style-name="ce13" office:value-type="percentage" office:value="0.3322" calcext:value-type="percentage">
            <text:p>33.22 %</text:p>
          </table:table-cell>
          <table:table-cell table:style-name="ce13" office:value-type="percentage" office:value="0.059" calcext:value-type="percentage">
            <text:p>5.90 %</text:p>
          </table:table-cell>
          <table:table-cell table:style-name="ce13" office:value-type="percentage" office:value="0.0629" calcext:value-type="percentage">
            <text:p>6.29 %</text:p>
          </table:table-cell>
          <table:table-cell table:style-name="ce13" office:value-type="percentage" office:value="0.0634" calcext:value-type="percentage">
            <text:p>6.34 %</text:p>
          </table:table-cell>
          <table:table-cell table:style-name="ce13" office:value-type="percentage" office:value="0.066" calcext:value-type="percentage">
            <text:p>6.60 %</text:p>
          </table:table-cell>
          <table:table-cell table:style-name="ce13" office:value-type="percentage" office:value="0.0789" calcext:value-type="percentage">
            <text:p>7.89 %</text:p>
          </table:table-cell>
          <table:table-cell table:style-name="ce13" office:value-type="percentage" office:value="0.0663" calcext:value-type="percentage">
            <text:p>6.63 %</text:p>
          </table:table-cell>
          <table:table-cell table:style-name="ce13" office:value-type="percentage" office:value="0.0639" calcext:value-type="percentage">
            <text:p>6.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.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.04 %</text:p>
          </table:table-cell>
          <table:table-cell table:style-name="ce13" office:value-type="percentage" office:value="0.0619" calcext:value-type="percentage">
            <text:p>6.19 %</text:p>
          </table:table-cell>
          <table:table-cell table:style-name="ce13" office:value-type="percentage" office:value="0.2994" calcext:value-type="percentage">
            <text:p>29.94 %</text:p>
          </table:table-cell>
          <table:table-cell table:style-name="ce13" office:value-type="percentage" office:value="0.0675" calcext:value-type="percentage">
            <text:p>6.75 %</text:p>
          </table:table-cell>
          <table:table-cell table:style-name="ce13" office:value-type="percentage" office:value="0.0619" calcext:value-type="percentage">
            <text:p>6.19 %</text:p>
          </table:table-cell>
          <table:table-cell table:style-name="ce13" office:value-type="percentage" office:value="0.0655" calcext:value-type="percentage">
            <text:p>6.55 %</text:p>
          </table:table-cell>
          <table:table-cell table:style-name="ce13" office:value-type="percentage" office:value="0.0661" calcext:value-type="percentage">
            <text:p>6.61 %</text:p>
          </table:table-cell>
          <table:table-cell table:style-name="ce13" office:value-type="percentage" office:value="0.0688" calcext:value-type="percentage">
            <text:p>6.88 %</text:p>
          </table:table-cell>
          <table:table-cell table:style-name="ce13" office:value-type="percentage" office:value="0.082" calcext:value-type="percentage">
            <text:p>8.20 %</text:p>
          </table:table-cell>
          <table:table-cell table:style-name="ce13" office:value-type="percentage" office:value="0.0691" calcext:value-type="percentage">
            <text:p>6.91 %</text:p>
          </table:table-cell>
          <table:table-cell table:style-name="ce13" office:value-type="percentage" office:value="0.0973" calcext:value-type="percentage">
            <text:p>9.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.90 %</text:p>
          </table:table-cell>
          <table:table-cell table:style-name="ce13" office:value-type="percentage" office:value="0.0605" calcext:value-type="percentage">
            <text:p>6.05 %</text:p>
          </table:table-cell>
          <table:table-cell table:style-name="ce13" office:value-type="percentage" office:value="0.0611" calcext:value-type="percentage">
            <text:p>6.11 %</text:p>
          </table:table-cell>
          <table:table-cell table:style-name="ce13" office:value-type="percentage" office:value="0.066" calcext:value-type="percentage">
            <text:p>6.60 %</text:p>
          </table:table-cell>
          <table:table-cell table:style-name="ce13" office:value-type="percentage" office:value="0.0606" calcext:value-type="percentage">
            <text:p>6.06 %</text:p>
          </table:table-cell>
          <table:table-cell table:style-name="ce13" office:value-type="percentage" office:value="0.3163" calcext:value-type="percentage">
            <text:p>31.63 %</text:p>
          </table:table-cell>
          <table:table-cell table:style-name="ce13" office:value-type="percentage" office:value="0.0648" calcext:value-type="percentage">
            <text:p>6.48 %</text:p>
          </table:table-cell>
          <table:table-cell table:style-name="ce13" office:value-type="percentage" office:value="0.0674" calcext:value-type="percentage">
            <text:p>6.74 %</text:p>
          </table:table-cell>
          <table:table-cell table:style-name="ce13" office:value-type="percentage" office:value="0.0806" calcext:value-type="percentage">
            <text:p>8.06 %</text:p>
          </table:table-cell>
          <table:table-cell table:style-name="ce13" office:value-type="percentage" office:value="0.0678" calcext:value-type="percentage">
            <text:p>6.78 %</text:p>
          </table:table-cell>
          <table:table-cell table:style-name="ce13" office:value-type="percentage" office:value="0.0958" calcext:value-type="percentage">
            <text:p>9.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NM" calcext:value-type="string">
            <text:p>NM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.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.32 %</text:p>
          </table:table-cell>
          <table:table-cell table:style-name="ce13" office:value-type="percentage" office:value="0.0647" calcext:value-type="percentage">
            <text:p>6.47 %</text:p>
          </table:table-cell>
          <table:table-cell table:style-name="ce13" office:value-type="percentage" office:value="0.0653" calcext:value-type="percentage">
            <text:p>6.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.54 %</text:p>
          </table:table-cell>
          <table:table-cell table:style-name="ce13" office:value-type="percentage" office:value="0.0685" calcext:value-type="percentage">
            <text:p>6.85 %</text:p>
          </table:table-cell>
          <table:table-cell table:style-name="ce13" office:value-type="percentage" office:value="0.0691" calcext:value-type="percentage">
            <text:p>6.91 %</text:p>
          </table:table-cell>
          <table:table-cell table:style-name="ce13" office:value-type="percentage" office:value="0.0719" calcext:value-type="percentage">
            <text:p>7.19 %</text:p>
          </table:table-cell>
          <table:table-cell table:style-name="ce13" office:value-type="percentage" office:value="0.0864" calcext:value-type="percentage">
            <text:p>8.64 %</text:p>
          </table:table-cell>
          <table:table-cell table:style-name="ce13" office:value-type="percentage" office:value="0.0723" calcext:value-type="percentage">
            <text:p>7.23 %</text:p>
          </table:table-cell>
          <table:table-cell table:style-name="ce13" office:value-type="percentage" office:value="0.1031" calcext:value-type="percentage">
            <text:p>10.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.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.86 %</text:p>
          </table:table-cell>
          <table:table-cell table:style-name="ce13" office:value-type="percentage" office:value="0.0602" calcext:value-type="percentage">
            <text:p>6.02 %</text:p>
          </table:table-cell>
          <table:table-cell table:style-name="ce13" office:value-type="percentage" office:value="0.0607" calcext:value-type="percentage">
            <text:p>6.07 %</text:p>
          </table:table-cell>
          <table:table-cell table:style-name="ce13" office:value-type="percentage" office:value="0.0655" calcext:value-type="percentage">
            <text:p>6.55 %</text:p>
          </table:table-cell>
          <table:table-cell table:style-name="ce13" office:value-type="percentage" office:value="0.0603" calcext:value-type="percentage">
            <text:p>6.03 %</text:p>
          </table:table-cell>
          <table:table-cell table:style-name="ce13" office:value-type="percentage" office:value="0.0638" calcext:value-type="percentage">
            <text:p>6.38 %</text:p>
          </table:table-cell>
          <table:table-cell table:style-name="ce13" office:value-type="percentage" office:value="0.3209" calcext:value-type="percentage">
            <text:p>32.09 %</text:p>
          </table:table-cell>
          <table:table-cell table:style-name="ce13" office:value-type="percentage" office:value="0.067" calcext:value-type="percentage">
            <text:p>6.70 %</text:p>
          </table:table-cell>
          <table:table-cell table:style-name="ce13" office:value-type="percentage" office:value="0.0801" calcext:value-type="percentage">
            <text:p>8.01 %</text:p>
          </table:table-cell>
          <table:table-cell table:style-name="ce13" office:value-type="percentage" office:value="0.0674" calcext:value-type="percentage">
            <text:p>6.74 %</text:p>
          </table:table-cell>
          <table:table-cell table:style-name="ce13" office:value-type="percentage" office:value="0.0954" calcext:value-type="percentage">
            <text:p>9.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.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.80 %</text:p>
          </table:table-cell>
          <table:table-cell table:style-name="ce13" office:value-type="percentage" office:value="0.0628" calcext:value-type="percentage">
            <text:p>6.28 %</text:p>
          </table:table-cell>
          <table:table-cell table:style-name="ce13" office:value-type="percentage" office:value="0.0634" calcext:value-type="percentage">
            <text:p>6.34 %</text:p>
          </table:table-cell>
          <table:table-cell table:style-name="ce13" office:value-type="percentage" office:value="0.0685" calcext:value-type="percentage">
            <text:p>6.85 %</text:p>
          </table:table-cell>
          <table:table-cell table:style-name="ce13" office:value-type="percentage" office:value="0.0629" calcext:value-type="percentage">
            <text:p>6.29 %</text:p>
          </table:table-cell>
          <table:table-cell table:style-name="ce13" office:value-type="percentage" office:value="0.0664" calcext:value-type="percentage">
            <text:p>6.64 %</text:p>
          </table:table-cell>
          <table:table-cell table:style-name="ce13" office:value-type="percentage" office:value="0.067" calcext:value-type="percentage">
            <text:p>6.70 %</text:p>
          </table:table-cell>
          <table:table-cell table:style-name="ce13" office:value-type="percentage" office:value="0.0696" calcext:value-type="percentage">
            <text:p>6.96 %</text:p>
          </table:table-cell>
          <table:table-cell table:style-name="ce13" office:value-type="percentage" office:value="0.083" calcext:value-type="percentage">
            <text:p>8.30 %</text:p>
          </table:table-cell>
          <table:table-cell table:style-name="ce13" office:value-type="percentage" office:value="0.0701" calcext:value-type="percentage">
            <text:p>7.01 %</text:p>
          </table:table-cell>
          <table:table-cell table:style-name="ce13" office:value-type="percentage" office:value="0.0983" calcext:value-type="percentage">
            <text:p>9.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.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,433,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,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.12 %</text:p>
          </table:table-cell>
          <table:table-cell table:style-name="ce57" office:value-type="percentage" office:value="0.1416" calcext:value-type="percentage">
            <text:p>14.16 %</text:p>
          </table:table-cell>
          <table:table-cell table:style-name="ce57" office:value-type="percentage" office:value="0.1279" calcext:value-type="percentage">
            <text:p>12.79 %</text:p>
          </table:table-cell>
          <table:table-cell table:style-name="ce57" office:value-type="percentage" office:value="0.1145" calcext:value-type="percentage">
            <text:p>11.45 %</text:p>
          </table:table-cell>
          <table:table-cell table:style-name="ce57" office:value-type="percentage" office:value="0.0707" calcext:value-type="percentage">
            <text:p>7.07 %</text:p>
          </table:table-cell>
          <table:table-cell table:style-name="ce57" office:value-type="percentage" office:value="0.0654" calcext:value-type="percentage">
            <text:p>6.54 %</text:p>
          </table:table-cell>
          <table:table-cell table:style-name="ce57" office:value-type="percentage" office:value="0.071" calcext:value-type="percentage">
            <text:p>7.10 %</text:p>
          </table:table-cell>
          <table:table-cell table:style-name="ce57" office:value-type="percentage" office:value="0.0455" calcext:value-type="percentage">
            <text:p>4.55 %</text:p>
          </table:table-cell>
          <table:table-cell table:style-name="ce57" office:value-type="percentage" office:value="0.1208" calcext:value-type="percentage">
            <text:p>12.08 %</text:p>
          </table:table-cell>
          <table:table-cell table:style-name="ce57" office:value-type="percentage" office:value="0.0257" calcext:value-type="percentage">
            <text:p>2.57 %</text:p>
          </table:table-cell>
          <table:table-cell table:style-name="ce57" office:value-type="percentage" office:value="0.0157" calcext:value-type="percentage">
            <text:p>1.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.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.42 %</text:p>
          </table:table-cell>
          <table:table-cell table:style-name="ce57" office:value-type="percentage" office:value="0.0582" calcext:value-type="percentage">
            <text:p>5.82 %</text:p>
          </table:table-cell>
          <table:table-cell table:style-name="ce57" office:value-type="percentage" office:value="0.0564" calcext:value-type="percentage">
            <text:p>5.64 %</text:p>
          </table:table-cell>
          <table:table-cell table:style-name="ce57" office:value-type="percentage" office:value="0.0575" calcext:value-type="percentage">
            <text:p>5.75 %</text:p>
          </table:table-cell>
          <table:table-cell table:style-name="ce57" office:value-type="percentage" office:value="0.0386" calcext:value-type="percentage">
            <text:p>3.86 %</text:p>
          </table:table-cell>
          <table:table-cell table:style-name="ce57" office:value-type="percentage" office:value="0.042" calcext:value-type="percentage">
            <text:p>4.20 %</text:p>
          </table:table-cell>
          <table:table-cell table:style-name="ce57" office:value-type="percentage" office:value="0.0564" calcext:value-type="percentage">
            <text:p>5.64 %</text:p>
          </table:table-cell>
          <table:table-cell table:style-name="ce57" office:value-type="percentage" office:value="0.4386" calcext:value-type="percentage">
            <text:p>43.86 %</text:p>
          </table:table-cell>
          <table:table-cell table:style-name="ce57" office:value-type="percentage" office:value="0.0674" calcext:value-type="percentage">
            <text:p>6.74 %</text:p>
          </table:table-cell>
          <table:table-cell table:style-name="ce57" office:value-type="percentage" office:value="0.0566" calcext:value-type="percentage">
            <text:p>5.66 %</text:p>
          </table:table-cell>
          <table:table-cell table:style-name="ce57" office:value-type="percentage" office:value="0.0742" calcext:value-type="percentage">
            <text:p>7.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.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.52 %</text:p>
          </table:table-cell>
          <table:table-cell table:style-name="ce57" office:value-type="percentage" office:value="0.0663" calcext:value-type="percentage">
            <text:p>6.63 %</text:p>
          </table:table-cell>
          <table:table-cell table:style-name="ce57" office:value-type="percentage" office:value="0.0732" calcext:value-type="percentage">
            <text:p>7.32 %</text:p>
          </table:table-cell>
          <table:table-cell table:style-name="ce57" office:value-type="percentage" office:value="0.0708" calcext:value-type="percentage">
            <text:p>7.08 %</text:p>
          </table:table-cell>
          <table:table-cell table:style-name="ce57" office:value-type="percentage" office:value="0.0552" calcext:value-type="percentage">
            <text:p>5.52 %</text:p>
          </table:table-cell>
          <table:table-cell table:style-name="ce57" office:value-type="percentage" office:value="0.0585" calcext:value-type="percentage">
            <text:p>5.85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0654" calcext:value-type="percentage">
            <text:p>6.54 %</text:p>
          </table:table-cell>
          <table:table-cell table:style-name="ce57" office:value-type="percentage" office:value="0.0881" calcext:value-type="percentage">
            <text:p>8.81 %</text:p>
          </table:table-cell>
          <table:table-cell table:style-name="ce57" office:value-type="percentage" office:value="0.2859" calcext:value-type="percentage">
            <text:p>28.59 %</text:p>
          </table:table-cell>
          <table:table-cell table:style-name="ce57" office:value-type="percentage" office:value="0.0997" calcext:value-type="percentage">
            <text:p>9.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.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.81 %</text:p>
          </table:table-cell>
          <table:table-cell table:style-name="ce57" office:value-type="percentage" office:value="0.2486" calcext:value-type="percentage">
            <text:p>24.86 %</text:p>
          </table:table-cell>
          <table:table-cell table:style-name="ce57" office:value-type="percentage" office:value="0.0696" calcext:value-type="percentage">
            <text:p>6.96 %</text:p>
          </table:table-cell>
          <table:table-cell table:style-name="ce57" office:value-type="percentage" office:value="0.0734" calcext:value-type="percentage">
            <text:p>7.34 %</text:p>
          </table:table-cell>
          <table:table-cell table:style-name="ce57" office:value-type="percentage" office:value="0.0568" calcext:value-type="percentage">
            <text:p>5.68 %</text:p>
          </table:table-cell>
          <table:table-cell table:style-name="ce57" office:value-type="percentage" office:value="0.0601" calcext:value-type="percentage">
            <text:p>6.01 %</text:p>
          </table:table-cell>
          <table:table-cell table:style-name="ce57" office:value-type="percentage" office:value="0.076" calcext:value-type="percentage">
            <text:p>7.60 %</text:p>
          </table:table-cell>
          <table:table-cell table:style-name="ce57" office:value-type="percentage" office:value="0.0672" calcext:value-type="percentage">
            <text:p>6.72 %</text:p>
          </table:table-cell>
          <table:table-cell table:style-name="ce57" office:value-type="percentage" office:value="0.0901" calcext:value-type="percentage">
            <text:p>9.01 %</text:p>
          </table:table-cell>
          <table:table-cell table:style-name="ce57" office:value-type="percentage" office:value="0.0877" calcext:value-type="percentage">
            <text:p>8.77 %</text:p>
          </table:table-cell>
          <table:table-cell table:style-name="ce57" office:value-type="percentage" office:value="0.1023" calcext:value-type="percentage">
            <text:p>10.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.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NM" calcext:value-type="string">
            <text:p>NM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.94 %</text:p>
          </table:table-cell>
          <table:table-cell table:style-name="ce57" office:value-type="percentage" office:value="0.0793" calcext:value-type="percentage">
            <text:p>7.93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3052" calcext:value-type="percentage">
            <text:p>30.52 %</text:p>
          </table:table-cell>
          <table:table-cell table:style-name="ce57" office:value-type="percentage" office:value="0.057" calcext:value-type="percentage">
            <text:p>5.70 %</text:p>
          </table:table-cell>
          <table:table-cell table:style-name="ce57" office:value-type="percentage" office:value="0.0615" calcext:value-type="percentage">
            <text:p>6.15 %</text:p>
          </table:table-cell>
          <table:table-cell table:style-name="ce57" office:value-type="percentage" office:value="0.0766" calcext:value-type="percentage">
            <text:p>7.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.31 %</text:p>
          </table:table-cell>
          <table:table-cell table:style-name="ce57" office:value-type="percentage" office:value="0.0798" calcext:value-type="percentage">
            <text:p>7.98 %</text:p>
          </table:table-cell>
          <table:table-cell table:style-name="ce57" office:value-type="percentage" office:value="0.1063" calcext:value-type="percentage">
            <text:p>10.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.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.70 %</text:p>
          </table:table-cell>
          <table:table-cell table:style-name="ce57" office:value-type="percentage" office:value="0.0685" calcext:value-type="percentage">
            <text:p>6.85 %</text:p>
          </table:table-cell>
          <table:table-cell table:style-name="ce57" office:value-type="percentage" office:value="0.2562" calcext:value-type="percentage">
            <text:p>25.62 %</text:p>
          </table:table-cell>
          <table:table-cell table:style-name="ce57" office:value-type="percentage" office:value="0.0722" calcext:value-type="percentage">
            <text:p>7.22 %</text:p>
          </table:table-cell>
          <table:table-cell table:style-name="ce57" office:value-type="percentage" office:value="0.0566" calcext:value-type="percentage">
            <text:p>5.66 %</text:p>
          </table:table-cell>
          <table:table-cell table:style-name="ce57" office:value-type="percentage" office:value="0.06" calcext:value-type="percentage">
            <text:p>6.00 %</text:p>
          </table:table-cell>
          <table:table-cell table:style-name="ce57" office:value-type="percentage" office:value="0.0831" calcext:value-type="percentage">
            <text:p>8.31 %</text:p>
          </table:table-cell>
          <table:table-cell table:style-name="ce57" office:value-type="percentage" office:value="0.067" calcext:value-type="percentage">
            <text:p>6.70 %</text:p>
          </table:table-cell>
          <table:table-cell table:style-name="ce57" office:value-type="percentage" office:value="0.0895" calcext:value-type="percentage">
            <text:p>8.95 %</text:p>
          </table:table-cell>
          <table:table-cell table:style-name="ce57" office:value-type="percentage" office:value="0.0783" calcext:value-type="percentage">
            <text:p>7.83 %</text:p>
          </table:table-cell>
          <table:table-cell table:style-name="ce57" office:value-type="percentage" office:value="0.1018" calcext:value-type="percentage">
            <text:p>10.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.10 %</text:p>
          </table:table-cell>
          <table:table-cell table:style-name="ce57" office:value-type="percentage" office:value="0.0556" calcext:value-type="percentage">
            <text:p>5.56 %</text:p>
          </table:table-cell>
          <table:table-cell table:style-name="ce57" office:value-type="percentage" office:value="0.0568" calcext:value-type="percentage">
            <text:p>5.68 %</text:p>
          </table:table-cell>
          <table:table-cell table:style-name="ce57" office:value-type="percentage" office:value="0.059" calcext:value-type="percentage">
            <text:p>5.90 %</text:p>
          </table:table-cell>
          <table:table-cell table:style-name="ce57" office:value-type="percentage" office:value="0.04" calcext:value-type="percentage">
            <text:p>4.00 %</text:p>
          </table:table-cell>
          <table:table-cell table:style-name="ce57" office:value-type="percentage" office:value="0.4112" calcext:value-type="percentage">
            <text:p>41.12 %</text:p>
          </table:table-cell>
          <table:table-cell table:style-name="ce57" office:value-type="percentage" office:value="0.0602" calcext:value-type="percentage">
            <text:p>6.02 %</text:p>
          </table:table-cell>
          <table:table-cell table:style-name="ce57" office:value-type="percentage" office:value="0.0473" calcext:value-type="percentage">
            <text:p>4.73 %</text:p>
          </table:table-cell>
          <table:table-cell table:style-name="ce57" office:value-type="percentage" office:value="0.0713" calcext:value-type="percentage">
            <text:p>7.13 %</text:p>
          </table:table-cell>
          <table:table-cell table:style-name="ce57" office:value-type="percentage" office:value="0.063" calcext:value-type="percentage">
            <text:p>6.30 %</text:p>
          </table:table-cell>
          <table:table-cell table:style-name="ce57" office:value-type="percentage" office:value="0.0845" calcext:value-type="percentage">
            <text:p>8.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NM" calcext:value-type="string">
            <text:p>NM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.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.37 %</text:p>
          </table:table-cell>
          <table:table-cell table:style-name="ce57" office:value-type="percentage" office:value="0.0587" calcext:value-type="percentage">
            <text:p>5.87 %</text:p>
          </table:table-cell>
          <table:table-cell table:style-name="ce57" office:value-type="percentage" office:value="0.0599" calcext:value-type="percentage">
            <text:p>5.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.94 %</text:p>
          </table:table-cell>
          <table:table-cell table:style-name="ce57" office:value-type="percentage" office:value="0.0448" calcext:value-type="percentage">
            <text:p>4.48 %</text:p>
          </table:table-cell>
          <table:table-cell table:style-name="ce57" office:value-type="percentage" office:value="0.0633" calcext:value-type="percentage">
            <text:p>6.33 %</text:p>
          </table:table-cell>
          <table:table-cell table:style-name="ce57" office:value-type="percentage" office:value="0.0486" calcext:value-type="percentage">
            <text:p>4.86 %</text:p>
          </table:table-cell>
          <table:table-cell table:style-name="ce57" office:value-type="percentage" office:value="0.0755" calcext:value-type="percentage">
            <text:p>7.55 %</text:p>
          </table:table-cell>
          <table:table-cell table:style-name="ce57" office:value-type="percentage" office:value="0.0663" calcext:value-type="percentage">
            <text:p>6.63 %</text:p>
          </table:table-cell>
          <table:table-cell table:style-name="ce57" office:value-type="percentage" office:value="0.0898" calcext:value-type="percentage">
            <text:p>8.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.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.65 %</text:p>
          </table:table-cell>
          <table:table-cell table:style-name="ce57" office:value-type="percentage" office:value="0.0667" calcext:value-type="percentage">
            <text:p>6.67 %</text:p>
          </table:table-cell>
          <table:table-cell table:style-name="ce57" office:value-type="percentage" office:value="0.0686" calcext:value-type="percentage">
            <text:p>6.86 %</text:p>
          </table:table-cell>
          <table:table-cell table:style-name="ce57" office:value-type="percentage" office:value="0.0789" calcext:value-type="percentage">
            <text:p>7.89 %</text:p>
          </table:table-cell>
          <table:table-cell table:style-name="ce57" office:value-type="percentage" office:value="0.0558" calcext:value-type="percentage">
            <text:p>5.58 %</text:p>
          </table:table-cell>
          <table:table-cell table:style-name="ce57" office:value-type="percentage" office:value="0.059" calcext:value-type="percentage">
            <text:p>5.90 %</text:p>
          </table:table-cell>
          <table:table-cell table:style-name="ce57" office:value-type="percentage" office:value="0.2715" calcext:value-type="percentage">
            <text:p>27.15 %</text:p>
          </table:table-cell>
          <table:table-cell table:style-name="ce57" office:value-type="percentage" office:value="0.0658" calcext:value-type="percentage">
            <text:p>6.58 %</text:p>
          </table:table-cell>
          <table:table-cell table:style-name="ce57" office:value-type="percentage" office:value="0.0889" calcext:value-type="percentage">
            <text:p>8.89 %</text:p>
          </table:table-cell>
          <table:table-cell table:style-name="ce57" office:value-type="percentage" office:value="0.0778" calcext:value-type="percentage">
            <text:p>7.78 %</text:p>
          </table:table-cell>
          <table:table-cell table:style-name="ce57" office:value-type="percentage" office:value="0.1006" calcext:value-type="percentage">
            <text:p>10.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.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.26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0731" calcext:value-type="percentage">
            <text:p>7.31 %</text:p>
          </table:table-cell>
          <table:table-cell table:style-name="ce57" office:value-type="percentage" office:value="0.0768" calcext:value-type="percentage">
            <text:p>7.68 %</text:p>
          </table:table-cell>
          <table:table-cell table:style-name="ce57" office:value-type="percentage" office:value="0.0574" calcext:value-type="percentage">
            <text:p>5.74 %</text:p>
          </table:table-cell>
          <table:table-cell table:style-name="ce57" office:value-type="percentage" office:value="0.061" calcext:value-type="percentage">
            <text:p>6.10 %</text:p>
          </table:table-cell>
          <table:table-cell table:style-name="ce57" office:value-type="percentage" office:value="0.0773" calcext:value-type="percentage">
            <text:p>7.73 %</text:p>
          </table:table-cell>
          <table:table-cell table:style-name="ce57" office:value-type="percentage" office:value="0.0682" calcext:value-type="percentage">
            <text:p>6.82 %</text:p>
          </table:table-cell>
          <table:table-cell table:style-name="ce57" office:value-type="percentage" office:value="0.1075" calcext:value-type="percentage">
            <text:p>10.75 %</text:p>
          </table:table-cell>
          <table:table-cell table:style-name="ce57" office:value-type="percentage" office:value="0.0813" calcext:value-type="percentage">
            <text:p>8.13 %</text:p>
          </table:table-cell>
          <table:table-cell table:style-name="ce57" office:value-type="percentage" office:value="0.103" calcext:value-type="percentage">
            <text:p>10.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.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,560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,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.47 %</text:p>
          </table:table-cell>
          <table:table-cell table:style-name="ce58" office:value-type="percentage" office:value="0.1269" calcext:value-type="percentage">
            <text:p>12.69 %</text:p>
          </table:table-cell>
          <table:table-cell table:style-name="ce58" office:value-type="percentage" office:value="0.0832" calcext:value-type="percentage">
            <text:p>8.32 %</text:p>
          </table:table-cell>
          <table:table-cell table:style-name="ce58" office:value-type="percentage" office:value="0.1267" calcext:value-type="percentage">
            <text:p>12.67 %</text:p>
          </table:table-cell>
          <table:table-cell table:style-name="ce58" office:value-type="percentage" office:value="0.0419" calcext:value-type="percentage">
            <text:p>4.19 %</text:p>
          </table:table-cell>
          <table:table-cell table:style-name="ce58" office:value-type="percentage" office:value="0.0836" calcext:value-type="percentage">
            <text:p>8.36 %</text:p>
          </table:table-cell>
          <table:table-cell table:style-name="ce58" office:value-type="percentage" office:value="0.0899" calcext:value-type="percentage">
            <text:p>8.99 %</text:p>
          </table:table-cell>
          <table:table-cell table:style-name="ce58" office:value-type="percentage" office:value="0.1132" calcext:value-type="percentage">
            <text:p>11.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.31 %</text:p>
          </table:table-cell>
          <table:table-cell table:style-name="ce58" office:value-type="percentage" office:value="0.1268" calcext:value-type="percentage">
            <text:p>12.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.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.68 %</text:p>
          </table:table-cell>
          <table:table-cell table:style-name="ce58" office:value-type="percentage" office:value="0.1529" calcext:value-type="percentage">
            <text:p>15.29 %</text:p>
          </table:table-cell>
          <table:table-cell table:style-name="ce58" office:value-type="percentage" office:value="0.1027" calcext:value-type="percentage">
            <text:p>10.27 %</text:p>
          </table:table-cell>
          <table:table-cell table:style-name="ce58" office:value-type="percentage" office:value="0.1206" calcext:value-type="percentage">
            <text:p>12.06 %</text:p>
          </table:table-cell>
          <table:table-cell table:style-name="ce58" office:value-type="percentage" office:value="0.0305" calcext:value-type="percentage">
            <text:p>3.05 %</text:p>
          </table:table-cell>
          <table:table-cell table:style-name="ce58" office:value-type="percentage" office:value="0.0125" calcext:value-type="percentage">
            <text:p>1.25 %</text:p>
          </table:table-cell>
          <table:table-cell table:style-name="ce58" office:value-type="percentage" office:value="0.0573" calcext:value-type="percentage">
            <text:p>5.73 %</text:p>
          </table:table-cell>
          <table:table-cell table:style-name="ce58" office:value-type="percentage" office:value="0.3249" calcext:value-type="percentage">
            <text:p>32.49 %</text:p>
          </table:table-cell>
          <table:table-cell table:style-name="ce58" office:value-type="percentage" office:value="0.045" calcext:value-type="percentage">
            <text:p>4.50 %</text:p>
          </table:table-cell>
          <table:table-cell table:style-name="ce58" office:value-type="percentage" office:value="0.0222" calcext:value-type="percentage">
            <text:p>2.22 %</text:p>
          </table:table-cell>
          <table:table-cell table:style-name="ce58" office:value-type="percentage" office:value="0.0146" calcext:value-type="percentage">
            <text:p>1.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.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.98 %</text:p>
          </table:table-cell>
          <table:table-cell table:style-name="ce58" office:value-type="percentage" office:value="0.0886" calcext:value-type="percentage">
            <text:p>8.86 %</text:p>
          </table:table-cell>
          <table:table-cell table:style-name="ce58" office:value-type="percentage" office:value="0.0622" calcext:value-type="percentage">
            <text:p>6.22 %</text:p>
          </table:table-cell>
          <table:table-cell table:style-name="ce58" office:value-type="percentage" office:value="0.0853" calcext:value-type="percentage">
            <text:p>8.53 %</text:p>
          </table:table-cell>
          <table:table-cell table:style-name="ce58" office:value-type="percentage" office:value="0.0234" calcext:value-type="percentage">
            <text:p>2.34 %</text:p>
          </table:table-cell>
          <table:table-cell table:style-name="ce58" office:value-type="percentage" office:value="0.0591" calcext:value-type="percentage">
            <text:p>5.91 %</text:p>
          </table:table-cell>
          <table:table-cell table:style-name="ce58" office:value-type="percentage" office:value="0.0545" calcext:value-type="percentage">
            <text:p>5.45 %</text:p>
          </table:table-cell>
          <table:table-cell table:style-name="ce58" office:value-type="percentage" office:value="0.0716" calcext:value-type="percentage">
            <text:p>7.16 %</text:p>
          </table:table-cell>
          <table:table-cell table:style-name="ce58" office:value-type="percentage" office:value="0.0844" calcext:value-type="percentage">
            <text:p>8.44 %</text:p>
          </table:table-cell>
          <table:table-cell table:style-name="ce58" office:value-type="percentage" office:value="0.334" calcext:value-type="percentage">
            <text:p>33.40 %</text:p>
          </table:table-cell>
          <table:table-cell table:style-name="ce58" office:value-type="percentage" office:value="0.077" calcext:value-type="percentage">
            <text:p>7.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.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.13 %</text:p>
          </table:table-cell>
          <table:table-cell table:style-name="ce58" office:value-type="percentage" office:value="0.137" calcext:value-type="percentage">
            <text:p>13.70 %</text:p>
          </table:table-cell>
          <table:table-cell table:style-name="ce58" office:value-type="percentage" office:value="0.0816" calcext:value-type="percentage">
            <text:p>8.16 %</text:p>
          </table:table-cell>
          <table:table-cell table:style-name="ce58" office:value-type="percentage" office:value="0.0357" calcext:value-type="percentage">
            <text:p>3.57 %</text:p>
          </table:table-cell>
          <table:table-cell table:style-name="ce58" office:value-type="percentage" office:value="0.0404" calcext:value-type="percentage">
            <text:p>4.04 %</text:p>
          </table:table-cell>
          <table:table-cell table:style-name="ce58" office:value-type="percentage" office:value="0.0739" calcext:value-type="percentage">
            <text:p>7.39 %</text:p>
          </table:table-cell>
          <table:table-cell table:style-name="ce58" office:value-type="percentage" office:value="0.0875" calcext:value-type="percentage">
            <text:p>8.75 %</text:p>
          </table:table-cell>
          <table:table-cell table:style-name="ce58" office:value-type="percentage" office:value="0.1013" calcext:value-type="percentage">
            <text:p>10.13 %</text:p>
          </table:table-cell>
          <table:table-cell table:style-name="ce58" office:value-type="percentage" office:value="0.133" calcext:value-type="percentage">
            <text:p>13.30 %</text:p>
          </table:table-cell>
          <table:table-cell table:style-name="ce58" office:value-type="percentage" office:value="0.1048" calcext:value-type="percentage">
            <text:p>10.48 %</text:p>
          </table:table-cell>
          <table:table-cell table:style-name="ce58" office:value-type="percentage" office:value="0.1234" calcext:value-type="percentage">
            <text:p>12.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.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NM" calcext:value-type="string">
            <text:p>NM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.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.25 %</text:p>
          </table:table-cell>
          <table:table-cell table:style-name="ce58" office:value-type="percentage" office:value="0.1806" calcext:value-type="percentage">
            <text:p>18.06 %</text:p>
          </table:table-cell>
          <table:table-cell table:style-name="ce58" office:value-type="percentage" office:value="0.0618" calcext:value-type="percentage">
            <text:p>6.18 %</text:p>
          </table:table-cell>
          <table:table-cell table:style-name="ce58" office:value-type="percentage" office:value="0.0744" calcext:value-type="percentage">
            <text:p>7.44 %</text:p>
          </table:table-cell>
          <table:table-cell table:style-name="ce58" office:value-type="percentage" office:value="0.0987" calcext:value-type="percentage">
            <text:p>9.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.62 %</text:p>
          </table:table-cell>
          <table:table-cell table:style-name="ce58" office:value-type="percentage" office:value="0.1035" calcext:value-type="percentage">
            <text:p>10.35 %</text:p>
          </table:table-cell>
          <table:table-cell table:style-name="ce58" office:value-type="percentage" office:value="0.1414" calcext:value-type="percentage">
            <text:p>14.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.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.10 %</text:p>
          </table:table-cell>
          <table:table-cell table:style-name="ce58" office:value-type="percentage" office:value="0.0845" calcext:value-type="percentage">
            <text:p>8.45 %</text:p>
          </table:table-cell>
          <table:table-cell table:style-name="ce58" office:value-type="percentage" office:value="0.3186" calcext:value-type="percentage">
            <text:p>31.86 %</text:p>
          </table:table-cell>
          <table:table-cell table:style-name="ce58" office:value-type="percentage" office:value="0.0837" calcext:value-type="percentage">
            <text:p>8.37 %</text:p>
          </table:table-cell>
          <table:table-cell table:style-name="ce58" office:value-type="percentage" office:value="0.0225" calcext:value-type="percentage">
            <text:p>2.25 %</text:p>
          </table:table-cell>
          <table:table-cell table:style-name="ce58" office:value-type="percentage" office:value="0.0595" calcext:value-type="percentage">
            <text:p>5.95 %</text:p>
          </table:table-cell>
          <table:table-cell table:style-name="ce58" office:value-type="percentage" office:value="0.0634" calcext:value-type="percentage">
            <text:p>6.34 %</text:p>
          </table:table-cell>
          <table:table-cell table:style-name="ce58" office:value-type="percentage" office:value="0.0795" calcext:value-type="percentage">
            <text:p>7.95 %</text:p>
          </table:table-cell>
          <table:table-cell table:style-name="ce58" office:value-type="percentage" office:value="0.0918" calcext:value-type="percentage">
            <text:p>9.18 %</text:p>
          </table:table-cell>
          <table:table-cell table:style-name="ce58" office:value-type="percentage" office:value="0.0582" calcext:value-type="percentage">
            <text:p>5.82 %</text:p>
          </table:table-cell>
          <table:table-cell table:style-name="ce58" office:value-type="percentage" office:value="0.0874" calcext:value-type="percentage">
            <text:p>8.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.25 %</text:p>
          </table:table-cell>
          <table:table-cell table:style-name="ce58" office:value-type="percentage" office:value="0.0715" calcext:value-type="percentage">
            <text:p>7.15 %</text:p>
          </table:table-cell>
          <table:table-cell table:style-name="ce58" office:value-type="percentage" office:value="0.0557" calcext:value-type="percentage">
            <text:p>5.57 %</text:p>
          </table:table-cell>
          <table:table-cell table:style-name="ce58" office:value-type="percentage" office:value="0.0695" calcext:value-type="percentage">
            <text:p>6.95 %</text:p>
          </table:table-cell>
          <table:table-cell table:style-name="ce58" office:value-type="percentage" office:value="0.0228" calcext:value-type="percentage">
            <text:p>2.28 %</text:p>
          </table:table-cell>
          <table:table-cell table:style-name="ce58" office:value-type="percentage" office:value="0.4163" calcext:value-type="percentage">
            <text:p>41.63 %</text:p>
          </table:table-cell>
          <table:table-cell table:style-name="ce58" office:value-type="percentage" office:value="0.0601" calcext:value-type="percentage">
            <text:p>6.01 %</text:p>
          </table:table-cell>
          <table:table-cell table:style-name="ce58" office:value-type="percentage" office:value="0.0106" calcext:value-type="percentage">
            <text:p>1.06 %</text:p>
          </table:table-cell>
          <table:table-cell table:style-name="ce58" office:value-type="percentage" office:value="0.088" calcext:value-type="percentage">
            <text:p>8.80 %</text:p>
          </table:table-cell>
          <table:table-cell table:style-name="ce58" office:value-type="percentage" office:value="0.0635" calcext:value-type="percentage">
            <text:p>6.35 %</text:p>
          </table:table-cell>
          <table:table-cell table:style-name="ce58" office:value-type="percentage" office:value="0.0896" calcext:value-type="percentage">
            <text:p>8.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NM" calcext:value-type="string">
            <text:p>NM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.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.26 %</text:p>
          </table:table-cell>
          <table:table-cell table:style-name="ce58" office:value-type="percentage" office:value="0.0601" calcext:value-type="percentage">
            <text:p>6.01 %</text:p>
          </table:table-cell>
          <table:table-cell table:style-name="ce58" office:value-type="percentage" office:value="0.0247" calcext:value-type="percentage">
            <text:p>2.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.68 %</text:p>
          </table:table-cell>
          <table:table-cell table:style-name="ce58" office:value-type="percentage" office:value="0.0263" calcext:value-type="percentage">
            <text:p>2.63 %</text:p>
          </table:table-cell>
          <table:table-cell table:style-name="ce58" office:value-type="percentage" office:value="0.0259" calcext:value-type="percentage">
            <text:p>2.59 %</text:p>
          </table:table-cell>
          <table:table-cell table:style-name="ce58" office:value-type="percentage" office:value="0.0396" calcext:value-type="percentage">
            <text:p>3.96 %</text:p>
          </table:table-cell>
          <table:table-cell table:style-name="ce58" office:value-type="percentage" office:value="0.0499" calcext:value-type="percentage">
            <text:p>4.99 %</text:p>
          </table:table-cell>
          <table:table-cell table:style-name="ce58" office:value-type="percentage" office:value="0.0212" calcext:value-type="percentage">
            <text:p>2.12 %</text:p>
          </table:table-cell>
          <table:table-cell table:style-name="ce58" office:value-type="percentage" office:value="0.0529" calcext:value-type="percentage">
            <text:p>5.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.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.32 %</text:p>
          </table:table-cell>
          <table:table-cell table:style-name="ce58" office:value-type="percentage" office:value="0.0822" calcext:value-type="percentage">
            <text:p>8.22 %</text:p>
          </table:table-cell>
          <table:table-cell table:style-name="ce58" office:value-type="percentage" office:value="0.0523" calcext:value-type="percentage">
            <text:p>5.23 %</text:p>
          </table:table-cell>
          <table:table-cell table:style-name="ce58" office:value-type="percentage" office:value="0.0981" calcext:value-type="percentage">
            <text:p>9.81 %</text:p>
          </table:table-cell>
          <table:table-cell table:style-name="ce58" office:value-type="percentage" office:value="0.0177" calcext:value-type="percentage">
            <text:p>1.77 %</text:p>
          </table:table-cell>
          <table:table-cell table:style-name="ce58" office:value-type="percentage" office:value="0.0585" calcext:value-type="percentage">
            <text:p>5.85 %</text:p>
          </table:table-cell>
          <table:table-cell table:style-name="ce58" office:value-type="percentage" office:value="0.3268" calcext:value-type="percentage">
            <text:p>32.68 %</text:p>
          </table:table-cell>
          <table:table-cell table:style-name="ce58" office:value-type="percentage" office:value="0.0772" calcext:value-type="percentage">
            <text:p>7.72 %</text:p>
          </table:table-cell>
          <table:table-cell table:style-name="ce58" office:value-type="percentage" office:value="0.0914" calcext:value-type="percentage">
            <text:p>9.14 %</text:p>
          </table:table-cell>
          <table:table-cell table:style-name="ce58" office:value-type="percentage" office:value="0.0571" calcext:value-type="percentage">
            <text:p>5.71 %</text:p>
          </table:table-cell>
          <table:table-cell table:style-name="ce58" office:value-type="percentage" office:value="0.0856" calcext:value-type="percentage">
            <text:p>8.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.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.50 %</text:p>
          </table:table-cell>
          <table:table-cell table:style-name="ce58" office:value-type="percentage" office:value="0.0855" calcext:value-type="percentage">
            <text:p>8.55 %</text:p>
          </table:table-cell>
          <table:table-cell table:style-name="ce58" office:value-type="percentage" office:value="0.0518" calcext:value-type="percentage">
            <text:p>5.18 %</text:p>
          </table:table-cell>
          <table:table-cell table:style-name="ce58" office:value-type="percentage" office:value="0.0864" calcext:value-type="percentage">
            <text:p>8.64 %</text:p>
          </table:table-cell>
          <table:table-cell table:style-name="ce58" office:value-type="percentage" office:value="0.0203" calcext:value-type="percentage">
            <text:p>2.03 %</text:p>
          </table:table-cell>
          <table:table-cell table:style-name="ce58" office:value-type="percentage" office:value="0.0559" calcext:value-type="percentage">
            <text:p>5.59 %</text:p>
          </table:table-cell>
          <table:table-cell table:style-name="ce58" office:value-type="percentage" office:value="0.0558" calcext:value-type="percentage">
            <text:p>5.58 %</text:p>
          </table:table-cell>
          <table:table-cell table:style-name="ce58" office:value-type="percentage" office:value="0.0759" calcext:value-type="percentage">
            <text:p>7.59 %</text:p>
          </table:table-cell>
          <table:table-cell table:style-name="ce58" office:value-type="percentage" office:value="0.1389" calcext:value-type="percentage">
            <text:p>13.89 %</text:p>
          </table:table-cell>
          <table:table-cell table:style-name="ce58" office:value-type="percentage" office:value="0.0589" calcext:value-type="percentage">
            <text:p>5.89 %</text:p>
          </table:table-cell>
          <table:table-cell table:style-name="ce58" office:value-type="percentage" office:value="0.0857" calcext:value-type="percentage">
            <text:p>8.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.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,560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,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.54 %</text:p>
          </table:table-cell>
          <table:table-cell table:style-name="ce54" office:value-type="percentage" office:value="0.1299" calcext:value-type="percentage">
            <text:p>12.99 %</text:p>
          </table:table-cell>
          <table:table-cell table:style-name="ce54" office:value-type="percentage" office:value="0.1764" calcext:value-type="percentage">
            <text:p>17.64 %</text:p>
          </table:table-cell>
          <table:table-cell table:style-name="ce54" office:value-type="percentage" office:value="0.1209" calcext:value-type="percentage">
            <text:p>12.09 %</text:p>
          </table:table-cell>
          <table:table-cell table:style-name="ce54" office:value-type="percentage" office:value="0.0264" calcext:value-type="percentage">
            <text:p>2.64 %</text:p>
          </table:table-cell>
          <table:table-cell table:style-name="ce54" office:value-type="percentage" office:value="0.0932" calcext:value-type="percentage">
            <text:p>9.32 %</text:p>
          </table:table-cell>
          <table:table-cell table:style-name="ce54" office:value-type="percentage" office:value="0.1025" calcext:value-type="percentage">
            <text:p>10.25 %</text:p>
          </table:table-cell>
          <table:table-cell table:style-name="ce54" office:value-type="percentage" office:value="0.0843" calcext:value-type="percentage">
            <text:p>8.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.79 %</text:p>
          </table:table-cell>
          <table:table-cell table:style-name="ce54" office:value-type="percentage" office:value="0.123" calcext:value-type="percentage">
            <text:p>12.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.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.04 %</text:p>
          </table:table-cell>
          <table:table-cell table:style-name="ce54" office:value-type="percentage" office:value="0.1254" calcext:value-type="percentage">
            <text:p>12.54 %</text:p>
          </table:table-cell>
          <table:table-cell table:style-name="ce54" office:value-type="percentage" office:value="0.1063" calcext:value-type="percentage">
            <text:p>10.63 %</text:p>
          </table:table-cell>
          <table:table-cell table:style-name="ce54" office:value-type="percentage" office:value="0.0808" calcext:value-type="percentage">
            <text:p>8.08 %</text:p>
          </table:table-cell>
          <table:table-cell table:style-name="ce54" office:value-type="percentage" office:value="0.0093" calcext:value-type="percentage">
            <text:p>0.93 %</text:p>
          </table:table-cell>
          <table:table-cell table:style-name="ce54" office:value-type="percentage" office:value="0.0009" calcext:value-type="percentage">
            <text:p>0.09 %</text:p>
          </table:table-cell>
          <table:table-cell table:style-name="ce54" office:value-type="percentage" office:value="0.0565" calcext:value-type="percentage">
            <text:p>5.65 %</text:p>
          </table:table-cell>
          <table:table-cell table:style-name="ce54" office:value-type="percentage" office:value="0.4919" calcext:value-type="percentage">
            <text:p>49.19 %</text:p>
          </table:table-cell>
          <table:table-cell table:style-name="ce54" office:value-type="percentage" office:value="0.0325" calcext:value-type="percentage">
            <text:p>3.25 %</text:p>
          </table:table-cell>
          <table:table-cell table:style-name="ce54" office:value-type="percentage" office:value="0.0145" calcext:value-type="percentage">
            <text:p>1.45 %</text:p>
          </table:table-cell>
          <table:table-cell table:style-name="ce54" office:value-type="percentage" office:value="0.0116" calcext:value-type="percentage">
            <text:p>1.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.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.42 %</text:p>
          </table:table-cell>
          <table:table-cell table:style-name="ce54" office:value-type="percentage" office:value="0.0837" calcext:value-type="percentage">
            <text:p>8.37 %</text:p>
          </table:table-cell>
          <table:table-cell table:style-name="ce54" office:value-type="percentage" office:value="0.0477" calcext:value-type="percentage">
            <text:p>4.77 %</text:p>
          </table:table-cell>
          <table:table-cell table:style-name="ce54" office:value-type="percentage" office:value="0.0811" calcext:value-type="percentage">
            <text:p>8.11 %</text:p>
          </table:table-cell>
          <table:table-cell table:style-name="ce54" office:value-type="percentage" office:value="0.0109" calcext:value-type="percentage">
            <text:p>1.09 %</text:p>
          </table:table-cell>
          <table:table-cell table:style-name="ce54" office:value-type="percentage" office:value="0.0543" calcext:value-type="percentage">
            <text:p>5.43 %</text:p>
          </table:table-cell>
          <table:table-cell table:style-name="ce54" office:value-type="percentage" office:value="0.0545" calcext:value-type="percentage">
            <text:p>5.45 %</text:p>
          </table:table-cell>
          <table:table-cell table:style-name="ce54" office:value-type="percentage" office:value="0.0408" calcext:value-type="percentage">
            <text:p>4.08 %</text:p>
          </table:table-cell>
          <table:table-cell table:style-name="ce54" office:value-type="percentage" office:value="0.0704" calcext:value-type="percentage">
            <text:p>7.04 %</text:p>
          </table:table-cell>
          <table:table-cell table:style-name="ce54" office:value-type="percentage" office:value="0.4593" calcext:value-type="percentage">
            <text:p>45.93 %</text:p>
          </table:table-cell>
          <table:table-cell table:style-name="ce54" office:value-type="percentage" office:value="0.0631" calcext:value-type="percentage">
            <text:p>6.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.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.48 %</text:p>
          </table:table-cell>
          <table:table-cell table:style-name="ce54" office:value-type="percentage" office:value="0.097" calcext:value-type="percentage">
            <text:p>9.70 %</text:p>
          </table:table-cell>
          <table:table-cell table:style-name="ce54" office:value-type="percentage" office:value="0.0903" calcext:value-type="percentage">
            <text:p>9.03 %</text:p>
          </table:table-cell>
          <table:table-cell table:style-name="ce54" office:value-type="percentage" office:value="0.0173" calcext:value-type="percentage">
            <text:p>1.73 %</text:p>
          </table:table-cell>
          <table:table-cell table:style-name="ce54" office:value-type="percentage" office:value="0.0267" calcext:value-type="percentage">
            <text:p>2.67 %</text:p>
          </table:table-cell>
          <table:table-cell table:style-name="ce54" office:value-type="percentage" office:value="0.0915" calcext:value-type="percentage">
            <text:p>9.15 %</text:p>
          </table:table-cell>
          <table:table-cell table:style-name="ce54" office:value-type="percentage" office:value="0.1075" calcext:value-type="percentage">
            <text:p>10.75 %</text:p>
          </table:table-cell>
          <table:table-cell table:style-name="ce54" office:value-type="percentage" office:value="0.0663" calcext:value-type="percentage">
            <text:p>6.63 %</text:p>
          </table:table-cell>
          <table:table-cell table:style-name="ce54" office:value-type="percentage" office:value="0.2517" calcext:value-type="percentage">
            <text:p>25.17 %</text:p>
          </table:table-cell>
          <table:table-cell table:style-name="ce54" office:value-type="percentage" office:value="0.0559" calcext:value-type="percentage">
            <text:p>5.59 %</text:p>
          </table:table-cell>
          <table:table-cell table:style-name="ce54" office:value-type="percentage" office:value="0.1214" calcext:value-type="percentage">
            <text:p>12.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.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NM" calcext:value-type="string">
            <text:p>NM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.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.48 %</text:p>
          </table:table-cell>
          <table:table-cell table:style-name="ce54" office:value-type="percentage" office:value="0.1377" calcext:value-type="percentage">
            <text:p>13.77 %</text:p>
          </table:table-cell>
          <table:table-cell table:style-name="ce54" office:value-type="percentage" office:value="0.0479" calcext:value-type="percentage">
            <text:p>4.79 %</text:p>
          </table:table-cell>
          <table:table-cell table:style-name="ce54" office:value-type="percentage" office:value="0.0979" calcext:value-type="percentage">
            <text:p>9.79 %</text:p>
          </table:table-cell>
          <table:table-cell table:style-name="ce54" office:value-type="percentage" office:value="0.127" calcext:value-type="percentage">
            <text:p>12.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.47 %</text:p>
          </table:table-cell>
          <table:table-cell table:style-name="ce54" office:value-type="percentage" office:value="0.0964" calcext:value-type="percentage">
            <text:p>9.64 %</text:p>
          </table:table-cell>
          <table:table-cell table:style-name="ce54" office:value-type="percentage" office:value="0.1475" calcext:value-type="percentage">
            <text:p>14.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.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.53 %</text:p>
          </table:table-cell>
          <table:table-cell table:style-name="ce54" office:value-type="percentage" office:value="0.1095" calcext:value-type="percentage">
            <text:p>10.95 %</text:p>
          </table:table-cell>
          <table:table-cell table:style-name="ce54" office:value-type="percentage" office:value="0.1397" calcext:value-type="percentage">
            <text:p>13.97 %</text:p>
          </table:table-cell>
          <table:table-cell table:style-name="ce54" office:value-type="percentage" office:value="0.1677" calcext:value-type="percentage">
            <text:p>16.77 %</text:p>
          </table:table-cell>
          <table:table-cell table:style-name="ce54" office:value-type="percentage" office:value="0.0184" calcext:value-type="percentage">
            <text:p>1.84 %</text:p>
          </table:table-cell>
          <table:table-cell table:style-name="ce54" office:value-type="percentage" office:value="0.0804" calcext:value-type="percentage">
            <text:p>8.04 %</text:p>
          </table:table-cell>
          <table:table-cell table:style-name="ce54" office:value-type="percentage" office:value="0.09" calcext:value-type="percentage">
            <text:p>9.00 %</text:p>
          </table:table-cell>
          <table:table-cell table:style-name="ce54" office:value-type="percentage" office:value="0.0819" calcext:value-type="percentage">
            <text:p>8.19 %</text:p>
          </table:table-cell>
          <table:table-cell table:style-name="ce54" office:value-type="percentage" office:value="0.0917" calcext:value-type="percentage">
            <text:p>9.17 %</text:p>
          </table:table-cell>
          <table:table-cell table:style-name="ce54" office:value-type="percentage" office:value="0.059" calcext:value-type="percentage">
            <text:p>5.90 %</text:p>
          </table:table-cell>
          <table:table-cell table:style-name="ce54" office:value-type="percentage" office:value="0.1063" calcext:value-type="percentage">
            <text:p>10.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.31 %</text:p>
          </table:table-cell>
          <table:table-cell table:style-name="ce54" office:value-type="percentage" office:value="0.0946" calcext:value-type="percentage">
            <text:p>9.46 %</text:p>
          </table:table-cell>
          <table:table-cell table:style-name="ce54" office:value-type="percentage" office:value="0.0748" calcext:value-type="percentage">
            <text:p>7.48 %</text:p>
          </table:table-cell>
          <table:table-cell table:style-name="ce54" office:value-type="percentage" office:value="0.0976" calcext:value-type="percentage">
            <text:p>9.76 %</text:p>
          </table:table-cell>
          <table:table-cell table:style-name="ce54" office:value-type="percentage" office:value="0.0237" calcext:value-type="percentage">
            <text:p>2.37 %</text:p>
          </table:table-cell>
          <table:table-cell table:style-name="ce54" office:value-type="percentage" office:value="0.2929" calcext:value-type="percentage">
            <text:p>29.29 %</text:p>
          </table:table-cell>
          <table:table-cell table:style-name="ce54" office:value-type="percentage" office:value="0.1202" calcext:value-type="percentage">
            <text:p>12.02 %</text:p>
          </table:table-cell>
          <table:table-cell table:style-name="ce54" office:value-type="percentage" office:value="0.0012" calcext:value-type="percentage">
            <text:p>0.12 %</text:p>
          </table:table-cell>
          <table:table-cell table:style-name="ce54" office:value-type="percentage" office:value="0.0897" calcext:value-type="percentage">
            <text:p>8.97 %</text:p>
          </table:table-cell>
          <table:table-cell table:style-name="ce54" office:value-type="percentage" office:value="0.0572" calcext:value-type="percentage">
            <text:p>5.72 %</text:p>
          </table:table-cell>
          <table:table-cell table:style-name="ce54" office:value-type="percentage" office:value="0.095" calcext:value-type="percentage">
            <text:p>9.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NM" calcext:value-type="string">
            <text:p>NM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.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.80 %</text:p>
          </table:table-cell>
          <table:table-cell table:style-name="ce54" office:value-type="percentage" office:value="0.0488" calcext:value-type="percentage">
            <text:p>4.88 %</text:p>
          </table:table-cell>
          <table:table-cell table:style-name="ce54" office:value-type="percentage" office:value="0.019" calcext:value-type="percentage">
            <text:p>1.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.51 %</text:p>
          </table:table-cell>
          <table:table-cell table:style-name="ce54" office:value-type="percentage" office:value="0.0272" calcext:value-type="percentage">
            <text:p>2.72 %</text:p>
          </table:table-cell>
          <table:table-cell table:style-name="ce54" office:value-type="percentage" office:value="0.0218" calcext:value-type="percentage">
            <text:p>2.18 %</text:p>
          </table:table-cell>
          <table:table-cell table:style-name="ce54" office:value-type="percentage" office:value="0.0133" calcext:value-type="percentage">
            <text:p>1.33 %</text:p>
          </table:table-cell>
          <table:table-cell table:style-name="ce54" office:value-type="percentage" office:value="0.0304" calcext:value-type="percentage">
            <text:p>3.04 %</text:p>
          </table:table-cell>
          <table:table-cell table:style-name="ce54" office:value-type="percentage" office:value="0.009" calcext:value-type="percentage">
            <text:p>0.90 %</text:p>
          </table:table-cell>
          <table:table-cell table:style-name="ce54" office:value-type="percentage" office:value="0.0375" calcext:value-type="percentage">
            <text:p>3.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.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.92 %</text:p>
          </table:table-cell>
          <table:table-cell table:style-name="ce54" office:value-type="percentage" office:value="0.1093" calcext:value-type="percentage">
            <text:p>10.93 %</text:p>
          </table:table-cell>
          <table:table-cell table:style-name="ce54" office:value-type="percentage" office:value="0.0853" calcext:value-type="percentage">
            <text:p>8.53 %</text:p>
          </table:table-cell>
          <table:table-cell table:style-name="ce54" office:value-type="percentage" office:value="0.0979" calcext:value-type="percentage">
            <text:p>9.79 %</text:p>
          </table:table-cell>
          <table:table-cell table:style-name="ce54" office:value-type="percentage" office:value="0.0127" calcext:value-type="percentage">
            <text:p>1.27 %</text:p>
          </table:table-cell>
          <table:table-cell table:style-name="ce54" office:value-type="percentage" office:value="0.1193" calcext:value-type="percentage">
            <text:p>11.93 %</text:p>
          </table:table-cell>
          <table:table-cell table:style-name="ce54" office:value-type="percentage" office:value="0.1681" calcext:value-type="percentage">
            <text:p>16.81 %</text:p>
          </table:table-cell>
          <table:table-cell table:style-name="ce54" office:value-type="percentage" office:value="0.0808" calcext:value-type="percentage">
            <text:p>8.08 %</text:p>
          </table:table-cell>
          <table:table-cell table:style-name="ce54" office:value-type="percentage" office:value="0.1016" calcext:value-type="percentage">
            <text:p>10.16 %</text:p>
          </table:table-cell>
          <table:table-cell table:style-name="ce54" office:value-type="percentage" office:value="0.0619" calcext:value-type="percentage">
            <text:p>6.19 %</text:p>
          </table:table-cell>
          <table:table-cell table:style-name="ce54" office:value-type="percentage" office:value="0.1037" calcext:value-type="percentage">
            <text:p>10.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.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.83 %</text:p>
          </table:table-cell>
          <table:table-cell table:style-name="ce54" office:value-type="percentage" office:value="0.081" calcext:value-type="percentage">
            <text:p>8.10 %</text:p>
          </table:table-cell>
          <table:table-cell table:style-name="ce54" office:value-type="percentage" office:value="0.0554" calcext:value-type="percentage">
            <text:p>5.54 %</text:p>
          </table:table-cell>
          <table:table-cell table:style-name="ce54" office:value-type="percentage" office:value="0.0812" calcext:value-type="percentage">
            <text:p>8.12 %</text:p>
          </table:table-cell>
          <table:table-cell table:style-name="ce54" office:value-type="percentage" office:value="0.0076" calcext:value-type="percentage">
            <text:p>0.76 %</text:p>
          </table:table-cell>
          <table:table-cell table:style-name="ce54" office:value-type="percentage" office:value="0.0543" calcext:value-type="percentage">
            <text:p>5.43 %</text:p>
          </table:table-cell>
          <table:table-cell table:style-name="ce54" office:value-type="percentage" office:value="0.0566" calcext:value-type="percentage">
            <text:p>5.66 %</text:p>
          </table:table-cell>
          <table:table-cell table:style-name="ce54" office:value-type="percentage" office:value="0.0517" calcext:value-type="percentage">
            <text:p>5.17 %</text:p>
          </table:table-cell>
          <table:table-cell table:style-name="ce54" office:value-type="percentage" office:value="0.0735" calcext:value-type="percentage">
            <text:p>7.35 %</text:p>
          </table:table-cell>
          <table:table-cell table:style-name="ce54" office:value-type="percentage" office:value="0.0365" calcext:value-type="percentage">
            <text:p>3.65 %</text:p>
          </table:table-cell>
          <table:table-cell table:style-name="ce54" office:value-type="percentage" office:value="0.0739" calcext:value-type="percentage">
            <text:p>7.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.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,688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,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.55 %</text:p>
          </table:table-cell>
          <table:table-cell table:style-name="ce15" office:value-type="percentage" office:value="0.0816" calcext:value-type="percentage">
            <text:p>8.16 %</text:p>
          </table:table-cell>
          <table:table-cell table:style-name="ce15" office:value-type="percentage" office:value="0.2999" calcext:value-type="percentage">
            <text:p>29.99 %</text:p>
          </table:table-cell>
          <table:table-cell table:style-name="ce15" office:value-type="percentage" office:value="0.0676" calcext:value-type="percentage">
            <text:p>6.76 %</text:p>
          </table:table-cell>
          <table:table-cell table:style-name="ce15" office:value-type="percentage" office:value="0.0234" calcext:value-type="percentage">
            <text:p>2.34 %</text:p>
          </table:table-cell>
          <table:table-cell table:style-name="ce15" office:value-type="percentage" office:value="0.0936" calcext:value-type="percentage">
            <text:p>9.36 %</text:p>
          </table:table-cell>
          <table:table-cell table:style-name="ce15" office:value-type="percentage" office:value="0.0593" calcext:value-type="percentage">
            <text:p>5.93 %</text:p>
          </table:table-cell>
          <table:table-cell table:style-name="ce15" office:value-type="percentage" office:value="0.1705" calcext:value-type="percentage">
            <text:p>17.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.88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.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.64 %</text:p>
          </table:table-cell>
          <table:table-cell table:style-name="ce15" office:value-type="percentage" office:value="0.1902" calcext:value-type="percentage">
            <text:p>19.02 %</text:p>
          </table:table-cell>
          <table:table-cell table:style-name="ce15" office:value-type="percentage" office:value="0.1486" calcext:value-type="percentage">
            <text:p>14.86 %</text:p>
          </table:table-cell>
          <table:table-cell table:style-name="ce15" office:value-type="percentage" office:value="0.1325" calcext:value-type="percentage">
            <text:p>13.25 %</text:p>
          </table:table-cell>
          <table:table-cell table:style-name="ce15" office:value-type="percentage" office:value="0.039" calcext:value-type="percentage">
            <text:p>3.90 %</text:p>
          </table:table-cell>
          <table:table-cell table:style-name="ce15" office:value-type="percentage" office:value="0.0187" calcext:value-type="percentage">
            <text:p>1.87 %</text:p>
          </table:table-cell>
          <table:table-cell table:style-name="ce15" office:value-type="percentage" office:value="0.1253" calcext:value-type="percentage">
            <text:p>12.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.44 %</text:p>
          </table:table-cell>
          <table:table-cell table:style-name="ce15" office:value-type="percentage" office:value="0.1549" calcext:value-type="percentage">
            <text:p>15.49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.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.91 %</text:p>
          </table:table-cell>
          <table:table-cell table:style-name="ce15" office:value-type="percentage" office:value="0.08" calcext:value-type="percentage">
            <text:p>8.00 %</text:p>
          </table:table-cell>
          <table:table-cell table:style-name="ce15" office:value-type="percentage" office:value="0.1871" calcext:value-type="percentage">
            <text:p>18.71 %</text:p>
          </table:table-cell>
          <table:table-cell table:style-name="ce15" office:value-type="percentage" office:value="0.0431" calcext:value-type="percentage">
            <text:p>4.31 %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925" calcext:value-type="percentage">
            <text:p>9.25 %</text:p>
          </table:table-cell>
          <table:table-cell table:style-name="ce15" office:value-type="percentage" office:value="0.0343" calcext:value-type="percentage">
            <text:p>3.43 %</text:p>
          </table:table-cell>
          <table:table-cell table:style-name="ce15" office:value-type="percentage" office:value="0.1471" calcext:value-type="percentage">
            <text:p>14.71 %</text:p>
          </table:table-cell>
          <table:table-cell table:style-name="ce15" office:value-type="percentage" office:value="0.079" calcext:value-type="percentage">
            <text:p>7.90 %</text:p>
          </table:table-cell>
          <table:table-cell table:style-name="ce15" office:value-type="percentage" office:value="0.303" calcext:value-type="percentage">
            <text:p>30.30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.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.30 %</text:p>
          </table:table-cell>
          <table:table-cell table:style-name="ce15" office:value-type="percentage" office:value="0.2812" calcext:value-type="percentage">
            <text:p>28.12 %</text:p>
          </table:table-cell>
          <table:table-cell table:style-name="ce15" office:value-type="percentage" office:value="0.0774" calcext:value-type="percentage">
            <text:p>7.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.18 %</text:p>
          </table:table-cell>
          <table:table-cell table:style-name="ce15" office:value-type="percentage" office:value="0.079" calcext:value-type="percentage">
            <text:p>7.90 %</text:p>
          </table:table-cell>
          <table:table-cell table:style-name="ce15" office:value-type="percentage" office:value="0.0691" calcext:value-type="percentage">
            <text:p>6.91 %</text:p>
          </table:table-cell>
          <table:table-cell table:style-name="ce15" office:value-type="percentage" office:value="0.1845" calcext:value-type="percentage">
            <text:p>18.45 %</text:p>
          </table:table-cell>
          <table:table-cell table:style-name="ce15" office:value-type="percentage" office:value="0.2318" calcext:value-type="percentage">
            <text:p>23.18 %</text:p>
          </table:table-cell>
          <table:table-cell table:style-name="ce15" office:value-type="percentage" office:value="0.0421" calcext:value-type="percentage">
            <text:p>4.21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.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NM" calcext:value-type="string">
            <text:p>NM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.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.26 %</text:p>
          </table:table-cell>
          <table:table-cell table:style-name="ce84" office:value-type="percentage" office:value="0.4465" calcext:value-type="percentage">
            <text:p>44.65 %</text:p>
          </table:table-cell>
          <table:table-cell table:style-name="ce15" office:value-type="percentage" office:value="0.0707" calcext:value-type="percentage">
            <text:p>7.07 %</text:p>
          </table:table-cell>
          <table:table-cell table:style-name="ce15" office:value-type="percentage" office:value="0.067" calcext:value-type="percentage">
            <text:p>6.70 %</text:p>
          </table:table-cell>
          <table:table-cell table:style-name="ce15" office:value-type="percentage" office:value="0.1133" calcext:value-type="percentage">
            <text:p>11.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.43 %</text:p>
          </table:table-cell>
          <table:table-cell table:style-name="ce15" office:value-type="percentage" office:value="0.1014" calcext:value-type="percentage">
            <text:p>10.14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.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.61 %</text:p>
          </table:table-cell>
          <table:table-cell table:style-name="ce15" office:value-type="percentage" office:value="0.0468" calcext:value-type="percentage">
            <text:p>4.68 %</text:p>
          </table:table-cell>
          <table:table-cell table:style-name="ce15" office:value-type="percentage" office:value="0.0359" calcext:value-type="percentage">
            <text:p>3.59 %</text:p>
          </table:table-cell>
          <table:table-cell table:style-name="ce15" office:value-type="percentage" office:value="0.1325" calcext:value-type="percentage">
            <text:p>13.25 %</text:p>
          </table:table-cell>
          <table:table-cell table:style-name="ce15" office:value-type="percentage" office:value="0.0229" calcext:value-type="percentage">
            <text:p>2.29 %</text:p>
          </table:table-cell>
          <table:table-cell table:style-name="ce15" office:value-type="percentage" office:value="0.0411" calcext:value-type="percentage">
            <text:p>4.11 %</text:p>
          </table:table-cell>
          <table:table-cell table:style-name="ce15" office:value-type="percentage" office:value="0.3233" calcext:value-type="percentage">
            <text:p>32.33 %</text:p>
          </table:table-cell>
          <table:table-cell table:style-name="ce15" office:value-type="percentage" office:value="0.1601" calcext:value-type="percentage">
            <text:p>16.01 %</text:p>
          </table:table-cell>
          <table:table-cell table:style-name="ce15" office:value-type="percentage" office:value="0.1575" calcext:value-type="percentage">
            <text:p>15.75 %</text:p>
          </table:table-cell>
          <table:table-cell table:style-name="ce15" office:value-type="percentage" office:value="0.0639" calcext:value-type="percentage">
            <text:p>6.39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.35 %</text:p>
          </table:table-cell>
          <table:table-cell table:style-name="ce15" office:value-type="percentage" office:value="0.0951" calcext:value-type="percentage">
            <text:p>9.51 %</text:p>
          </table:table-cell>
          <table:table-cell table:style-name="ce15" office:value-type="percentage" office:value="0.0774" calcext:value-type="percentage">
            <text:p>7.74 %</text:p>
          </table:table-cell>
          <table:table-cell table:style-name="ce15" office:value-type="percentage" office:value="0.0338" calcext:value-type="percentage">
            <text:p>3.38 %</text:p>
          </table:table-cell>
          <table:table-cell table:style-name="ce15" office:value-type="percentage" office:value="0.0005" calcext:value-type="percentage">
            <text:p>0.05 %</text:p>
          </table:table-cell>
          <table:table-cell table:style-name="ce15" office:value-type="percentage" office:value="0.3191" calcext:value-type="percentage">
            <text:p>31.91 %</text:p>
          </table:table-cell>
          <table:table-cell table:style-name="ce15" office:value-type="percentage" office:value="0.2032" calcext:value-type="percentage">
            <text:p>20.32 %</text:p>
          </table:table-cell>
          <table:table-cell table:style-name="ce15" office:value-type="percentage" office:value="0.0281" calcext:value-type="percentage">
            <text:p>2.81 %</text:p>
          </table:table-cell>
          <table:table-cell table:style-name="ce15" office:value-type="percentage" office:value="0.1071" calcext:value-type="percentage">
            <text:p>10.71 %</text:p>
          </table:table-cell>
          <table:table-cell table:style-name="ce15" office:value-type="percentage" office:value="0.1221" calcext:value-type="percentage">
            <text:p>12.21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NM" calcext:value-type="string">
            <text:p>NM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.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863" calcext:value-type="percentage">
            <text:p>8.63 %</text:p>
          </table:table-cell>
          <table:table-cell table:style-name="ce15" office:value-type="percentage" office:value="0.0094" calcext:value-type="percentage">
            <text:p>0.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.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.40 %</text:p>
          </table:table-cell>
          <table:table-cell table:style-name="ce15" office:value-type="percentage" office:value="0.0665" calcext:value-type="percentage">
            <text:p>6.65 %</text:p>
          </table:table-cell>
          <table:table-cell table:style-name="ce15" office:value-type="percentage" office:value="0.0075" calcext:value-type="percentage">
            <text:p>0.75 %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.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.70 %</text:p>
          </table:table-cell>
          <table:table-cell table:style-name="ce15" office:value-type="percentage" office:value="0.1081" calcext:value-type="percentage">
            <text:p>10.81 %</text:p>
          </table:table-cell>
          <table:table-cell table:style-name="ce15" office:value-type="percentage" office:value="0.0634" calcext:value-type="percentage">
            <text:p>6.34 %</text:p>
          </table:table-cell>
          <table:table-cell table:style-name="ce15" office:value-type="percentage" office:value="0.1409" calcext:value-type="percentage">
            <text:p>14.09 %</text:p>
          </table:table-cell>
          <table:table-cell table:style-name="ce15" office:value-type="percentage" office:value="0.0104" calcext:value-type="percentage">
            <text:p>1.04 %</text:p>
          </table:table-cell>
          <table:table-cell table:style-name="ce15" office:value-type="percentage" office:value="0.2594" calcext:value-type="percentage">
            <text:p>25.94 %</text:p>
          </table:table-cell>
          <table:table-cell table:style-name="ce15" office:value-type="percentage" office:value="0.0442" calcext:value-type="percentage">
            <text:p>4.42 %</text:p>
          </table:table-cell>
          <table:table-cell table:style-name="ce15" office:value-type="percentage" office:value="0.1892" calcext:value-type="percentage">
            <text:p>18.92 %</text:p>
          </table:table-cell>
          <table:table-cell table:style-name="ce15" office:value-type="percentage" office:value="0.0728" calcext:value-type="percentage">
            <text:p>7.28 %</text:p>
          </table:table-cell>
          <table:table-cell table:style-name="ce15" office:value-type="percentage" office:value="0.0977" calcext:value-type="percentage">
            <text:p>9.77 %</text:p>
          </table:table-cell>
          <table:table-cell table:style-name="ce15" office:value-type="percentage" office:value="0.2469" calcext:value-type="percentage">
            <text:p>24.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.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.35 %</text:p>
          </table:table-cell>
          <table:table-cell table:style-name="ce15" office:value-type="percentage" office:value="0.0307" calcext:value-type="percentage">
            <text:p>3.07 %</text:p>
          </table:table-cell>
          <table:table-cell table:style-name="ce15" office:value-type="percentage" office:value="0.0182" calcext:value-type="percentage">
            <text:p>1.82 %</text:p>
          </table:table-cell>
          <table:table-cell table:style-name="ce15" office:value-type="percentage" office:value="0.0031" calcext:value-type="percentage">
            <text:p>0.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.96 %</text:p>
          </table:table-cell>
          <table:table-cell table:style-name="ce15" office:value-type="percentage" office:value="0.014" calcext:value-type="percentage">
            <text:p>1.40 %</text:p>
          </table:table-cell>
          <table:table-cell table:style-name="ce15" office:value-type="percentage" office:value="0.0541" calcext:value-type="percentage">
            <text:p>5.41 %</text:p>
          </table:table-cell>
          <table:table-cell table:style-name="ce15" office:value-type="percentage" office:value="0.0754" calcext:value-type="percentage">
            <text:p>7.54 %</text:p>
          </table:table-cell>
          <table:table-cell table:style-name="ce15" office:value-type="percentage" office:value="0.0114" calcext:value-type="percentage">
            <text:p>1.14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.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,168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.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.05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.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.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number-columns-repeated="3" table:style-name="ce28" office:value-type="percentage" office:value="0.1053" calcext:value-type="percentage">
            <text:p>10.53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.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.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.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.89 %</text:p>
          </table:table-cell>
          <table:table-cell table:style-name="ce72" office:value-type="percentage" office:value="0.0526" calcext:value-type="percentage">
            <text:p>5.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.05 %</text:p>
          </table:table-cell>
          <table:table-cell table:style-name="ce28" office:value-type="percentage" office:value="0.1579" calcext:value-type="percentage">
            <text:p>15.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.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NM" calcext:value-type="string">
            <text:p>NM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style-name="ce85" office:value-type="percentage" office:value="0.7368" calcext:value-type="percentage">
            <text:p>73.68 %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.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.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.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style-name="ce72" office:value-type="percentage" office:value="0.1579" calcext:value-type="percentage">
            <text:p>15.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.89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.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.32 %</text:p>
          </table:table-cell>
          <table:table-cell table:style-name="ce72" office:value-type="percentage" office:value="0.1579" calcext:value-type="percentage">
            <text:p>15.79 %</text:p>
          </table:table-cell>
          <table:table-cell table:style-name="ce71" office:value-type="percentage" office:value="0.4737" calcext:value-type="percentage">
            <text:p>47.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NM" calcext:value-type="string">
            <text:p>NM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.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.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.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.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.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.53 %</text:p>
          </table:table-cell>
          <table:table-cell table:style-name="ce71" office:value-type="percentage" office:value="0.6316" calcext:value-type="percentage">
            <text:p>63.16 %</text:p>
          </table:table-cell>
          <table:table-cell table:number-columns-repeated="2" table:style-name="ce72" office:value-type="percentage" office:value="0.0526" calcext:value-type="percentage">
            <text:p>5.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.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.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.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.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.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,987,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.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.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.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.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.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.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.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.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NM" calcext:value-type="string">
            <text:p>NM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.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.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.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NM" calcext:value-type="string">
            <text:p>NM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.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.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.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.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.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.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.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,756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.00 %</text:p>
          </table:table-cell>
          <table:table-cell table:number-columns-repeated="5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.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5" office:value-type="percentage" office:value="1" calcext:value-type="percentage">
            <text:p>100.00 %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100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.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.00 %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.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5" office:value-type="string" calcext:value-type="string">
            <text:p>X</text:p>
          </table:table-cell>
          <table:table-cell table:style-name="ce49" office:value-type="percentage" office:value="1" calcext:value-type="percentage">
            <text:p>100.00 %</text:p>
          </table:table-cell>
          <table:table-cell table:number-columns-repeated="6" table:style-name="ce51" office:value-type="string" calcext:value-type="string">
            <text:p>X</text:p>
          </table:table-cell>
          <table:table-cell table:style-name="ce110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.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NM" calcext:value-type="string">
            <text:p>NM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5" office:value-type="percentage" office:value="1" calcext:value-type="percentage">
            <text:p>100.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.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5" office:value-type="string" calcext:value-type="string">
            <text:p>NM</text:p>
          </table:table-cell>
          <table:table-cell table:number-columns-repeated="7" table:style-name="ce51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P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9" office:value-type="string" calcext:value-type="string">
            <text:p>NM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.00 %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NM" calcext:value-type="string">
            <text:p>NM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.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49" office:value-type="percentage" office:value="1" calcext:value-type="percentage">
            <text:p>100.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.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.00 %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.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.00 %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.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552800" calcext:value-type="float" table:number-columns-spanned="2" table:number-rows-spanned="1">
            <text:p>1,552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.00 %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.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.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6" office:value-type="percentage" office:value="1" calcext:value-type="percentage">
            <text:p>100.00 %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.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.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.00 %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.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.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percentage" office:value="1" calcext:value-type="percentage">
            <text:p>100.00 %</text:p>
          </table:table-cell>
          <table:table-cell table:number-columns-repeated="6" table:style-name="ce53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.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NM" calcext:value-type="string">
            <text:p>NM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.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NM" calcext:value-type="string">
            <text:p>NM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1" office:value-type="percentage" office:value="1" calcext:value-type="percentage">
            <text:p>100.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.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.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6" office:value-type="string" calcext:value-type="string">
            <text:p>NM</text:p>
          </table:table-cell>
          <table:table-cell table:number-columns-repeated="7" table:style-name="ce53" office:value-type="string" calcext:value-type="string">
            <text:p>NM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P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8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92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.00 %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NM" calcext:value-type="string">
            <text:p>NM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.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.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9" office:value-type="string" calcext:value-type="string">
            <text:p>NM</text:p>
          </table:table-cell>
          <table:table-cell table:style-name="ce52" office:value-type="percentage" office:value="1" calcext:value-type="percentage">
            <text:p>100.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.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.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.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.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.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.00 %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.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.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vipSeason2-2022" table:style-name="ta1">
        <table:table-column table:style-name="co1" table:default-cell-style-name="ce2"/>
        <table:table-column table:style-name="co12" table:number-columns-repeated="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10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" calcext:value-type="float" table:number-columns-spanned="2" table:number-rows-spanned="1">
            <text:p>3,265,92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" calcext:value-type="float" table:number-columns-spanned="2" table:number-rows-spanned="1">
            <text:p>205,176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64" office:value-type="percentage" office:value="0.0781" calcext:value-type="percentage">
            <text:p>7.81 %</text:p>
          </table:table-cell>
          <table:table-cell table:style-name="ce332" office:value-type="percentage" office:value="0.0781" calcext:value-type="percentage">
            <text:p>7.81 %</text:p>
          </table:table-cell>
          <table:table-cell table:style-name="ce434" office:value-type="percentage" office:value="0.0781" calcext:value-type="percentage">
            <text:p>7.81 %</text:p>
          </table:table-cell>
          <table:table-cell table:style-name="ce461" office:value-type="percentage" office:value="0.0781" calcext:value-type="percentage">
            <text:p>7.81 %</text:p>
          </table:table-cell>
          <table:table-cell table:style-name="ce496" office:value-type="percentage" office:value="0.2937" calcext:value-type="percentage">
            <text:p>29.37 %</text:p>
          </table:table-cell>
          <table:table-cell table:style-name="ce523" office:value-type="percentage" office:value="0.0781" calcext:value-type="percentage">
            <text:p>7.81 %</text:p>
          </table:table-cell>
          <table:table-cell table:style-name="ce550" office:value-type="percentage" office:value="0.0781" calcext:value-type="percentage">
            <text:p>7.81 %</text:p>
          </table:table-cell>
          <table:table-cell table:style-name="ce577" office:value-type="percentage" office:value="0.0781" calcext:value-type="percentage">
            <text:p>7.81 %</text:p>
          </table:table-cell>
          <table:table-cell table:style-name="ce609" office:value-type="percentage" office:value="0.0843" calcext:value-type="percentage">
            <text:p>8.43 %</text:p>
          </table:table-cell>
          <table:table-cell table:style-name="ce630" office:value-type="percentage" office:value="0.0781" calcext:value-type="percentage">
            <text:p>7.81 %</text:p>
          </table:table-cell>
          <table:table-cell table:style-name="ce1731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1751" table:formula="of:=[.$C$108]" office:value-type="percentage" office:value="0.0753" calcext:value-type="percentage">
            <text:p>7.53 %</text:p>
          </table:table-cell>
          <table:table-cell table:style-name="ce1751" table:formula="of:=[.$D$108]" office:value-type="percentage" office:value="0.1095" calcext:value-type="percentage">
            <text:p>10.95 %</text:p>
          </table:table-cell>
          <table:table-cell table:style-name="ce836" table:formula="of:=[.$E$108]" office:value-type="percentage" office:value="0.0772" calcext:value-type="percentage">
            <text:p>7.72 %</text:p>
          </table:table-cell>
          <table:table-cell table:style-name="ce1751" table:formula="of:=[.$F$108]" office:value-type="percentage" office:value="0.0564" calcext:value-type="percentage">
            <text:p>5.64 %</text:p>
          </table:table-cell>
          <table:table-cell table:style-name="ce1000" table:formula="of:=[.$G$108]" office:value-type="percentage" office:value="0.28" calcext:value-type="percentage">
            <text:p>28.00 %</text:p>
          </table:table-cell>
          <table:table-cell table:style-name="ce1751" table:formula="of:=[.$H$108]" office:value-type="percentage" office:value="0.1099" calcext:value-type="percentage">
            <text:p>10.99 %</text:p>
          </table:table-cell>
          <table:table-cell table:style-name="ce1751" table:formula="of:=[.$I$108]" office:value-type="percentage" office:value="0.0745" calcext:value-type="percentage">
            <text:p>7.45 %</text:p>
          </table:table-cell>
          <table:table-cell table:style-name="ce1751" table:formula="of:=[.$J$108]" office:value-type="percentage" office:value="0.0564" calcext:value-type="percentage">
            <text:p>5.64 %</text:p>
          </table:table-cell>
          <table:table-cell table:style-name="ce1751" table:formula="of:=[.$K$108]" office:value-type="percentage" office:value="0.0834" calcext:value-type="percentage">
            <text:p>8.34 %</text:p>
          </table:table-cell>
          <table:table-cell table:style-name="ce1751" table:formula="of:=[.$L$108]" office:value-type="percentage" office:value="0.0774" calcext:value-type="percentage">
            <text:p>7.74 %</text:p>
          </table:table-cell>
          <table:table-cell table:style-name="ce1751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65" office:value-type="percentage" office:value="0.0781" calcext:value-type="percentage">
            <text:p>7.81 %</text:p>
          </table:table-cell>
          <table:table-cell table:style-name="ce333" office:value-type="percentage" office:value="0.0781" calcext:value-type="percentage">
            <text:p>7.81 %</text:p>
          </table:table-cell>
          <table:table-cell table:style-name="ce435" office:value-type="percentage" office:value="0.2937" calcext:value-type="percentage">
            <text:p>29.37 %</text:p>
          </table:table-cell>
          <table:table-cell table:style-name="ce462" office:value-type="percentage" office:value="0.0781" calcext:value-type="percentage">
            <text:p>7.81 %</text:p>
          </table:table-cell>
          <table:table-cell table:style-name="ce497" office:value-type="percentage" office:value="0.0781" calcext:value-type="percentage">
            <text:p>7.81 %</text:p>
          </table:table-cell>
          <table:table-cell table:style-name="ce524" office:value-type="percentage" office:value="0.0781" calcext:value-type="percentage">
            <text:p>7.81 %</text:p>
          </table:table-cell>
          <table:table-cell table:style-name="ce551" office:value-type="percentage" office:value="0.0781" calcext:value-type="percentage">
            <text:p>7.81 %</text:p>
          </table:table-cell>
          <table:table-cell table:style-name="ce578" office:value-type="percentage" office:value="0.0781" calcext:value-type="percentage">
            <text:p>7.81 %</text:p>
          </table:table-cell>
          <table:table-cell table:style-name="ce610" office:value-type="percentage" office:value="0.0843" calcext:value-type="percentage">
            <text:p>8.43 %</text:p>
          </table:table-cell>
          <table:table-cell table:style-name="ce631" office:value-type="percentage" office:value="0.0781" calcext:value-type="percentage">
            <text:p>7.81 %</text:p>
          </table:table-cell>
          <table:table-cell table:style-name="ce1732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71" table:formula="of:=[.$C$109]" office:value-type="percentage" office:value="0.0744" calcext:value-type="percentage">
            <text:p>7.44 %</text:p>
          </table:table-cell>
          <table:table-cell table:style-name="ce1751" table:formula="of:=[.$D$109]" office:value-type="percentage" office:value="0.1092" calcext:value-type="percentage">
            <text:p>10.92 %</text:p>
          </table:table-cell>
          <table:table-cell table:style-name="ce837" table:formula="of:=[.$E$109]" office:value-type="percentage" office:value="0.2792" calcext:value-type="percentage">
            <text:p>27.92 %</text:p>
          </table:table-cell>
          <table:table-cell table:style-name="ce1751" table:formula="of:=[.$F$109]" office:value-type="percentage" office:value="0.056" calcext:value-type="percentage">
            <text:p>5.60 %</text:p>
          </table:table-cell>
          <table:table-cell table:style-name="ce1751" table:formula="of:=[.$G$109]" office:value-type="percentage" office:value="0.0772" calcext:value-type="percentage">
            <text:p>7.72 %</text:p>
          </table:table-cell>
          <table:table-cell table:style-name="ce1751" table:formula="of:=[.$H$109]" office:value-type="percentage" office:value="0.0784" calcext:value-type="percentage">
            <text:p>7.84 %</text:p>
          </table:table-cell>
          <table:table-cell table:style-name="ce1751" table:formula="of:=[.$I$109]" office:value-type="percentage" office:value="0.0756" calcext:value-type="percentage">
            <text:p>7.56 %</text:p>
          </table:table-cell>
          <table:table-cell table:style-name="ce1751" table:formula="of:=[.$J$109]" office:value-type="percentage" office:value="0.056" calcext:value-type="percentage">
            <text:p>5.60 %</text:p>
          </table:table-cell>
          <table:table-cell table:style-name="ce1751" table:formula="of:=[.$K$109]" office:value-type="percentage" office:value="0.1164" calcext:value-type="percentage">
            <text:p>11.64 %</text:p>
          </table:table-cell>
          <table:table-cell table:style-name="ce1751" table:formula="of:=[.$L$109]" office:value-type="percentage" office:value="0.0776" calcext:value-type="percentage">
            <text:p>7.76 %</text:p>
          </table:table-cell>
          <table:table-cell table:style-name="ce1751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66" office:value-type="percentage" office:value="0.0781" calcext:value-type="percentage">
            <text:p>7.81 %</text:p>
          </table:table-cell>
          <table:table-cell table:style-name="ce334" office:value-type="percentage" office:value="0.0781" calcext:value-type="percentage">
            <text:p>7.81 %</text:p>
          </table:table-cell>
          <table:table-cell table:style-name="ce436" office:value-type="percentage" office:value="0.0781" calcext:value-type="percentage">
            <text:p>7.81 %</text:p>
          </table:table-cell>
          <table:table-cell table:style-name="ce463" office:value-type="percentage" office:value="0.0781" calcext:value-type="percentage">
            <text:p>7.81 %</text:p>
          </table:table-cell>
          <table:table-cell table:style-name="ce498" office:value-type="percentage" office:value="0.0781" calcext:value-type="percentage">
            <text:p>7.81 %</text:p>
          </table:table-cell>
          <table:table-cell table:style-name="ce525" office:value-type="percentage" office:value="0.0781" calcext:value-type="percentage">
            <text:p>7.81 %</text:p>
          </table:table-cell>
          <table:table-cell table:style-name="ce552" office:value-type="percentage" office:value="0.0781" calcext:value-type="percentage">
            <text:p>7.81 %</text:p>
          </table:table-cell>
          <table:table-cell table:style-name="ce579" office:value-type="percentage" office:value="0.2937" calcext:value-type="percentage">
            <text:p>29.37 %</text:p>
          </table:table-cell>
          <table:table-cell table:style-name="ce611" office:value-type="percentage" office:value="0.0843" calcext:value-type="percentage">
            <text:p>8.43 %</text:p>
          </table:table-cell>
          <table:table-cell table:style-name="ce632" office:value-type="percentage" office:value="0.0781" calcext:value-type="percentage">
            <text:p>7.81 %</text:p>
          </table:table-cell>
          <table:table-cell table:style-name="ce1733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1751" table:formula="of:=[.$C$110]" office:value-type="percentage" office:value="0.0537" calcext:value-type="percentage">
            <text:p>5.37 %</text:p>
          </table:table-cell>
          <table:table-cell table:style-name="ce1751" table:formula="of:=[.$D$110]" office:value-type="percentage" office:value="0.081" calcext:value-type="percentage">
            <text:p>8.10 %</text:p>
          </table:table-cell>
          <table:table-cell table:style-name="ce1751" table:formula="of:=[.$E$110]" office:value-type="percentage" office:value="0.056" calcext:value-type="percentage">
            <text:p>5.60 %</text:p>
          </table:table-cell>
          <table:table-cell table:style-name="ce1751" table:formula="of:=[.$F$110]" office:value-type="percentage" office:value="0.0286" calcext:value-type="percentage">
            <text:p>2.86 %</text:p>
          </table:table-cell>
          <table:table-cell table:style-name="ce1751" table:formula="of:=[.$G$110]" office:value-type="percentage" office:value="0.0564" calcext:value-type="percentage">
            <text:p>5.64 %</text:p>
          </table:table-cell>
          <table:table-cell table:style-name="ce1751" table:formula="of:=[.$H$110]" office:value-type="percentage" office:value="0.0575" calcext:value-type="percentage">
            <text:p>5.75 %</text:p>
          </table:table-cell>
          <table:table-cell table:style-name="ce1164" table:formula="of:=[.$I$110]" office:value-type="percentage" office:value="0.054" calcext:value-type="percentage">
            <text:p>5.40 %</text:p>
          </table:table-cell>
          <table:table-cell table:style-name="ce1246" table:formula="of:=[.$J$110]" office:value-type="percentage" office:value="0.4967" calcext:value-type="percentage">
            <text:p>49.67 %</text:p>
          </table:table-cell>
          <table:table-cell table:style-name="ce1751" table:formula="of:=[.$K$110]" office:value-type="percentage" office:value="0.06" calcext:value-type="percentage">
            <text:p>6.00 %</text:p>
          </table:table-cell>
          <table:table-cell table:style-name="ce1751" table:formula="of:=[.$L$110]" office:value-type="percentage" office:value="0.0561" calcext:value-type="percentage">
            <text:p>5.61 %</text:p>
          </table:table-cell>
          <table:table-cell table:style-name="ce1491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67" office:value-type="percentage" office:value="0.2937" calcext:value-type="percentage">
            <text:p>29.37 %</text:p>
          </table:table-cell>
          <table:table-cell table:style-name="ce335" office:value-type="percentage" office:value="0.0781" calcext:value-type="percentage">
            <text:p>7.81 %</text:p>
          </table:table-cell>
          <table:table-cell table:style-name="ce437" office:value-type="percentage" office:value="0.0781" calcext:value-type="percentage">
            <text:p>7.81 %</text:p>
          </table:table-cell>
          <table:table-cell table:style-name="ce464" office:value-type="percentage" office:value="0.0781" calcext:value-type="percentage">
            <text:p>7.81 %</text:p>
          </table:table-cell>
          <table:table-cell table:style-name="ce499" office:value-type="percentage" office:value="0.0781" calcext:value-type="percentage">
            <text:p>7.81 %</text:p>
          </table:table-cell>
          <table:table-cell table:style-name="ce526" office:value-type="percentage" office:value="0.0781" calcext:value-type="percentage">
            <text:p>7.81 %</text:p>
          </table:table-cell>
          <table:table-cell table:style-name="ce553" office:value-type="percentage" office:value="0.0781" calcext:value-type="percentage">
            <text:p>7.81 %</text:p>
          </table:table-cell>
          <table:table-cell table:style-name="ce580" office:value-type="percentage" office:value="0.0781" calcext:value-type="percentage">
            <text:p>7.81 %</text:p>
          </table:table-cell>
          <table:table-cell table:style-name="ce612" office:value-type="percentage" office:value="0.0843" calcext:value-type="percentage">
            <text:p>8.43 %</text:p>
          </table:table-cell>
          <table:table-cell table:style-name="ce633" office:value-type="percentage" office:value="0.0781" calcext:value-type="percentage">
            <text:p>7.81 %</text:p>
          </table:table-cell>
          <table:table-cell table:style-name="ce1734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72" table:formula="of:=[.$C$111]" office:value-type="percentage" office:value="0.2708" calcext:value-type="percentage">
            <text:p>27.08 %</text:p>
          </table:table-cell>
          <table:table-cell table:style-name="ce754" table:formula="of:=[.$D$111]" office:value-type="percentage" office:value="0.1103" calcext:value-type="percentage">
            <text:p>11.03 %</text:p>
          </table:table-cell>
          <table:table-cell table:style-name="ce1751" table:formula="of:=[.$E$111]" office:value-type="percentage" office:value="0.0784" calcext:value-type="percentage">
            <text:p>7.84 %</text:p>
          </table:table-cell>
          <table:table-cell table:style-name="ce1751" table:formula="of:=[.$F$111]" office:value-type="percentage" office:value="0.0575" calcext:value-type="percentage">
            <text:p>5.75 %</text:p>
          </table:table-cell>
          <table:table-cell table:style-name="ce1751" table:formula="of:=[.$G$111]" office:value-type="percentage" office:value="0.1099" calcext:value-type="percentage">
            <text:p>10.99 %</text:p>
          </table:table-cell>
          <table:table-cell table:style-name="ce1751" table:formula="of:=[.$H$111]" office:value-type="percentage" office:value="0.078" calcext:value-type="percentage">
            <text:p>7.80 %</text:p>
          </table:table-cell>
          <table:table-cell table:style-name="ce1751" table:formula="of:=[.$I$111]" office:value-type="percentage" office:value="0.0753" calcext:value-type="percentage">
            <text:p>7.53 %</text:p>
          </table:table-cell>
          <table:table-cell table:style-name="ce1751" table:formula="of:=[.$J$111]" office:value-type="percentage" office:value="0.0575" calcext:value-type="percentage">
            <text:p>5.75 %</text:p>
          </table:table-cell>
          <table:table-cell table:style-name="ce1751" table:formula="of:=[.$K$111]" office:value-type="percentage" office:value="0.0843" calcext:value-type="percentage">
            <text:p>8.43 %</text:p>
          </table:table-cell>
          <table:table-cell table:style-name="ce1751" table:formula="of:=[.$L$111]" office:value-type="percentage" office:value="0.0779" calcext:value-type="percentage">
            <text:p>7.79 %</text:p>
          </table:table-cell>
          <table:table-cell table:style-name="ce2574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7" office:value-type="percentage" office:value="0.0843" calcext:value-type="percentage">
            <text:p>8.43 %</text:p>
          </table:table-cell>
          <table:table-cell table:style-name="ce336" office:value-type="percentage" office:value="0.0843" calcext:value-type="percentage">
            <text:p>8.43 %</text:p>
          </table:table-cell>
          <table:table-cell table:style-name="ce438" office:value-type="percentage" office:value="0.0843" calcext:value-type="percentage">
            <text:p>8.43 %</text:p>
          </table:table-cell>
          <table:table-cell table:style-name="ce465" office:value-type="percentage" office:value="0.0843" calcext:value-type="percentage">
            <text:p>8.43 %</text:p>
          </table:table-cell>
          <table:table-cell table:style-name="ce500" office:value-type="percentage" office:value="0.0843" calcext:value-type="percentage">
            <text:p>8.43 %</text:p>
          </table:table-cell>
          <table:table-cell table:style-name="ce527" office:value-type="percentage" office:value="0.0843" calcext:value-type="percentage">
            <text:p>8.43 %</text:p>
          </table:table-cell>
          <table:table-cell table:style-name="ce554" office:value-type="percentage" office:value="0.3253" calcext:value-type="percentage">
            <text:p>32.53 %</text:p>
          </table:table-cell>
          <table:table-cell table:style-name="ce581" office:value-type="percentage" office:value="0.0843" calcext:value-type="percentage">
            <text:p>8.43 %</text:p>
          </table:table-cell>
          <table:table-cell table:style-name="ce613" office:value-type="string" calcext:value-type="string">
            <text:p>NM</text:p>
          </table:table-cell>
          <table:table-cell table:style-name="ce634" office:value-type="percentage" office:value="0.0843" calcext:value-type="percentage">
            <text:p>8.43 %</text:p>
          </table:table-cell>
          <table:table-cell table:style-name="ce654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1754" table:formula="of:=[.$C$112]" office:value-type="percentage" office:value="0.0802" calcext:value-type="percentage">
            <text:p>8.02 %</text:p>
          </table:table-cell>
          <table:table-cell table:style-name="ce1836" table:formula="of:=[.$D$112]" office:value-type="percentage" office:value="0.1198" calcext:value-type="percentage">
            <text:p>11.98 %</text:p>
          </table:table-cell>
          <table:table-cell table:style-name="ce1751" table:formula="of:=[.$E$112]" office:value-type="percentage" office:value="0.1164" calcext:value-type="percentage">
            <text:p>11.64 %</text:p>
          </table:table-cell>
          <table:table-cell table:style-name="ce918" table:formula="of:=[.$F$112]" office:value-type="percentage" office:value="0.06" calcext:value-type="percentage">
            <text:p>6.00 %</text:p>
          </table:table-cell>
          <table:table-cell table:style-name="ce1751" table:formula="of:=[.$G$112]" office:value-type="percentage" office:value="0.0834" calcext:value-type="percentage">
            <text:p>8.34 %</text:p>
          </table:table-cell>
          <table:table-cell table:style-name="ce1751" table:formula="of:=[.$H$112]" office:value-type="percentage" office:value="0.0843" calcext:value-type="percentage">
            <text:p>8.43 %</text:p>
          </table:table-cell>
          <table:table-cell table:style-name="ce1165" table:formula="of:=[.$I$112]" office:value-type="percentage" office:value="0.3115" calcext:value-type="percentage">
            <text:p>31.15 %</text:p>
          </table:table-cell>
          <table:table-cell table:style-name="ce1751" table:formula="of:=[.$J$112]" office:value-type="percentage" office:value="0.06" calcext:value-type="percentage">
            <text:p>6.00 %</text:p>
          </table:table-cell>
          <table:table-cell table:style-name="ce1751" table:formula="of:=[.$K$112]" office:value-type="string" office:string-value="NM" calcext:value-type="string">
            <text:p>NM</text:p>
          </table:table-cell>
          <table:table-cell table:style-name="ce1751" table:formula="of:=[.$L$112]" office:value-type="percentage" office:value="0.0843" calcext:value-type="percentage">
            <text:p>8.43 %</text:p>
          </table:table-cell>
          <table:table-cell table:style-name="ce1751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69" office:value-type="percentage" office:value="0.0781" calcext:value-type="percentage">
            <text:p>7.81 %</text:p>
          </table:table-cell>
          <table:table-cell table:style-name="ce337" office:value-type="percentage" office:value="0.2937" calcext:value-type="percentage">
            <text:p>29.37 %</text:p>
          </table:table-cell>
          <table:table-cell table:style-name="ce439" office:value-type="percentage" office:value="0.0781" calcext:value-type="percentage">
            <text:p>7.81 %</text:p>
          </table:table-cell>
          <table:table-cell table:style-name="ce466" office:value-type="percentage" office:value="0.0781" calcext:value-type="percentage">
            <text:p>7.81 %</text:p>
          </table:table-cell>
          <table:table-cell table:style-name="ce501" office:value-type="percentage" office:value="0.0781" calcext:value-type="percentage">
            <text:p>7.81 %</text:p>
          </table:table-cell>
          <table:table-cell table:style-name="ce528" office:value-type="percentage" office:value="0.0781" calcext:value-type="percentage">
            <text:p>7.81 %</text:p>
          </table:table-cell>
          <table:table-cell table:style-name="ce555" office:value-type="percentage" office:value="0.0781" calcext:value-type="percentage">
            <text:p>7.81 %</text:p>
          </table:table-cell>
          <table:table-cell table:style-name="ce582" office:value-type="percentage" office:value="0.0781" calcext:value-type="percentage">
            <text:p>7.81 %</text:p>
          </table:table-cell>
          <table:table-cell table:style-name="ce614" office:value-type="percentage" office:value="0.0843" calcext:value-type="percentage">
            <text:p>8.43 %</text:p>
          </table:table-cell>
          <table:table-cell table:style-name="ce635" office:value-type="percentage" office:value="0.0781" calcext:value-type="percentage">
            <text:p>7.81 %</text:p>
          </table:table-cell>
          <table:table-cell table:style-name="ce1736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1754" table:formula="of:=[.$C$113]" office:value-type="percentage" office:value="0.1727" calcext:value-type="percentage">
            <text:p>17.27 %</text:p>
          </table:table-cell>
          <table:table-cell table:style-name="ce755" table:formula="of:=[.$D$113]" office:value-type="string" office:string-value="NM" calcext:value-type="string">
            <text:p>NM</text:p>
          </table:table-cell>
          <table:table-cell table:style-name="ce1751" table:formula="of:=[.$E$113]" office:value-type="percentage" office:value="0.1092" calcext:value-type="percentage">
            <text:p>10.92 %</text:p>
          </table:table-cell>
          <table:table-cell table:style-name="ce1751" table:formula="of:=[.$F$113]" office:value-type="percentage" office:value="0.081" calcext:value-type="percentage">
            <text:p>8.10 %</text:p>
          </table:table-cell>
          <table:table-cell table:style-name="ce1751" table:formula="of:=[.$G$113]" office:value-type="percentage" office:value="0.1095" calcext:value-type="percentage">
            <text:p>10.95 %</text:p>
          </table:table-cell>
          <table:table-cell table:style-name="ce1751" table:formula="of:=[.$H$113]" office:value-type="percentage" office:value="0.1103" calcext:value-type="percentage">
            <text:p>11.03 %</text:p>
          </table:table-cell>
          <table:table-cell table:style-name="ce1751" table:formula="of:=[.$I$113]" office:value-type="percentage" office:value="0.1068" calcext:value-type="percentage">
            <text:p>10.68 %</text:p>
          </table:table-cell>
          <table:table-cell table:style-name="ce1751" table:formula="of:=[.$J$113]" office:value-type="percentage" office:value="0.081" calcext:value-type="percentage">
            <text:p>8.10 %</text:p>
          </table:table-cell>
          <table:table-cell table:style-name="ce1751" table:formula="of:=[.$K$113]" office:value-type="percentage" office:value="0.1198" calcext:value-type="percentage">
            <text:p>11.98 %</text:p>
          </table:table-cell>
          <table:table-cell table:style-name="ce1409" table:formula="of:=[.$L$113]" office:value-type="percentage" office:value="0.1097" calcext:value-type="percentage">
            <text:p>10.97 %</text:p>
          </table:table-cell>
          <table:table-cell table:style-name="ce1751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0" office:value-type="percentage" office:value="0.0781" calcext:value-type="percentage">
            <text:p>7.81 %</text:p>
          </table:table-cell>
          <table:table-cell table:style-name="ce338" office:value-type="percentage" office:value="0.0781" calcext:value-type="percentage">
            <text:p>7.81 %</text:p>
          </table:table-cell>
          <table:table-cell table:style-name="ce440" office:value-type="percentage" office:value="0.0781" calcext:value-type="percentage">
            <text:p>7.81 %</text:p>
          </table:table-cell>
          <table:table-cell table:style-name="ce467" office:value-type="percentage" office:value="0.0781" calcext:value-type="percentage">
            <text:p>7.81 %</text:p>
          </table:table-cell>
          <table:table-cell table:style-name="ce502" office:value-type="percentage" office:value="0.0781" calcext:value-type="percentage">
            <text:p>7.81 %</text:p>
          </table:table-cell>
          <table:table-cell table:style-name="ce529" office:value-type="percentage" office:value="0.2937" calcext:value-type="percentage">
            <text:p>29.37 %</text:p>
          </table:table-cell>
          <table:table-cell table:style-name="ce556" office:value-type="percentage" office:value="0.0781" calcext:value-type="percentage">
            <text:p>7.81 %</text:p>
          </table:table-cell>
          <table:table-cell table:style-name="ce583" office:value-type="percentage" office:value="0.0781" calcext:value-type="percentage">
            <text:p>7.81 %</text:p>
          </table:table-cell>
          <table:table-cell table:style-name="ce615" office:value-type="percentage" office:value="0.0843" calcext:value-type="percentage">
            <text:p>8.43 %</text:p>
          </table:table-cell>
          <table:table-cell table:style-name="ce636" office:value-type="percentage" office:value="0.0781" calcext:value-type="percentage">
            <text:p>7.81 %</text:p>
          </table:table-cell>
          <table:table-cell table:style-name="ce1737"/>
          <table:table-cell table:style-name="ce44"/>
          <table:table-cell table:style-name="ce48" office:value-type="string" calcext:value-type="string">
            <text:p>Fabio</text:p>
          </table:table-cell>
          <table:table-cell table:style-name="ce1751" table:formula="of:=[.$C$114]" office:value-type="percentage" office:value="0.0731" calcext:value-type="percentage">
            <text:p>7.31 %</text:p>
          </table:table-cell>
          <table:table-cell table:style-name="ce1751" table:formula="of:=[.$D$114]" office:value-type="percentage" office:value="0.1727" calcext:value-type="percentage">
            <text:p>17.27 %</text:p>
          </table:table-cell>
          <table:table-cell table:style-name="ce1751" table:formula="of:=[.$E$114]" office:value-type="percentage" office:value="0.0744" calcext:value-type="percentage">
            <text:p>7.44 %</text:p>
          </table:table-cell>
          <table:table-cell table:style-name="ce1751" table:formula="of:=[.$F$114]" office:value-type="percentage" office:value="0.0537" calcext:value-type="percentage">
            <text:p>5.37 %</text:p>
          </table:table-cell>
          <table:table-cell table:style-name="ce1751" table:formula="of:=[.$G$114]" office:value-type="percentage" office:value="0.0753" calcext:value-type="percentage">
            <text:p>7.53 %</text:p>
          </table:table-cell>
          <table:table-cell table:style-name="ce1082" table:formula="of:=[.$H$114]" office:value-type="percentage" office:value="0.2708" calcext:value-type="percentage">
            <text:p>27.08 %</text:p>
          </table:table-cell>
          <table:table-cell table:style-name="ce1751" table:formula="of:=[.$I$114]" office:value-type="percentage" office:value="0.0719" calcext:value-type="percentage">
            <text:p>7.19 %</text:p>
          </table:table-cell>
          <table:table-cell table:style-name="ce1247" table:formula="of:=[.$J$114]" office:value-type="percentage" office:value="0.0537" calcext:value-type="percentage">
            <text:p>5.37 %</text:p>
          </table:table-cell>
          <table:table-cell table:style-name="ce1751" table:formula="of:=[.$K$114]" office:value-type="percentage" office:value="0.0802" calcext:value-type="percentage">
            <text:p>8.02 %</text:p>
          </table:table-cell>
          <table:table-cell table:style-name="ce1751" table:formula="of:=[.$L$114]" office:value-type="percentage" office:value="0.0742" calcext:value-type="percentage">
            <text:p>7.42 %</text:p>
          </table:table-cell>
          <table:table-cell table:style-name="ce1751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71" office:value-type="percentage" office:value="0.0781" calcext:value-type="percentage">
            <text:p>7.81 %</text:p>
          </table:table-cell>
          <table:table-cell table:style-name="ce359" office:value-type="percentage" office:value="0.0781" calcext:value-type="percentage">
            <text:p>7.81 %</text:p>
          </table:table-cell>
          <table:table-cell table:style-name="ce441" office:value-type="percentage" office:value="0.0781" calcext:value-type="percentage">
            <text:p>7.81 %</text:p>
          </table:table-cell>
          <table:table-cell table:style-name="ce468" office:value-type="percentage" office:value="0.0781" calcext:value-type="percentage">
            <text:p>7.81 %</text:p>
          </table:table-cell>
          <table:table-cell table:style-name="ce503" office:value-type="percentage" office:value="0.0781" calcext:value-type="percentage">
            <text:p>7.81 %</text:p>
          </table:table-cell>
          <table:table-cell table:style-name="ce530" office:value-type="percentage" office:value="0.0781" calcext:value-type="percentage">
            <text:p>7.81 %</text:p>
          </table:table-cell>
          <table:table-cell table:style-name="ce557" office:value-type="percentage" office:value="0.0781" calcext:value-type="percentage">
            <text:p>7.81 %</text:p>
          </table:table-cell>
          <table:table-cell table:style-name="ce584" office:value-type="percentage" office:value="0.0781" calcext:value-type="percentage">
            <text:p>7.81 %</text:p>
          </table:table-cell>
          <table:table-cell table:style-name="ce616" office:value-type="percentage" office:value="0.0843" calcext:value-type="percentage">
            <text:p>8.43 %</text:p>
          </table:table-cell>
          <table:table-cell table:style-name="ce637" office:value-type="percentage" office:value="0.2937" calcext:value-type="percentage">
            <text:p>29.37 %</text:p>
          </table:table-cell>
          <table:table-cell table:style-name="ce1738"/>
          <table:table-cell table:style-name="ce44"/>
          <table:table-cell table:style-name="ce48" office:value-type="string" calcext:value-type="string">
            <text:p>Max</text:p>
          </table:table-cell>
          <table:table-cell table:style-name="ce1751" table:formula="of:=[.$C$115]" office:value-type="percentage" office:value="0.0742" calcext:value-type="percentage">
            <text:p>7.42 %</text:p>
          </table:table-cell>
          <table:table-cell table:style-name="ce1751" table:formula="of:=[.$D$115]" office:value-type="percentage" office:value="0.1097" calcext:value-type="percentage">
            <text:p>10.97 %</text:p>
          </table:table-cell>
          <table:table-cell table:style-name="ce1751" table:formula="of:=[.$E$115]" office:value-type="percentage" office:value="0.0776" calcext:value-type="percentage">
            <text:p>7.76 %</text:p>
          </table:table-cell>
          <table:table-cell table:style-name="ce1751" table:formula="of:=[.$F$115]" office:value-type="percentage" office:value="0.0561" calcext:value-type="percentage">
            <text:p>5.61 %</text:p>
          </table:table-cell>
          <table:table-cell table:style-name="ce1001" table:formula="of:=[.$G$115]" office:value-type="percentage" office:value="0.0774" calcext:value-type="percentage">
            <text:p>7.74 %</text:p>
          </table:table-cell>
          <table:table-cell table:style-name="ce1751" table:formula="of:=[.$H$115]" office:value-type="percentage" office:value="0.0779" calcext:value-type="percentage">
            <text:p>7.79 %</text:p>
          </table:table-cell>
          <table:table-cell table:style-name="ce1751" table:formula="of:=[.$I$115]" office:value-type="percentage" office:value="0.1042" calcext:value-type="percentage">
            <text:p>10.42 %</text:p>
          </table:table-cell>
          <table:table-cell table:style-name="ce1751" table:formula="of:=[.$J$115]" office:value-type="percentage" office:value="0.0561" calcext:value-type="percentage">
            <text:p>5.61 %</text:p>
          </table:table-cell>
          <table:table-cell table:style-name="ce1751" table:formula="of:=[.$K$115]" office:value-type="percentage" office:value="0.0843" calcext:value-type="percentage">
            <text:p>8.43 %</text:p>
          </table:table-cell>
          <table:table-cell table:style-name="ce1410" table:formula="of:=[.$L$115]" office:value-type="percentage" office:value="0.2825" calcext:value-type="percentage">
            <text:p>28.25 %</text:p>
          </table:table-cell>
          <table:table-cell table:style-name="ce1751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2" office:value-type="percentage" office:value="0.0781" calcext:value-type="percentage">
            <text:p>7.81 %</text:p>
          </table:table-cell>
          <table:table-cell table:style-name="ce380" office:value-type="percentage" office:value="0.0781" calcext:value-type="percentage">
            <text:p>7.81 %</text:p>
          </table:table-cell>
          <table:table-cell table:style-name="ce442" office:value-type="percentage" office:value="0.0781" calcext:value-type="percentage">
            <text:p>7.81 %</text:p>
          </table:table-cell>
          <table:table-cell table:style-name="ce469" office:value-type="percentage" office:value="0.2937" calcext:value-type="percentage">
            <text:p>29.37 %</text:p>
          </table:table-cell>
          <table:table-cell table:style-name="ce504" office:value-type="percentage" office:value="0.0781" calcext:value-type="percentage">
            <text:p>7.81 %</text:p>
          </table:table-cell>
          <table:table-cell table:style-name="ce531" office:value-type="percentage" office:value="0.0781" calcext:value-type="percentage">
            <text:p>7.81 %</text:p>
          </table:table-cell>
          <table:table-cell table:style-name="ce558" office:value-type="percentage" office:value="0.0781" calcext:value-type="percentage">
            <text:p>7.81 %</text:p>
          </table:table-cell>
          <table:table-cell table:style-name="ce585" office:value-type="percentage" office:value="0.0781" calcext:value-type="percentage">
            <text:p>7.81 %</text:p>
          </table:table-cell>
          <table:table-cell table:style-name="ce617" office:value-type="percentage" office:value="0.0843" calcext:value-type="percentage">
            <text:p>8.43 %</text:p>
          </table:table-cell>
          <table:table-cell table:style-name="ce638" office:value-type="percentage" office:value="0.0781" calcext:value-type="percentage">
            <text:p>7.81 %</text:p>
          </table:table-cell>
          <table:table-cell table:style-name="ce1739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1751" table:formula="of:=[.$C$116]" office:value-type="percentage" office:value="0.0537" calcext:value-type="percentage">
            <text:p>5.37 %</text:p>
          </table:table-cell>
          <table:table-cell table:style-name="ce1751" table:formula="of:=[.$D$116]" office:value-type="percentage" office:value="0.081" calcext:value-type="percentage">
            <text:p>8.10 %</text:p>
          </table:table-cell>
          <table:table-cell table:style-name="ce1751" table:formula="of:=[.$E$116]" office:value-type="percentage" office:value="0.056" calcext:value-type="percentage">
            <text:p>5.60 %</text:p>
          </table:table-cell>
          <table:table-cell table:style-name="ce919" table:formula="of:=[.$F$116]" office:value-type="percentage" office:value="0.4967" calcext:value-type="percentage">
            <text:p>49.67 %</text:p>
          </table:table-cell>
          <table:table-cell table:style-name="ce1751" table:formula="of:=[.$G$116]" office:value-type="percentage" office:value="0.0564" calcext:value-type="percentage">
            <text:p>5.64 %</text:p>
          </table:table-cell>
          <table:table-cell table:style-name="ce1083" table:formula="of:=[.$H$116]" office:value-type="percentage" office:value="0.0575" calcext:value-type="percentage">
            <text:p>5.75 %</text:p>
          </table:table-cell>
          <table:table-cell table:style-name="ce1751" table:formula="of:=[.$I$116]" office:value-type="percentage" office:value="0.054" calcext:value-type="percentage">
            <text:p>5.40 %</text:p>
          </table:table-cell>
          <table:table-cell table:style-name="ce1751" table:formula="of:=[.$J$116]" office:value-type="percentage" office:value="0.0286" calcext:value-type="percentage">
            <text:p>2.86 %</text:p>
          </table:table-cell>
          <table:table-cell table:style-name="ce1751" table:formula="of:=[.$K$116]" office:value-type="percentage" office:value="0.06" calcext:value-type="percentage">
            <text:p>6.00 %</text:p>
          </table:table-cell>
          <table:table-cell table:style-name="ce1751" table:formula="of:=[.$L$116]" office:value-type="percentage" office:value="0.0561" calcext:value-type="percentage">
            <text:p>5.61 %</text:p>
          </table:table-cell>
          <table:table-cell table:style-name="ce175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3" office:value-type="percentage" office:value="0.0753" calcext:value-type="percentage">
            <text:p>7.53 %</text:p>
          </table:table-cell>
          <table:table-cell table:style-name="ce381" office:value-type="percentage" office:value="0.0753" calcext:value-type="percentage">
            <text:p>7.53 %</text:p>
          </table:table-cell>
          <table:table-cell table:style-name="ce443" office:value-type="percentage" office:value="0.0753" calcext:value-type="percentage">
            <text:p>7.53 %</text:p>
          </table:table-cell>
          <table:table-cell table:style-name="ce470" office:value-type="percentage" office:value="0.0753" calcext:value-type="percentage">
            <text:p>7.53 %</text:p>
          </table:table-cell>
          <table:table-cell table:style-name="ce505" office:value-type="percentage" office:value="0.0753" calcext:value-type="percentage">
            <text:p>7.53 %</text:p>
          </table:table-cell>
          <table:table-cell table:style-name="ce532" office:value-type="percentage" office:value="0.0753" calcext:value-type="percentage">
            <text:p>7.53 %</text:p>
          </table:table-cell>
          <table:table-cell table:style-name="ce559" office:value-type="percentage" office:value="0.0753" calcext:value-type="percentage">
            <text:p>7.53 %</text:p>
          </table:table-cell>
          <table:table-cell table:style-name="ce586" office:value-type="percentage" office:value="0.0753" calcext:value-type="percentage">
            <text:p>7.53 %</text:p>
          </table:table-cell>
          <table:table-cell table:style-name="ce618" office:value-type="percentage" office:value="0.3253" calcext:value-type="percentage">
            <text:p>32.53 %</text:p>
          </table:table-cell>
          <table:table-cell table:style-name="ce639" office:value-type="percentage" office:value="0.0753" calcext:value-type="percentage">
            <text:p>7.53 %</text:p>
          </table:table-cell>
          <table:table-cell table:style-name="ce659"/>
          <table:table-cell table:style-name="ce44"/>
          <table:table-cell table:style-name="ce48" office:value-type="string" calcext:value-type="string">
            <text:p>Luca</text:p>
          </table:table-cell>
          <table:table-cell table:style-name="ce1751" table:formula="of:=[.$C$117]" office:value-type="percentage" office:value="0.0719" calcext:value-type="percentage">
            <text:p>7.19 %</text:p>
          </table:table-cell>
          <table:table-cell table:style-name="ce1751" table:formula="of:=[.$D$117]" office:value-type="percentage" office:value="0.1068" calcext:value-type="percentage">
            <text:p>10.68 %</text:p>
          </table:table-cell>
          <table:table-cell table:style-name="ce1751" table:formula="of:=[.$E$117]" office:value-type="percentage" office:value="0.0756" calcext:value-type="percentage">
            <text:p>7.56 %</text:p>
          </table:table-cell>
          <table:table-cell table:style-name="ce1751" table:formula="of:=[.$F$117]" office:value-type="percentage" office:value="0.054" calcext:value-type="percentage">
            <text:p>5.40 %</text:p>
          </table:table-cell>
          <table:table-cell table:style-name="ce1751" table:formula="of:=[.$G$117]" office:value-type="percentage" office:value="0.0745" calcext:value-type="percentage">
            <text:p>7.45 %</text:p>
          </table:table-cell>
          <table:table-cell table:style-name="ce1751" table:formula="of:=[.$H$117]" office:value-type="percentage" office:value="0.0753" calcext:value-type="percentage">
            <text:p>7.53 %</text:p>
          </table:table-cell>
          <table:table-cell table:style-name="ce1751" table:formula="of:=[.$I$117]" office:value-type="percentage" office:value="0.0721" calcext:value-type="percentage">
            <text:p>7.21 %</text:p>
          </table:table-cell>
          <table:table-cell table:style-name="ce1751" table:formula="of:=[.$J$117]" office:value-type="percentage" office:value="0.054" calcext:value-type="percentage">
            <text:p>5.40 %</text:p>
          </table:table-cell>
          <table:table-cell table:style-name="ce1328" table:formula="of:=[.$K$117]" office:value-type="percentage" office:value="0.3115" calcext:value-type="percentage">
            <text:p>31.15 %</text:p>
          </table:table-cell>
          <table:table-cell table:style-name="ce1751" table:formula="of:=[.$L$117]" office:value-type="percentage" office:value="0.1042" calcext:value-type="percentage">
            <text:p>10.42 %</text:p>
          </table:table-cell>
          <table:table-cell table:style-name="ce1751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" calcext:value-type="float" table:number-columns-spanned="2" table:number-rows-spanned="1">
            <text:p>2,943,36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4595" calcext:value-type="float" table:number-columns-spanned="2" table:number-rows-spanned="1">
            <text:p>34,595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4" office:value-type="percentage" office:value="0.0753" calcext:value-type="percentage">
            <text:p>7.53 %</text:p>
          </table:table-cell>
          <table:table-cell table:style-name="ce274" office:value-type="percentage" office:value="0.1095" calcext:value-type="percentage">
            <text:p>10.95 %</text:p>
          </table:table-cell>
          <table:table-cell table:style-name="ce274" office:value-type="percentage" office:value="0.0772" calcext:value-type="percentage">
            <text:p>7.72 %</text:p>
          </table:table-cell>
          <table:table-cell table:style-name="ce274" office:value-type="percentage" office:value="0.0564" calcext:value-type="percentage">
            <text:p>5.64 %</text:p>
          </table:table-cell>
          <table:table-cell table:style-name="ce274" office:value-type="percentage" office:value="0.28" calcext:value-type="percentage">
            <text:p>28.00 %</text:p>
          </table:table-cell>
          <table:table-cell table:style-name="ce274" office:value-type="percentage" office:value="0.1099" calcext:value-type="percentage">
            <text:p>10.99 %</text:p>
          </table:table-cell>
          <table:table-cell table:style-name="ce274" office:value-type="percentage" office:value="0.0745" calcext:value-type="percentage">
            <text:p>7.45 %</text:p>
          </table:table-cell>
          <table:table-cell table:style-name="ce274" office:value-type="percentage" office:value="0.0564" calcext:value-type="percentage">
            <text:p>5.64 %</text:p>
          </table:table-cell>
          <table:table-cell table:style-name="ce274" office:value-type="percentage" office:value="0.0834" calcext:value-type="percentage">
            <text:p>8.34 %</text:p>
          </table:table-cell>
          <table:table-cell table:style-name="ce274" office:value-type="percentage" office:value="0.0774" calcext:value-type="percentage">
            <text:p>7.74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74" table:formula="of:=[.$C$108]" office:value-type="percentage" office:value="0.0753" calcext:value-type="percentage">
            <text:p>7.53 %</text:p>
          </table:table-cell>
          <table:table-cell table:style-name="ce756" table:formula="of:=[.$D$108]" office:value-type="percentage" office:value="0.1095" calcext:value-type="percentage">
            <text:p>10.95 %</text:p>
          </table:table-cell>
          <table:table-cell table:style-name="ce838" table:formula="of:=[.$E$108]" office:value-type="percentage" office:value="0.0772" calcext:value-type="percentage">
            <text:p>7.72 %</text:p>
          </table:table-cell>
          <table:table-cell table:style-name="ce920" table:formula="of:=[.$F$108]" office:value-type="percentage" office:value="0.0564" calcext:value-type="percentage">
            <text:p>5.64 %</text:p>
          </table:table-cell>
          <table:table-cell table:style-name="ce1002" table:formula="of:=[.$G$108]" office:value-type="percentage" office:value="0.28" calcext:value-type="percentage">
            <text:p>28.00 %</text:p>
          </table:table-cell>
          <table:table-cell table:style-name="ce2166" table:formula="of:=[.$H$108]" office:value-type="percentage" office:value="0.1099" calcext:value-type="percentage">
            <text:p>10.99 %</text:p>
          </table:table-cell>
          <table:table-cell table:style-name="ce1166" table:formula="of:=[.$I$108]" office:value-type="percentage" office:value="0.0745" calcext:value-type="percentage">
            <text:p>7.45 %</text:p>
          </table:table-cell>
          <table:table-cell table:style-name="ce1248" table:formula="of:=[.$J$108]" office:value-type="percentage" office:value="0.0564" calcext:value-type="percentage">
            <text:p>5.64 %</text:p>
          </table:table-cell>
          <table:table-cell table:style-name="ce1329" table:formula="of:=[.$K$108]" office:value-type="percentage" office:value="0.0834" calcext:value-type="percentage">
            <text:p>8.34 %</text:p>
          </table:table-cell>
          <table:table-cell table:style-name="ce1411" table:formula="of:=[.$L$108]" office:value-type="percentage" office:value="0.0774" calcext:value-type="percentage">
            <text:p>7.74 %</text:p>
          </table:table-cell>
          <table:table-cell table:style-name="ce149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4" office:value-type="percentage" office:value="0.0744" calcext:value-type="percentage">
            <text:p>7.44 %</text:p>
          </table:table-cell>
          <table:table-cell table:style-name="ce274" office:value-type="percentage" office:value="0.1092" calcext:value-type="percentage">
            <text:p>10.92 %</text:p>
          </table:table-cell>
          <table:table-cell table:style-name="ce274" office:value-type="percentage" office:value="0.2792" calcext:value-type="percentage">
            <text:p>27.92 %</text:p>
          </table:table-cell>
          <table:table-cell table:style-name="ce274" office:value-type="percentage" office:value="0.056" calcext:value-type="percentage">
            <text:p>5.60 %</text:p>
          </table:table-cell>
          <table:table-cell table:style-name="ce274" office:value-type="percentage" office:value="0.0772" calcext:value-type="percentage">
            <text:p>7.72 %</text:p>
          </table:table-cell>
          <table:table-cell table:style-name="ce274" office:value-type="percentage" office:value="0.0784" calcext:value-type="percentage">
            <text:p>7.84 %</text:p>
          </table:table-cell>
          <table:table-cell table:style-name="ce274" office:value-type="percentage" office:value="0.0756" calcext:value-type="percentage">
            <text:p>7.56 %</text:p>
          </table:table-cell>
          <table:table-cell table:style-name="ce274" office:value-type="percentage" office:value="0.056" calcext:value-type="percentage">
            <text:p>5.60 %</text:p>
          </table:table-cell>
          <table:table-cell table:style-name="ce274" office:value-type="percentage" office:value="0.1164" calcext:value-type="percentage">
            <text:p>11.64 %</text:p>
          </table:table-cell>
          <table:table-cell table:style-name="ce274" office:value-type="percentage" office:value="0.0776" calcext:value-type="percentage">
            <text:p>7.76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75" table:formula="of:=[.$C$109]" office:value-type="percentage" office:value="0.0744" calcext:value-type="percentage">
            <text:p>7.44 %</text:p>
          </table:table-cell>
          <table:table-cell table:style-name="ce757" table:formula="of:=[.$D$109]" office:value-type="percentage" office:value="0.1092" calcext:value-type="percentage">
            <text:p>10.92 %</text:p>
          </table:table-cell>
          <table:table-cell table:style-name="ce839" table:formula="of:=[.$E$109]" office:value-type="percentage" office:value="0.2792" calcext:value-type="percentage">
            <text:p>27.92 %</text:p>
          </table:table-cell>
          <table:table-cell table:style-name="ce921" table:formula="of:=[.$F$109]" office:value-type="percentage" office:value="0.056" calcext:value-type="percentage">
            <text:p>5.60 %</text:p>
          </table:table-cell>
          <table:table-cell table:style-name="ce1003" table:formula="of:=[.$G$109]" office:value-type="percentage" office:value="0.0772" calcext:value-type="percentage">
            <text:p>7.72 %</text:p>
          </table:table-cell>
          <table:table-cell table:style-name="ce1085" table:formula="of:=[.$H$109]" office:value-type="percentage" office:value="0.0784" calcext:value-type="percentage">
            <text:p>7.84 %</text:p>
          </table:table-cell>
          <table:table-cell table:style-name="ce1167" table:formula="of:=[.$I$109]" office:value-type="percentage" office:value="0.0756" calcext:value-type="percentage">
            <text:p>7.56 %</text:p>
          </table:table-cell>
          <table:table-cell table:style-name="ce1249" table:formula="of:=[.$J$109]" office:value-type="percentage" office:value="0.056" calcext:value-type="percentage">
            <text:p>5.60 %</text:p>
          </table:table-cell>
          <table:table-cell table:style-name="ce2412" table:formula="of:=[.$K$109]" office:value-type="percentage" office:value="0.1164" calcext:value-type="percentage">
            <text:p>11.64 %</text:p>
          </table:table-cell>
          <table:table-cell table:style-name="ce1412" table:formula="of:=[.$L$109]" office:value-type="percentage" office:value="0.0776" calcext:value-type="percentage">
            <text:p>7.76 %</text:p>
          </table:table-cell>
          <table:table-cell table:style-name="ce149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4" office:value-type="percentage" office:value="0.0537" calcext:value-type="percentage">
            <text:p>5.37 %</text:p>
          </table:table-cell>
          <table:table-cell table:style-name="ce274" office:value-type="percentage" office:value="0.081" calcext:value-type="percentage">
            <text:p>8.10 %</text:p>
          </table:table-cell>
          <table:table-cell table:style-name="ce274" office:value-type="percentage" office:value="0.056" calcext:value-type="percentage">
            <text:p>5.60 %</text:p>
          </table:table-cell>
          <table:table-cell table:style-name="ce274" office:value-type="percentage" office:value="0.0286" calcext:value-type="percentage">
            <text:p>2.86 %</text:p>
          </table:table-cell>
          <table:table-cell table:style-name="ce274" office:value-type="percentage" office:value="0.0564" calcext:value-type="percentage">
            <text:p>5.64 %</text:p>
          </table:table-cell>
          <table:table-cell table:style-name="ce274" office:value-type="percentage" office:value="0.0575" calcext:value-type="percentage">
            <text:p>5.75 %</text:p>
          </table:table-cell>
          <table:table-cell table:style-name="ce274" office:value-type="percentage" office:value="0.054" calcext:value-type="percentage">
            <text:p>5.40 %</text:p>
          </table:table-cell>
          <table:table-cell table:style-name="ce274" office:value-type="percentage" office:value="0.4967" calcext:value-type="percentage">
            <text:p>49.67 %</text:p>
          </table:table-cell>
          <table:table-cell table:style-name="ce274" office:value-type="percentage" office:value="0.06" calcext:value-type="percentage">
            <text:p>6.00 %</text:p>
          </table:table-cell>
          <table:table-cell table:style-name="ce274" office:value-type="percentage" office:value="0.0561" calcext:value-type="percentage">
            <text:p>5.61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76" table:formula="of:=[.$C$110]" office:value-type="percentage" office:value="0.0537" calcext:value-type="percentage">
            <text:p>5.37 %</text:p>
          </table:table-cell>
          <table:table-cell table:style-name="ce758" table:formula="of:=[.$D$110]" office:value-type="percentage" office:value="0.081" calcext:value-type="percentage">
            <text:p>8.10 %</text:p>
          </table:table-cell>
          <table:table-cell table:style-name="ce840" table:formula="of:=[.$E$110]" office:value-type="percentage" office:value="0.056" calcext:value-type="percentage">
            <text:p>5.60 %</text:p>
          </table:table-cell>
          <table:table-cell table:style-name="ce922" table:formula="of:=[.$F$110]" office:value-type="percentage" office:value="0.0286" calcext:value-type="percentage">
            <text:p>2.86 %</text:p>
          </table:table-cell>
          <table:table-cell table:style-name="ce1004" table:formula="of:=[.$G$110]" office:value-type="percentage" office:value="0.0564" calcext:value-type="percentage">
            <text:p>5.64 %</text:p>
          </table:table-cell>
          <table:table-cell table:style-name="ce1086" table:formula="of:=[.$H$110]" office:value-type="percentage" office:value="0.0575" calcext:value-type="percentage">
            <text:p>5.75 %</text:p>
          </table:table-cell>
          <table:table-cell table:style-name="ce1168" table:formula="of:=[.$I$110]" office:value-type="percentage" office:value="0.054" calcext:value-type="percentage">
            <text:p>5.40 %</text:p>
          </table:table-cell>
          <table:table-cell table:style-name="ce2332" table:formula="of:=[.$J$110]" office:value-type="percentage" office:value="0.4967" calcext:value-type="percentage">
            <text:p>49.67 %</text:p>
          </table:table-cell>
          <table:table-cell table:style-name="ce1331" table:formula="of:=[.$K$110]" office:value-type="percentage" office:value="0.06" calcext:value-type="percentage">
            <text:p>6.00 %</text:p>
          </table:table-cell>
          <table:table-cell table:style-name="ce1413" table:formula="of:=[.$L$110]" office:value-type="percentage" office:value="0.0561" calcext:value-type="percentage">
            <text:p>5.61 %</text:p>
          </table:table-cell>
          <table:table-cell table:style-name="ce149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4" office:value-type="percentage" office:value="0.2708" calcext:value-type="percentage">
            <text:p>27.08 %</text:p>
          </table:table-cell>
          <table:table-cell table:style-name="ce274" office:value-type="percentage" office:value="0.1103" calcext:value-type="percentage">
            <text:p>11.03 %</text:p>
          </table:table-cell>
          <table:table-cell table:style-name="ce274" office:value-type="percentage" office:value="0.0784" calcext:value-type="percentage">
            <text:p>7.84 %</text:p>
          </table:table-cell>
          <table:table-cell table:style-name="ce274" office:value-type="percentage" office:value="0.0575" calcext:value-type="percentage">
            <text:p>5.75 %</text:p>
          </table:table-cell>
          <table:table-cell table:style-name="ce274" office:value-type="percentage" office:value="0.1099" calcext:value-type="percentage">
            <text:p>10.99 %</text:p>
          </table:table-cell>
          <table:table-cell table:style-name="ce274" office:value-type="percentage" office:value="0.078" calcext:value-type="percentage">
            <text:p>7.80 %</text:p>
          </table:table-cell>
          <table:table-cell table:style-name="ce274" office:value-type="percentage" office:value="0.0753" calcext:value-type="percentage">
            <text:p>7.53 %</text:p>
          </table:table-cell>
          <table:table-cell table:style-name="ce274" office:value-type="percentage" office:value="0.0575" calcext:value-type="percentage">
            <text:p>5.75 %</text:p>
          </table:table-cell>
          <table:table-cell table:style-name="ce274" office:value-type="percentage" office:value="0.0843" calcext:value-type="percentage">
            <text:p>8.43 %</text:p>
          </table:table-cell>
          <table:table-cell table:style-name="ce274" office:value-type="percentage" office:value="0.0779" calcext:value-type="percentage">
            <text:p>7.79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77" table:formula="of:=[.$C$111]" office:value-type="percentage" office:value="0.2708" calcext:value-type="percentage">
            <text:p>27.08 %</text:p>
          </table:table-cell>
          <table:table-cell table:style-name="ce759" table:formula="of:=[.$D$111]" office:value-type="percentage" office:value="0.1103" calcext:value-type="percentage">
            <text:p>11.03 %</text:p>
          </table:table-cell>
          <table:table-cell table:style-name="ce841" table:formula="of:=[.$E$111]" office:value-type="percentage" office:value="0.0784" calcext:value-type="percentage">
            <text:p>7.84 %</text:p>
          </table:table-cell>
          <table:table-cell table:style-name="ce923" table:formula="of:=[.$F$111]" office:value-type="percentage" office:value="0.0575" calcext:value-type="percentage">
            <text:p>5.75 %</text:p>
          </table:table-cell>
          <table:table-cell table:style-name="ce2087" table:formula="of:=[.$G$111]" office:value-type="percentage" office:value="0.1099" calcext:value-type="percentage">
            <text:p>10.99 %</text:p>
          </table:table-cell>
          <table:table-cell table:style-name="ce1087" table:formula="of:=[.$H$111]" office:value-type="percentage" office:value="0.078" calcext:value-type="percentage">
            <text:p>7.80 %</text:p>
          </table:table-cell>
          <table:table-cell table:style-name="ce1169" table:formula="of:=[.$I$111]" office:value-type="percentage" office:value="0.0753" calcext:value-type="percentage">
            <text:p>7.53 %</text:p>
          </table:table-cell>
          <table:table-cell table:style-name="ce1251" table:formula="of:=[.$J$111]" office:value-type="percentage" office:value="0.0575" calcext:value-type="percentage">
            <text:p>5.75 %</text:p>
          </table:table-cell>
          <table:table-cell table:style-name="ce1332" table:formula="of:=[.$K$111]" office:value-type="percentage" office:value="0.0843" calcext:value-type="percentage">
            <text:p>8.43 %</text:p>
          </table:table-cell>
          <table:table-cell table:style-name="ce1414" table:formula="of:=[.$L$111]" office:value-type="percentage" office:value="0.0779" calcext:value-type="percentage">
            <text:p>7.79 %</text:p>
          </table:table-cell>
          <table:table-cell table:style-name="ce149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4" office:value-type="percentage" office:value="0.0802" calcext:value-type="percentage">
            <text:p>8.02 %</text:p>
          </table:table-cell>
          <table:table-cell table:style-name="ce274" office:value-type="percentage" office:value="0.1198" calcext:value-type="percentage">
            <text:p>11.98 %</text:p>
          </table:table-cell>
          <table:table-cell table:style-name="ce274" office:value-type="percentage" office:value="0.1164" calcext:value-type="percentage">
            <text:p>11.64 %</text:p>
          </table:table-cell>
          <table:table-cell table:style-name="ce274" office:value-type="percentage" office:value="0.06" calcext:value-type="percentage">
            <text:p>6.00 %</text:p>
          </table:table-cell>
          <table:table-cell table:style-name="ce274" office:value-type="percentage" office:value="0.0834" calcext:value-type="percentage">
            <text:p>8.34 %</text:p>
          </table:table-cell>
          <table:table-cell table:style-name="ce274" office:value-type="percentage" office:value="0.0843" calcext:value-type="percentage">
            <text:p>8.43 %</text:p>
          </table:table-cell>
          <table:table-cell table:style-name="ce274" office:value-type="percentage" office:value="0.3115" calcext:value-type="percentage">
            <text:p>31.15 %</text:p>
          </table:table-cell>
          <table:table-cell table:style-name="ce1697" office:value-type="percentage" office:value="0.06" calcext:value-type="percentage">
            <text:p>6.00 %</text:p>
          </table:table-cell>
          <table:table-cell table:style-name="ce274" office:value-type="string" calcext:value-type="string">
            <text:p>NM</text:p>
          </table:table-cell>
          <table:table-cell table:style-name="ce274" office:value-type="percentage" office:value="0.0843" calcext:value-type="percentage">
            <text:p>8.43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78" table:formula="of:=[.$C$112]" office:value-type="percentage" office:value="0.0802" calcext:value-type="percentage">
            <text:p>8.02 %</text:p>
          </table:table-cell>
          <table:table-cell table:style-name="ce760" table:formula="of:=[.$D$112]" office:value-type="percentage" office:value="0.1198" calcext:value-type="percentage">
            <text:p>11.98 %</text:p>
          </table:table-cell>
          <table:table-cell table:style-name="ce1924" table:formula="of:=[.$E$112]" office:value-type="percentage" office:value="0.1164" calcext:value-type="percentage">
            <text:p>11.64 %</text:p>
          </table:table-cell>
          <table:table-cell table:style-name="ce924" table:formula="of:=[.$F$112]" office:value-type="percentage" office:value="0.06" calcext:value-type="percentage">
            <text:p>6.00 %</text:p>
          </table:table-cell>
          <table:table-cell table:style-name="ce1006" table:formula="of:=[.$G$112]" office:value-type="percentage" office:value="0.0834" calcext:value-type="percentage">
            <text:p>8.34 %</text:p>
          </table:table-cell>
          <table:table-cell table:style-name="ce1088" table:formula="of:=[.$H$112]" office:value-type="percentage" office:value="0.0843" calcext:value-type="percentage">
            <text:p>8.43 %</text:p>
          </table:table-cell>
          <table:table-cell table:style-name="ce1170" table:formula="of:=[.$I$112]" office:value-type="percentage" office:value="0.3115" calcext:value-type="percentage">
            <text:p>31.15 %</text:p>
          </table:table-cell>
          <table:table-cell table:style-name="ce1252" table:formula="of:=[.$J$112]" office:value-type="percentage" office:value="0.06" calcext:value-type="percentage">
            <text:p>6.00 %</text:p>
          </table:table-cell>
          <table:table-cell table:style-name="ce1333" table:formula="of:=[.$K$112]" office:value-type="string" office:string-value="NM" calcext:value-type="string">
            <text:p>NM</text:p>
          </table:table-cell>
          <table:table-cell table:style-name="ce1415" table:formula="of:=[.$L$112]" office:value-type="percentage" office:value="0.0843" calcext:value-type="percentage">
            <text:p>8.43 %</text:p>
          </table:table-cell>
          <table:table-cell table:style-name="ce149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4" office:value-type="percentage" office:value="0.1727" calcext:value-type="percentage">
            <text:p>17.27 %</text:p>
          </table:table-cell>
          <table:table-cell table:style-name="ce295" office:value-type="string" calcext:value-type="string">
            <text:p>NM</text:p>
          </table:table-cell>
          <table:table-cell table:style-name="ce274" office:value-type="percentage" office:value="0.1092" calcext:value-type="percentage">
            <text:p>10.92 %</text:p>
          </table:table-cell>
          <table:table-cell table:style-name="ce274" office:value-type="percentage" office:value="0.081" calcext:value-type="percentage">
            <text:p>8.10 %</text:p>
          </table:table-cell>
          <table:table-cell table:style-name="ce274" office:value-type="percentage" office:value="0.1095" calcext:value-type="percentage">
            <text:p>10.95 %</text:p>
          </table:table-cell>
          <table:table-cell table:style-name="ce274" office:value-type="percentage" office:value="0.1103" calcext:value-type="percentage">
            <text:p>11.03 %</text:p>
          </table:table-cell>
          <table:table-cell table:style-name="ce274" office:value-type="percentage" office:value="0.1068" calcext:value-type="percentage">
            <text:p>10.68 %</text:p>
          </table:table-cell>
          <table:table-cell table:style-name="ce274" office:value-type="percentage" office:value="0.081" calcext:value-type="percentage">
            <text:p>8.10 %</text:p>
          </table:table-cell>
          <table:table-cell table:style-name="ce274" office:value-type="percentage" office:value="0.1198" calcext:value-type="percentage">
            <text:p>11.98 %</text:p>
          </table:table-cell>
          <table:table-cell table:style-name="ce274" office:value-type="percentage" office:value="0.1097" calcext:value-type="percentage">
            <text:p>10.97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1760" table:formula="of:=[.$C$113]" office:value-type="percentage" office:value="0.1727" calcext:value-type="percentage">
            <text:p>17.27 %</text:p>
          </table:table-cell>
          <table:table-cell table:style-name="ce761" table:formula="of:=[.$D$113]" office:value-type="string" office:string-value="NM" calcext:value-type="string">
            <text:p>NM</text:p>
          </table:table-cell>
          <table:table-cell table:style-name="ce843" table:formula="of:=[.$E$113]" office:value-type="percentage" office:value="0.1092" calcext:value-type="percentage">
            <text:p>10.92 %</text:p>
          </table:table-cell>
          <table:table-cell table:style-name="ce925" table:formula="of:=[.$F$113]" office:value-type="percentage" office:value="0.081" calcext:value-type="percentage">
            <text:p>8.10 %</text:p>
          </table:table-cell>
          <table:table-cell table:style-name="ce1007" table:formula="of:=[.$G$113]" office:value-type="percentage" office:value="0.1095" calcext:value-type="percentage">
            <text:p>10.95 %</text:p>
          </table:table-cell>
          <table:table-cell table:style-name="ce1089" table:formula="of:=[.$H$113]" office:value-type="percentage" office:value="0.1103" calcext:value-type="percentage">
            <text:p>11.03 %</text:p>
          </table:table-cell>
          <table:table-cell table:style-name="ce1171" table:formula="of:=[.$I$113]" office:value-type="percentage" office:value="0.1068" calcext:value-type="percentage">
            <text:p>10.68 %</text:p>
          </table:table-cell>
          <table:table-cell table:style-name="ce1253" table:formula="of:=[.$J$113]" office:value-type="percentage" office:value="0.081" calcext:value-type="percentage">
            <text:p>8.10 %</text:p>
          </table:table-cell>
          <table:table-cell table:style-name="ce1334" table:formula="of:=[.$K$113]" office:value-type="percentage" office:value="0.1198" calcext:value-type="percentage">
            <text:p>11.98 %</text:p>
          </table:table-cell>
          <table:table-cell table:style-name="ce1416" table:formula="of:=[.$L$113]" office:value-type="percentage" office:value="0.1097" calcext:value-type="percentage">
            <text:p>10.97 %</text:p>
          </table:table-cell>
          <table:table-cell table:style-name="ce149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4" office:value-type="percentage" office:value="0.0731" calcext:value-type="percentage">
            <text:p>7.31 %</text:p>
          </table:table-cell>
          <table:table-cell table:style-name="ce274" office:value-type="percentage" office:value="0.1727" calcext:value-type="percentage">
            <text:p>17.27 %</text:p>
          </table:table-cell>
          <table:table-cell table:style-name="ce274" office:value-type="percentage" office:value="0.0744" calcext:value-type="percentage">
            <text:p>7.44 %</text:p>
          </table:table-cell>
          <table:table-cell table:style-name="ce274" office:value-type="percentage" office:value="0.0537" calcext:value-type="percentage">
            <text:p>5.37 %</text:p>
          </table:table-cell>
          <table:table-cell table:style-name="ce274" office:value-type="percentage" office:value="0.0753" calcext:value-type="percentage">
            <text:p>7.53 %</text:p>
          </table:table-cell>
          <table:table-cell table:style-name="ce274" office:value-type="percentage" office:value="0.2708" calcext:value-type="percentage">
            <text:p>27.08 %</text:p>
          </table:table-cell>
          <table:table-cell table:style-name="ce274" office:value-type="percentage" office:value="0.0719" calcext:value-type="percentage">
            <text:p>7.19 %</text:p>
          </table:table-cell>
          <table:table-cell table:style-name="ce274" office:value-type="percentage" office:value="0.0537" calcext:value-type="percentage">
            <text:p>5.37 %</text:p>
          </table:table-cell>
          <table:table-cell table:style-name="ce274" office:value-type="percentage" office:value="0.0802" calcext:value-type="percentage">
            <text:p>8.02 %</text:p>
          </table:table-cell>
          <table:table-cell table:style-name="ce274" office:value-type="percentage" office:value="0.0742" calcext:value-type="percentage">
            <text:p>7.42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Fabio</text:p>
          </table:table-cell>
          <table:table-cell table:style-name="ce680" table:formula="of:=[.$C$114]" office:value-type="percentage" office:value="0.0731" calcext:value-type="percentage">
            <text:p>7.31 %</text:p>
          </table:table-cell>
          <table:table-cell table:style-name="ce1844" table:formula="of:=[.$D$114]" office:value-type="percentage" office:value="0.1727" calcext:value-type="percentage">
            <text:p>17.27 %</text:p>
          </table:table-cell>
          <table:table-cell table:style-name="ce844" table:formula="of:=[.$E$114]" office:value-type="percentage" office:value="0.0744" calcext:value-type="percentage">
            <text:p>7.44 %</text:p>
          </table:table-cell>
          <table:table-cell table:style-name="ce926" table:formula="of:=[.$F$114]" office:value-type="percentage" office:value="0.0537" calcext:value-type="percentage">
            <text:p>5.37 %</text:p>
          </table:table-cell>
          <table:table-cell table:style-name="ce1008" table:formula="of:=[.$G$114]" office:value-type="percentage" office:value="0.0753" calcext:value-type="percentage">
            <text:p>7.53 %</text:p>
          </table:table-cell>
          <table:table-cell table:style-name="ce1090" table:formula="of:=[.$H$114]" office:value-type="percentage" office:value="0.2708" calcext:value-type="percentage">
            <text:p>27.08 %</text:p>
          </table:table-cell>
          <table:table-cell table:style-name="ce1172" table:formula="of:=[.$I$114]" office:value-type="percentage" office:value="0.0719" calcext:value-type="percentage">
            <text:p>7.19 %</text:p>
          </table:table-cell>
          <table:table-cell table:style-name="ce1254" table:formula="of:=[.$J$114]" office:value-type="percentage" office:value="0.0537" calcext:value-type="percentage">
            <text:p>5.37 %</text:p>
          </table:table-cell>
          <table:table-cell table:style-name="ce1335" table:formula="of:=[.$K$114]" office:value-type="percentage" office:value="0.0802" calcext:value-type="percentage">
            <text:p>8.02 %</text:p>
          </table:table-cell>
          <table:table-cell table:style-name="ce1417" table:formula="of:=[.$L$114]" office:value-type="percentage" office:value="0.0742" calcext:value-type="percentage">
            <text:p>7.42 %</text:p>
          </table:table-cell>
          <table:table-cell table:style-name="ce149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74" office:value-type="percentage" office:value="0.0742" calcext:value-type="percentage">
            <text:p>7.42 %</text:p>
          </table:table-cell>
          <table:table-cell table:style-name="ce274" office:value-type="percentage" office:value="0.1097" calcext:value-type="percentage">
            <text:p>10.97 %</text:p>
          </table:table-cell>
          <table:table-cell table:style-name="ce274" office:value-type="percentage" office:value="0.0776" calcext:value-type="percentage">
            <text:p>7.76 %</text:p>
          </table:table-cell>
          <table:table-cell table:style-name="ce274" office:value-type="percentage" office:value="0.0561" calcext:value-type="percentage">
            <text:p>5.61 %</text:p>
          </table:table-cell>
          <table:table-cell table:style-name="ce274" office:value-type="percentage" office:value="0.0774" calcext:value-type="percentage">
            <text:p>7.74 %</text:p>
          </table:table-cell>
          <table:table-cell table:style-name="ce274" office:value-type="percentage" office:value="0.0779" calcext:value-type="percentage">
            <text:p>7.79 %</text:p>
          </table:table-cell>
          <table:table-cell table:style-name="ce274" office:value-type="percentage" office:value="0.1042" calcext:value-type="percentage">
            <text:p>10.42 %</text:p>
          </table:table-cell>
          <table:table-cell table:style-name="ce274" office:value-type="percentage" office:value="0.0561" calcext:value-type="percentage">
            <text:p>5.61 %</text:p>
          </table:table-cell>
          <table:table-cell table:style-name="ce274" office:value-type="percentage" office:value="0.0843" calcext:value-type="percentage">
            <text:p>8.43 %</text:p>
          </table:table-cell>
          <table:table-cell table:style-name="ce274" office:value-type="percentage" office:value="0.2825" calcext:value-type="percentage">
            <text:p>28.25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Max</text:p>
          </table:table-cell>
          <table:table-cell table:style-name="ce681" table:formula="of:=[.$C$115]" office:value-type="percentage" office:value="0.0742" calcext:value-type="percentage">
            <text:p>7.42 %</text:p>
          </table:table-cell>
          <table:table-cell table:style-name="ce763" table:formula="of:=[.$D$115]" office:value-type="percentage" office:value="0.1097" calcext:value-type="percentage">
            <text:p>10.97 %</text:p>
          </table:table-cell>
          <table:table-cell table:style-name="ce845" table:formula="of:=[.$E$115]" office:value-type="percentage" office:value="0.0776" calcext:value-type="percentage">
            <text:p>7.76 %</text:p>
          </table:table-cell>
          <table:table-cell table:style-name="ce927" table:formula="of:=[.$F$115]" office:value-type="percentage" office:value="0.0561" calcext:value-type="percentage">
            <text:p>5.61 %</text:p>
          </table:table-cell>
          <table:table-cell table:style-name="ce1009" table:formula="of:=[.$G$115]" office:value-type="percentage" office:value="0.0774" calcext:value-type="percentage">
            <text:p>7.74 %</text:p>
          </table:table-cell>
          <table:table-cell table:style-name="ce1091" table:formula="of:=[.$H$115]" office:value-type="percentage" office:value="0.0779" calcext:value-type="percentage">
            <text:p>7.79 %</text:p>
          </table:table-cell>
          <table:table-cell table:style-name="ce2255" table:formula="of:=[.$I$115]" office:value-type="percentage" office:value="0.1042" calcext:value-type="percentage">
            <text:p>10.42 %</text:p>
          </table:table-cell>
          <table:table-cell table:style-name="ce1255" table:formula="of:=[.$J$115]" office:value-type="percentage" office:value="0.0561" calcext:value-type="percentage">
            <text:p>5.61 %</text:p>
          </table:table-cell>
          <table:table-cell table:style-name="ce1336" table:formula="of:=[.$K$115]" office:value-type="percentage" office:value="0.0843" calcext:value-type="percentage">
            <text:p>8.43 %</text:p>
          </table:table-cell>
          <table:table-cell table:style-name="ce1418" table:formula="of:=[.$L$115]" office:value-type="percentage" office:value="0.2825" calcext:value-type="percentage">
            <text:p>28.25 %</text:p>
          </table:table-cell>
          <table:table-cell table:style-name="ce150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4" office:value-type="percentage" office:value="0.0537" calcext:value-type="percentage">
            <text:p>5.37 %</text:p>
          </table:table-cell>
          <table:table-cell table:style-name="ce274" office:value-type="percentage" office:value="0.081" calcext:value-type="percentage">
            <text:p>8.10 %</text:p>
          </table:table-cell>
          <table:table-cell table:style-name="ce274" office:value-type="percentage" office:value="0.056" calcext:value-type="percentage">
            <text:p>5.60 %</text:p>
          </table:table-cell>
          <table:table-cell table:style-name="ce274" office:value-type="percentage" office:value="0.4967" calcext:value-type="percentage">
            <text:p>49.67 %</text:p>
          </table:table-cell>
          <table:table-cell table:style-name="ce274" office:value-type="percentage" office:value="0.0564" calcext:value-type="percentage">
            <text:p>5.64 %</text:p>
          </table:table-cell>
          <table:table-cell table:style-name="ce274" office:value-type="percentage" office:value="0.0575" calcext:value-type="percentage">
            <text:p>5.75 %</text:p>
          </table:table-cell>
          <table:table-cell table:style-name="ce274" office:value-type="percentage" office:value="0.054" calcext:value-type="percentage">
            <text:p>5.40 %</text:p>
          </table:table-cell>
          <table:table-cell table:style-name="ce274" office:value-type="percentage" office:value="0.0286" calcext:value-type="percentage">
            <text:p>2.86 %</text:p>
          </table:table-cell>
          <table:table-cell table:style-name="ce274" office:value-type="percentage" office:value="0.06" calcext:value-type="percentage">
            <text:p>6.00 %</text:p>
          </table:table-cell>
          <table:table-cell table:style-name="ce274" office:value-type="percentage" office:value="0.0561" calcext:value-type="percentage">
            <text:p>5.61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682" table:formula="of:=[.$C$116]" office:value-type="percentage" office:value="0.0537" calcext:value-type="percentage">
            <text:p>5.37 %</text:p>
          </table:table-cell>
          <table:table-cell table:style-name="ce764" table:formula="of:=[.$D$116]" office:value-type="percentage" office:value="0.081" calcext:value-type="percentage">
            <text:p>8.10 %</text:p>
          </table:table-cell>
          <table:table-cell table:style-name="ce846" table:formula="of:=[.$E$116]" office:value-type="percentage" office:value="0.056" calcext:value-type="percentage">
            <text:p>5.60 %</text:p>
          </table:table-cell>
          <table:table-cell table:style-name="ce2010" table:formula="of:=[.$F$116]" office:value-type="percentage" office:value="0.4967" calcext:value-type="percentage">
            <text:p>49.67 %</text:p>
          </table:table-cell>
          <table:table-cell table:style-name="ce1010" table:formula="of:=[.$G$116]" office:value-type="percentage" office:value="0.0564" calcext:value-type="percentage">
            <text:p>5.64 %</text:p>
          </table:table-cell>
          <table:table-cell table:style-name="ce1092" table:formula="of:=[.$H$116]" office:value-type="percentage" office:value="0.0575" calcext:value-type="percentage">
            <text:p>5.75 %</text:p>
          </table:table-cell>
          <table:table-cell table:style-name="ce1174" table:formula="of:=[.$I$116]" office:value-type="percentage" office:value="0.054" calcext:value-type="percentage">
            <text:p>5.40 %</text:p>
          </table:table-cell>
          <table:table-cell table:style-name="ce1256" table:formula="of:=[.$J$116]" office:value-type="percentage" office:value="0.0286" calcext:value-type="percentage">
            <text:p>2.86 %</text:p>
          </table:table-cell>
          <table:table-cell table:style-name="ce1337" table:formula="of:=[.$K$116]" office:value-type="percentage" office:value="0.06" calcext:value-type="percentage">
            <text:p>6.00 %</text:p>
          </table:table-cell>
          <table:table-cell table:style-name="ce1419" table:formula="of:=[.$L$116]" office:value-type="percentage" office:value="0.0561" calcext:value-type="percentage">
            <text:p>5.61 %</text:p>
          </table:table-cell>
          <table:table-cell table:style-name="ce150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4" office:value-type="percentage" office:value="0.0719" calcext:value-type="percentage">
            <text:p>7.19 %</text:p>
          </table:table-cell>
          <table:table-cell table:style-name="ce274" office:value-type="percentage" office:value="0.1068" calcext:value-type="percentage">
            <text:p>10.68 %</text:p>
          </table:table-cell>
          <table:table-cell table:style-name="ce274" office:value-type="percentage" office:value="0.0756" calcext:value-type="percentage">
            <text:p>7.56 %</text:p>
          </table:table-cell>
          <table:table-cell table:style-name="ce274" office:value-type="percentage" office:value="0.054" calcext:value-type="percentage">
            <text:p>5.40 %</text:p>
          </table:table-cell>
          <table:table-cell table:style-name="ce274" office:value-type="percentage" office:value="0.0745" calcext:value-type="percentage">
            <text:p>7.45 %</text:p>
          </table:table-cell>
          <table:table-cell table:style-name="ce274" office:value-type="percentage" office:value="0.0753" calcext:value-type="percentage">
            <text:p>7.53 %</text:p>
          </table:table-cell>
          <table:table-cell table:style-name="ce274" office:value-type="percentage" office:value="0.0721" calcext:value-type="percentage">
            <text:p>7.21 %</text:p>
          </table:table-cell>
          <table:table-cell table:style-name="ce274" office:value-type="percentage" office:value="0.054" calcext:value-type="percentage">
            <text:p>5.40 %</text:p>
          </table:table-cell>
          <table:table-cell table:style-name="ce274" office:value-type="percentage" office:value="0.3115" calcext:value-type="percentage">
            <text:p>31.15 %</text:p>
          </table:table-cell>
          <table:table-cell table:style-name="ce274" office:value-type="percentage" office:value="0.1042" calcext:value-type="percentage">
            <text:p>10.42 %</text:p>
          </table:table-cell>
          <table:table-cell table:style-name="ce274"/>
          <table:table-cell table:style-name="ce44"/>
          <table:table-cell table:style-name="ce48" office:value-type="string" calcext:value-type="string">
            <text:p>Luca</text:p>
          </table:table-cell>
          <table:table-cell table:style-name="ce683" table:formula="of:=[.$C$117]" office:value-type="percentage" office:value="0.0719" calcext:value-type="percentage">
            <text:p>7.19 %</text:p>
          </table:table-cell>
          <table:table-cell table:style-name="ce765" table:formula="of:=[.$D$117]" office:value-type="percentage" office:value="0.1068" calcext:value-type="percentage">
            <text:p>10.68 %</text:p>
          </table:table-cell>
          <table:table-cell table:style-name="ce847" table:formula="of:=[.$E$117]" office:value-type="percentage" office:value="0.0756" calcext:value-type="percentage">
            <text:p>7.56 %</text:p>
          </table:table-cell>
          <table:table-cell table:style-name="ce929" table:formula="of:=[.$F$117]" office:value-type="percentage" office:value="0.054" calcext:value-type="percentage">
            <text:p>5.40 %</text:p>
          </table:table-cell>
          <table:table-cell table:style-name="ce1011" table:formula="of:=[.$G$117]" office:value-type="percentage" office:value="0.0745" calcext:value-type="percentage">
            <text:p>7.45 %</text:p>
          </table:table-cell>
          <table:table-cell table:style-name="ce1093" table:formula="of:=[.$H$117]" office:value-type="percentage" office:value="0.0753" calcext:value-type="percentage">
            <text:p>7.53 %</text:p>
          </table:table-cell>
          <table:table-cell table:style-name="ce1175" table:formula="of:=[.$I$117]" office:value-type="percentage" office:value="0.0721" calcext:value-type="percentage">
            <text:p>7.21 %</text:p>
          </table:table-cell>
          <table:table-cell table:style-name="ce1257" table:formula="of:=[.$J$117]" office:value-type="percentage" office:value="0.054" calcext:value-type="percentage">
            <text:p>5.40 %</text:p>
          </table:table-cell>
          <table:table-cell table:style-name="ce1338" table:formula="of:=[.$K$117]" office:value-type="percentage" office:value="0.3115" calcext:value-type="percentage">
            <text:p>31.15 %</text:p>
          </table:table-cell>
          <table:table-cell table:style-name="ce2502" table:formula="of:=[.$L$117]" office:value-type="percentage" office:value="0.1042" calcext:value-type="percentage">
            <text:p>10.42 %</text:p>
          </table:table-cell>
          <table:table-cell table:style-name="ce150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5" table:number-columns-repeated="8"/>
          <table:table-cell table:style-name="ce296"/>
          <table:table-cell table:style-name="ce275" table:number-columns-repeated="2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84" table:formula="of:=[.$C$108]" office:value-type="percentage" office:value="0.0753" calcext:value-type="percentage">
            <text:p>7.53 %</text:p>
          </table:table-cell>
          <table:table-cell table:style-name="ce766" table:formula="of:=[.$D$108]" office:value-type="percentage" office:value="0.1095" calcext:value-type="percentage">
            <text:p>10.95 %</text:p>
          </table:table-cell>
          <table:table-cell table:style-name="ce848" table:formula="of:=[.$E$108]" office:value-type="percentage" office:value="0.0772" calcext:value-type="percentage">
            <text:p>7.72 %</text:p>
          </table:table-cell>
          <table:table-cell table:style-name="ce930" table:formula="of:=[.$F$108]" office:value-type="percentage" office:value="0.0564" calcext:value-type="percentage">
            <text:p>5.64 %</text:p>
          </table:table-cell>
          <table:table-cell table:style-name="ce1012" table:formula="of:=[.$G$108]" office:value-type="percentage" office:value="0.28" calcext:value-type="percentage">
            <text:p>28.00 %</text:p>
          </table:table-cell>
          <table:table-cell table:style-name="ce1094" table:formula="of:=[.$H$108]" office:value-type="percentage" office:value="0.1099" calcext:value-type="percentage">
            <text:p>10.99 %</text:p>
          </table:table-cell>
          <table:table-cell table:style-name="ce1176" table:formula="of:=[.$I$108]" office:value-type="percentage" office:value="0.0745" calcext:value-type="percentage">
            <text:p>7.45 %</text:p>
          </table:table-cell>
          <table:table-cell table:style-name="ce1258" table:formula="of:=[.$J$108]" office:value-type="percentage" office:value="0.0564" calcext:value-type="percentage">
            <text:p>5.64 %</text:p>
          </table:table-cell>
          <table:table-cell table:style-name="ce1339" table:formula="of:=[.$K$108]" office:value-type="percentage" office:value="0.0834" calcext:value-type="percentage">
            <text:p>8.34 %</text:p>
          </table:table-cell>
          <table:table-cell table:style-name="ce1421" table:formula="of:=[.$L$108]" office:value-type="percentage" office:value="0.0774" calcext:value-type="percentage">
            <text:p>7.74 %</text:p>
          </table:table-cell>
          <table:table-cell table:style-name="ce150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85" table:formula="of:=[.$C$109]" office:value-type="percentage" office:value="0.0744" calcext:value-type="percentage">
            <text:p>7.44 %</text:p>
          </table:table-cell>
          <table:table-cell table:style-name="ce767" table:formula="of:=[.$D$109]" office:value-type="percentage" office:value="0.1092" calcext:value-type="percentage">
            <text:p>10.92 %</text:p>
          </table:table-cell>
          <table:table-cell table:style-name="ce849" table:formula="of:=[.$E$109]" office:value-type="percentage" office:value="0.2792" calcext:value-type="percentage">
            <text:p>27.92 %</text:p>
          </table:table-cell>
          <table:table-cell table:style-name="ce931" table:formula="of:=[.$F$109]" office:value-type="percentage" office:value="0.056" calcext:value-type="percentage">
            <text:p>5.60 %</text:p>
          </table:table-cell>
          <table:table-cell table:style-name="ce1013" table:formula="of:=[.$G$109]" office:value-type="percentage" office:value="0.0772" calcext:value-type="percentage">
            <text:p>7.72 %</text:p>
          </table:table-cell>
          <table:table-cell table:style-name="ce1095" table:formula="of:=[.$H$109]" office:value-type="percentage" office:value="0.0784" calcext:value-type="percentage">
            <text:p>7.84 %</text:p>
          </table:table-cell>
          <table:table-cell table:style-name="ce1177" table:formula="of:=[.$I$109]" office:value-type="percentage" office:value="0.0756" calcext:value-type="percentage">
            <text:p>7.56 %</text:p>
          </table:table-cell>
          <table:table-cell table:style-name="ce1259" table:formula="of:=[.$J$109]" office:value-type="percentage" office:value="0.056" calcext:value-type="percentage">
            <text:p>5.60 %</text:p>
          </table:table-cell>
          <table:table-cell table:style-name="ce1340" table:formula="of:=[.$K$109]" office:value-type="percentage" office:value="0.1164" calcext:value-type="percentage">
            <text:p>11.64 %</text:p>
          </table:table-cell>
          <table:table-cell table:style-name="ce1422" table:formula="of:=[.$L$109]" office:value-type="percentage" office:value="0.0776" calcext:value-type="percentage">
            <text:p>7.76 %</text:p>
          </table:table-cell>
          <table:table-cell table:style-name="ce150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86" table:formula="of:=[.$C$110]" office:value-type="percentage" office:value="0.0537" calcext:value-type="percentage">
            <text:p>5.37 %</text:p>
          </table:table-cell>
          <table:table-cell table:style-name="ce768" table:formula="of:=[.$D$110]" office:value-type="percentage" office:value="0.081" calcext:value-type="percentage">
            <text:p>8.10 %</text:p>
          </table:table-cell>
          <table:table-cell table:style-name="ce850" table:formula="of:=[.$E$110]" office:value-type="percentage" office:value="0.056" calcext:value-type="percentage">
            <text:p>5.60 %</text:p>
          </table:table-cell>
          <table:table-cell table:style-name="ce932" table:formula="of:=[.$F$110]" office:value-type="percentage" office:value="0.0286" calcext:value-type="percentage">
            <text:p>2.86 %</text:p>
          </table:table-cell>
          <table:table-cell table:style-name="ce1014" table:formula="of:=[.$G$110]" office:value-type="percentage" office:value="0.0564" calcext:value-type="percentage">
            <text:p>5.64 %</text:p>
          </table:table-cell>
          <table:table-cell table:style-name="ce1096" table:formula="of:=[.$H$110]" office:value-type="percentage" office:value="0.0575" calcext:value-type="percentage">
            <text:p>5.75 %</text:p>
          </table:table-cell>
          <table:table-cell table:style-name="ce1178" table:formula="of:=[.$I$110]" office:value-type="percentage" office:value="0.054" calcext:value-type="percentage">
            <text:p>5.40 %</text:p>
          </table:table-cell>
          <table:table-cell table:style-name="ce1260" table:formula="of:=[.$J$110]" office:value-type="percentage" office:value="0.4967" calcext:value-type="percentage">
            <text:p>49.67 %</text:p>
          </table:table-cell>
          <table:table-cell table:style-name="ce1341" table:formula="of:=[.$K$110]" office:value-type="percentage" office:value="0.06" calcext:value-type="percentage">
            <text:p>6.00 %</text:p>
          </table:table-cell>
          <table:table-cell table:style-name="ce1423" table:formula="of:=[.$L$110]" office:value-type="percentage" office:value="0.0561" calcext:value-type="percentage">
            <text:p>5.61 %</text:p>
          </table:table-cell>
          <table:table-cell table:style-name="ce150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87" table:formula="of:=[.$C$111]" office:value-type="percentage" office:value="0.2708" calcext:value-type="percentage">
            <text:p>27.08 %</text:p>
          </table:table-cell>
          <table:table-cell table:style-name="ce769" table:formula="of:=[.$D$111]" office:value-type="percentage" office:value="0.1103" calcext:value-type="percentage">
            <text:p>11.03 %</text:p>
          </table:table-cell>
          <table:table-cell table:style-name="ce851" table:formula="of:=[.$E$111]" office:value-type="percentage" office:value="0.0784" calcext:value-type="percentage">
            <text:p>7.84 %</text:p>
          </table:table-cell>
          <table:table-cell table:style-name="ce933" table:formula="of:=[.$F$111]" office:value-type="percentage" office:value="0.0575" calcext:value-type="percentage">
            <text:p>5.75 %</text:p>
          </table:table-cell>
          <table:table-cell table:style-name="ce1015" table:formula="of:=[.$G$111]" office:value-type="percentage" office:value="0.1099" calcext:value-type="percentage">
            <text:p>10.99 %</text:p>
          </table:table-cell>
          <table:table-cell table:style-name="ce1097" table:formula="of:=[.$H$111]" office:value-type="percentage" office:value="0.078" calcext:value-type="percentage">
            <text:p>7.80 %</text:p>
          </table:table-cell>
          <table:table-cell table:style-name="ce1179" table:formula="of:=[.$I$111]" office:value-type="percentage" office:value="0.0753" calcext:value-type="percentage">
            <text:p>7.53 %</text:p>
          </table:table-cell>
          <table:table-cell table:style-name="ce1261" table:formula="of:=[.$J$111]" office:value-type="percentage" office:value="0.0575" calcext:value-type="percentage">
            <text:p>5.75 %</text:p>
          </table:table-cell>
          <table:table-cell table:style-name="ce1342" table:formula="of:=[.$K$111]" office:value-type="percentage" office:value="0.0843" calcext:value-type="percentage">
            <text:p>8.43 %</text:p>
          </table:table-cell>
          <table:table-cell table:style-name="ce1424" table:formula="of:=[.$L$111]" office:value-type="percentage" office:value="0.0779" calcext:value-type="percentage">
            <text:p>7.79 %</text:p>
          </table:table-cell>
          <table:table-cell table:style-name="ce150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5"/>
          <table:table-cell table:style-name="ce296"/>
          <table:table-cell table:style-name="ce275" table:number-columns-repeated="9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88" table:formula="of:=[.$C$112]" office:value-type="percentage" office:value="0.0802" calcext:value-type="percentage">
            <text:p>8.02 %</text:p>
          </table:table-cell>
          <table:table-cell table:style-name="ce770" table:formula="of:=[.$D$112]" office:value-type="percentage" office:value="0.1198" calcext:value-type="percentage">
            <text:p>11.98 %</text:p>
          </table:table-cell>
          <table:table-cell table:style-name="ce852" table:formula="of:=[.$E$112]" office:value-type="percentage" office:value="0.1164" calcext:value-type="percentage">
            <text:p>11.64 %</text:p>
          </table:table-cell>
          <table:table-cell table:style-name="ce934" table:formula="of:=[.$F$112]" office:value-type="percentage" office:value="0.06" calcext:value-type="percentage">
            <text:p>6.00 %</text:p>
          </table:table-cell>
          <table:table-cell table:style-name="ce1016" table:formula="of:=[.$G$112]" office:value-type="percentage" office:value="0.0834" calcext:value-type="percentage">
            <text:p>8.34 %</text:p>
          </table:table-cell>
          <table:table-cell table:style-name="ce1098" table:formula="of:=[.$H$112]" office:value-type="percentage" office:value="0.0843" calcext:value-type="percentage">
            <text:p>8.43 %</text:p>
          </table:table-cell>
          <table:table-cell table:style-name="ce1180" table:formula="of:=[.$I$112]" office:value-type="percentage" office:value="0.3115" calcext:value-type="percentage">
            <text:p>31.15 %</text:p>
          </table:table-cell>
          <table:table-cell table:style-name="ce1262" table:formula="of:=[.$J$112]" office:value-type="percentage" office:value="0.06" calcext:value-type="percentage">
            <text:p>6.00 %</text:p>
          </table:table-cell>
          <table:table-cell table:style-name="ce1343" table:formula="of:=[.$K$112]" office:value-type="string" office:string-value="NM" calcext:value-type="string">
            <text:p>NM</text:p>
          </table:table-cell>
          <table:table-cell table:style-name="ce1425" table:formula="of:=[.$L$112]" office:value-type="percentage" office:value="0.0843" calcext:value-type="percentage">
            <text:p>8.43 %</text:p>
          </table:table-cell>
          <table:table-cell table:style-name="ce150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689" table:formula="of:=[.$C$113]" office:value-type="percentage" office:value="0.1727" calcext:value-type="percentage">
            <text:p>17.27 %</text:p>
          </table:table-cell>
          <table:table-cell table:style-name="ce771" table:formula="of:=[.$D$113]" office:value-type="string" office:string-value="NM" calcext:value-type="string">
            <text:p>NM</text:p>
          </table:table-cell>
          <table:table-cell table:style-name="ce853" table:formula="of:=[.$E$113]" office:value-type="percentage" office:value="0.1092" calcext:value-type="percentage">
            <text:p>10.92 %</text:p>
          </table:table-cell>
          <table:table-cell table:style-name="ce935" table:formula="of:=[.$F$113]" office:value-type="percentage" office:value="0.081" calcext:value-type="percentage">
            <text:p>8.10 %</text:p>
          </table:table-cell>
          <table:table-cell table:style-name="ce1017" table:formula="of:=[.$G$113]" office:value-type="percentage" office:value="0.1095" calcext:value-type="percentage">
            <text:p>10.95 %</text:p>
          </table:table-cell>
          <table:table-cell table:style-name="ce1099" table:formula="of:=[.$H$113]" office:value-type="percentage" office:value="0.1103" calcext:value-type="percentage">
            <text:p>11.03 %</text:p>
          </table:table-cell>
          <table:table-cell table:style-name="ce1181" table:formula="of:=[.$I$113]" office:value-type="percentage" office:value="0.1068" calcext:value-type="percentage">
            <text:p>10.68 %</text:p>
          </table:table-cell>
          <table:table-cell table:style-name="ce1263" table:formula="of:=[.$J$113]" office:value-type="percentage" office:value="0.081" calcext:value-type="percentage">
            <text:p>8.10 %</text:p>
          </table:table-cell>
          <table:table-cell table:style-name="ce1344" table:formula="of:=[.$K$113]" office:value-type="percentage" office:value="0.1198" calcext:value-type="percentage">
            <text:p>11.98 %</text:p>
          </table:table-cell>
          <table:table-cell table:style-name="ce1426" table:formula="of:=[.$L$113]" office:value-type="percentage" office:value="0.1097" calcext:value-type="percentage">
            <text:p>10.97 %</text:p>
          </table:table-cell>
          <table:table-cell table:style-name="ce150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690" table:formula="of:=[.$C$114]" office:value-type="percentage" office:value="0.0731" calcext:value-type="percentage">
            <text:p>7.31 %</text:p>
          </table:table-cell>
          <table:table-cell table:style-name="ce772" table:formula="of:=[.$D$114]" office:value-type="percentage" office:value="0.1727" calcext:value-type="percentage">
            <text:p>17.27 %</text:p>
          </table:table-cell>
          <table:table-cell table:style-name="ce854" table:formula="of:=[.$E$114]" office:value-type="percentage" office:value="0.0744" calcext:value-type="percentage">
            <text:p>7.44 %</text:p>
          </table:table-cell>
          <table:table-cell table:style-name="ce936" table:formula="of:=[.$F$114]" office:value-type="percentage" office:value="0.0537" calcext:value-type="percentage">
            <text:p>5.37 %</text:p>
          </table:table-cell>
          <table:table-cell table:style-name="ce1018" table:formula="of:=[.$G$114]" office:value-type="percentage" office:value="0.0753" calcext:value-type="percentage">
            <text:p>7.53 %</text:p>
          </table:table-cell>
          <table:table-cell table:style-name="ce1100" table:formula="of:=[.$H$114]" office:value-type="percentage" office:value="0.2708" calcext:value-type="percentage">
            <text:p>27.08 %</text:p>
          </table:table-cell>
          <table:table-cell table:style-name="ce1182" table:formula="of:=[.$I$114]" office:value-type="percentage" office:value="0.0719" calcext:value-type="percentage">
            <text:p>7.19 %</text:p>
          </table:table-cell>
          <table:table-cell table:style-name="ce1264" table:formula="of:=[.$J$114]" office:value-type="percentage" office:value="0.0537" calcext:value-type="percentage">
            <text:p>5.37 %</text:p>
          </table:table-cell>
          <table:table-cell table:style-name="ce1345" table:formula="of:=[.$K$114]" office:value-type="percentage" office:value="0.0802" calcext:value-type="percentage">
            <text:p>8.02 %</text:p>
          </table:table-cell>
          <table:table-cell table:style-name="ce1427" table:formula="of:=[.$L$114]" office:value-type="percentage" office:value="0.0742" calcext:value-type="percentage">
            <text:p>7.42 %</text:p>
          </table:table-cell>
          <table:table-cell table:style-name="ce150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Max</text:p>
          </table:table-cell>
          <table:table-cell table:style-name="ce691" table:formula="of:=[.$C$115]" office:value-type="percentage" office:value="0.0742" calcext:value-type="percentage">
            <text:p>7.42 %</text:p>
          </table:table-cell>
          <table:table-cell table:style-name="ce773" table:formula="of:=[.$D$115]" office:value-type="percentage" office:value="0.1097" calcext:value-type="percentage">
            <text:p>10.97 %</text:p>
          </table:table-cell>
          <table:table-cell table:style-name="ce855" table:formula="of:=[.$E$115]" office:value-type="percentage" office:value="0.0776" calcext:value-type="percentage">
            <text:p>7.76 %</text:p>
          </table:table-cell>
          <table:table-cell table:style-name="ce937" table:formula="of:=[.$F$115]" office:value-type="percentage" office:value="0.0561" calcext:value-type="percentage">
            <text:p>5.61 %</text:p>
          </table:table-cell>
          <table:table-cell table:style-name="ce1019" table:formula="of:=[.$G$115]" office:value-type="percentage" office:value="0.0774" calcext:value-type="percentage">
            <text:p>7.74 %</text:p>
          </table:table-cell>
          <table:table-cell table:style-name="ce1101" table:formula="of:=[.$H$115]" office:value-type="percentage" office:value="0.0779" calcext:value-type="percentage">
            <text:p>7.79 %</text:p>
          </table:table-cell>
          <table:table-cell table:style-name="ce1183" table:formula="of:=[.$I$115]" office:value-type="percentage" office:value="0.1042" calcext:value-type="percentage">
            <text:p>10.42 %</text:p>
          </table:table-cell>
          <table:table-cell table:style-name="ce1265" table:formula="of:=[.$J$115]" office:value-type="percentage" office:value="0.0561" calcext:value-type="percentage">
            <text:p>5.61 %</text:p>
          </table:table-cell>
          <table:table-cell table:style-name="ce1346" table:formula="of:=[.$K$115]" office:value-type="percentage" office:value="0.0843" calcext:value-type="percentage">
            <text:p>8.43 %</text:p>
          </table:table-cell>
          <table:table-cell table:style-name="ce1428" table:formula="of:=[.$L$115]" office:value-type="percentage" office:value="0.2825" calcext:value-type="percentage">
            <text:p>28.25 %</text:p>
          </table:table-cell>
          <table:table-cell table:style-name="ce151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692" table:formula="of:=[.$C$116]" office:value-type="percentage" office:value="0.0537" calcext:value-type="percentage">
            <text:p>5.37 %</text:p>
          </table:table-cell>
          <table:table-cell table:style-name="ce774" table:formula="of:=[.$D$116]" office:value-type="percentage" office:value="0.081" calcext:value-type="percentage">
            <text:p>8.10 %</text:p>
          </table:table-cell>
          <table:table-cell table:style-name="ce856" table:formula="of:=[.$E$116]" office:value-type="percentage" office:value="0.056" calcext:value-type="percentage">
            <text:p>5.60 %</text:p>
          </table:table-cell>
          <table:table-cell table:style-name="ce938" table:formula="of:=[.$F$116]" office:value-type="percentage" office:value="0.4967" calcext:value-type="percentage">
            <text:p>49.67 %</text:p>
          </table:table-cell>
          <table:table-cell table:style-name="ce1020" table:formula="of:=[.$G$116]" office:value-type="percentage" office:value="0.0564" calcext:value-type="percentage">
            <text:p>5.64 %</text:p>
          </table:table-cell>
          <table:table-cell table:style-name="ce1102" table:formula="of:=[.$H$116]" office:value-type="percentage" office:value="0.0575" calcext:value-type="percentage">
            <text:p>5.75 %</text:p>
          </table:table-cell>
          <table:table-cell table:style-name="ce1184" table:formula="of:=[.$I$116]" office:value-type="percentage" office:value="0.054" calcext:value-type="percentage">
            <text:p>5.40 %</text:p>
          </table:table-cell>
          <table:table-cell table:style-name="ce1266" table:formula="of:=[.$J$116]" office:value-type="percentage" office:value="0.0286" calcext:value-type="percentage">
            <text:p>2.86 %</text:p>
          </table:table-cell>
          <table:table-cell table:style-name="ce1347" table:formula="of:=[.$K$116]" office:value-type="percentage" office:value="0.06" calcext:value-type="percentage">
            <text:p>6.00 %</text:p>
          </table:table-cell>
          <table:table-cell table:style-name="ce1429" table:formula="of:=[.$L$116]" office:value-type="percentage" office:value="0.0561" calcext:value-type="percentage">
            <text:p>5.61 %</text:p>
          </table:table-cell>
          <table:table-cell table:style-name="ce151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5" table:number-columns-repeated="11"/>
          <table:table-cell table:style-name="ce44"/>
          <table:table-cell table:style-name="ce48" office:value-type="string" calcext:value-type="string">
            <text:p>Luca</text:p>
          </table:table-cell>
          <table:table-cell table:style-name="ce693" table:formula="of:=[.$C$117]" office:value-type="percentage" office:value="0.0719" calcext:value-type="percentage">
            <text:p>7.19 %</text:p>
          </table:table-cell>
          <table:table-cell table:style-name="ce775" table:formula="of:=[.$D$117]" office:value-type="percentage" office:value="0.1068" calcext:value-type="percentage">
            <text:p>10.68 %</text:p>
          </table:table-cell>
          <table:table-cell table:style-name="ce857" table:formula="of:=[.$E$117]" office:value-type="percentage" office:value="0.0756" calcext:value-type="percentage">
            <text:p>7.56 %</text:p>
          </table:table-cell>
          <table:table-cell table:style-name="ce939" table:formula="of:=[.$F$117]" office:value-type="percentage" office:value="0.054" calcext:value-type="percentage">
            <text:p>5.40 %</text:p>
          </table:table-cell>
          <table:table-cell table:style-name="ce1021" table:formula="of:=[.$G$117]" office:value-type="percentage" office:value="0.0745" calcext:value-type="percentage">
            <text:p>7.45 %</text:p>
          </table:table-cell>
          <table:table-cell table:style-name="ce1103" table:formula="of:=[.$H$117]" office:value-type="percentage" office:value="0.0753" calcext:value-type="percentage">
            <text:p>7.53 %</text:p>
          </table:table-cell>
          <table:table-cell table:style-name="ce1185" table:formula="of:=[.$I$117]" office:value-type="percentage" office:value="0.0721" calcext:value-type="percentage">
            <text:p>7.21 %</text:p>
          </table:table-cell>
          <table:table-cell table:style-name="ce1267" table:formula="of:=[.$J$117]" office:value-type="percentage" office:value="0.054" calcext:value-type="percentage">
            <text:p>5.40 %</text:p>
          </table:table-cell>
          <table:table-cell table:style-name="ce1348" table:formula="of:=[.$K$117]" office:value-type="percentage" office:value="0.3115" calcext:value-type="percentage">
            <text:p>31.15 %</text:p>
          </table:table-cell>
          <table:table-cell table:style-name="ce1430" table:formula="of:=[.$L$117]" office:value-type="percentage" office:value="0.1042" calcext:value-type="percentage">
            <text:p>10.42 %</text:p>
          </table:table-cell>
          <table:table-cell table:style-name="ce151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94" table:formula="of:=[.$C$108]" office:value-type="percentage" office:value="0.0753" calcext:value-type="percentage">
            <text:p>7.53 %</text:p>
          </table:table-cell>
          <table:table-cell table:style-name="ce776" table:formula="of:=[.$D$108]" office:value-type="percentage" office:value="0.1095" calcext:value-type="percentage">
            <text:p>10.95 %</text:p>
          </table:table-cell>
          <table:table-cell table:style-name="ce858" table:formula="of:=[.$E$108]" office:value-type="percentage" office:value="0.0772" calcext:value-type="percentage">
            <text:p>7.72 %</text:p>
          </table:table-cell>
          <table:table-cell table:style-name="ce940" table:formula="of:=[.$F$108]" office:value-type="percentage" office:value="0.0564" calcext:value-type="percentage">
            <text:p>5.64 %</text:p>
          </table:table-cell>
          <table:table-cell table:style-name="ce1022" table:formula="of:=[.$G$108]" office:value-type="percentage" office:value="0.28" calcext:value-type="percentage">
            <text:p>28.00 %</text:p>
          </table:table-cell>
          <table:table-cell table:style-name="ce1104" table:formula="of:=[.$H$108]" office:value-type="percentage" office:value="0.1099" calcext:value-type="percentage">
            <text:p>10.99 %</text:p>
          </table:table-cell>
          <table:table-cell table:style-name="ce1186" table:formula="of:=[.$I$108]" office:value-type="percentage" office:value="0.0745" calcext:value-type="percentage">
            <text:p>7.45 %</text:p>
          </table:table-cell>
          <table:table-cell table:style-name="ce1268" table:formula="of:=[.$J$108]" office:value-type="percentage" office:value="0.0564" calcext:value-type="percentage">
            <text:p>5.64 %</text:p>
          </table:table-cell>
          <table:table-cell table:style-name="ce1349" table:formula="of:=[.$K$108]" office:value-type="percentage" office:value="0.0834" calcext:value-type="percentage">
            <text:p>8.34 %</text:p>
          </table:table-cell>
          <table:table-cell table:style-name="ce1431" table:formula="of:=[.$L$108]" office:value-type="percentage" office:value="0.0774" calcext:value-type="percentage">
            <text:p>7.74 %</text:p>
          </table:table-cell>
          <table:table-cell table:style-name="ce151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95" table:formula="of:=[.$C$109]" office:value-type="percentage" office:value="0.0744" calcext:value-type="percentage">
            <text:p>7.44 %</text:p>
          </table:table-cell>
          <table:table-cell table:style-name="ce777" table:formula="of:=[.$D$109]" office:value-type="percentage" office:value="0.1092" calcext:value-type="percentage">
            <text:p>10.92 %</text:p>
          </table:table-cell>
          <table:table-cell table:style-name="ce859" table:formula="of:=[.$E$109]" office:value-type="percentage" office:value="0.2792" calcext:value-type="percentage">
            <text:p>27.92 %</text:p>
          </table:table-cell>
          <table:table-cell table:style-name="ce941" table:formula="of:=[.$F$109]" office:value-type="percentage" office:value="0.056" calcext:value-type="percentage">
            <text:p>5.60 %</text:p>
          </table:table-cell>
          <table:table-cell table:style-name="ce1023" table:formula="of:=[.$G$109]" office:value-type="percentage" office:value="0.0772" calcext:value-type="percentage">
            <text:p>7.72 %</text:p>
          </table:table-cell>
          <table:table-cell table:style-name="ce1105" table:formula="of:=[.$H$109]" office:value-type="percentage" office:value="0.0784" calcext:value-type="percentage">
            <text:p>7.84 %</text:p>
          </table:table-cell>
          <table:table-cell table:style-name="ce1187" table:formula="of:=[.$I$109]" office:value-type="percentage" office:value="0.0756" calcext:value-type="percentage">
            <text:p>7.56 %</text:p>
          </table:table-cell>
          <table:table-cell table:style-name="ce1269" table:formula="of:=[.$J$109]" office:value-type="percentage" office:value="0.056" calcext:value-type="percentage">
            <text:p>5.60 %</text:p>
          </table:table-cell>
          <table:table-cell table:style-name="ce1350" table:formula="of:=[.$K$109]" office:value-type="percentage" office:value="0.1164" calcext:value-type="percentage">
            <text:p>11.64 %</text:p>
          </table:table-cell>
          <table:table-cell table:style-name="ce1432" table:formula="of:=[.$L$109]" office:value-type="percentage" office:value="0.0776" calcext:value-type="percentage">
            <text:p>7.76 %</text:p>
          </table:table-cell>
          <table:table-cell table:style-name="ce151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96" table:formula="of:=[.$C$110]" office:value-type="percentage" office:value="0.0537" calcext:value-type="percentage">
            <text:p>5.37 %</text:p>
          </table:table-cell>
          <table:table-cell table:style-name="ce778" table:formula="of:=[.$D$110]" office:value-type="percentage" office:value="0.081" calcext:value-type="percentage">
            <text:p>8.10 %</text:p>
          </table:table-cell>
          <table:table-cell table:style-name="ce860" table:formula="of:=[.$E$110]" office:value-type="percentage" office:value="0.056" calcext:value-type="percentage">
            <text:p>5.60 %</text:p>
          </table:table-cell>
          <table:table-cell table:style-name="ce942" table:formula="of:=[.$F$110]" office:value-type="percentage" office:value="0.0286" calcext:value-type="percentage">
            <text:p>2.86 %</text:p>
          </table:table-cell>
          <table:table-cell table:style-name="ce1024" table:formula="of:=[.$G$110]" office:value-type="percentage" office:value="0.0564" calcext:value-type="percentage">
            <text:p>5.64 %</text:p>
          </table:table-cell>
          <table:table-cell table:style-name="ce1106" table:formula="of:=[.$H$110]" office:value-type="percentage" office:value="0.0575" calcext:value-type="percentage">
            <text:p>5.75 %</text:p>
          </table:table-cell>
          <table:table-cell table:style-name="ce1188" table:formula="of:=[.$I$110]" office:value-type="percentage" office:value="0.054" calcext:value-type="percentage">
            <text:p>5.40 %</text:p>
          </table:table-cell>
          <table:table-cell table:style-name="ce1270" table:formula="of:=[.$J$110]" office:value-type="percentage" office:value="0.4967" calcext:value-type="percentage">
            <text:p>49.67 %</text:p>
          </table:table-cell>
          <table:table-cell table:style-name="ce1351" table:formula="of:=[.$K$110]" office:value-type="percentage" office:value="0.06" calcext:value-type="percentage">
            <text:p>6.00 %</text:p>
          </table:table-cell>
          <table:table-cell table:style-name="ce1433" table:formula="of:=[.$L$110]" office:value-type="percentage" office:value="0.0561" calcext:value-type="percentage">
            <text:p>5.61 %</text:p>
          </table:table-cell>
          <table:table-cell table:style-name="ce151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97" table:formula="of:=[.$C$111]" office:value-type="percentage" office:value="0.2708" calcext:value-type="percentage">
            <text:p>27.08 %</text:p>
          </table:table-cell>
          <table:table-cell table:style-name="ce779" table:formula="of:=[.$D$111]" office:value-type="percentage" office:value="0.1103" calcext:value-type="percentage">
            <text:p>11.03 %</text:p>
          </table:table-cell>
          <table:table-cell table:style-name="ce861" table:formula="of:=[.$E$111]" office:value-type="percentage" office:value="0.0784" calcext:value-type="percentage">
            <text:p>7.84 %</text:p>
          </table:table-cell>
          <table:table-cell table:style-name="ce943" table:formula="of:=[.$F$111]" office:value-type="percentage" office:value="0.0575" calcext:value-type="percentage">
            <text:p>5.75 %</text:p>
          </table:table-cell>
          <table:table-cell table:style-name="ce1025" table:formula="of:=[.$G$111]" office:value-type="percentage" office:value="0.1099" calcext:value-type="percentage">
            <text:p>10.99 %</text:p>
          </table:table-cell>
          <table:table-cell table:style-name="ce1107" table:formula="of:=[.$H$111]" office:value-type="percentage" office:value="0.078" calcext:value-type="percentage">
            <text:p>7.80 %</text:p>
          </table:table-cell>
          <table:table-cell table:style-name="ce1189" table:formula="of:=[.$I$111]" office:value-type="percentage" office:value="0.0753" calcext:value-type="percentage">
            <text:p>7.53 %</text:p>
          </table:table-cell>
          <table:table-cell table:style-name="ce1271" table:formula="of:=[.$J$111]" office:value-type="percentage" office:value="0.0575" calcext:value-type="percentage">
            <text:p>5.75 %</text:p>
          </table:table-cell>
          <table:table-cell table:style-name="ce1352" table:formula="of:=[.$K$111]" office:value-type="percentage" office:value="0.0843" calcext:value-type="percentage">
            <text:p>8.43 %</text:p>
          </table:table-cell>
          <table:table-cell table:style-name="ce1434" table:formula="of:=[.$L$111]" office:value-type="percentage" office:value="0.0779" calcext:value-type="percentage">
            <text:p>7.79 %</text:p>
          </table:table-cell>
          <table:table-cell table:style-name="ce151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98" table:formula="of:=[.$C$112]" office:value-type="percentage" office:value="0.0802" calcext:value-type="percentage">
            <text:p>8.02 %</text:p>
          </table:table-cell>
          <table:table-cell table:style-name="ce780" table:formula="of:=[.$D$112]" office:value-type="percentage" office:value="0.1198" calcext:value-type="percentage">
            <text:p>11.98 %</text:p>
          </table:table-cell>
          <table:table-cell table:style-name="ce862" table:formula="of:=[.$E$112]" office:value-type="percentage" office:value="0.1164" calcext:value-type="percentage">
            <text:p>11.64 %</text:p>
          </table:table-cell>
          <table:table-cell table:style-name="ce944" table:formula="of:=[.$F$112]" office:value-type="percentage" office:value="0.06" calcext:value-type="percentage">
            <text:p>6.00 %</text:p>
          </table:table-cell>
          <table:table-cell table:style-name="ce1026" table:formula="of:=[.$G$112]" office:value-type="percentage" office:value="0.0834" calcext:value-type="percentage">
            <text:p>8.34 %</text:p>
          </table:table-cell>
          <table:table-cell table:style-name="ce1108" table:formula="of:=[.$H$112]" office:value-type="percentage" office:value="0.0843" calcext:value-type="percentage">
            <text:p>8.43 %</text:p>
          </table:table-cell>
          <table:table-cell table:style-name="ce1190" table:formula="of:=[.$I$112]" office:value-type="percentage" office:value="0.3115" calcext:value-type="percentage">
            <text:p>31.15 %</text:p>
          </table:table-cell>
          <table:table-cell table:style-name="ce1272" table:formula="of:=[.$J$112]" office:value-type="percentage" office:value="0.06" calcext:value-type="percentage">
            <text:p>6.00 %</text:p>
          </table:table-cell>
          <table:table-cell table:style-name="ce1353" table:formula="of:=[.$K$112]" office:value-type="string" office:string-value="NM" calcext:value-type="string">
            <text:p>NM</text:p>
          </table:table-cell>
          <table:table-cell table:style-name="ce1435" table:formula="of:=[.$L$112]" office:value-type="percentage" office:value="0.0843" calcext:value-type="percentage">
            <text:p>8.43 %</text:p>
          </table:table-cell>
          <table:table-cell table:style-name="ce151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699" table:formula="of:=[.$C$113]" office:value-type="percentage" office:value="0.1727" calcext:value-type="percentage">
            <text:p>17.27 %</text:p>
          </table:table-cell>
          <table:table-cell table:style-name="ce781" table:formula="of:=[.$D$113]" office:value-type="string" office:string-value="NM" calcext:value-type="string">
            <text:p>NM</text:p>
          </table:table-cell>
          <table:table-cell table:style-name="ce863" table:formula="of:=[.$E$113]" office:value-type="percentage" office:value="0.1092" calcext:value-type="percentage">
            <text:p>10.92 %</text:p>
          </table:table-cell>
          <table:table-cell table:style-name="ce945" table:formula="of:=[.$F$113]" office:value-type="percentage" office:value="0.081" calcext:value-type="percentage">
            <text:p>8.10 %</text:p>
          </table:table-cell>
          <table:table-cell table:style-name="ce1027" table:formula="of:=[.$G$113]" office:value-type="percentage" office:value="0.1095" calcext:value-type="percentage">
            <text:p>10.95 %</text:p>
          </table:table-cell>
          <table:table-cell table:style-name="ce1109" table:formula="of:=[.$H$113]" office:value-type="percentage" office:value="0.1103" calcext:value-type="percentage">
            <text:p>11.03 %</text:p>
          </table:table-cell>
          <table:table-cell table:style-name="ce1191" table:formula="of:=[.$I$113]" office:value-type="percentage" office:value="0.1068" calcext:value-type="percentage">
            <text:p>10.68 %</text:p>
          </table:table-cell>
          <table:table-cell table:style-name="ce1273" table:formula="of:=[.$J$113]" office:value-type="percentage" office:value="0.081" calcext:value-type="percentage">
            <text:p>8.10 %</text:p>
          </table:table-cell>
          <table:table-cell table:style-name="ce1354" table:formula="of:=[.$K$113]" office:value-type="percentage" office:value="0.1198" calcext:value-type="percentage">
            <text:p>11.98 %</text:p>
          </table:table-cell>
          <table:table-cell table:style-name="ce1436" table:formula="of:=[.$L$113]" office:value-type="percentage" office:value="0.1097" calcext:value-type="percentage">
            <text:p>10.97 %</text:p>
          </table:table-cell>
          <table:table-cell table:style-name="ce151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700" table:formula="of:=[.$C$114]" office:value-type="percentage" office:value="0.0731" calcext:value-type="percentage">
            <text:p>7.31 %</text:p>
          </table:table-cell>
          <table:table-cell table:style-name="ce782" table:formula="of:=[.$D$114]" office:value-type="percentage" office:value="0.1727" calcext:value-type="percentage">
            <text:p>17.27 %</text:p>
          </table:table-cell>
          <table:table-cell table:style-name="ce864" table:formula="of:=[.$E$114]" office:value-type="percentage" office:value="0.0744" calcext:value-type="percentage">
            <text:p>7.44 %</text:p>
          </table:table-cell>
          <table:table-cell table:style-name="ce946" table:formula="of:=[.$F$114]" office:value-type="percentage" office:value="0.0537" calcext:value-type="percentage">
            <text:p>5.37 %</text:p>
          </table:table-cell>
          <table:table-cell table:style-name="ce1028" table:formula="of:=[.$G$114]" office:value-type="percentage" office:value="0.0753" calcext:value-type="percentage">
            <text:p>7.53 %</text:p>
          </table:table-cell>
          <table:table-cell table:style-name="ce1110" table:formula="of:=[.$H$114]" office:value-type="percentage" office:value="0.2708" calcext:value-type="percentage">
            <text:p>27.08 %</text:p>
          </table:table-cell>
          <table:table-cell table:style-name="ce1192" table:formula="of:=[.$I$114]" office:value-type="percentage" office:value="0.0719" calcext:value-type="percentage">
            <text:p>7.19 %</text:p>
          </table:table-cell>
          <table:table-cell table:style-name="ce1274" table:formula="of:=[.$J$114]" office:value-type="percentage" office:value="0.0537" calcext:value-type="percentage">
            <text:p>5.37 %</text:p>
          </table:table-cell>
          <table:table-cell table:style-name="ce1355" table:formula="of:=[.$K$114]" office:value-type="percentage" office:value="0.0802" calcext:value-type="percentage">
            <text:p>8.02 %</text:p>
          </table:table-cell>
          <table:table-cell table:style-name="ce1437" table:formula="of:=[.$L$114]" office:value-type="percentage" office:value="0.0742" calcext:value-type="percentage">
            <text:p>7.42 %</text:p>
          </table:table-cell>
          <table:table-cell table:style-name="ce151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Max</text:p>
          </table:table-cell>
          <table:table-cell table:style-name="ce701" table:formula="of:=[.$C$115]" office:value-type="percentage" office:value="0.0742" calcext:value-type="percentage">
            <text:p>7.42 %</text:p>
          </table:table-cell>
          <table:table-cell table:style-name="ce783" table:formula="of:=[.$D$115]" office:value-type="percentage" office:value="0.1097" calcext:value-type="percentage">
            <text:p>10.97 %</text:p>
          </table:table-cell>
          <table:table-cell table:style-name="ce865" table:formula="of:=[.$E$115]" office:value-type="percentage" office:value="0.0776" calcext:value-type="percentage">
            <text:p>7.76 %</text:p>
          </table:table-cell>
          <table:table-cell table:style-name="ce947" table:formula="of:=[.$F$115]" office:value-type="percentage" office:value="0.0561" calcext:value-type="percentage">
            <text:p>5.61 %</text:p>
          </table:table-cell>
          <table:table-cell table:style-name="ce1029" table:formula="of:=[.$G$115]" office:value-type="percentage" office:value="0.0774" calcext:value-type="percentage">
            <text:p>7.74 %</text:p>
          </table:table-cell>
          <table:table-cell table:style-name="ce1111" table:formula="of:=[.$H$115]" office:value-type="percentage" office:value="0.0779" calcext:value-type="percentage">
            <text:p>7.79 %</text:p>
          </table:table-cell>
          <table:table-cell table:style-name="ce1193" table:formula="of:=[.$I$115]" office:value-type="percentage" office:value="0.1042" calcext:value-type="percentage">
            <text:p>10.42 %</text:p>
          </table:table-cell>
          <table:table-cell table:style-name="ce1275" table:formula="of:=[.$J$115]" office:value-type="percentage" office:value="0.0561" calcext:value-type="percentage">
            <text:p>5.61 %</text:p>
          </table:table-cell>
          <table:table-cell table:style-name="ce1356" table:formula="of:=[.$K$115]" office:value-type="percentage" office:value="0.0843" calcext:value-type="percentage">
            <text:p>8.43 %</text:p>
          </table:table-cell>
          <table:table-cell table:style-name="ce1438" table:formula="of:=[.$L$115]" office:value-type="percentage" office:value="0.2825" calcext:value-type="percentage">
            <text:p>28.25 %</text:p>
          </table:table-cell>
          <table:table-cell table:style-name="ce152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702" table:formula="of:=[.$C$116]" office:value-type="percentage" office:value="0.0537" calcext:value-type="percentage">
            <text:p>5.37 %</text:p>
          </table:table-cell>
          <table:table-cell table:style-name="ce784" table:formula="of:=[.$D$116]" office:value-type="percentage" office:value="0.081" calcext:value-type="percentage">
            <text:p>8.10 %</text:p>
          </table:table-cell>
          <table:table-cell table:style-name="ce866" table:formula="of:=[.$E$116]" office:value-type="percentage" office:value="0.056" calcext:value-type="percentage">
            <text:p>5.60 %</text:p>
          </table:table-cell>
          <table:table-cell table:style-name="ce948" table:formula="of:=[.$F$116]" office:value-type="percentage" office:value="0.4967" calcext:value-type="percentage">
            <text:p>49.67 %</text:p>
          </table:table-cell>
          <table:table-cell table:style-name="ce1030" table:formula="of:=[.$G$116]" office:value-type="percentage" office:value="0.0564" calcext:value-type="percentage">
            <text:p>5.64 %</text:p>
          </table:table-cell>
          <table:table-cell table:style-name="ce1112" table:formula="of:=[.$H$116]" office:value-type="percentage" office:value="0.0575" calcext:value-type="percentage">
            <text:p>5.75 %</text:p>
          </table:table-cell>
          <table:table-cell table:style-name="ce1194" table:formula="of:=[.$I$116]" office:value-type="percentage" office:value="0.054" calcext:value-type="percentage">
            <text:p>5.40 %</text:p>
          </table:table-cell>
          <table:table-cell table:style-name="ce1276" table:formula="of:=[.$J$116]" office:value-type="percentage" office:value="0.0286" calcext:value-type="percentage">
            <text:p>2.86 %</text:p>
          </table:table-cell>
          <table:table-cell table:style-name="ce1357" table:formula="of:=[.$K$116]" office:value-type="percentage" office:value="0.06" calcext:value-type="percentage">
            <text:p>6.00 %</text:p>
          </table:table-cell>
          <table:table-cell table:style-name="ce1439" table:formula="of:=[.$L$116]" office:value-type="percentage" office:value="0.0561" calcext:value-type="percentage">
            <text:p>5.61 %</text:p>
          </table:table-cell>
          <table:table-cell table:style-name="ce152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6" table:number-columns-repeated="11"/>
          <table:table-cell table:style-name="ce44"/>
          <table:table-cell table:style-name="ce48" office:value-type="string" calcext:value-type="string">
            <text:p>Luca</text:p>
          </table:table-cell>
          <table:table-cell table:style-name="ce703" table:formula="of:=[.$C$117]" office:value-type="percentage" office:value="0.0719" calcext:value-type="percentage">
            <text:p>7.19 %</text:p>
          </table:table-cell>
          <table:table-cell table:style-name="ce785" table:formula="of:=[.$D$117]" office:value-type="percentage" office:value="0.1068" calcext:value-type="percentage">
            <text:p>10.68 %</text:p>
          </table:table-cell>
          <table:table-cell table:style-name="ce867" table:formula="of:=[.$E$117]" office:value-type="percentage" office:value="0.0756" calcext:value-type="percentage">
            <text:p>7.56 %</text:p>
          </table:table-cell>
          <table:table-cell table:style-name="ce949" table:formula="of:=[.$F$117]" office:value-type="percentage" office:value="0.054" calcext:value-type="percentage">
            <text:p>5.40 %</text:p>
          </table:table-cell>
          <table:table-cell table:style-name="ce1031" table:formula="of:=[.$G$117]" office:value-type="percentage" office:value="0.0745" calcext:value-type="percentage">
            <text:p>7.45 %</text:p>
          </table:table-cell>
          <table:table-cell table:style-name="ce1113" table:formula="of:=[.$H$117]" office:value-type="percentage" office:value="0.0753" calcext:value-type="percentage">
            <text:p>7.53 %</text:p>
          </table:table-cell>
          <table:table-cell table:style-name="ce1195" table:formula="of:=[.$I$117]" office:value-type="percentage" office:value="0.0721" calcext:value-type="percentage">
            <text:p>7.21 %</text:p>
          </table:table-cell>
          <table:table-cell table:style-name="ce1277" table:formula="of:=[.$J$117]" office:value-type="percentage" office:value="0.054" calcext:value-type="percentage">
            <text:p>5.40 %</text:p>
          </table:table-cell>
          <table:table-cell table:style-name="ce1358" table:formula="of:=[.$K$117]" office:value-type="percentage" office:value="0.3115" calcext:value-type="percentage">
            <text:p>31.15 %</text:p>
          </table:table-cell>
          <table:table-cell table:style-name="ce1440" table:formula="of:=[.$L$117]" office:value-type="percentage" office:value="0.1042" calcext:value-type="percentage">
            <text:p>10.42 %</text:p>
          </table:table-cell>
          <table:table-cell table:style-name="ce152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8" table:number-columns-repeated="11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704" table:formula="of:=[.$C$108]" office:value-type="percentage" office:value="0.0753" calcext:value-type="percentage">
            <text:p>7.53 %</text:p>
          </table:table-cell>
          <table:table-cell table:style-name="ce786" table:formula="of:=[.$D$108]" office:value-type="percentage" office:value="0.1095" calcext:value-type="percentage">
            <text:p>10.95 %</text:p>
          </table:table-cell>
          <table:table-cell table:style-name="ce868" table:formula="of:=[.$E$108]" office:value-type="percentage" office:value="0.0772" calcext:value-type="percentage">
            <text:p>7.72 %</text:p>
          </table:table-cell>
          <table:table-cell table:style-name="ce950" table:formula="of:=[.$F$108]" office:value-type="percentage" office:value="0.0564" calcext:value-type="percentage">
            <text:p>5.64 %</text:p>
          </table:table-cell>
          <table:table-cell table:style-name="ce1032" table:formula="of:=[.$G$108]" office:value-type="percentage" office:value="0.28" calcext:value-type="percentage">
            <text:p>28.00 %</text:p>
          </table:table-cell>
          <table:table-cell table:style-name="ce1114" table:formula="of:=[.$H$108]" office:value-type="percentage" office:value="0.1099" calcext:value-type="percentage">
            <text:p>10.99 %</text:p>
          </table:table-cell>
          <table:table-cell table:style-name="ce1196" table:formula="of:=[.$I$108]" office:value-type="percentage" office:value="0.0745" calcext:value-type="percentage">
            <text:p>7.45 %</text:p>
          </table:table-cell>
          <table:table-cell table:style-name="ce1278" table:formula="of:=[.$J$108]" office:value-type="percentage" office:value="0.0564" calcext:value-type="percentage">
            <text:p>5.64 %</text:p>
          </table:table-cell>
          <table:table-cell table:style-name="ce1359" table:formula="of:=[.$K$108]" office:value-type="percentage" office:value="0.0834" calcext:value-type="percentage">
            <text:p>8.34 %</text:p>
          </table:table-cell>
          <table:table-cell table:style-name="ce1441" table:formula="of:=[.$L$108]" office:value-type="percentage" office:value="0.0774" calcext:value-type="percentage">
            <text:p>7.74 %</text:p>
          </table:table-cell>
          <table:table-cell table:style-name="ce152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8" table:number-columns-repeated="7"/>
          <table:table-cell table:style-name="ce588"/>
          <table:table-cell table:style-name="ce278" table:number-columns-repeated="3"/>
          <table:table-cell table:style-name="ce44"/>
          <table:table-cell table:style-name="ce48" office:value-type="string" calcext:value-type="string">
            <text:p>Lukas</text:p>
          </table:table-cell>
          <table:table-cell table:style-name="ce705" table:formula="of:=[.$C$109]" office:value-type="percentage" office:value="0.0744" calcext:value-type="percentage">
            <text:p>7.44 %</text:p>
          </table:table-cell>
          <table:table-cell table:style-name="ce787" table:formula="of:=[.$D$109]" office:value-type="percentage" office:value="0.1092" calcext:value-type="percentage">
            <text:p>10.92 %</text:p>
          </table:table-cell>
          <table:table-cell table:style-name="ce869" table:formula="of:=[.$E$109]" office:value-type="percentage" office:value="0.2792" calcext:value-type="percentage">
            <text:p>27.92 %</text:p>
          </table:table-cell>
          <table:table-cell table:style-name="ce951" table:formula="of:=[.$F$109]" office:value-type="percentage" office:value="0.056" calcext:value-type="percentage">
            <text:p>5.60 %</text:p>
          </table:table-cell>
          <table:table-cell table:style-name="ce1033" table:formula="of:=[.$G$109]" office:value-type="percentage" office:value="0.0772" calcext:value-type="percentage">
            <text:p>7.72 %</text:p>
          </table:table-cell>
          <table:table-cell table:style-name="ce1115" table:formula="of:=[.$H$109]" office:value-type="percentage" office:value="0.0784" calcext:value-type="percentage">
            <text:p>7.84 %</text:p>
          </table:table-cell>
          <table:table-cell table:style-name="ce1197" table:formula="of:=[.$I$109]" office:value-type="percentage" office:value="0.0756" calcext:value-type="percentage">
            <text:p>7.56 %</text:p>
          </table:table-cell>
          <table:table-cell table:style-name="ce1279" table:formula="of:=[.$J$109]" office:value-type="percentage" office:value="0.056" calcext:value-type="percentage">
            <text:p>5.60 %</text:p>
          </table:table-cell>
          <table:table-cell table:style-name="ce1360" table:formula="of:=[.$K$109]" office:value-type="percentage" office:value="0.1164" calcext:value-type="percentage">
            <text:p>11.64 %</text:p>
          </table:table-cell>
          <table:table-cell table:style-name="ce1442" table:formula="of:=[.$L$109]" office:value-type="percentage" office:value="0.0776" calcext:value-type="percentage">
            <text:p>7.76 %</text:p>
          </table:table-cell>
          <table:table-cell table:style-name="ce152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8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706" table:formula="of:=[.$C$110]" office:value-type="percentage" office:value="0.0537" calcext:value-type="percentage">
            <text:p>5.37 %</text:p>
          </table:table-cell>
          <table:table-cell table:style-name="ce788" table:formula="of:=[.$D$110]" office:value-type="percentage" office:value="0.081" calcext:value-type="percentage">
            <text:p>8.10 %</text:p>
          </table:table-cell>
          <table:table-cell table:style-name="ce870" table:formula="of:=[.$E$110]" office:value-type="percentage" office:value="0.056" calcext:value-type="percentage">
            <text:p>5.60 %</text:p>
          </table:table-cell>
          <table:table-cell table:style-name="ce952" table:formula="of:=[.$F$110]" office:value-type="percentage" office:value="0.0286" calcext:value-type="percentage">
            <text:p>2.86 %</text:p>
          </table:table-cell>
          <table:table-cell table:style-name="ce1034" table:formula="of:=[.$G$110]" office:value-type="percentage" office:value="0.0564" calcext:value-type="percentage">
            <text:p>5.64 %</text:p>
          </table:table-cell>
          <table:table-cell table:style-name="ce1116" table:formula="of:=[.$H$110]" office:value-type="percentage" office:value="0.0575" calcext:value-type="percentage">
            <text:p>5.75 %</text:p>
          </table:table-cell>
          <table:table-cell table:style-name="ce1198" table:formula="of:=[.$I$110]" office:value-type="percentage" office:value="0.054" calcext:value-type="percentage">
            <text:p>5.40 %</text:p>
          </table:table-cell>
          <table:table-cell table:style-name="ce1280" table:formula="of:=[.$J$110]" office:value-type="percentage" office:value="0.4967" calcext:value-type="percentage">
            <text:p>49.67 %</text:p>
          </table:table-cell>
          <table:table-cell table:style-name="ce1361" table:formula="of:=[.$K$110]" office:value-type="percentage" office:value="0.06" calcext:value-type="percentage">
            <text:p>6.00 %</text:p>
          </table:table-cell>
          <table:table-cell table:style-name="ce1443" table:formula="of:=[.$L$110]" office:value-type="percentage" office:value="0.0561" calcext:value-type="percentage">
            <text:p>5.61 %</text:p>
          </table:table-cell>
          <table:table-cell table:style-name="ce152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8" table:number-columns-repeated="3"/>
          <table:table-cell table:style-name="ce471"/>
          <table:table-cell table:style-name="ce278" table:number-columns-repeated="7"/>
          <table:table-cell table:style-name="ce44"/>
          <table:table-cell table:style-name="ce48" office:value-type="string" calcext:value-type="string">
            <text:p>Amadu</text:p>
          </table:table-cell>
          <table:table-cell table:style-name="ce707" table:formula="of:=[.$C$111]" office:value-type="percentage" office:value="0.2708" calcext:value-type="percentage">
            <text:p>27.08 %</text:p>
          </table:table-cell>
          <table:table-cell table:style-name="ce789" table:formula="of:=[.$D$111]" office:value-type="percentage" office:value="0.1103" calcext:value-type="percentage">
            <text:p>11.03 %</text:p>
          </table:table-cell>
          <table:table-cell table:style-name="ce871" table:formula="of:=[.$E$111]" office:value-type="percentage" office:value="0.0784" calcext:value-type="percentage">
            <text:p>7.84 %</text:p>
          </table:table-cell>
          <table:table-cell table:style-name="ce953" table:formula="of:=[.$F$111]" office:value-type="percentage" office:value="0.0575" calcext:value-type="percentage">
            <text:p>5.75 %</text:p>
          </table:table-cell>
          <table:table-cell table:style-name="ce1035" table:formula="of:=[.$G$111]" office:value-type="percentage" office:value="0.1099" calcext:value-type="percentage">
            <text:p>10.99 %</text:p>
          </table:table-cell>
          <table:table-cell table:style-name="ce1117" table:formula="of:=[.$H$111]" office:value-type="percentage" office:value="0.078" calcext:value-type="percentage">
            <text:p>7.80 %</text:p>
          </table:table-cell>
          <table:table-cell table:style-name="ce1199" table:formula="of:=[.$I$111]" office:value-type="percentage" office:value="0.0753" calcext:value-type="percentage">
            <text:p>7.53 %</text:p>
          </table:table-cell>
          <table:table-cell table:style-name="ce1281" table:formula="of:=[.$J$111]" office:value-type="percentage" office:value="0.0575" calcext:value-type="percentage">
            <text:p>5.75 %</text:p>
          </table:table-cell>
          <table:table-cell table:style-name="ce1362" table:formula="of:=[.$K$111]" office:value-type="percentage" office:value="0.0843" calcext:value-type="percentage">
            <text:p>8.43 %</text:p>
          </table:table-cell>
          <table:table-cell table:style-name="ce1444" table:formula="of:=[.$L$111]" office:value-type="percentage" office:value="0.0779" calcext:value-type="percentage">
            <text:p>7.79 %</text:p>
          </table:table-cell>
          <table:table-cell table:style-name="ce152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8" table:number-columns-repeated="3"/>
          <table:table-cell table:style-name="ce472"/>
          <table:table-cell table:style-name="ce278" table:number-columns-repeated="7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708" table:formula="of:=[.$C$112]" office:value-type="percentage" office:value="0.0802" calcext:value-type="percentage">
            <text:p>8.02 %</text:p>
          </table:table-cell>
          <table:table-cell table:style-name="ce790" table:formula="of:=[.$D$112]" office:value-type="percentage" office:value="0.1198" calcext:value-type="percentage">
            <text:p>11.98 %</text:p>
          </table:table-cell>
          <table:table-cell table:style-name="ce872" table:formula="of:=[.$E$112]" office:value-type="percentage" office:value="0.1164" calcext:value-type="percentage">
            <text:p>11.64 %</text:p>
          </table:table-cell>
          <table:table-cell table:style-name="ce954" table:formula="of:=[.$F$112]" office:value-type="percentage" office:value="0.06" calcext:value-type="percentage">
            <text:p>6.00 %</text:p>
          </table:table-cell>
          <table:table-cell table:style-name="ce1036" table:formula="of:=[.$G$112]" office:value-type="percentage" office:value="0.0834" calcext:value-type="percentage">
            <text:p>8.34 %</text:p>
          </table:table-cell>
          <table:table-cell table:style-name="ce1118" table:formula="of:=[.$H$112]" office:value-type="percentage" office:value="0.0843" calcext:value-type="percentage">
            <text:p>8.43 %</text:p>
          </table:table-cell>
          <table:table-cell table:style-name="ce1200" table:formula="of:=[.$I$112]" office:value-type="percentage" office:value="0.3115" calcext:value-type="percentage">
            <text:p>31.15 %</text:p>
          </table:table-cell>
          <table:table-cell table:style-name="ce1282" table:formula="of:=[.$J$112]" office:value-type="percentage" office:value="0.06" calcext:value-type="percentage">
            <text:p>6.00 %</text:p>
          </table:table-cell>
          <table:table-cell table:style-name="ce1363" table:formula="of:=[.$K$112]" office:value-type="string" office:string-value="NM" calcext:value-type="string">
            <text:p>NM</text:p>
          </table:table-cell>
          <table:table-cell table:style-name="ce1445" table:formula="of:=[.$L$112]" office:value-type="percentage" office:value="0.0843" calcext:value-type="percentage">
            <text:p>8.43 %</text:p>
          </table:table-cell>
          <table:table-cell table:style-name="ce152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8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709" table:formula="of:=[.$C$113]" office:value-type="percentage" office:value="0.1727" calcext:value-type="percentage">
            <text:p>17.27 %</text:p>
          </table:table-cell>
          <table:table-cell table:style-name="ce791" table:formula="of:=[.$D$113]" office:value-type="string" office:string-value="NM" calcext:value-type="string">
            <text:p>NM</text:p>
          </table:table-cell>
          <table:table-cell table:style-name="ce873" table:formula="of:=[.$E$113]" office:value-type="percentage" office:value="0.1092" calcext:value-type="percentage">
            <text:p>10.92 %</text:p>
          </table:table-cell>
          <table:table-cell table:style-name="ce955" table:formula="of:=[.$F$113]" office:value-type="percentage" office:value="0.081" calcext:value-type="percentage">
            <text:p>8.10 %</text:p>
          </table:table-cell>
          <table:table-cell table:style-name="ce1037" table:formula="of:=[.$G$113]" office:value-type="percentage" office:value="0.1095" calcext:value-type="percentage">
            <text:p>10.95 %</text:p>
          </table:table-cell>
          <table:table-cell table:style-name="ce1119" table:formula="of:=[.$H$113]" office:value-type="percentage" office:value="0.1103" calcext:value-type="percentage">
            <text:p>11.03 %</text:p>
          </table:table-cell>
          <table:table-cell table:style-name="ce1201" table:formula="of:=[.$I$113]" office:value-type="percentage" office:value="0.1068" calcext:value-type="percentage">
            <text:p>10.68 %</text:p>
          </table:table-cell>
          <table:table-cell table:style-name="ce1283" table:formula="of:=[.$J$113]" office:value-type="percentage" office:value="0.081" calcext:value-type="percentage">
            <text:p>8.10 %</text:p>
          </table:table-cell>
          <table:table-cell table:style-name="ce1364" table:formula="of:=[.$K$113]" office:value-type="percentage" office:value="0.1198" calcext:value-type="percentage">
            <text:p>11.98 %</text:p>
          </table:table-cell>
          <table:table-cell table:style-name="ce1446" table:formula="of:=[.$L$113]" office:value-type="percentage" office:value="0.1097" calcext:value-type="percentage">
            <text:p>10.97 %</text:p>
          </table:table-cell>
          <table:table-cell table:style-name="ce152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8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710" table:formula="of:=[.$C$114]" office:value-type="percentage" office:value="0.0731" calcext:value-type="percentage">
            <text:p>7.31 %</text:p>
          </table:table-cell>
          <table:table-cell table:style-name="ce792" table:formula="of:=[.$D$114]" office:value-type="percentage" office:value="0.1727" calcext:value-type="percentage">
            <text:p>17.27 %</text:p>
          </table:table-cell>
          <table:table-cell table:style-name="ce874" table:formula="of:=[.$E$114]" office:value-type="percentage" office:value="0.0744" calcext:value-type="percentage">
            <text:p>7.44 %</text:p>
          </table:table-cell>
          <table:table-cell table:style-name="ce956" table:formula="of:=[.$F$114]" office:value-type="percentage" office:value="0.0537" calcext:value-type="percentage">
            <text:p>5.37 %</text:p>
          </table:table-cell>
          <table:table-cell table:style-name="ce1038" table:formula="of:=[.$G$114]" office:value-type="percentage" office:value="0.0753" calcext:value-type="percentage">
            <text:p>7.53 %</text:p>
          </table:table-cell>
          <table:table-cell table:style-name="ce1120" table:formula="of:=[.$H$114]" office:value-type="percentage" office:value="0.2708" calcext:value-type="percentage">
            <text:p>27.08 %</text:p>
          </table:table-cell>
          <table:table-cell table:style-name="ce1202" table:formula="of:=[.$I$114]" office:value-type="percentage" office:value="0.0719" calcext:value-type="percentage">
            <text:p>7.19 %</text:p>
          </table:table-cell>
          <table:table-cell table:style-name="ce1284" table:formula="of:=[.$J$114]" office:value-type="percentage" office:value="0.0537" calcext:value-type="percentage">
            <text:p>5.37 %</text:p>
          </table:table-cell>
          <table:table-cell table:style-name="ce1365" table:formula="of:=[.$K$114]" office:value-type="percentage" office:value="0.0802" calcext:value-type="percentage">
            <text:p>8.02 %</text:p>
          </table:table-cell>
          <table:table-cell table:style-name="ce1447" table:formula="of:=[.$L$114]" office:value-type="percentage" office:value="0.0742" calcext:value-type="percentage">
            <text:p>7.42 %</text:p>
          </table:table-cell>
          <table:table-cell table:style-name="ce152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78" table:number-columns-repeated="5"/>
          <table:table-cell table:style-name="ce471"/>
          <table:table-cell table:style-name="ce278" table:number-columns-repeated="5"/>
          <table:table-cell table:style-name="ce44"/>
          <table:table-cell table:style-name="ce48" office:value-type="string" calcext:value-type="string">
            <text:p>Max</text:p>
          </table:table-cell>
          <table:table-cell table:style-name="ce711" table:formula="of:=[.$C$115]" office:value-type="percentage" office:value="0.0742" calcext:value-type="percentage">
            <text:p>7.42 %</text:p>
          </table:table-cell>
          <table:table-cell table:style-name="ce793" table:formula="of:=[.$D$115]" office:value-type="percentage" office:value="0.1097" calcext:value-type="percentage">
            <text:p>10.97 %</text:p>
          </table:table-cell>
          <table:table-cell table:style-name="ce875" table:formula="of:=[.$E$115]" office:value-type="percentage" office:value="0.0776" calcext:value-type="percentage">
            <text:p>7.76 %</text:p>
          </table:table-cell>
          <table:table-cell table:style-name="ce957" table:formula="of:=[.$F$115]" office:value-type="percentage" office:value="0.0561" calcext:value-type="percentage">
            <text:p>5.61 %</text:p>
          </table:table-cell>
          <table:table-cell table:style-name="ce1039" table:formula="of:=[.$G$115]" office:value-type="percentage" office:value="0.0774" calcext:value-type="percentage">
            <text:p>7.74 %</text:p>
          </table:table-cell>
          <table:table-cell table:style-name="ce1121" table:formula="of:=[.$H$115]" office:value-type="percentage" office:value="0.0779" calcext:value-type="percentage">
            <text:p>7.79 %</text:p>
          </table:table-cell>
          <table:table-cell table:style-name="ce1203" table:formula="of:=[.$I$115]" office:value-type="percentage" office:value="0.1042" calcext:value-type="percentage">
            <text:p>10.42 %</text:p>
          </table:table-cell>
          <table:table-cell table:style-name="ce1285" table:formula="of:=[.$J$115]" office:value-type="percentage" office:value="0.0561" calcext:value-type="percentage">
            <text:p>5.61 %</text:p>
          </table:table-cell>
          <table:table-cell table:style-name="ce1366" table:formula="of:=[.$K$115]" office:value-type="percentage" office:value="0.0843" calcext:value-type="percentage">
            <text:p>8.43 %</text:p>
          </table:table-cell>
          <table:table-cell table:style-name="ce1448" table:formula="of:=[.$L$115]" office:value-type="percentage" office:value="0.2825" calcext:value-type="percentage">
            <text:p>28.25 %</text:p>
          </table:table-cell>
          <table:table-cell table:style-name="ce153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8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712" table:formula="of:=[.$C$116]" office:value-type="percentage" office:value="0.0537" calcext:value-type="percentage">
            <text:p>5.37 %</text:p>
          </table:table-cell>
          <table:table-cell table:style-name="ce794" table:formula="of:=[.$D$116]" office:value-type="percentage" office:value="0.081" calcext:value-type="percentage">
            <text:p>8.10 %</text:p>
          </table:table-cell>
          <table:table-cell table:style-name="ce876" table:formula="of:=[.$E$116]" office:value-type="percentage" office:value="0.056" calcext:value-type="percentage">
            <text:p>5.60 %</text:p>
          </table:table-cell>
          <table:table-cell table:style-name="ce958" table:formula="of:=[.$F$116]" office:value-type="percentage" office:value="0.4967" calcext:value-type="percentage">
            <text:p>49.67 %</text:p>
          </table:table-cell>
          <table:table-cell table:style-name="ce1040" table:formula="of:=[.$G$116]" office:value-type="percentage" office:value="0.0564" calcext:value-type="percentage">
            <text:p>5.64 %</text:p>
          </table:table-cell>
          <table:table-cell table:style-name="ce1122" table:formula="of:=[.$H$116]" office:value-type="percentage" office:value="0.0575" calcext:value-type="percentage">
            <text:p>5.75 %</text:p>
          </table:table-cell>
          <table:table-cell table:style-name="ce1204" table:formula="of:=[.$I$116]" office:value-type="percentage" office:value="0.054" calcext:value-type="percentage">
            <text:p>5.40 %</text:p>
          </table:table-cell>
          <table:table-cell table:style-name="ce1286" table:formula="of:=[.$J$116]" office:value-type="percentage" office:value="0.0286" calcext:value-type="percentage">
            <text:p>2.86 %</text:p>
          </table:table-cell>
          <table:table-cell table:style-name="ce1367" table:formula="of:=[.$K$116]" office:value-type="percentage" office:value="0.06" calcext:value-type="percentage">
            <text:p>6.00 %</text:p>
          </table:table-cell>
          <table:table-cell table:style-name="ce1449" table:formula="of:=[.$L$116]" office:value-type="percentage" office:value="0.0561" calcext:value-type="percentage">
            <text:p>5.61 %</text:p>
          </table:table-cell>
          <table:table-cell table:style-name="ce153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8" table:number-columns-repeated="4"/>
          <table:table-cell table:style-name="ce471"/>
          <table:table-cell table:style-name="ce278" table:number-columns-repeated="6"/>
          <table:table-cell table:style-name="ce44"/>
          <table:table-cell table:style-name="ce48" office:value-type="string" calcext:value-type="string">
            <text:p>Luca</text:p>
          </table:table-cell>
          <table:table-cell table:style-name="ce713" table:formula="of:=[.$C$117]" office:value-type="percentage" office:value="0.0719" calcext:value-type="percentage">
            <text:p>7.19 %</text:p>
          </table:table-cell>
          <table:table-cell table:style-name="ce795" table:formula="of:=[.$D$117]" office:value-type="percentage" office:value="0.1068" calcext:value-type="percentage">
            <text:p>10.68 %</text:p>
          </table:table-cell>
          <table:table-cell table:style-name="ce877" table:formula="of:=[.$E$117]" office:value-type="percentage" office:value="0.0756" calcext:value-type="percentage">
            <text:p>7.56 %</text:p>
          </table:table-cell>
          <table:table-cell table:style-name="ce959" table:formula="of:=[.$F$117]" office:value-type="percentage" office:value="0.054" calcext:value-type="percentage">
            <text:p>5.40 %</text:p>
          </table:table-cell>
          <table:table-cell table:style-name="ce1041" table:formula="of:=[.$G$117]" office:value-type="percentage" office:value="0.0745" calcext:value-type="percentage">
            <text:p>7.45 %</text:p>
          </table:table-cell>
          <table:table-cell table:style-name="ce1123" table:formula="of:=[.$H$117]" office:value-type="percentage" office:value="0.0753" calcext:value-type="percentage">
            <text:p>7.53 %</text:p>
          </table:table-cell>
          <table:table-cell table:style-name="ce1205" table:formula="of:=[.$I$117]" office:value-type="percentage" office:value="0.0721" calcext:value-type="percentage">
            <text:p>7.21 %</text:p>
          </table:table-cell>
          <table:table-cell table:style-name="ce1287" table:formula="of:=[.$J$117]" office:value-type="percentage" office:value="0.054" calcext:value-type="percentage">
            <text:p>5.40 %</text:p>
          </table:table-cell>
          <table:table-cell table:style-name="ce1368" table:formula="of:=[.$K$117]" office:value-type="percentage" office:value="0.3115" calcext:value-type="percentage">
            <text:p>31.15 %</text:p>
          </table:table-cell>
          <table:table-cell table:style-name="ce1450" table:formula="of:=[.$L$117]" office:value-type="percentage" office:value="0.1042" calcext:value-type="percentage">
            <text:p>10.42 %</text:p>
          </table:table-cell>
          <table:table-cell table:style-name="ce153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9"/>
          <table:table-cell table:style-name="ce298"/>
          <table:table-cell table:style-name="ce279"/>
          <table:table-cell table:style-name="ce298" table:number-columns-repeated="3"/>
          <table:table-cell table:style-name="ce279" table:number-columns-repeated="3"/>
          <table:table-cell table:style-name="ce298"/>
          <table:table-cell table:style-name="ce279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714" table:formula="of:=[.$C$108]" office:value-type="percentage" office:value="0.0753" calcext:value-type="percentage">
            <text:p>7.53 %</text:p>
          </table:table-cell>
          <table:table-cell table:style-name="ce796" table:formula="of:=[.$D$108]" office:value-type="percentage" office:value="0.1095" calcext:value-type="percentage">
            <text:p>10.95 %</text:p>
          </table:table-cell>
          <table:table-cell table:style-name="ce878" table:formula="of:=[.$E$108]" office:value-type="percentage" office:value="0.0772" calcext:value-type="percentage">
            <text:p>7.72 %</text:p>
          </table:table-cell>
          <table:table-cell table:style-name="ce960" table:formula="of:=[.$F$108]" office:value-type="percentage" office:value="0.0564" calcext:value-type="percentage">
            <text:p>5.64 %</text:p>
          </table:table-cell>
          <table:table-cell table:style-name="ce1042" table:formula="of:=[.$G$108]" office:value-type="percentage" office:value="0.28" calcext:value-type="percentage">
            <text:p>28.00 %</text:p>
          </table:table-cell>
          <table:table-cell table:style-name="ce1124" table:formula="of:=[.$H$108]" office:value-type="percentage" office:value="0.1099" calcext:value-type="percentage">
            <text:p>10.99 %</text:p>
          </table:table-cell>
          <table:table-cell table:style-name="ce1206" table:formula="of:=[.$I$108]" office:value-type="percentage" office:value="0.0745" calcext:value-type="percentage">
            <text:p>7.45 %</text:p>
          </table:table-cell>
          <table:table-cell table:style-name="ce1288" table:formula="of:=[.$J$108]" office:value-type="percentage" office:value="0.0564" calcext:value-type="percentage">
            <text:p>5.64 %</text:p>
          </table:table-cell>
          <table:table-cell table:style-name="ce1369" table:formula="of:=[.$K$108]" office:value-type="percentage" office:value="0.0834" calcext:value-type="percentage">
            <text:p>8.34 %</text:p>
          </table:table-cell>
          <table:table-cell table:style-name="ce1451" table:formula="of:=[.$L$108]" office:value-type="percentage" office:value="0.0774" calcext:value-type="percentage">
            <text:p>7.74 %</text:p>
          </table:table-cell>
          <table:table-cell table:style-name="ce1533" table:formula="of:=[.$M$108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3"/>
          <table:table-cell table:style-name="ce1574"/>
          <table:table-cell table:style-name="ce1573"/>
          <table:table-cell table:style-name="ce157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9"/>
          <table:table-cell table:style-name="ce298"/>
          <table:table-cell table:style-name="ce279" table:number-columns-repeated="5"/>
          <table:table-cell table:style-name="ce1699"/>
          <table:table-cell table:style-name="ce298" table:number-columns-repeated="2"/>
          <table:table-cell table:style-name="ce279"/>
          <table:table-cell table:style-name="ce44"/>
          <table:table-cell table:style-name="ce48" office:value-type="string" calcext:value-type="string">
            <text:p>Lukas</text:p>
          </table:table-cell>
          <table:table-cell table:style-name="ce715" table:formula="of:=[.$C$109]" office:value-type="percentage" office:value="0.0744" calcext:value-type="percentage">
            <text:p>7.44 %</text:p>
          </table:table-cell>
          <table:table-cell table:style-name="ce797" table:formula="of:=[.$D$109]" office:value-type="percentage" office:value="0.1092" calcext:value-type="percentage">
            <text:p>10.92 %</text:p>
          </table:table-cell>
          <table:table-cell table:style-name="ce879" table:formula="of:=[.$E$109]" office:value-type="percentage" office:value="0.2792" calcext:value-type="percentage">
            <text:p>27.92 %</text:p>
          </table:table-cell>
          <table:table-cell table:style-name="ce961" table:formula="of:=[.$F$109]" office:value-type="percentage" office:value="0.056" calcext:value-type="percentage">
            <text:p>5.60 %</text:p>
          </table:table-cell>
          <table:table-cell table:style-name="ce1043" table:formula="of:=[.$G$109]" office:value-type="percentage" office:value="0.0772" calcext:value-type="percentage">
            <text:p>7.72 %</text:p>
          </table:table-cell>
          <table:table-cell table:style-name="ce1125" table:formula="of:=[.$H$109]" office:value-type="percentage" office:value="0.0784" calcext:value-type="percentage">
            <text:p>7.84 %</text:p>
          </table:table-cell>
          <table:table-cell table:style-name="ce1207" table:formula="of:=[.$I$109]" office:value-type="percentage" office:value="0.0756" calcext:value-type="percentage">
            <text:p>7.56 %</text:p>
          </table:table-cell>
          <table:table-cell table:style-name="ce1289" table:formula="of:=[.$J$109]" office:value-type="percentage" office:value="0.056" calcext:value-type="percentage">
            <text:p>5.60 %</text:p>
          </table:table-cell>
          <table:table-cell table:style-name="ce1370" table:formula="of:=[.$K$109]" office:value-type="percentage" office:value="0.1164" calcext:value-type="percentage">
            <text:p>11.64 %</text:p>
          </table:table-cell>
          <table:table-cell table:style-name="ce1452" table:formula="of:=[.$L$109]" office:value-type="percentage" office:value="0.0776" calcext:value-type="percentage">
            <text:p>7.76 %</text:p>
          </table:table-cell>
          <table:table-cell table:style-name="ce1534" table:formula="of:=[.$M$109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3"/>
          <table:table-cell table:style-name="ce1574" table:number-columns-repeated="2"/>
          <table:table-cell table:style-name="ce1573"/>
          <table:table-cell table:style-name="ce1586"/>
          <table:table-cell table:style-name="ce1574" table:number-columns-repeated="2"/>
          <table:table-cell table:style-name="ce2732"/>
          <table:table-cell table:style-name="ce157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9"/>
          <table:table-cell table:style-name="ce383"/>
          <table:table-cell table:style-name="ce444"/>
          <table:table-cell table:style-name="ce473"/>
          <table:table-cell table:style-name="ce506"/>
          <table:table-cell table:style-name="ce533"/>
          <table:table-cell table:style-name="ce560"/>
          <table:table-cell table:style-name="ce590"/>
          <table:table-cell table:style-name="ce298"/>
          <table:table-cell table:style-name="ce279" table:number-columns-repeated="2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716" table:formula="of:=[.$C$110]" office:value-type="percentage" office:value="0.0537" calcext:value-type="percentage">
            <text:p>5.37 %</text:p>
          </table:table-cell>
          <table:table-cell table:style-name="ce798" table:formula="of:=[.$D$110]" office:value-type="percentage" office:value="0.081" calcext:value-type="percentage">
            <text:p>8.10 %</text:p>
          </table:table-cell>
          <table:table-cell table:style-name="ce880" table:formula="of:=[.$E$110]" office:value-type="percentage" office:value="0.056" calcext:value-type="percentage">
            <text:p>5.60 %</text:p>
          </table:table-cell>
          <table:table-cell table:style-name="ce962" table:formula="of:=[.$F$110]" office:value-type="percentage" office:value="0.0286" calcext:value-type="percentage">
            <text:p>2.86 %</text:p>
          </table:table-cell>
          <table:table-cell table:style-name="ce1044" table:formula="of:=[.$G$110]" office:value-type="percentage" office:value="0.0564" calcext:value-type="percentage">
            <text:p>5.64 %</text:p>
          </table:table-cell>
          <table:table-cell table:style-name="ce1126" table:formula="of:=[.$H$110]" office:value-type="percentage" office:value="0.0575" calcext:value-type="percentage">
            <text:p>5.75 %</text:p>
          </table:table-cell>
          <table:table-cell table:style-name="ce1208" table:formula="of:=[.$I$110]" office:value-type="percentage" office:value="0.054" calcext:value-type="percentage">
            <text:p>5.40 %</text:p>
          </table:table-cell>
          <table:table-cell table:style-name="ce1290" table:formula="of:=[.$J$110]" office:value-type="percentage" office:value="0.4967" calcext:value-type="percentage">
            <text:p>49.67 %</text:p>
          </table:table-cell>
          <table:table-cell table:style-name="ce1371" table:formula="of:=[.$K$110]" office:value-type="percentage" office:value="0.06" calcext:value-type="percentage">
            <text:p>6.00 %</text:p>
          </table:table-cell>
          <table:table-cell table:style-name="ce1453" table:formula="of:=[.$L$110]" office:value-type="percentage" office:value="0.0561" calcext:value-type="percentage">
            <text:p>5.61 %</text:p>
          </table:table-cell>
          <table:table-cell table:style-name="ce1535" table:formula="of:=[.$M$110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6"/>
          <table:table-cell table:style-name="ce1573"/>
          <table:table-cell table:style-name="ce1574" table:number-columns-repeated="2"/>
          <table:table-cell table:style-name="ce157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98"/>
          <table:table-cell table:style-name="ce384"/>
          <table:table-cell table:style-name="ce445"/>
          <table:table-cell table:style-name="ce474"/>
          <table:table-cell table:style-name="ce507"/>
          <table:table-cell table:style-name="ce534"/>
          <table:table-cell table:style-name="ce561"/>
          <table:table-cell table:style-name="ce591"/>
          <table:table-cell table:style-name="ce279"/>
          <table:table-cell table:style-name="ce298"/>
          <table:table-cell table:style-name="ce279"/>
          <table:table-cell table:style-name="ce44"/>
          <table:table-cell table:style-name="ce48" office:value-type="string" calcext:value-type="string">
            <text:p>Amadu</text:p>
          </table:table-cell>
          <table:table-cell table:style-name="ce717" table:formula="of:=[.$C$111]" office:value-type="percentage" office:value="0.2708" calcext:value-type="percentage">
            <text:p>27.08 %</text:p>
          </table:table-cell>
          <table:table-cell table:style-name="ce799" table:formula="of:=[.$D$111]" office:value-type="percentage" office:value="0.1103" calcext:value-type="percentage">
            <text:p>11.03 %</text:p>
          </table:table-cell>
          <table:table-cell table:style-name="ce881" table:formula="of:=[.$E$111]" office:value-type="percentage" office:value="0.0784" calcext:value-type="percentage">
            <text:p>7.84 %</text:p>
          </table:table-cell>
          <table:table-cell table:style-name="ce963" table:formula="of:=[.$F$111]" office:value-type="percentage" office:value="0.0575" calcext:value-type="percentage">
            <text:p>5.75 %</text:p>
          </table:table-cell>
          <table:table-cell table:style-name="ce1045" table:formula="of:=[.$G$111]" office:value-type="percentage" office:value="0.1099" calcext:value-type="percentage">
            <text:p>10.99 %</text:p>
          </table:table-cell>
          <table:table-cell table:style-name="ce1127" table:formula="of:=[.$H$111]" office:value-type="percentage" office:value="0.078" calcext:value-type="percentage">
            <text:p>7.80 %</text:p>
          </table:table-cell>
          <table:table-cell table:style-name="ce1209" table:formula="of:=[.$I$111]" office:value-type="percentage" office:value="0.0753" calcext:value-type="percentage">
            <text:p>7.53 %</text:p>
          </table:table-cell>
          <table:table-cell table:style-name="ce1291" table:formula="of:=[.$J$111]" office:value-type="percentage" office:value="0.0575" calcext:value-type="percentage">
            <text:p>5.75 %</text:p>
          </table:table-cell>
          <table:table-cell table:style-name="ce1372" table:formula="of:=[.$K$111]" office:value-type="percentage" office:value="0.0843" calcext:value-type="percentage">
            <text:p>8.43 %</text:p>
          </table:table-cell>
          <table:table-cell table:style-name="ce1454" table:formula="of:=[.$L$111]" office:value-type="percentage" office:value="0.0779" calcext:value-type="percentage">
            <text:p>7.79 %</text:p>
          </table:table-cell>
          <table:table-cell table:style-name="ce1536" table:formula="of:=[.$M$111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/>
          <table:table-cell table:style-name="ce1585"/>
          <table:table-cell table:style-name="ce1574" table:number-columns-repeated="8"/>
          <table:table-cell table:style-name="ce157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98"/>
          <table:table-cell table:style-name="ce385"/>
          <table:table-cell table:style-name="ce446"/>
          <table:table-cell table:style-name="ce475"/>
          <table:table-cell table:style-name="ce508"/>
          <table:table-cell table:style-name="ce535"/>
          <table:table-cell table:style-name="ce562"/>
          <table:table-cell table:style-name="ce592"/>
          <table:table-cell table:style-name="ce279"/>
          <table:table-cell table:style-name="ce298"/>
          <table:table-cell table:style-name="ce279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718" table:formula="of:=[.$C$112]" office:value-type="percentage" office:value="0.0802" calcext:value-type="percentage">
            <text:p>8.02 %</text:p>
          </table:table-cell>
          <table:table-cell table:style-name="ce800" table:formula="of:=[.$D$112]" office:value-type="percentage" office:value="0.1198" calcext:value-type="percentage">
            <text:p>11.98 %</text:p>
          </table:table-cell>
          <table:table-cell table:style-name="ce882" table:formula="of:=[.$E$112]" office:value-type="percentage" office:value="0.1164" calcext:value-type="percentage">
            <text:p>11.64 %</text:p>
          </table:table-cell>
          <table:table-cell table:style-name="ce964" table:formula="of:=[.$F$112]" office:value-type="percentage" office:value="0.06" calcext:value-type="percentage">
            <text:p>6.00 %</text:p>
          </table:table-cell>
          <table:table-cell table:style-name="ce1046" table:formula="of:=[.$G$112]" office:value-type="percentage" office:value="0.0834" calcext:value-type="percentage">
            <text:p>8.34 %</text:p>
          </table:table-cell>
          <table:table-cell table:style-name="ce1128" table:formula="of:=[.$H$112]" office:value-type="percentage" office:value="0.0843" calcext:value-type="percentage">
            <text:p>8.43 %</text:p>
          </table:table-cell>
          <table:table-cell table:style-name="ce1210" table:formula="of:=[.$I$112]" office:value-type="percentage" office:value="0.3115" calcext:value-type="percentage">
            <text:p>31.15 %</text:p>
          </table:table-cell>
          <table:table-cell table:style-name="ce1292" table:formula="of:=[.$J$112]" office:value-type="percentage" office:value="0.06" calcext:value-type="percentage">
            <text:p>6.00 %</text:p>
          </table:table-cell>
          <table:table-cell table:style-name="ce1373" table:formula="of:=[.$K$112]" office:value-type="string" office:string-value="NM" calcext:value-type="string">
            <text:p>NM</text:p>
          </table:table-cell>
          <table:table-cell table:style-name="ce1455" table:formula="of:=[.$L$112]" office:value-type="percentage" office:value="0.0843" calcext:value-type="percentage">
            <text:p>8.43 %</text:p>
          </table:table-cell>
          <table:table-cell table:style-name="ce1537" table:formula="of:=[.$M$112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3"/>
          <table:table-cell table:style-name="ce1607"/>
          <table:table-cell table:style-name="ce1574" table:number-columns-repeated="4"/>
          <table:table-cell table:style-name="ce1573"/>
          <table:table-cell table:style-name="ce157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8"/>
          <table:table-cell table:style-name="ce395"/>
          <table:table-cell table:style-name="ce447"/>
          <table:table-cell table:style-name="ce476"/>
          <table:table-cell table:style-name="ce509"/>
          <table:table-cell table:style-name="ce536"/>
          <table:table-cell table:style-name="ce563"/>
          <table:table-cell table:style-name="ce593"/>
          <table:table-cell table:style-name="ce298"/>
          <table:table-cell table:style-name="ce279" table:number-columns-repeated="2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719" table:formula="of:=[.$C$113]" office:value-type="percentage" office:value="0.1727" calcext:value-type="percentage">
            <text:p>17.27 %</text:p>
          </table:table-cell>
          <table:table-cell table:style-name="ce801" table:formula="of:=[.$D$113]" office:value-type="string" office:string-value="NM" calcext:value-type="string">
            <text:p>NM</text:p>
          </table:table-cell>
          <table:table-cell table:style-name="ce883" table:formula="of:=[.$E$113]" office:value-type="percentage" office:value="0.1092" calcext:value-type="percentage">
            <text:p>10.92 %</text:p>
          </table:table-cell>
          <table:table-cell table:style-name="ce965" table:formula="of:=[.$F$113]" office:value-type="percentage" office:value="0.081" calcext:value-type="percentage">
            <text:p>8.10 %</text:p>
          </table:table-cell>
          <table:table-cell table:style-name="ce1047" table:formula="of:=[.$G$113]" office:value-type="percentage" office:value="0.1095" calcext:value-type="percentage">
            <text:p>10.95 %</text:p>
          </table:table-cell>
          <table:table-cell table:style-name="ce1129" table:formula="of:=[.$H$113]" office:value-type="percentage" office:value="0.1103" calcext:value-type="percentage">
            <text:p>11.03 %</text:p>
          </table:table-cell>
          <table:table-cell table:style-name="ce1211" table:formula="of:=[.$I$113]" office:value-type="percentage" office:value="0.1068" calcext:value-type="percentage">
            <text:p>10.68 %</text:p>
          </table:table-cell>
          <table:table-cell table:style-name="ce1293" table:formula="of:=[.$J$113]" office:value-type="percentage" office:value="0.081" calcext:value-type="percentage">
            <text:p>8.10 %</text:p>
          </table:table-cell>
          <table:table-cell table:style-name="ce1374" table:formula="of:=[.$K$113]" office:value-type="percentage" office:value="0.1198" calcext:value-type="percentage">
            <text:p>11.98 %</text:p>
          </table:table-cell>
          <table:table-cell table:style-name="ce1456" table:formula="of:=[.$L$113]" office:value-type="percentage" office:value="0.1097" calcext:value-type="percentage">
            <text:p>10.97 %</text:p>
          </table:table-cell>
          <table:table-cell table:style-name="ce1538" table:formula="of:=[.$M$113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2"/>
          <table:table-cell table:style-name="ce1573"/>
          <table:table-cell table:style-name="ce1574" table:number-columns-repeated="3"/>
          <table:table-cell table:style-name="ce1573"/>
          <table:table-cell table:style-name="ce1574" table:number-columns-repeated="2"/>
          <table:table-cell table:style-name="ce1573"/>
          <table:table-cell table:style-name="ce157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98"/>
          <table:table-cell table:style-name="ce416"/>
          <table:table-cell table:style-name="ce448"/>
          <table:table-cell table:style-name="ce477"/>
          <table:table-cell table:style-name="ce510"/>
          <table:table-cell table:style-name="ce537"/>
          <table:table-cell table:style-name="ce564"/>
          <table:table-cell table:style-name="ce594"/>
          <table:table-cell table:style-name="ce298" table:number-columns-repeated="2"/>
          <table:table-cell table:style-name="ce279"/>
          <table:table-cell table:style-name="ce44"/>
          <table:table-cell table:style-name="ce48" office:value-type="string" calcext:value-type="string">
            <text:p>Fabio</text:p>
          </table:table-cell>
          <table:table-cell table:style-name="ce720" table:formula="of:=[.$C$114]" office:value-type="percentage" office:value="0.0731" calcext:value-type="percentage">
            <text:p>7.31 %</text:p>
          </table:table-cell>
          <table:table-cell table:style-name="ce802" table:formula="of:=[.$D$114]" office:value-type="percentage" office:value="0.1727" calcext:value-type="percentage">
            <text:p>17.27 %</text:p>
          </table:table-cell>
          <table:table-cell table:style-name="ce884" table:formula="of:=[.$E$114]" office:value-type="percentage" office:value="0.0744" calcext:value-type="percentage">
            <text:p>7.44 %</text:p>
          </table:table-cell>
          <table:table-cell table:style-name="ce966" table:formula="of:=[.$F$114]" office:value-type="percentage" office:value="0.0537" calcext:value-type="percentage">
            <text:p>5.37 %</text:p>
          </table:table-cell>
          <table:table-cell table:style-name="ce1048" table:formula="of:=[.$G$114]" office:value-type="percentage" office:value="0.0753" calcext:value-type="percentage">
            <text:p>7.53 %</text:p>
          </table:table-cell>
          <table:table-cell table:style-name="ce1130" table:formula="of:=[.$H$114]" office:value-type="percentage" office:value="0.2708" calcext:value-type="percentage">
            <text:p>27.08 %</text:p>
          </table:table-cell>
          <table:table-cell table:style-name="ce1212" table:formula="of:=[.$I$114]" office:value-type="percentage" office:value="0.0719" calcext:value-type="percentage">
            <text:p>7.19 %</text:p>
          </table:table-cell>
          <table:table-cell table:style-name="ce1294" table:formula="of:=[.$J$114]" office:value-type="percentage" office:value="0.0537" calcext:value-type="percentage">
            <text:p>5.37 %</text:p>
          </table:table-cell>
          <table:table-cell table:style-name="ce1375" table:formula="of:=[.$K$114]" office:value-type="percentage" office:value="0.0802" calcext:value-type="percentage">
            <text:p>8.02 %</text:p>
          </table:table-cell>
          <table:table-cell table:style-name="ce1457" table:formula="of:=[.$L$114]" office:value-type="percentage" office:value="0.0742" calcext:value-type="percentage">
            <text:p>7.42 %</text:p>
          </table:table-cell>
          <table:table-cell table:style-name="ce1539" table:formula="of:=[.$M$114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3"/>
          <table:table-cell table:style-name="ce1608"/>
          <table:table-cell table:style-name="ce1574"/>
          <table:table-cell table:style-name="ce1586" table:number-columns-repeated="2"/>
          <table:table-cell table:style-name="ce1585"/>
          <table:table-cell table:style-name="ce157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8"/>
          <table:table-cell table:style-name="ce417"/>
          <table:table-cell table:style-name="ce449"/>
          <table:table-cell table:style-name="ce478"/>
          <table:table-cell table:style-name="ce511"/>
          <table:table-cell table:style-name="ce538"/>
          <table:table-cell table:style-name="ce565"/>
          <table:table-cell table:style-name="ce595"/>
          <table:table-cell table:style-name="ce298" table:number-columns-repeated="2"/>
          <table:table-cell table:style-name="ce279"/>
          <table:table-cell table:style-name="ce44"/>
          <table:table-cell table:style-name="ce48" office:value-type="string" calcext:value-type="string">
            <text:p>Max</text:p>
          </table:table-cell>
          <table:table-cell table:style-name="ce721" table:formula="of:=[.$C$115]" office:value-type="percentage" office:value="0.0742" calcext:value-type="percentage">
            <text:p>7.42 %</text:p>
          </table:table-cell>
          <table:table-cell table:style-name="ce803" table:formula="of:=[.$D$115]" office:value-type="percentage" office:value="0.1097" calcext:value-type="percentage">
            <text:p>10.97 %</text:p>
          </table:table-cell>
          <table:table-cell table:style-name="ce885" table:formula="of:=[.$E$115]" office:value-type="percentage" office:value="0.0776" calcext:value-type="percentage">
            <text:p>7.76 %</text:p>
          </table:table-cell>
          <table:table-cell table:style-name="ce967" table:formula="of:=[.$F$115]" office:value-type="percentage" office:value="0.0561" calcext:value-type="percentage">
            <text:p>5.61 %</text:p>
          </table:table-cell>
          <table:table-cell table:style-name="ce1049" table:formula="of:=[.$G$115]" office:value-type="percentage" office:value="0.0774" calcext:value-type="percentage">
            <text:p>7.74 %</text:p>
          </table:table-cell>
          <table:table-cell table:style-name="ce1131" table:formula="of:=[.$H$115]" office:value-type="percentage" office:value="0.0779" calcext:value-type="percentage">
            <text:p>7.79 %</text:p>
          </table:table-cell>
          <table:table-cell table:style-name="ce1213" table:formula="of:=[.$I$115]" office:value-type="percentage" office:value="0.1042" calcext:value-type="percentage">
            <text:p>10.42 %</text:p>
          </table:table-cell>
          <table:table-cell table:style-name="ce1295" table:formula="of:=[.$J$115]" office:value-type="percentage" office:value="0.0561" calcext:value-type="percentage">
            <text:p>5.61 %</text:p>
          </table:table-cell>
          <table:table-cell table:style-name="ce1376" table:formula="of:=[.$K$115]" office:value-type="percentage" office:value="0.0843" calcext:value-type="percentage">
            <text:p>8.43 %</text:p>
          </table:table-cell>
          <table:table-cell table:style-name="ce1458" table:formula="of:=[.$L$115]" office:value-type="percentage" office:value="0.2825" calcext:value-type="percentage">
            <text:p>28.25 %</text:p>
          </table:table-cell>
          <table:table-cell table:style-name="ce1540" table:formula="of:=[.$M$115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/>
          <table:table-cell table:style-name="ce1586"/>
          <table:table-cell table:style-name="ce1574"/>
          <table:table-cell table:style-name="ce1609"/>
          <table:table-cell table:style-name="ce1585"/>
          <table:table-cell table:style-name="ce157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9"/>
          <table:table-cell table:style-name="ce418"/>
          <table:table-cell table:style-name="ce450"/>
          <table:table-cell table:style-name="ce479"/>
          <table:table-cell table:style-name="ce512"/>
          <table:table-cell table:style-name="ce539"/>
          <table:table-cell table:style-name="ce566"/>
          <table:table-cell table:style-name="ce596"/>
          <table:table-cell table:style-name="ce298" table:number-columns-repeated="2"/>
          <table:table-cell table:style-name="ce279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722" table:formula="of:=[.$C$116]" office:value-type="percentage" office:value="0.0537" calcext:value-type="percentage">
            <text:p>5.37 %</text:p>
          </table:table-cell>
          <table:table-cell table:style-name="ce804" table:formula="of:=[.$D$116]" office:value-type="percentage" office:value="0.081" calcext:value-type="percentage">
            <text:p>8.10 %</text:p>
          </table:table-cell>
          <table:table-cell table:style-name="ce886" table:formula="of:=[.$E$116]" office:value-type="percentage" office:value="0.056" calcext:value-type="percentage">
            <text:p>5.60 %</text:p>
          </table:table-cell>
          <table:table-cell table:style-name="ce968" table:formula="of:=[.$F$116]" office:value-type="percentage" office:value="0.4967" calcext:value-type="percentage">
            <text:p>49.67 %</text:p>
          </table:table-cell>
          <table:table-cell table:style-name="ce1050" table:formula="of:=[.$G$116]" office:value-type="percentage" office:value="0.0564" calcext:value-type="percentage">
            <text:p>5.64 %</text:p>
          </table:table-cell>
          <table:table-cell table:style-name="ce1132" table:formula="of:=[.$H$116]" office:value-type="percentage" office:value="0.0575" calcext:value-type="percentage">
            <text:p>5.75 %</text:p>
          </table:table-cell>
          <table:table-cell table:style-name="ce1214" table:formula="of:=[.$I$116]" office:value-type="percentage" office:value="0.054" calcext:value-type="percentage">
            <text:p>5.40 %</text:p>
          </table:table-cell>
          <table:table-cell table:style-name="ce1296" table:formula="of:=[.$J$116]" office:value-type="percentage" office:value="0.0286" calcext:value-type="percentage">
            <text:p>2.86 %</text:p>
          </table:table-cell>
          <table:table-cell table:style-name="ce1377" table:formula="of:=[.$K$116]" office:value-type="percentage" office:value="0.06" calcext:value-type="percentage">
            <text:p>6.00 %</text:p>
          </table:table-cell>
          <table:table-cell table:style-name="ce1459" table:formula="of:=[.$L$116]" office:value-type="percentage" office:value="0.0561" calcext:value-type="percentage">
            <text:p>5.61 %</text:p>
          </table:table-cell>
          <table:table-cell table:style-name="ce1541" table:formula="of:=[.$M$116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4"/>
          <table:table-cell table:style-name="ce1586"/>
          <table:table-cell table:style-name="ce1585"/>
          <table:table-cell table:style-name="ce157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9"/>
          <table:table-cell table:style-name="ce298" table:number-columns-repeated="3"/>
          <table:table-cell table:style-name="ce279"/>
          <table:table-cell table:style-name="ce298" table:number-columns-repeated="3"/>
          <table:table-cell table:style-name="ce279"/>
          <table:table-cell table:style-name="ce298"/>
          <table:table-cell table:style-name="ce279"/>
          <table:table-cell table:style-name="ce44"/>
          <table:table-cell table:style-name="ce48" office:value-type="string" calcext:value-type="string">
            <text:p>Luca</text:p>
          </table:table-cell>
          <table:table-cell table:style-name="ce723" table:formula="of:=[.$C$117]" office:value-type="percentage" office:value="0.0719" calcext:value-type="percentage">
            <text:p>7.19 %</text:p>
          </table:table-cell>
          <table:table-cell table:style-name="ce805" table:formula="of:=[.$D$117]" office:value-type="percentage" office:value="0.1068" calcext:value-type="percentage">
            <text:p>10.68 %</text:p>
          </table:table-cell>
          <table:table-cell table:style-name="ce887" table:formula="of:=[.$E$117]" office:value-type="percentage" office:value="0.0756" calcext:value-type="percentage">
            <text:p>7.56 %</text:p>
          </table:table-cell>
          <table:table-cell table:style-name="ce969" table:formula="of:=[.$F$117]" office:value-type="percentage" office:value="0.054" calcext:value-type="percentage">
            <text:p>5.40 %</text:p>
          </table:table-cell>
          <table:table-cell table:style-name="ce1051" table:formula="of:=[.$G$117]" office:value-type="percentage" office:value="0.0745" calcext:value-type="percentage">
            <text:p>7.45 %</text:p>
          </table:table-cell>
          <table:table-cell table:style-name="ce1133" table:formula="of:=[.$H$117]" office:value-type="percentage" office:value="0.0753" calcext:value-type="percentage">
            <text:p>7.53 %</text:p>
          </table:table-cell>
          <table:table-cell table:style-name="ce1215" table:formula="of:=[.$I$117]" office:value-type="percentage" office:value="0.0721" calcext:value-type="percentage">
            <text:p>7.21 %</text:p>
          </table:table-cell>
          <table:table-cell table:style-name="ce1297" table:formula="of:=[.$J$117]" office:value-type="percentage" office:value="0.054" calcext:value-type="percentage">
            <text:p>5.40 %</text:p>
          </table:table-cell>
          <table:table-cell table:style-name="ce1378" table:formula="of:=[.$K$117]" office:value-type="percentage" office:value="0.3115" calcext:value-type="percentage">
            <text:p>31.15 %</text:p>
          </table:table-cell>
          <table:table-cell table:style-name="ce1460" table:formula="of:=[.$L$117]" office:value-type="percentage" office:value="0.1042" calcext:value-type="percentage">
            <text:p>10.42 %</text:p>
          </table:table-cell>
          <table:table-cell table:style-name="ce1542" table:formula="of:=[.$M$117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3"/>
          <table:table-cell table:style-name="ce1574" table:number-columns-repeated="7"/>
          <table:table-cell table:style-name="ce1573"/>
          <table:table-cell table:style-name="ce157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99"/>
          <table:table-cell table:style-name="ce300" table:number-columns-repeated="5"/>
          <table:table-cell table:style-name="ce299" table:number-columns-repeated="2"/>
          <table:table-cell table:style-name="ce300"/>
          <table:table-cell table:style-name="ce299" table:number-columns-repeated="2"/>
          <table:table-cell/>
          <table:table-cell table:style-name="ce48" office:value-type="string" calcext:value-type="string">
            <text:p>Calvin</text:p>
          </table:table-cell>
          <table:table-cell table:style-name="ce724" table:formula="of:=[.$C$108]" office:value-type="percentage" office:value="0.0753" calcext:value-type="percentage">
            <text:p>7.53 %</text:p>
          </table:table-cell>
          <table:table-cell table:style-name="ce806" table:formula="of:=[.$D$108]" office:value-type="percentage" office:value="0.1095" calcext:value-type="percentage">
            <text:p>10.95 %</text:p>
          </table:table-cell>
          <table:table-cell table:style-name="ce888" table:formula="of:=[.$E$108]" office:value-type="percentage" office:value="0.0772" calcext:value-type="percentage">
            <text:p>7.72 %</text:p>
          </table:table-cell>
          <table:table-cell table:style-name="ce970" table:formula="of:=[.$F$108]" office:value-type="percentage" office:value="0.0564" calcext:value-type="percentage">
            <text:p>5.64 %</text:p>
          </table:table-cell>
          <table:table-cell table:style-name="ce1052" table:formula="of:=[.$G$108]" office:value-type="percentage" office:value="0.28" calcext:value-type="percentage">
            <text:p>28.00 %</text:p>
          </table:table-cell>
          <table:table-cell table:style-name="ce1134" table:formula="of:=[.$H$108]" office:value-type="percentage" office:value="0.1099" calcext:value-type="percentage">
            <text:p>10.99 %</text:p>
          </table:table-cell>
          <table:table-cell table:style-name="ce1216" table:formula="of:=[.$I$108]" office:value-type="percentage" office:value="0.0745" calcext:value-type="percentage">
            <text:p>7.45 %</text:p>
          </table:table-cell>
          <table:table-cell table:style-name="ce1298" table:formula="of:=[.$J$108]" office:value-type="percentage" office:value="0.0564" calcext:value-type="percentage">
            <text:p>5.64 %</text:p>
          </table:table-cell>
          <table:table-cell table:style-name="ce1379" table:formula="of:=[.$K$108]" office:value-type="percentage" office:value="0.0834" calcext:value-type="percentage">
            <text:p>8.34 %</text:p>
          </table:table-cell>
          <table:table-cell table:style-name="ce1461" table:formula="of:=[.$L$108]" office:value-type="percentage" office:value="0.0774" calcext:value-type="percentage">
            <text:p>7.74 %</text:p>
          </table:table-cell>
          <table:table-cell table:style-name="ce1543" table:formula="of:=[.$M$108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300" table:number-columns-repeated="2"/>
          <table:table-cell table:style-name="ce299" table:number-columns-repeated="5"/>
          <table:table-cell table:style-name="ce1707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Lukas</text:p>
          </table:table-cell>
          <table:table-cell table:style-name="ce725" table:formula="of:=[.$C$109]" office:value-type="percentage" office:value="0.0744" calcext:value-type="percentage">
            <text:p>7.44 %</text:p>
          </table:table-cell>
          <table:table-cell table:style-name="ce807" table:formula="of:=[.$D$109]" office:value-type="percentage" office:value="0.1092" calcext:value-type="percentage">
            <text:p>10.92 %</text:p>
          </table:table-cell>
          <table:table-cell table:style-name="ce889" table:formula="of:=[.$E$109]" office:value-type="percentage" office:value="0.2792" calcext:value-type="percentage">
            <text:p>27.92 %</text:p>
          </table:table-cell>
          <table:table-cell table:style-name="ce971" table:formula="of:=[.$F$109]" office:value-type="percentage" office:value="0.056" calcext:value-type="percentage">
            <text:p>5.60 %</text:p>
          </table:table-cell>
          <table:table-cell table:style-name="ce1053" table:formula="of:=[.$G$109]" office:value-type="percentage" office:value="0.0772" calcext:value-type="percentage">
            <text:p>7.72 %</text:p>
          </table:table-cell>
          <table:table-cell table:style-name="ce1135" table:formula="of:=[.$H$109]" office:value-type="percentage" office:value="0.0784" calcext:value-type="percentage">
            <text:p>7.84 %</text:p>
          </table:table-cell>
          <table:table-cell table:style-name="ce1217" table:formula="of:=[.$I$109]" office:value-type="percentage" office:value="0.0756" calcext:value-type="percentage">
            <text:p>7.56 %</text:p>
          </table:table-cell>
          <table:table-cell table:style-name="ce1299" table:formula="of:=[.$J$109]" office:value-type="percentage" office:value="0.056" calcext:value-type="percentage">
            <text:p>5.60 %</text:p>
          </table:table-cell>
          <table:table-cell table:style-name="ce1380" table:formula="of:=[.$K$109]" office:value-type="percentage" office:value="0.1164" calcext:value-type="percentage">
            <text:p>11.64 %</text:p>
          </table:table-cell>
          <table:table-cell table:style-name="ce1462" table:formula="of:=[.$L$109]" office:value-type="percentage" office:value="0.0776" calcext:value-type="percentage">
            <text:p>7.76 %</text:p>
          </table:table-cell>
          <table:table-cell table:style-name="ce1544" table:formula="of:=[.$M$109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99"/>
          <table:table-cell table:style-name="ce300" table:number-columns-repeated="6"/>
          <table:table-cell table:style-name="ce299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Maurice</text:p>
          </table:table-cell>
          <table:table-cell table:style-name="ce726" table:formula="of:=[.$C$110]" office:value-type="percentage" office:value="0.0537" calcext:value-type="percentage">
            <text:p>5.37 %</text:p>
          </table:table-cell>
          <table:table-cell table:style-name="ce808" table:formula="of:=[.$D$110]" office:value-type="percentage" office:value="0.081" calcext:value-type="percentage">
            <text:p>8.10 %</text:p>
          </table:table-cell>
          <table:table-cell table:style-name="ce890" table:formula="of:=[.$E$110]" office:value-type="percentage" office:value="0.056" calcext:value-type="percentage">
            <text:p>5.60 %</text:p>
          </table:table-cell>
          <table:table-cell table:style-name="ce972" table:formula="of:=[.$F$110]" office:value-type="percentage" office:value="0.0286" calcext:value-type="percentage">
            <text:p>2.86 %</text:p>
          </table:table-cell>
          <table:table-cell table:style-name="ce1054" table:formula="of:=[.$G$110]" office:value-type="percentage" office:value="0.0564" calcext:value-type="percentage">
            <text:p>5.64 %</text:p>
          </table:table-cell>
          <table:table-cell table:style-name="ce1136" table:formula="of:=[.$H$110]" office:value-type="percentage" office:value="0.0575" calcext:value-type="percentage">
            <text:p>5.75 %</text:p>
          </table:table-cell>
          <table:table-cell table:style-name="ce1218" table:formula="of:=[.$I$110]" office:value-type="percentage" office:value="0.054" calcext:value-type="percentage">
            <text:p>5.40 %</text:p>
          </table:table-cell>
          <table:table-cell table:style-name="ce1300" table:formula="of:=[.$J$110]" office:value-type="percentage" office:value="0.4967" calcext:value-type="percentage">
            <text:p>49.67 %</text:p>
          </table:table-cell>
          <table:table-cell table:style-name="ce1381" table:formula="of:=[.$K$110]" office:value-type="percentage" office:value="0.06" calcext:value-type="percentage">
            <text:p>6.00 %</text:p>
          </table:table-cell>
          <table:table-cell table:style-name="ce1463" table:formula="of:=[.$L$110]" office:value-type="percentage" office:value="0.0561" calcext:value-type="percentage">
            <text:p>5.61 %</text:p>
          </table:table-cell>
          <table:table-cell table:style-name="ce1545" table:formula="of:=[.$M$110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300"/>
          <table:table-cell table:style-name="ce419"/>
          <table:table-cell table:style-name="ce421"/>
          <table:table-cell table:style-name="ce312" table:number-columns-repeated="4"/>
          <table:table-cell table:style-name="ce421"/>
          <table:table-cell table:style-name="ce299" table:number-columns-repeated="3"/>
          <table:table-cell/>
          <table:table-cell table:style-name="ce48" office:value-type="string" calcext:value-type="string">
            <text:p>Amadu</text:p>
          </table:table-cell>
          <table:table-cell table:style-name="ce727" table:formula="of:=[.$C$111]" office:value-type="percentage" office:value="0.2708" calcext:value-type="percentage">
            <text:p>27.08 %</text:p>
          </table:table-cell>
          <table:table-cell table:style-name="ce809" table:formula="of:=[.$D$111]" office:value-type="percentage" office:value="0.1103" calcext:value-type="percentage">
            <text:p>11.03 %</text:p>
          </table:table-cell>
          <table:table-cell table:style-name="ce891" table:formula="of:=[.$E$111]" office:value-type="percentage" office:value="0.0784" calcext:value-type="percentage">
            <text:p>7.84 %</text:p>
          </table:table-cell>
          <table:table-cell table:style-name="ce973" table:formula="of:=[.$F$111]" office:value-type="percentage" office:value="0.0575" calcext:value-type="percentage">
            <text:p>5.75 %</text:p>
          </table:table-cell>
          <table:table-cell table:style-name="ce1055" table:formula="of:=[.$G$111]" office:value-type="percentage" office:value="0.1099" calcext:value-type="percentage">
            <text:p>10.99 %</text:p>
          </table:table-cell>
          <table:table-cell table:style-name="ce1137" table:formula="of:=[.$H$111]" office:value-type="percentage" office:value="0.078" calcext:value-type="percentage">
            <text:p>7.80 %</text:p>
          </table:table-cell>
          <table:table-cell table:style-name="ce1219" table:formula="of:=[.$I$111]" office:value-type="percentage" office:value="0.0753" calcext:value-type="percentage">
            <text:p>7.53 %</text:p>
          </table:table-cell>
          <table:table-cell table:style-name="ce1301" table:formula="of:=[.$J$111]" office:value-type="percentage" office:value="0.0575" calcext:value-type="percentage">
            <text:p>5.75 %</text:p>
          </table:table-cell>
          <table:table-cell table:style-name="ce1382" table:formula="of:=[.$K$111]" office:value-type="percentage" office:value="0.0843" calcext:value-type="percentage">
            <text:p>8.43 %</text:p>
          </table:table-cell>
          <table:table-cell table:style-name="ce1464" table:formula="of:=[.$L$111]" office:value-type="percentage" office:value="0.0779" calcext:value-type="percentage">
            <text:p>7.79 %</text:p>
          </table:table-cell>
          <table:table-cell table:style-name="ce1546" table:formula="of:=[.$M$111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300"/>
          <table:table-cell table:style-name="ce312"/>
          <table:table-cell table:style-name="ce421"/>
          <table:table-cell table:style-name="ce367"/>
          <table:table-cell table:style-name="ce421"/>
          <table:table-cell table:style-name="ce312" table:number-columns-repeated="3"/>
          <table:table-cell table:style-name="ce299" table:number-columns-repeated="2"/>
          <table:table-cell table:style-name="ce300"/>
          <table:table-cell/>
          <table:table-cell table:style-name="ce48" office:value-type="string" calcext:value-type="string">
            <text:p>Martin</text:p>
          </table:table-cell>
          <table:table-cell table:style-name="ce728" table:formula="of:=[.$C$112]" office:value-type="percentage" office:value="0.0802" calcext:value-type="percentage">
            <text:p>8.02 %</text:p>
          </table:table-cell>
          <table:table-cell table:style-name="ce810" table:formula="of:=[.$D$112]" office:value-type="percentage" office:value="0.1198" calcext:value-type="percentage">
            <text:p>11.98 %</text:p>
          </table:table-cell>
          <table:table-cell table:style-name="ce892" table:formula="of:=[.$E$112]" office:value-type="percentage" office:value="0.1164" calcext:value-type="percentage">
            <text:p>11.64 %</text:p>
          </table:table-cell>
          <table:table-cell table:style-name="ce974" table:formula="of:=[.$F$112]" office:value-type="percentage" office:value="0.06" calcext:value-type="percentage">
            <text:p>6.00 %</text:p>
          </table:table-cell>
          <table:table-cell table:style-name="ce1056" table:formula="of:=[.$G$112]" office:value-type="percentage" office:value="0.0834" calcext:value-type="percentage">
            <text:p>8.34 %</text:p>
          </table:table-cell>
          <table:table-cell table:style-name="ce1138" table:formula="of:=[.$H$112]" office:value-type="percentage" office:value="0.0843" calcext:value-type="percentage">
            <text:p>8.43 %</text:p>
          </table:table-cell>
          <table:table-cell table:style-name="ce1220" table:formula="of:=[.$I$112]" office:value-type="percentage" office:value="0.3115" calcext:value-type="percentage">
            <text:p>31.15 %</text:p>
          </table:table-cell>
          <table:table-cell table:style-name="ce1302" table:formula="of:=[.$J$112]" office:value-type="percentage" office:value="0.06" calcext:value-type="percentage">
            <text:p>6.00 %</text:p>
          </table:table-cell>
          <table:table-cell table:style-name="ce1383" table:formula="of:=[.$K$112]" office:value-type="string" office:string-value="NM" calcext:value-type="string">
            <text:p>NM</text:p>
          </table:table-cell>
          <table:table-cell table:style-name="ce1465" table:formula="of:=[.$L$112]" office:value-type="percentage" office:value="0.0843" calcext:value-type="percentage">
            <text:p>8.43 %</text:p>
          </table:table-cell>
          <table:table-cell table:style-name="ce1547" table:formula="of:=[.$M$11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9"/>
          <table:table-cell table:style-name="ce421" table:number-columns-repeated="7"/>
          <table:table-cell table:style-name="ce299" table:number-columns-repeated="2"/>
          <table:table-cell table:style-name="ce300"/>
          <table:table-cell/>
          <table:table-cell table:style-name="ce48" office:value-type="string" calcext:value-type="string">
            <text:p>Pharrell</text:p>
          </table:table-cell>
          <table:table-cell table:style-name="ce729" table:formula="of:=[.$C$113]" office:value-type="percentage" office:value="0.1727" calcext:value-type="percentage">
            <text:p>17.27 %</text:p>
          </table:table-cell>
          <table:table-cell table:style-name="ce811" table:formula="of:=[.$D$113]" office:value-type="string" office:string-value="NM" calcext:value-type="string">
            <text:p>NM</text:p>
          </table:table-cell>
          <table:table-cell table:style-name="ce893" table:formula="of:=[.$E$113]" office:value-type="percentage" office:value="0.1092" calcext:value-type="percentage">
            <text:p>10.92 %</text:p>
          </table:table-cell>
          <table:table-cell table:style-name="ce975" table:formula="of:=[.$F$113]" office:value-type="percentage" office:value="0.081" calcext:value-type="percentage">
            <text:p>8.10 %</text:p>
          </table:table-cell>
          <table:table-cell table:style-name="ce1057" table:formula="of:=[.$G$113]" office:value-type="percentage" office:value="0.1095" calcext:value-type="percentage">
            <text:p>10.95 %</text:p>
          </table:table-cell>
          <table:table-cell table:style-name="ce1139" table:formula="of:=[.$H$113]" office:value-type="percentage" office:value="0.1103" calcext:value-type="percentage">
            <text:p>11.03 %</text:p>
          </table:table-cell>
          <table:table-cell table:style-name="ce1221" table:formula="of:=[.$I$113]" office:value-type="percentage" office:value="0.1068" calcext:value-type="percentage">
            <text:p>10.68 %</text:p>
          </table:table-cell>
          <table:table-cell table:style-name="ce1303" table:formula="of:=[.$J$113]" office:value-type="percentage" office:value="0.081" calcext:value-type="percentage">
            <text:p>8.10 %</text:p>
          </table:table-cell>
          <table:table-cell table:style-name="ce1384" table:formula="of:=[.$K$113]" office:value-type="percentage" office:value="0.1198" calcext:value-type="percentage">
            <text:p>11.98 %</text:p>
          </table:table-cell>
          <table:table-cell table:style-name="ce1466" table:formula="of:=[.$L$113]" office:value-type="percentage" office:value="0.1097" calcext:value-type="percentage">
            <text:p>10.97 %</text:p>
          </table:table-cell>
          <table:table-cell table:style-name="ce1548" table:formula="of:=[.$M$113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300"/>
          <table:table-cell table:style-name="ce421" table:number-columns-repeated="2"/>
          <table:table-cell table:style-name="ce481"/>
          <table:table-cell table:style-name="ce312"/>
          <table:table-cell table:style-name="ce421" table:number-columns-repeated="2"/>
          <table:table-cell table:style-name="ce419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Fabio</text:p>
          </table:table-cell>
          <table:table-cell table:style-name="ce730" table:formula="of:=[.$C$114]" office:value-type="percentage" office:value="0.0731" calcext:value-type="percentage">
            <text:p>7.31 %</text:p>
          </table:table-cell>
          <table:table-cell table:style-name="ce812" table:formula="of:=[.$D$114]" office:value-type="percentage" office:value="0.1727" calcext:value-type="percentage">
            <text:p>17.27 %</text:p>
          </table:table-cell>
          <table:table-cell table:style-name="ce894" table:formula="of:=[.$E$114]" office:value-type="percentage" office:value="0.0744" calcext:value-type="percentage">
            <text:p>7.44 %</text:p>
          </table:table-cell>
          <table:table-cell table:style-name="ce976" table:formula="of:=[.$F$114]" office:value-type="percentage" office:value="0.0537" calcext:value-type="percentage">
            <text:p>5.37 %</text:p>
          </table:table-cell>
          <table:table-cell table:style-name="ce1058" table:formula="of:=[.$G$114]" office:value-type="percentage" office:value="0.0753" calcext:value-type="percentage">
            <text:p>7.53 %</text:p>
          </table:table-cell>
          <table:table-cell table:style-name="ce1140" table:formula="of:=[.$H$114]" office:value-type="percentage" office:value="0.2708" calcext:value-type="percentage">
            <text:p>27.08 %</text:p>
          </table:table-cell>
          <table:table-cell table:style-name="ce1222" table:formula="of:=[.$I$114]" office:value-type="percentage" office:value="0.0719" calcext:value-type="percentage">
            <text:p>7.19 %</text:p>
          </table:table-cell>
          <table:table-cell table:style-name="ce1304" table:formula="of:=[.$J$114]" office:value-type="percentage" office:value="0.0537" calcext:value-type="percentage">
            <text:p>5.37 %</text:p>
          </table:table-cell>
          <table:table-cell table:style-name="ce1385" table:formula="of:=[.$K$114]" office:value-type="percentage" office:value="0.0802" calcext:value-type="percentage">
            <text:p>8.02 %</text:p>
          </table:table-cell>
          <table:table-cell table:style-name="ce1467" table:formula="of:=[.$L$114]" office:value-type="percentage" office:value="0.0742" calcext:value-type="percentage">
            <text:p>7.42 %</text:p>
          </table:table-cell>
          <table:table-cell table:style-name="ce1549" table:formula="of:=[.$M$114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00"/>
          <table:table-cell table:style-name="ce421"/>
          <table:table-cell table:style-name="ce312"/>
          <table:table-cell table:style-name="ce482"/>
          <table:table-cell table:style-name="ce419"/>
          <table:table-cell table:style-name="ce312" table:number-columns-repeated="3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Max</text:p>
          </table:table-cell>
          <table:table-cell table:style-name="ce731" table:formula="of:=[.$C$115]" office:value-type="percentage" office:value="0.0742" calcext:value-type="percentage">
            <text:p>7.42 %</text:p>
          </table:table-cell>
          <table:table-cell table:style-name="ce813" table:formula="of:=[.$D$115]" office:value-type="percentage" office:value="0.1097" calcext:value-type="percentage">
            <text:p>10.97 %</text:p>
          </table:table-cell>
          <table:table-cell table:style-name="ce895" table:formula="of:=[.$E$115]" office:value-type="percentage" office:value="0.0776" calcext:value-type="percentage">
            <text:p>7.76 %</text:p>
          </table:table-cell>
          <table:table-cell table:style-name="ce977" table:formula="of:=[.$F$115]" office:value-type="percentage" office:value="0.0561" calcext:value-type="percentage">
            <text:p>5.61 %</text:p>
          </table:table-cell>
          <table:table-cell table:style-name="ce1059" table:formula="of:=[.$G$115]" office:value-type="percentage" office:value="0.0774" calcext:value-type="percentage">
            <text:p>7.74 %</text:p>
          </table:table-cell>
          <table:table-cell table:style-name="ce1141" table:formula="of:=[.$H$115]" office:value-type="percentage" office:value="0.0779" calcext:value-type="percentage">
            <text:p>7.79 %</text:p>
          </table:table-cell>
          <table:table-cell table:style-name="ce1223" table:formula="of:=[.$I$115]" office:value-type="percentage" office:value="0.1042" calcext:value-type="percentage">
            <text:p>10.42 %</text:p>
          </table:table-cell>
          <table:table-cell table:style-name="ce1305" table:formula="of:=[.$J$115]" office:value-type="percentage" office:value="0.0561" calcext:value-type="percentage">
            <text:p>5.61 %</text:p>
          </table:table-cell>
          <table:table-cell table:style-name="ce1386" table:formula="of:=[.$K$115]" office:value-type="percentage" office:value="0.0843" calcext:value-type="percentage">
            <text:p>8.43 %</text:p>
          </table:table-cell>
          <table:table-cell table:style-name="ce1468" table:formula="of:=[.$L$115]" office:value-type="percentage" office:value="0.2825" calcext:value-type="percentage">
            <text:p>28.25 %</text:p>
          </table:table-cell>
          <table:table-cell table:style-name="ce1550" table:formula="of:=[.$M$115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99"/>
          <table:table-cell table:style-name="ce312" table:number-columns-repeated="2"/>
          <table:table-cell table:style-name="ce421" table:number-columns-repeated="2"/>
          <table:table-cell table:style-name="ce419"/>
          <table:table-cell table:style-name="ce421" table:number-columns-repeated="2"/>
          <table:table-cell table:style-name="ce300"/>
          <table:table-cell table:style-name="ce299" table:number-columns-repeated="2"/>
          <table:table-cell/>
          <table:table-cell table:style-name="ce48" office:value-type="string" calcext:value-type="string">
            <text:p>Michael</text:p>
          </table:table-cell>
          <table:table-cell table:style-name="ce732" table:formula="of:=[.$C$116]" office:value-type="percentage" office:value="0.0537" calcext:value-type="percentage">
            <text:p>5.37 %</text:p>
          </table:table-cell>
          <table:table-cell table:style-name="ce814" table:formula="of:=[.$D$116]" office:value-type="percentage" office:value="0.081" calcext:value-type="percentage">
            <text:p>8.10 %</text:p>
          </table:table-cell>
          <table:table-cell table:style-name="ce896" table:formula="of:=[.$E$116]" office:value-type="percentage" office:value="0.056" calcext:value-type="percentage">
            <text:p>5.60 %</text:p>
          </table:table-cell>
          <table:table-cell table:style-name="ce978" table:formula="of:=[.$F$116]" office:value-type="percentage" office:value="0.4967" calcext:value-type="percentage">
            <text:p>49.67 %</text:p>
          </table:table-cell>
          <table:table-cell table:style-name="ce1060" table:formula="of:=[.$G$116]" office:value-type="percentage" office:value="0.0564" calcext:value-type="percentage">
            <text:p>5.64 %</text:p>
          </table:table-cell>
          <table:table-cell table:style-name="ce1142" table:formula="of:=[.$H$116]" office:value-type="percentage" office:value="0.0575" calcext:value-type="percentage">
            <text:p>5.75 %</text:p>
          </table:table-cell>
          <table:table-cell table:style-name="ce1224" table:formula="of:=[.$I$116]" office:value-type="percentage" office:value="0.054" calcext:value-type="percentage">
            <text:p>5.40 %</text:p>
          </table:table-cell>
          <table:table-cell table:style-name="ce1306" table:formula="of:=[.$J$116]" office:value-type="percentage" office:value="0.0286" calcext:value-type="percentage">
            <text:p>2.86 %</text:p>
          </table:table-cell>
          <table:table-cell table:style-name="ce1387" table:formula="of:=[.$K$116]" office:value-type="percentage" office:value="0.06" calcext:value-type="percentage">
            <text:p>6.00 %</text:p>
          </table:table-cell>
          <table:table-cell table:style-name="ce1469" table:formula="of:=[.$L$116]" office:value-type="percentage" office:value="0.0561" calcext:value-type="percentage">
            <text:p>5.61 %</text:p>
          </table:table-cell>
          <table:table-cell table:style-name="ce1551" table:formula="of:=[.$M$116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99"/>
          <table:table-cell table:style-name="ce300" table:number-columns-repeated="8"/>
          <table:table-cell table:style-name="ce299"/>
          <table:table-cell table:style-name="ce300"/>
          <table:table-cell/>
          <table:table-cell table:style-name="ce48" office:value-type="string" calcext:value-type="string">
            <text:p>Luca</text:p>
          </table:table-cell>
          <table:table-cell table:style-name="ce733" table:formula="of:=[.$C$117]" office:value-type="percentage" office:value="0.0719" calcext:value-type="percentage">
            <text:p>7.19 %</text:p>
          </table:table-cell>
          <table:table-cell table:style-name="ce815" table:formula="of:=[.$D$117]" office:value-type="percentage" office:value="0.1068" calcext:value-type="percentage">
            <text:p>10.68 %</text:p>
          </table:table-cell>
          <table:table-cell table:style-name="ce897" table:formula="of:=[.$E$117]" office:value-type="percentage" office:value="0.0756" calcext:value-type="percentage">
            <text:p>7.56 %</text:p>
          </table:table-cell>
          <table:table-cell table:style-name="ce979" table:formula="of:=[.$F$117]" office:value-type="percentage" office:value="0.054" calcext:value-type="percentage">
            <text:p>5.40 %</text:p>
          </table:table-cell>
          <table:table-cell table:style-name="ce1061" table:formula="of:=[.$G$117]" office:value-type="percentage" office:value="0.0745" calcext:value-type="percentage">
            <text:p>7.45 %</text:p>
          </table:table-cell>
          <table:table-cell table:style-name="ce1143" table:formula="of:=[.$H$117]" office:value-type="percentage" office:value="0.0753" calcext:value-type="percentage">
            <text:p>7.53 %</text:p>
          </table:table-cell>
          <table:table-cell table:style-name="ce1225" table:formula="of:=[.$I$117]" office:value-type="percentage" office:value="0.0721" calcext:value-type="percentage">
            <text:p>7.21 %</text:p>
          </table:table-cell>
          <table:table-cell table:style-name="ce1307" table:formula="of:=[.$J$117]" office:value-type="percentage" office:value="0.054" calcext:value-type="percentage">
            <text:p>5.40 %</text:p>
          </table:table-cell>
          <table:table-cell table:style-name="ce1388" table:formula="of:=[.$K$117]" office:value-type="percentage" office:value="0.3115" calcext:value-type="percentage">
            <text:p>31.15 %</text:p>
          </table:table-cell>
          <table:table-cell table:style-name="ce1470" table:formula="of:=[.$L$117]" office:value-type="percentage" office:value="0.1042" calcext:value-type="percentage">
            <text:p>10.42 %</text:p>
          </table:table-cell>
          <table:table-cell table:style-name="ce1552" table:formula="of:=[.$M$117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301" table:number-columns-repeated="11"/>
          <table:table-cell/>
          <table:table-cell table:style-name="ce48" office:value-type="string" calcext:value-type="string">
            <text:p>Calvin</text:p>
          </table:table-cell>
          <table:table-cell table:style-name="ce734" table:formula="of:=[.$C$108]" office:value-type="percentage" office:value="0.0753" calcext:value-type="percentage">
            <text:p>7.53 %</text:p>
          </table:table-cell>
          <table:table-cell table:style-name="ce816" table:formula="of:=[.$D$108]" office:value-type="percentage" office:value="0.1095" calcext:value-type="percentage">
            <text:p>10.95 %</text:p>
          </table:table-cell>
          <table:table-cell table:style-name="ce898" table:formula="of:=[.$E$108]" office:value-type="percentage" office:value="0.0772" calcext:value-type="percentage">
            <text:p>7.72 %</text:p>
          </table:table-cell>
          <table:table-cell table:style-name="ce980" table:formula="of:=[.$F$108]" office:value-type="percentage" office:value="0.0564" calcext:value-type="percentage">
            <text:p>5.64 %</text:p>
          </table:table-cell>
          <table:table-cell table:style-name="ce1062" table:formula="of:=[.$G$108]" office:value-type="percentage" office:value="0.28" calcext:value-type="percentage">
            <text:p>28.00 %</text:p>
          </table:table-cell>
          <table:table-cell table:style-name="ce1144" table:formula="of:=[.$H$108]" office:value-type="percentage" office:value="0.1099" calcext:value-type="percentage">
            <text:p>10.99 %</text:p>
          </table:table-cell>
          <table:table-cell table:style-name="ce1226" table:formula="of:=[.$I$108]" office:value-type="percentage" office:value="0.0745" calcext:value-type="percentage">
            <text:p>7.45 %</text:p>
          </table:table-cell>
          <table:table-cell table:style-name="ce1308" table:formula="of:=[.$J$108]" office:value-type="percentage" office:value="0.0564" calcext:value-type="percentage">
            <text:p>5.64 %</text:p>
          </table:table-cell>
          <table:table-cell table:style-name="ce1389" table:formula="of:=[.$K$108]" office:value-type="percentage" office:value="0.0834" calcext:value-type="percentage">
            <text:p>8.34 %</text:p>
          </table:table-cell>
          <table:table-cell table:style-name="ce1471" table:formula="of:=[.$L$108]" office:value-type="percentage" office:value="0.0774" calcext:value-type="percentage">
            <text:p>7.74 %</text:p>
          </table:table-cell>
          <table:table-cell table:style-name="ce1553" table:formula="of:=[.$M$108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301" table:number-columns-repeated="7"/>
          <table:table-cell table:style-name="ce598"/>
          <table:table-cell table:style-name="ce301" table:number-columns-repeated="3"/>
          <table:table-cell/>
          <table:table-cell table:style-name="ce48" office:value-type="string" calcext:value-type="string">
            <text:p>Lukas</text:p>
          </table:table-cell>
          <table:table-cell table:style-name="ce735" table:formula="of:=[.$C$109]" office:value-type="percentage" office:value="0.0744" calcext:value-type="percentage">
            <text:p>7.44 %</text:p>
          </table:table-cell>
          <table:table-cell table:style-name="ce817" table:formula="of:=[.$D$109]" office:value-type="percentage" office:value="0.1092" calcext:value-type="percentage">
            <text:p>10.92 %</text:p>
          </table:table-cell>
          <table:table-cell table:style-name="ce899" table:formula="of:=[.$E$109]" office:value-type="percentage" office:value="0.2792" calcext:value-type="percentage">
            <text:p>27.92 %</text:p>
          </table:table-cell>
          <table:table-cell table:style-name="ce981" table:formula="of:=[.$F$109]" office:value-type="percentage" office:value="0.056" calcext:value-type="percentage">
            <text:p>5.60 %</text:p>
          </table:table-cell>
          <table:table-cell table:style-name="ce1063" table:formula="of:=[.$G$109]" office:value-type="percentage" office:value="0.0772" calcext:value-type="percentage">
            <text:p>7.72 %</text:p>
          </table:table-cell>
          <table:table-cell table:style-name="ce1145" table:formula="of:=[.$H$109]" office:value-type="percentage" office:value="0.0784" calcext:value-type="percentage">
            <text:p>7.84 %</text:p>
          </table:table-cell>
          <table:table-cell table:style-name="ce1227" table:formula="of:=[.$I$109]" office:value-type="percentage" office:value="0.0756" calcext:value-type="percentage">
            <text:p>7.56 %</text:p>
          </table:table-cell>
          <table:table-cell table:style-name="ce1309" table:formula="of:=[.$J$109]" office:value-type="percentage" office:value="0.056" calcext:value-type="percentage">
            <text:p>5.60 %</text:p>
          </table:table-cell>
          <table:table-cell table:style-name="ce1390" table:formula="of:=[.$K$109]" office:value-type="percentage" office:value="0.1164" calcext:value-type="percentage">
            <text:p>11.64 %</text:p>
          </table:table-cell>
          <table:table-cell table:style-name="ce1472" table:formula="of:=[.$L$109]" office:value-type="percentage" office:value="0.0776" calcext:value-type="percentage">
            <text:p>7.76 %</text:p>
          </table:table-cell>
          <table:table-cell table:style-name="ce1554" table:formula="of:=[.$M$109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301" table:number-columns-repeated="11"/>
          <table:table-cell/>
          <table:table-cell table:style-name="ce48" office:value-type="string" calcext:value-type="string">
            <text:p>Maurice</text:p>
          </table:table-cell>
          <table:table-cell table:style-name="ce736" table:formula="of:=[.$C$110]" office:value-type="percentage" office:value="0.0537" calcext:value-type="percentage">
            <text:p>5.37 %</text:p>
          </table:table-cell>
          <table:table-cell table:style-name="ce818" table:formula="of:=[.$D$110]" office:value-type="percentage" office:value="0.081" calcext:value-type="percentage">
            <text:p>8.10 %</text:p>
          </table:table-cell>
          <table:table-cell table:style-name="ce900" table:formula="of:=[.$E$110]" office:value-type="percentage" office:value="0.056" calcext:value-type="percentage">
            <text:p>5.60 %</text:p>
          </table:table-cell>
          <table:table-cell table:style-name="ce982" table:formula="of:=[.$F$110]" office:value-type="percentage" office:value="0.0286" calcext:value-type="percentage">
            <text:p>2.86 %</text:p>
          </table:table-cell>
          <table:table-cell table:style-name="ce1064" table:formula="of:=[.$G$110]" office:value-type="percentage" office:value="0.0564" calcext:value-type="percentage">
            <text:p>5.64 %</text:p>
          </table:table-cell>
          <table:table-cell table:style-name="ce1146" table:formula="of:=[.$H$110]" office:value-type="percentage" office:value="0.0575" calcext:value-type="percentage">
            <text:p>5.75 %</text:p>
          </table:table-cell>
          <table:table-cell table:style-name="ce1228" table:formula="of:=[.$I$110]" office:value-type="percentage" office:value="0.054" calcext:value-type="percentage">
            <text:p>5.40 %</text:p>
          </table:table-cell>
          <table:table-cell table:style-name="ce1310" table:formula="of:=[.$J$110]" office:value-type="percentage" office:value="0.4967" calcext:value-type="percentage">
            <text:p>49.67 %</text:p>
          </table:table-cell>
          <table:table-cell table:style-name="ce1391" table:formula="of:=[.$K$110]" office:value-type="percentage" office:value="0.06" calcext:value-type="percentage">
            <text:p>6.00 %</text:p>
          </table:table-cell>
          <table:table-cell table:style-name="ce1473" table:formula="of:=[.$L$110]" office:value-type="percentage" office:value="0.0561" calcext:value-type="percentage">
            <text:p>5.61 %</text:p>
          </table:table-cell>
          <table:table-cell table:style-name="ce1555" table:formula="of:=[.$M$110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301"/>
          <table:table-cell table:style-name="ce422"/>
          <table:table-cell table:style-name="ce315" table:number-columns-repeated="6"/>
          <table:table-cell table:style-name="ce619"/>
          <table:table-cell table:style-name="ce301" table:number-columns-repeated="2"/>
          <table:table-cell/>
          <table:table-cell table:style-name="ce48" office:value-type="string" calcext:value-type="string">
            <text:p>Amadu</text:p>
          </table:table-cell>
          <table:table-cell table:style-name="ce737" table:formula="of:=[.$C$111]" office:value-type="percentage" office:value="0.2708" calcext:value-type="percentage">
            <text:p>27.08 %</text:p>
          </table:table-cell>
          <table:table-cell table:style-name="ce819" table:formula="of:=[.$D$111]" office:value-type="percentage" office:value="0.1103" calcext:value-type="percentage">
            <text:p>11.03 %</text:p>
          </table:table-cell>
          <table:table-cell table:style-name="ce901" table:formula="of:=[.$E$111]" office:value-type="percentage" office:value="0.0784" calcext:value-type="percentage">
            <text:p>7.84 %</text:p>
          </table:table-cell>
          <table:table-cell table:style-name="ce983" table:formula="of:=[.$F$111]" office:value-type="percentage" office:value="0.0575" calcext:value-type="percentage">
            <text:p>5.75 %</text:p>
          </table:table-cell>
          <table:table-cell table:style-name="ce1065" table:formula="of:=[.$G$111]" office:value-type="percentage" office:value="0.1099" calcext:value-type="percentage">
            <text:p>10.99 %</text:p>
          </table:table-cell>
          <table:table-cell table:style-name="ce1147" table:formula="of:=[.$H$111]" office:value-type="percentage" office:value="0.078" calcext:value-type="percentage">
            <text:p>7.80 %</text:p>
          </table:table-cell>
          <table:table-cell table:style-name="ce1229" table:formula="of:=[.$I$111]" office:value-type="percentage" office:value="0.0753" calcext:value-type="percentage">
            <text:p>7.53 %</text:p>
          </table:table-cell>
          <table:table-cell table:style-name="ce1311" table:formula="of:=[.$J$111]" office:value-type="percentage" office:value="0.0575" calcext:value-type="percentage">
            <text:p>5.75 %</text:p>
          </table:table-cell>
          <table:table-cell table:style-name="ce1392" table:formula="of:=[.$K$111]" office:value-type="percentage" office:value="0.0843" calcext:value-type="percentage">
            <text:p>8.43 %</text:p>
          </table:table-cell>
          <table:table-cell table:style-name="ce1474" table:formula="of:=[.$L$111]" office:value-type="percentage" office:value="0.0779" calcext:value-type="percentage">
            <text:p>7.79 %</text:p>
          </table:table-cell>
          <table:table-cell table:style-name="ce1556" table:formula="of:=[.$M$111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301"/>
          <table:table-cell table:style-name="ce315" table:number-columns-repeated="2"/>
          <table:table-cell table:style-name="ce483"/>
          <table:table-cell table:style-name="ce315" table:number-columns-repeated="4"/>
          <table:table-cell table:style-name="ce301" table:number-columns-repeated="3"/>
          <table:table-cell/>
          <table:table-cell table:style-name="ce48" office:value-type="string" calcext:value-type="string">
            <text:p>Martin</text:p>
          </table:table-cell>
          <table:table-cell table:style-name="ce738" table:formula="of:=[.$C$112]" office:value-type="percentage" office:value="0.0802" calcext:value-type="percentage">
            <text:p>8.02 %</text:p>
          </table:table-cell>
          <table:table-cell table:style-name="ce820" table:formula="of:=[.$D$112]" office:value-type="percentage" office:value="0.1198" calcext:value-type="percentage">
            <text:p>11.98 %</text:p>
          </table:table-cell>
          <table:table-cell table:style-name="ce902" table:formula="of:=[.$E$112]" office:value-type="percentage" office:value="0.1164" calcext:value-type="percentage">
            <text:p>11.64 %</text:p>
          </table:table-cell>
          <table:table-cell table:style-name="ce984" table:formula="of:=[.$F$112]" office:value-type="percentage" office:value="0.06" calcext:value-type="percentage">
            <text:p>6.00 %</text:p>
          </table:table-cell>
          <table:table-cell table:style-name="ce1066" table:formula="of:=[.$G$112]" office:value-type="percentage" office:value="0.0834" calcext:value-type="percentage">
            <text:p>8.34 %</text:p>
          </table:table-cell>
          <table:table-cell table:style-name="ce1148" table:formula="of:=[.$H$112]" office:value-type="percentage" office:value="0.0843" calcext:value-type="percentage">
            <text:p>8.43 %</text:p>
          </table:table-cell>
          <table:table-cell table:style-name="ce1230" table:formula="of:=[.$I$112]" office:value-type="percentage" office:value="0.3115" calcext:value-type="percentage">
            <text:p>31.15 %</text:p>
          </table:table-cell>
          <table:table-cell table:style-name="ce1312" table:formula="of:=[.$J$112]" office:value-type="percentage" office:value="0.06" calcext:value-type="percentage">
            <text:p>6.00 %</text:p>
          </table:table-cell>
          <table:table-cell table:style-name="ce1393" table:formula="of:=[.$K$112]" office:value-type="string" office:string-value="NM" calcext:value-type="string">
            <text:p>NM</text:p>
          </table:table-cell>
          <table:table-cell table:style-name="ce1475" table:formula="of:=[.$L$112]" office:value-type="percentage" office:value="0.0843" calcext:value-type="percentage">
            <text:p>8.43 %</text:p>
          </table:table-cell>
          <table:table-cell table:style-name="ce1557" table:formula="of:=[.$M$11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301"/>
          <table:table-cell table:style-name="ce315" table:number-columns-repeated="7"/>
          <table:table-cell table:style-name="ce301" table:number-columns-repeated="3"/>
          <table:table-cell/>
          <table:table-cell table:style-name="ce48" office:value-type="string" calcext:value-type="string">
            <text:p>Pharrell</text:p>
          </table:table-cell>
          <table:table-cell table:style-name="ce739" table:formula="of:=[.$C$113]" office:value-type="percentage" office:value="0.1727" calcext:value-type="percentage">
            <text:p>17.27 %</text:p>
          </table:table-cell>
          <table:table-cell table:style-name="ce821" table:formula="of:=[.$D$113]" office:value-type="string" office:string-value="NM" calcext:value-type="string">
            <text:p>NM</text:p>
          </table:table-cell>
          <table:table-cell table:style-name="ce903" table:formula="of:=[.$E$113]" office:value-type="percentage" office:value="0.1092" calcext:value-type="percentage">
            <text:p>10.92 %</text:p>
          </table:table-cell>
          <table:table-cell table:style-name="ce985" table:formula="of:=[.$F$113]" office:value-type="percentage" office:value="0.081" calcext:value-type="percentage">
            <text:p>8.10 %</text:p>
          </table:table-cell>
          <table:table-cell table:style-name="ce1067" table:formula="of:=[.$G$113]" office:value-type="percentage" office:value="0.1095" calcext:value-type="percentage">
            <text:p>10.95 %</text:p>
          </table:table-cell>
          <table:table-cell table:style-name="ce1149" table:formula="of:=[.$H$113]" office:value-type="percentage" office:value="0.1103" calcext:value-type="percentage">
            <text:p>11.03 %</text:p>
          </table:table-cell>
          <table:table-cell table:style-name="ce1231" table:formula="of:=[.$I$113]" office:value-type="percentage" office:value="0.1068" calcext:value-type="percentage">
            <text:p>10.68 %</text:p>
          </table:table-cell>
          <table:table-cell table:style-name="ce1313" table:formula="of:=[.$J$113]" office:value-type="percentage" office:value="0.081" calcext:value-type="percentage">
            <text:p>8.10 %</text:p>
          </table:table-cell>
          <table:table-cell table:style-name="ce1394" table:formula="of:=[.$K$113]" office:value-type="percentage" office:value="0.1198" calcext:value-type="percentage">
            <text:p>11.98 %</text:p>
          </table:table-cell>
          <table:table-cell table:style-name="ce1476" table:formula="of:=[.$L$113]" office:value-type="percentage" office:value="0.1097" calcext:value-type="percentage">
            <text:p>10.97 %</text:p>
          </table:table-cell>
          <table:table-cell table:style-name="ce1558" table:formula="of:=[.$M$113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301"/>
          <table:table-cell table:style-name="ce315" table:number-columns-repeated="2"/>
          <table:table-cell table:style-name="ce484"/>
          <table:table-cell table:style-name="ce315" table:number-columns-repeated="3"/>
          <table:table-cell table:style-name="ce422"/>
          <table:table-cell table:style-name="ce301" table:number-columns-repeated="3"/>
          <table:table-cell/>
          <table:table-cell table:style-name="ce48" office:value-type="string" calcext:value-type="string">
            <text:p>Fabio</text:p>
          </table:table-cell>
          <table:table-cell table:style-name="ce740" table:formula="of:=[.$C$114]" office:value-type="percentage" office:value="0.0731" calcext:value-type="percentage">
            <text:p>7.31 %</text:p>
          </table:table-cell>
          <table:table-cell table:style-name="ce822" table:formula="of:=[.$D$114]" office:value-type="percentage" office:value="0.1727" calcext:value-type="percentage">
            <text:p>17.27 %</text:p>
          </table:table-cell>
          <table:table-cell table:style-name="ce904" table:formula="of:=[.$E$114]" office:value-type="percentage" office:value="0.0744" calcext:value-type="percentage">
            <text:p>7.44 %</text:p>
          </table:table-cell>
          <table:table-cell table:style-name="ce986" table:formula="of:=[.$F$114]" office:value-type="percentage" office:value="0.0537" calcext:value-type="percentage">
            <text:p>5.37 %</text:p>
          </table:table-cell>
          <table:table-cell table:style-name="ce1068" table:formula="of:=[.$G$114]" office:value-type="percentage" office:value="0.0753" calcext:value-type="percentage">
            <text:p>7.53 %</text:p>
          </table:table-cell>
          <table:table-cell table:style-name="ce1150" table:formula="of:=[.$H$114]" office:value-type="percentage" office:value="0.2708" calcext:value-type="percentage">
            <text:p>27.08 %</text:p>
          </table:table-cell>
          <table:table-cell table:style-name="ce1232" table:formula="of:=[.$I$114]" office:value-type="percentage" office:value="0.0719" calcext:value-type="percentage">
            <text:p>7.19 %</text:p>
          </table:table-cell>
          <table:table-cell table:style-name="ce1314" table:formula="of:=[.$J$114]" office:value-type="percentage" office:value="0.0537" calcext:value-type="percentage">
            <text:p>5.37 %</text:p>
          </table:table-cell>
          <table:table-cell table:style-name="ce1395" table:formula="of:=[.$K$114]" office:value-type="percentage" office:value="0.0802" calcext:value-type="percentage">
            <text:p>8.02 %</text:p>
          </table:table-cell>
          <table:table-cell table:style-name="ce1477" table:formula="of:=[.$L$114]" office:value-type="percentage" office:value="0.0742" calcext:value-type="percentage">
            <text:p>7.42 %</text:p>
          </table:table-cell>
          <table:table-cell table:style-name="ce1559" table:formula="of:=[.$M$114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01"/>
          <table:table-cell table:style-name="ce315" table:number-columns-repeated="2"/>
          <table:table-cell table:style-name="ce485"/>
          <table:table-cell table:style-name="ce422"/>
          <table:table-cell table:style-name="ce315" table:number-columns-repeated="3"/>
          <table:table-cell table:style-name="ce301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741" table:formula="of:=[.$C$115]" office:value-type="percentage" office:value="0.0742" calcext:value-type="percentage">
            <text:p>7.42 %</text:p>
          </table:table-cell>
          <table:table-cell table:style-name="ce823" table:formula="of:=[.$D$115]" office:value-type="percentage" office:value="0.1097" calcext:value-type="percentage">
            <text:p>10.97 %</text:p>
          </table:table-cell>
          <table:table-cell table:style-name="ce905" table:formula="of:=[.$E$115]" office:value-type="percentage" office:value="0.0776" calcext:value-type="percentage">
            <text:p>7.76 %</text:p>
          </table:table-cell>
          <table:table-cell table:style-name="ce987" table:formula="of:=[.$F$115]" office:value-type="percentage" office:value="0.0561" calcext:value-type="percentage">
            <text:p>5.61 %</text:p>
          </table:table-cell>
          <table:table-cell table:style-name="ce1069" table:formula="of:=[.$G$115]" office:value-type="percentage" office:value="0.0774" calcext:value-type="percentage">
            <text:p>7.74 %</text:p>
          </table:table-cell>
          <table:table-cell table:style-name="ce1151" table:formula="of:=[.$H$115]" office:value-type="percentage" office:value="0.0779" calcext:value-type="percentage">
            <text:p>7.79 %</text:p>
          </table:table-cell>
          <table:table-cell table:style-name="ce1233" table:formula="of:=[.$I$115]" office:value-type="percentage" office:value="0.1042" calcext:value-type="percentage">
            <text:p>10.42 %</text:p>
          </table:table-cell>
          <table:table-cell table:style-name="ce1315" table:formula="of:=[.$J$115]" office:value-type="percentage" office:value="0.0561" calcext:value-type="percentage">
            <text:p>5.61 %</text:p>
          </table:table-cell>
          <table:table-cell table:style-name="ce1396" table:formula="of:=[.$K$115]" office:value-type="percentage" office:value="0.0843" calcext:value-type="percentage">
            <text:p>8.43 %</text:p>
          </table:table-cell>
          <table:table-cell table:style-name="ce1478" table:formula="of:=[.$L$115]" office:value-type="percentage" office:value="0.2825" calcext:value-type="percentage">
            <text:p>28.25 %</text:p>
          </table:table-cell>
          <table:table-cell table:style-name="ce1560" table:formula="of:=[.$M$115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301"/>
          <table:table-cell table:style-name="ce315" table:number-columns-repeated="4"/>
          <table:table-cell table:style-name="ce422"/>
          <table:table-cell table:style-name="ce315" table:number-columns-repeated="2"/>
          <table:table-cell table:style-name="ce301" table:number-columns-repeated="3"/>
          <table:table-cell/>
          <table:table-cell table:style-name="ce48" office:value-type="string" calcext:value-type="string">
            <text:p>Michael</text:p>
          </table:table-cell>
          <table:table-cell table:style-name="ce742" table:formula="of:=[.$C$116]" office:value-type="percentage" office:value="0.0537" calcext:value-type="percentage">
            <text:p>5.37 %</text:p>
          </table:table-cell>
          <table:table-cell table:style-name="ce824" table:formula="of:=[.$D$116]" office:value-type="percentage" office:value="0.081" calcext:value-type="percentage">
            <text:p>8.10 %</text:p>
          </table:table-cell>
          <table:table-cell table:style-name="ce906" table:formula="of:=[.$E$116]" office:value-type="percentage" office:value="0.056" calcext:value-type="percentage">
            <text:p>5.60 %</text:p>
          </table:table-cell>
          <table:table-cell table:style-name="ce988" table:formula="of:=[.$F$116]" office:value-type="percentage" office:value="0.4967" calcext:value-type="percentage">
            <text:p>49.67 %</text:p>
          </table:table-cell>
          <table:table-cell table:style-name="ce1070" table:formula="of:=[.$G$116]" office:value-type="percentage" office:value="0.0564" calcext:value-type="percentage">
            <text:p>5.64 %</text:p>
          </table:table-cell>
          <table:table-cell table:style-name="ce1152" table:formula="of:=[.$H$116]" office:value-type="percentage" office:value="0.0575" calcext:value-type="percentage">
            <text:p>5.75 %</text:p>
          </table:table-cell>
          <table:table-cell table:style-name="ce1234" table:formula="of:=[.$I$116]" office:value-type="percentage" office:value="0.054" calcext:value-type="percentage">
            <text:p>5.40 %</text:p>
          </table:table-cell>
          <table:table-cell table:style-name="ce1316" table:formula="of:=[.$J$116]" office:value-type="percentage" office:value="0.0286" calcext:value-type="percentage">
            <text:p>2.86 %</text:p>
          </table:table-cell>
          <table:table-cell table:style-name="ce1397" table:formula="of:=[.$K$116]" office:value-type="percentage" office:value="0.06" calcext:value-type="percentage">
            <text:p>6.00 %</text:p>
          </table:table-cell>
          <table:table-cell table:style-name="ce1479" table:formula="of:=[.$L$116]" office:value-type="percentage" office:value="0.0561" calcext:value-type="percentage">
            <text:p>5.61 %</text:p>
          </table:table-cell>
          <table:table-cell table:style-name="ce1561" table:formula="of:=[.$M$116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301" table:number-columns-repeated="11"/>
          <table:table-cell/>
          <table:table-cell table:style-name="ce48" office:value-type="string" calcext:value-type="string">
            <text:p>Luca</text:p>
          </table:table-cell>
          <table:table-cell table:style-name="ce743" table:formula="of:=[.$C$117]" office:value-type="percentage" office:value="0.0719" calcext:value-type="percentage">
            <text:p>7.19 %</text:p>
          </table:table-cell>
          <table:table-cell table:style-name="ce825" table:formula="of:=[.$D$117]" office:value-type="percentage" office:value="0.1068" calcext:value-type="percentage">
            <text:p>10.68 %</text:p>
          </table:table-cell>
          <table:table-cell table:style-name="ce907" table:formula="of:=[.$E$117]" office:value-type="percentage" office:value="0.0756" calcext:value-type="percentage">
            <text:p>7.56 %</text:p>
          </table:table-cell>
          <table:table-cell table:style-name="ce989" table:formula="of:=[.$F$117]" office:value-type="percentage" office:value="0.054" calcext:value-type="percentage">
            <text:p>5.40 %</text:p>
          </table:table-cell>
          <table:table-cell table:style-name="ce1071" table:formula="of:=[.$G$117]" office:value-type="percentage" office:value="0.0745" calcext:value-type="percentage">
            <text:p>7.45 %</text:p>
          </table:table-cell>
          <table:table-cell table:style-name="ce1153" table:formula="of:=[.$H$117]" office:value-type="percentage" office:value="0.0753" calcext:value-type="percentage">
            <text:p>7.53 %</text:p>
          </table:table-cell>
          <table:table-cell table:style-name="ce1235" table:formula="of:=[.$I$117]" office:value-type="percentage" office:value="0.0721" calcext:value-type="percentage">
            <text:p>7.21 %</text:p>
          </table:table-cell>
          <table:table-cell table:style-name="ce1317" table:formula="of:=[.$J$117]" office:value-type="percentage" office:value="0.054" calcext:value-type="percentage">
            <text:p>5.40 %</text:p>
          </table:table-cell>
          <table:table-cell table:style-name="ce1398" table:formula="of:=[.$K$117]" office:value-type="percentage" office:value="0.3115" calcext:value-type="percentage">
            <text:p>31.15 %</text:p>
          </table:table-cell>
          <table:table-cell table:style-name="ce1480" table:formula="of:=[.$L$117]" office:value-type="percentage" office:value="0.1042" calcext:value-type="percentage">
            <text:p>10.42 %</text:p>
          </table:table-cell>
          <table:table-cell table:style-name="ce1562" table:formula="of:=[.$M$117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84" office:value-type="percentage" office:value="0.0753" calcext:value-type="percentage">
            <text:p>7.53 %</text:p>
          </table:table-cell>
          <table:table-cell table:style-name="ce284" office:value-type="percentage" office:value="0.1095" calcext:value-type="percentage">
            <text:p>10.95 %</text:p>
          </table:table-cell>
          <table:table-cell table:style-name="ce284" office:value-type="percentage" office:value="0.0772" calcext:value-type="percentage">
            <text:p>7.72 %</text:p>
          </table:table-cell>
          <table:table-cell table:style-name="ce284" office:value-type="percentage" office:value="0.0564" calcext:value-type="percentage">
            <text:p>5.64 %</text:p>
          </table:table-cell>
          <table:table-cell table:style-name="ce284" office:value-type="percentage" office:value="0.28" calcext:value-type="percentage">
            <text:p>28.00 %</text:p>
          </table:table-cell>
          <table:table-cell table:style-name="ce284" office:value-type="percentage" office:value="0.1099" calcext:value-type="percentage">
            <text:p>10.99 %</text:p>
          </table:table-cell>
          <table:table-cell table:style-name="ce284" office:value-type="percentage" office:value="0.0745" calcext:value-type="percentage">
            <text:p>7.45 %</text:p>
          </table:table-cell>
          <table:table-cell table:style-name="ce284" office:value-type="percentage" office:value="0.0564" calcext:value-type="percentage">
            <text:p>5.64 %</text:p>
          </table:table-cell>
          <table:table-cell table:style-name="ce284" office:value-type="percentage" office:value="0.0834" calcext:value-type="percentage">
            <text:p>8.34 %</text:p>
          </table:table-cell>
          <table:table-cell table:style-name="ce284" office:value-type="percentage" office:value="0.0774" calcext:value-type="percentage">
            <text:p>7.74 %</text:p>
          </table:table-cell>
          <table:table-cell table:style-name="ce660"/>
          <table:table-cell/>
          <table:table-cell table:style-name="ce48" office:value-type="string" calcext:value-type="string">
            <text:p>Calvin</text:p>
          </table:table-cell>
          <table:table-cell table:style-name="ce744" table:formula="of:=[.$C$108]" office:value-type="percentage" office:value="0.0753" calcext:value-type="percentage">
            <text:p>7.53 %</text:p>
          </table:table-cell>
          <table:table-cell table:style-name="ce826" table:formula="of:=[.$D$108]" office:value-type="percentage" office:value="0.1095" calcext:value-type="percentage">
            <text:p>10.95 %</text:p>
          </table:table-cell>
          <table:table-cell table:style-name="ce908" table:formula="of:=[.$E$108]" office:value-type="percentage" office:value="0.0772" calcext:value-type="percentage">
            <text:p>7.72 %</text:p>
          </table:table-cell>
          <table:table-cell table:style-name="ce990" table:formula="of:=[.$F$108]" office:value-type="percentage" office:value="0.0564" calcext:value-type="percentage">
            <text:p>5.64 %</text:p>
          </table:table-cell>
          <table:table-cell table:style-name="ce1072" table:formula="of:=[.$G$108]" office:value-type="percentage" office:value="0.28" calcext:value-type="percentage">
            <text:p>28.00 %</text:p>
          </table:table-cell>
          <table:table-cell table:style-name="ce1154" table:formula="of:=[.$H$108]" office:value-type="percentage" office:value="0.1099" calcext:value-type="percentage">
            <text:p>10.99 %</text:p>
          </table:table-cell>
          <table:table-cell table:style-name="ce1236" table:formula="of:=[.$I$108]" office:value-type="percentage" office:value="0.0745" calcext:value-type="percentage">
            <text:p>7.45 %</text:p>
          </table:table-cell>
          <table:table-cell table:style-name="ce1318" table:formula="of:=[.$J$108]" office:value-type="percentage" office:value="0.0564" calcext:value-type="percentage">
            <text:p>5.64 %</text:p>
          </table:table-cell>
          <table:table-cell table:style-name="ce1399" table:formula="of:=[.$K$108]" office:value-type="percentage" office:value="0.0834" calcext:value-type="percentage">
            <text:p>8.34 %</text:p>
          </table:table-cell>
          <table:table-cell table:style-name="ce1481" table:formula="of:=[.$L$108]" office:value-type="percentage" office:value="0.0774" calcext:value-type="percentage">
            <text:p>7.74 %</text:p>
          </table:table-cell>
          <table:table-cell table:style-name="ce1563" table:formula="of:=[.$M$108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Calvin</text:p>
          </table:table-cell>
          <table:table-cell table:style-name="ce1575"/>
          <table:table-cell table:style-name="ce1587"/>
          <table:table-cell table:style-name="ce1597"/>
          <table:table-cell table:style-name="ce1610"/>
          <table:table-cell table:style-name="ce1620"/>
          <table:table-cell table:style-name="ce1630"/>
          <table:table-cell table:style-name="ce1640"/>
          <table:table-cell table:style-name="ce1651"/>
          <table:table-cell table:style-name="ce1661"/>
          <table:table-cell table:style-name="ce1671"/>
          <table:table-cell table:style-name="ce1681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84" office:value-type="percentage" office:value="0.0744" calcext:value-type="percentage">
            <text:p>7.44 %</text:p>
          </table:table-cell>
          <table:table-cell table:style-name="ce284" office:value-type="percentage" office:value="0.1092" calcext:value-type="percentage">
            <text:p>10.92 %</text:p>
          </table:table-cell>
          <table:table-cell table:style-name="ce284" office:value-type="percentage" office:value="0.2792" calcext:value-type="percentage">
            <text:p>27.92 %</text:p>
          </table:table-cell>
          <table:table-cell table:style-name="ce284" office:value-type="percentage" office:value="0.056" calcext:value-type="percentage">
            <text:p>5.60 %</text:p>
          </table:table-cell>
          <table:table-cell table:style-name="ce284" office:value-type="percentage" office:value="0.0772" calcext:value-type="percentage">
            <text:p>7.72 %</text:p>
          </table:table-cell>
          <table:table-cell table:style-name="ce284" office:value-type="percentage" office:value="0.0784" calcext:value-type="percentage">
            <text:p>7.84 %</text:p>
          </table:table-cell>
          <table:table-cell table:style-name="ce284" office:value-type="percentage" office:value="0.0756" calcext:value-type="percentage">
            <text:p>7.56 %</text:p>
          </table:table-cell>
          <table:table-cell table:style-name="ce284" office:value-type="percentage" office:value="0.056" calcext:value-type="percentage">
            <text:p>5.60 %</text:p>
          </table:table-cell>
          <table:table-cell table:style-name="ce284" office:value-type="percentage" office:value="0.1164" calcext:value-type="percentage">
            <text:p>11.64 %</text:p>
          </table:table-cell>
          <table:table-cell table:style-name="ce284" office:value-type="percentage" office:value="0.0776" calcext:value-type="percentage">
            <text:p>7.76 %</text:p>
          </table:table-cell>
          <table:table-cell table:style-name="ce661"/>
          <table:table-cell/>
          <table:table-cell table:style-name="ce48" office:value-type="string" calcext:value-type="string">
            <text:p>Lukas</text:p>
          </table:table-cell>
          <table:table-cell table:style-name="ce745" table:formula="of:=[.$C$109]" office:value-type="percentage" office:value="0.0744" calcext:value-type="percentage">
            <text:p>7.44 %</text:p>
          </table:table-cell>
          <table:table-cell table:style-name="ce827" table:formula="of:=[.$D$109]" office:value-type="percentage" office:value="0.1092" calcext:value-type="percentage">
            <text:p>10.92 %</text:p>
          </table:table-cell>
          <table:table-cell table:style-name="ce909" table:formula="of:=[.$E$109]" office:value-type="percentage" office:value="0.2792" calcext:value-type="percentage">
            <text:p>27.92 %</text:p>
          </table:table-cell>
          <table:table-cell table:style-name="ce991" table:formula="of:=[.$F$109]" office:value-type="percentage" office:value="0.056" calcext:value-type="percentage">
            <text:p>5.60 %</text:p>
          </table:table-cell>
          <table:table-cell table:style-name="ce1073" table:formula="of:=[.$G$109]" office:value-type="percentage" office:value="0.0772" calcext:value-type="percentage">
            <text:p>7.72 %</text:p>
          </table:table-cell>
          <table:table-cell table:style-name="ce1155" table:formula="of:=[.$H$109]" office:value-type="percentage" office:value="0.0784" calcext:value-type="percentage">
            <text:p>7.84 %</text:p>
          </table:table-cell>
          <table:table-cell table:style-name="ce1237" table:formula="of:=[.$I$109]" office:value-type="percentage" office:value="0.0756" calcext:value-type="percentage">
            <text:p>7.56 %</text:p>
          </table:table-cell>
          <table:table-cell table:style-name="ce1319" table:formula="of:=[.$J$109]" office:value-type="percentage" office:value="0.056" calcext:value-type="percentage">
            <text:p>5.60 %</text:p>
          </table:table-cell>
          <table:table-cell table:style-name="ce1400" table:formula="of:=[.$K$109]" office:value-type="percentage" office:value="0.1164" calcext:value-type="percentage">
            <text:p>11.64 %</text:p>
          </table:table-cell>
          <table:table-cell table:style-name="ce1482" table:formula="of:=[.$L$109]" office:value-type="percentage" office:value="0.0776" calcext:value-type="percentage">
            <text:p>7.76 %</text:p>
          </table:table-cell>
          <table:table-cell table:style-name="ce1564" table:formula="of:=[.$M$109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Lukas</text:p>
          </table:table-cell>
          <table:table-cell table:style-name="ce1576"/>
          <table:table-cell table:style-name="ce1588"/>
          <table:table-cell table:style-name="ce1598"/>
          <table:table-cell table:style-name="ce1611"/>
          <table:table-cell table:style-name="ce1621"/>
          <table:table-cell table:style-name="ce1631"/>
          <table:table-cell table:style-name="ce1641"/>
          <table:table-cell table:style-name="ce1652"/>
          <table:table-cell table:style-name="ce1662"/>
          <table:table-cell table:style-name="ce1672"/>
          <table:table-cell table:style-name="ce168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84" office:value-type="percentage" office:value="0.0537" calcext:value-type="percentage">
            <text:p>5.37 %</text:p>
          </table:table-cell>
          <table:table-cell table:style-name="ce284" office:value-type="percentage" office:value="0.081" calcext:value-type="percentage">
            <text:p>8.10 %</text:p>
          </table:table-cell>
          <table:table-cell table:style-name="ce284" office:value-type="percentage" office:value="0.056" calcext:value-type="percentage">
            <text:p>5.60 %</text:p>
          </table:table-cell>
          <table:table-cell table:style-name="ce284" office:value-type="percentage" office:value="0.0286" calcext:value-type="percentage">
            <text:p>2.86 %</text:p>
          </table:table-cell>
          <table:table-cell table:style-name="ce284" office:value-type="percentage" office:value="0.0564" calcext:value-type="percentage">
            <text:p>5.64 %</text:p>
          </table:table-cell>
          <table:table-cell table:style-name="ce284" office:value-type="percentage" office:value="0.0575" calcext:value-type="percentage">
            <text:p>5.75 %</text:p>
          </table:table-cell>
          <table:table-cell table:style-name="ce284" office:value-type="percentage" office:value="0.054" calcext:value-type="percentage">
            <text:p>5.40 %</text:p>
          </table:table-cell>
          <table:table-cell table:style-name="ce284" office:value-type="percentage" office:value="0.4967" calcext:value-type="percentage">
            <text:p>49.67 %</text:p>
          </table:table-cell>
          <table:table-cell table:style-name="ce284" office:value-type="percentage" office:value="0.06" calcext:value-type="percentage">
            <text:p>6.00 %</text:p>
          </table:table-cell>
          <table:table-cell table:style-name="ce284" office:value-type="percentage" office:value="0.0561" calcext:value-type="percentage">
            <text:p>5.61 %</text:p>
          </table:table-cell>
          <table:table-cell table:style-name="ce662"/>
          <table:table-cell/>
          <table:table-cell table:style-name="ce48" office:value-type="string" calcext:value-type="string">
            <text:p>Maurice</text:p>
          </table:table-cell>
          <table:table-cell table:style-name="ce746" table:formula="of:=[.$C$110]" office:value-type="percentage" office:value="0.0537" calcext:value-type="percentage">
            <text:p>5.37 %</text:p>
          </table:table-cell>
          <table:table-cell table:style-name="ce828" table:formula="of:=[.$D$110]" office:value-type="percentage" office:value="0.081" calcext:value-type="percentage">
            <text:p>8.10 %</text:p>
          </table:table-cell>
          <table:table-cell table:style-name="ce910" table:formula="of:=[.$E$110]" office:value-type="percentage" office:value="0.056" calcext:value-type="percentage">
            <text:p>5.60 %</text:p>
          </table:table-cell>
          <table:table-cell table:style-name="ce992" table:formula="of:=[.$F$110]" office:value-type="percentage" office:value="0.0286" calcext:value-type="percentage">
            <text:p>2.86 %</text:p>
          </table:table-cell>
          <table:table-cell table:style-name="ce1074" table:formula="of:=[.$G$110]" office:value-type="percentage" office:value="0.0564" calcext:value-type="percentage">
            <text:p>5.64 %</text:p>
          </table:table-cell>
          <table:table-cell table:style-name="ce1156" table:formula="of:=[.$H$110]" office:value-type="percentage" office:value="0.0575" calcext:value-type="percentage">
            <text:p>5.75 %</text:p>
          </table:table-cell>
          <table:table-cell table:style-name="ce1238" table:formula="of:=[.$I$110]" office:value-type="percentage" office:value="0.054" calcext:value-type="percentage">
            <text:p>5.40 %</text:p>
          </table:table-cell>
          <table:table-cell table:style-name="ce1320" table:formula="of:=[.$J$110]" office:value-type="percentage" office:value="0.4967" calcext:value-type="percentage">
            <text:p>49.67 %</text:p>
          </table:table-cell>
          <table:table-cell table:style-name="ce1401" table:formula="of:=[.$K$110]" office:value-type="percentage" office:value="0.06" calcext:value-type="percentage">
            <text:p>6.00 %</text:p>
          </table:table-cell>
          <table:table-cell table:style-name="ce1483" table:formula="of:=[.$L$110]" office:value-type="percentage" office:value="0.0561" calcext:value-type="percentage">
            <text:p>5.61 %</text:p>
          </table:table-cell>
          <table:table-cell table:style-name="ce1565" table:formula="of:=[.$M$110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aurice</text:p>
          </table:table-cell>
          <table:table-cell table:style-name="ce1577"/>
          <table:table-cell table:style-name="ce1589"/>
          <table:table-cell table:style-name="ce1599"/>
          <table:table-cell table:style-name="ce1612"/>
          <table:table-cell table:style-name="ce1622"/>
          <table:table-cell table:style-name="ce1632"/>
          <table:table-cell table:style-name="ce1642"/>
          <table:table-cell table:style-name="ce1653"/>
          <table:table-cell table:style-name="ce1663"/>
          <table:table-cell table:style-name="ce1673"/>
          <table:table-cell table:style-name="ce16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84" office:value-type="percentage" office:value="0.2708" calcext:value-type="percentage">
            <text:p>27.08 %</text:p>
          </table:table-cell>
          <table:table-cell table:style-name="ce284" office:value-type="percentage" office:value="0.1103" calcext:value-type="percentage">
            <text:p>11.03 %</text:p>
          </table:table-cell>
          <table:table-cell table:style-name="ce284" office:value-type="percentage" office:value="0.0784" calcext:value-type="percentage">
            <text:p>7.84 %</text:p>
          </table:table-cell>
          <table:table-cell table:style-name="ce284" office:value-type="percentage" office:value="0.0575" calcext:value-type="percentage">
            <text:p>5.75 %</text:p>
          </table:table-cell>
          <table:table-cell table:style-name="ce284" office:value-type="percentage" office:value="0.1099" calcext:value-type="percentage">
            <text:p>10.99 %</text:p>
          </table:table-cell>
          <table:table-cell table:style-name="ce284" office:value-type="percentage" office:value="0.078" calcext:value-type="percentage">
            <text:p>7.80 %</text:p>
          </table:table-cell>
          <table:table-cell table:style-name="ce284" office:value-type="percentage" office:value="0.0753" calcext:value-type="percentage">
            <text:p>7.53 %</text:p>
          </table:table-cell>
          <table:table-cell table:style-name="ce284" office:value-type="percentage" office:value="0.0575" calcext:value-type="percentage">
            <text:p>5.75 %</text:p>
          </table:table-cell>
          <table:table-cell table:style-name="ce284" office:value-type="percentage" office:value="0.0843" calcext:value-type="percentage">
            <text:p>8.43 %</text:p>
          </table:table-cell>
          <table:table-cell table:style-name="ce284" office:value-type="percentage" office:value="0.0779" calcext:value-type="percentage">
            <text:p>7.79 %</text:p>
          </table:table-cell>
          <table:table-cell table:style-name="ce663"/>
          <table:table-cell/>
          <table:table-cell table:style-name="ce48" office:value-type="string" calcext:value-type="string">
            <text:p>Amadu</text:p>
          </table:table-cell>
          <table:table-cell table:style-name="ce747" table:formula="of:=[.$C$111]" office:value-type="percentage" office:value="0.2708" calcext:value-type="percentage">
            <text:p>27.08 %</text:p>
          </table:table-cell>
          <table:table-cell table:style-name="ce829" table:formula="of:=[.$D$111]" office:value-type="percentage" office:value="0.1103" calcext:value-type="percentage">
            <text:p>11.03 %</text:p>
          </table:table-cell>
          <table:table-cell table:style-name="ce911" table:formula="of:=[.$E$111]" office:value-type="percentage" office:value="0.0784" calcext:value-type="percentage">
            <text:p>7.84 %</text:p>
          </table:table-cell>
          <table:table-cell table:style-name="ce993" table:formula="of:=[.$F$111]" office:value-type="percentage" office:value="0.0575" calcext:value-type="percentage">
            <text:p>5.75 %</text:p>
          </table:table-cell>
          <table:table-cell table:style-name="ce1075" table:formula="of:=[.$G$111]" office:value-type="percentage" office:value="0.1099" calcext:value-type="percentage">
            <text:p>10.99 %</text:p>
          </table:table-cell>
          <table:table-cell table:style-name="ce1157" table:formula="of:=[.$H$111]" office:value-type="percentage" office:value="0.078" calcext:value-type="percentage">
            <text:p>7.80 %</text:p>
          </table:table-cell>
          <table:table-cell table:style-name="ce1239" table:formula="of:=[.$I$111]" office:value-type="percentage" office:value="0.0753" calcext:value-type="percentage">
            <text:p>7.53 %</text:p>
          </table:table-cell>
          <table:table-cell table:style-name="ce1321" table:formula="of:=[.$J$111]" office:value-type="percentage" office:value="0.0575" calcext:value-type="percentage">
            <text:p>5.75 %</text:p>
          </table:table-cell>
          <table:table-cell table:style-name="ce1402" table:formula="of:=[.$K$111]" office:value-type="percentage" office:value="0.0843" calcext:value-type="percentage">
            <text:p>8.43 %</text:p>
          </table:table-cell>
          <table:table-cell table:style-name="ce1484" table:formula="of:=[.$L$111]" office:value-type="percentage" office:value="0.0779" calcext:value-type="percentage">
            <text:p>7.79 %</text:p>
          </table:table-cell>
          <table:table-cell table:style-name="ce1566" table:formula="of:=[.$M$111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Amadu</text:p>
          </table:table-cell>
          <table:table-cell table:style-name="ce1578"/>
          <table:table-cell table:style-name="ce1590"/>
          <table:table-cell table:style-name="ce1600"/>
          <table:table-cell table:style-name="ce1613"/>
          <table:table-cell table:style-name="ce1623"/>
          <table:table-cell table:style-name="ce1633"/>
          <table:table-cell table:style-name="ce1643"/>
          <table:table-cell table:style-name="ce1654"/>
          <table:table-cell table:style-name="ce1664"/>
          <table:table-cell table:style-name="ce1674"/>
          <table:table-cell table:style-name="ce16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84" office:value-type="percentage" office:value="0.0802" calcext:value-type="percentage">
            <text:p>8.02 %</text:p>
          </table:table-cell>
          <table:table-cell table:style-name="ce284" office:value-type="percentage" office:value="0.1198" calcext:value-type="percentage">
            <text:p>11.98 %</text:p>
          </table:table-cell>
          <table:table-cell table:style-name="ce284" office:value-type="percentage" office:value="0.1164" calcext:value-type="percentage">
            <text:p>11.64 %</text:p>
          </table:table-cell>
          <table:table-cell table:style-name="ce284" office:value-type="percentage" office:value="0.06" calcext:value-type="percentage">
            <text:p>6.00 %</text:p>
          </table:table-cell>
          <table:table-cell table:style-name="ce284" office:value-type="percentage" office:value="0.0834" calcext:value-type="percentage">
            <text:p>8.34 %</text:p>
          </table:table-cell>
          <table:table-cell table:style-name="ce284" office:value-type="percentage" office:value="0.0843" calcext:value-type="percentage">
            <text:p>8.43 %</text:p>
          </table:table-cell>
          <table:table-cell table:style-name="ce284" office:value-type="percentage" office:value="0.3115" calcext:value-type="percentage">
            <text:p>31.15 %</text:p>
          </table:table-cell>
          <table:table-cell table:style-name="ce1709" office:value-type="percentage" office:value="0.06" calcext:value-type="percentage">
            <text:p>6.00 %</text:p>
          </table:table-cell>
          <table:table-cell table:style-name="ce284" office:value-type="string" calcext:value-type="string">
            <text:p>NM</text:p>
          </table:table-cell>
          <table:table-cell table:style-name="ce284" office:value-type="percentage" office:value="0.0843" calcext:value-type="percentage">
            <text:p>8.43 %</text:p>
          </table:table-cell>
          <table:table-cell table:style-name="ce664"/>
          <table:table-cell/>
          <table:table-cell table:style-name="ce48" office:value-type="string" calcext:value-type="string">
            <text:p>Martin</text:p>
          </table:table-cell>
          <table:table-cell table:style-name="ce748" table:formula="of:=[.$C$112]" office:value-type="percentage" office:value="0.0802" calcext:value-type="percentage">
            <text:p>8.02 %</text:p>
          </table:table-cell>
          <table:table-cell table:style-name="ce830" table:formula="of:=[.$D$112]" office:value-type="percentage" office:value="0.1198" calcext:value-type="percentage">
            <text:p>11.98 %</text:p>
          </table:table-cell>
          <table:table-cell table:style-name="ce912" table:formula="of:=[.$E$112]" office:value-type="percentage" office:value="0.1164" calcext:value-type="percentage">
            <text:p>11.64 %</text:p>
          </table:table-cell>
          <table:table-cell table:style-name="ce994" table:formula="of:=[.$F$112]" office:value-type="percentage" office:value="0.06" calcext:value-type="percentage">
            <text:p>6.00 %</text:p>
          </table:table-cell>
          <table:table-cell table:style-name="ce1076" table:formula="of:=[.$G$112]" office:value-type="percentage" office:value="0.0834" calcext:value-type="percentage">
            <text:p>8.34 %</text:p>
          </table:table-cell>
          <table:table-cell table:style-name="ce1158" table:formula="of:=[.$H$112]" office:value-type="percentage" office:value="0.0843" calcext:value-type="percentage">
            <text:p>8.43 %</text:p>
          </table:table-cell>
          <table:table-cell table:style-name="ce1240" table:formula="of:=[.$I$112]" office:value-type="percentage" office:value="0.3115" calcext:value-type="percentage">
            <text:p>31.15 %</text:p>
          </table:table-cell>
          <table:table-cell table:style-name="ce1322" table:formula="of:=[.$J$112]" office:value-type="percentage" office:value="0.06" calcext:value-type="percentage">
            <text:p>6.00 %</text:p>
          </table:table-cell>
          <table:table-cell table:style-name="ce1403" table:formula="of:=[.$K$112]" office:value-type="string" office:string-value="NM" calcext:value-type="string">
            <text:p>NM</text:p>
          </table:table-cell>
          <table:table-cell table:style-name="ce1485" table:formula="of:=[.$L$112]" office:value-type="percentage" office:value="0.0843" calcext:value-type="percentage">
            <text:p>8.43 %</text:p>
          </table:table-cell>
          <table:table-cell table:style-name="ce1567" table:formula="of:=[.$M$112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artin</text:p>
          </table:table-cell>
          <table:table-cell table:style-name="ce1579"/>
          <table:table-cell table:style-name="ce1591"/>
          <table:table-cell table:style-name="ce1601"/>
          <table:table-cell table:style-name="ce1614"/>
          <table:table-cell table:style-name="ce1624"/>
          <table:table-cell table:style-name="ce1634"/>
          <table:table-cell table:style-name="ce1644"/>
          <table:table-cell table:style-name="ce1655"/>
          <table:table-cell table:style-name="ce1665"/>
          <table:table-cell table:style-name="ce1675"/>
          <table:table-cell table:style-name="ce168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84" office:value-type="percentage" office:value="0.1727" calcext:value-type="percentage">
            <text:p>17.27 %</text:p>
          </table:table-cell>
          <table:table-cell table:style-name="ce284" office:value-type="string" calcext:value-type="string">
            <text:p>NM</text:p>
          </table:table-cell>
          <table:table-cell table:style-name="ce284" office:value-type="percentage" office:value="0.1092" calcext:value-type="percentage">
            <text:p>10.92 %</text:p>
          </table:table-cell>
          <table:table-cell table:style-name="ce284" office:value-type="percentage" office:value="0.081" calcext:value-type="percentage">
            <text:p>8.10 %</text:p>
          </table:table-cell>
          <table:table-cell table:style-name="ce284" office:value-type="percentage" office:value="0.1095" calcext:value-type="percentage">
            <text:p>10.95 %</text:p>
          </table:table-cell>
          <table:table-cell table:style-name="ce284" office:value-type="percentage" office:value="0.1103" calcext:value-type="percentage">
            <text:p>11.03 %</text:p>
          </table:table-cell>
          <table:table-cell table:style-name="ce284" office:value-type="percentage" office:value="0.1068" calcext:value-type="percentage">
            <text:p>10.68 %</text:p>
          </table:table-cell>
          <table:table-cell table:style-name="ce284" office:value-type="percentage" office:value="0.081" calcext:value-type="percentage">
            <text:p>8.10 %</text:p>
          </table:table-cell>
          <table:table-cell table:style-name="ce284" office:value-type="percentage" office:value="0.1198" calcext:value-type="percentage">
            <text:p>11.98 %</text:p>
          </table:table-cell>
          <table:table-cell table:style-name="ce284" office:value-type="percentage" office:value="0.1097" calcext:value-type="percentage">
            <text:p>10.97 %</text:p>
          </table:table-cell>
          <table:table-cell table:style-name="ce665"/>
          <table:table-cell/>
          <table:table-cell table:style-name="ce48" office:value-type="string" calcext:value-type="string">
            <text:p>Pharrell</text:p>
          </table:table-cell>
          <table:table-cell table:style-name="ce749" table:formula="of:=[.$C$113]" office:value-type="percentage" office:value="0.1727" calcext:value-type="percentage">
            <text:p>17.27 %</text:p>
          </table:table-cell>
          <table:table-cell table:style-name="ce831" table:formula="of:=[.$D$113]" office:value-type="string" office:string-value="NM" calcext:value-type="string">
            <text:p>NM</text:p>
          </table:table-cell>
          <table:table-cell table:style-name="ce913" table:formula="of:=[.$E$113]" office:value-type="percentage" office:value="0.1092" calcext:value-type="percentage">
            <text:p>10.92 %</text:p>
          </table:table-cell>
          <table:table-cell table:style-name="ce995" table:formula="of:=[.$F$113]" office:value-type="percentage" office:value="0.081" calcext:value-type="percentage">
            <text:p>8.10 %</text:p>
          </table:table-cell>
          <table:table-cell table:style-name="ce1077" table:formula="of:=[.$G$113]" office:value-type="percentage" office:value="0.1095" calcext:value-type="percentage">
            <text:p>10.95 %</text:p>
          </table:table-cell>
          <table:table-cell table:style-name="ce1159" table:formula="of:=[.$H$113]" office:value-type="percentage" office:value="0.1103" calcext:value-type="percentage">
            <text:p>11.03 %</text:p>
          </table:table-cell>
          <table:table-cell table:style-name="ce1241" table:formula="of:=[.$I$113]" office:value-type="percentage" office:value="0.1068" calcext:value-type="percentage">
            <text:p>10.68 %</text:p>
          </table:table-cell>
          <table:table-cell table:style-name="ce1323" table:formula="of:=[.$J$113]" office:value-type="percentage" office:value="0.081" calcext:value-type="percentage">
            <text:p>8.10 %</text:p>
          </table:table-cell>
          <table:table-cell table:style-name="ce1404" table:formula="of:=[.$K$113]" office:value-type="percentage" office:value="0.1198" calcext:value-type="percentage">
            <text:p>11.98 %</text:p>
          </table:table-cell>
          <table:table-cell table:style-name="ce1486" table:formula="of:=[.$L$113]" office:value-type="percentage" office:value="0.1097" calcext:value-type="percentage">
            <text:p>10.97 %</text:p>
          </table:table-cell>
          <table:table-cell table:style-name="ce1568" table:formula="of:=[.$M$113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Pharrell</text:p>
          </table:table-cell>
          <table:table-cell table:style-name="ce1580"/>
          <table:table-cell table:style-name="ce1592"/>
          <table:table-cell table:style-name="ce1602"/>
          <table:table-cell table:style-name="ce1615"/>
          <table:table-cell table:style-name="ce1625"/>
          <table:table-cell table:style-name="ce1635"/>
          <table:table-cell table:style-name="ce1645"/>
          <table:table-cell table:style-name="ce1656"/>
          <table:table-cell table:style-name="ce1666"/>
          <table:table-cell table:style-name="ce1676"/>
          <table:table-cell table:style-name="ce168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84" office:value-type="percentage" office:value="0.0731" calcext:value-type="percentage">
            <text:p>7.31 %</text:p>
          </table:table-cell>
          <table:table-cell table:style-name="ce284" office:value-type="percentage" office:value="0.1727" calcext:value-type="percentage">
            <text:p>17.27 %</text:p>
          </table:table-cell>
          <table:table-cell table:style-name="ce284" office:value-type="percentage" office:value="0.0744" calcext:value-type="percentage">
            <text:p>7.44 %</text:p>
          </table:table-cell>
          <table:table-cell table:style-name="ce284" office:value-type="percentage" office:value="0.0537" calcext:value-type="percentage">
            <text:p>5.37 %</text:p>
          </table:table-cell>
          <table:table-cell table:style-name="ce284" office:value-type="percentage" office:value="0.0753" calcext:value-type="percentage">
            <text:p>7.53 %</text:p>
          </table:table-cell>
          <table:table-cell table:style-name="ce284" office:value-type="percentage" office:value="0.2708" calcext:value-type="percentage">
            <text:p>27.08 %</text:p>
          </table:table-cell>
          <table:table-cell table:style-name="ce284" office:value-type="percentage" office:value="0.0719" calcext:value-type="percentage">
            <text:p>7.19 %</text:p>
          </table:table-cell>
          <table:table-cell table:style-name="ce284" office:value-type="percentage" office:value="0.0537" calcext:value-type="percentage">
            <text:p>5.37 %</text:p>
          </table:table-cell>
          <table:table-cell table:style-name="ce284" office:value-type="percentage" office:value="0.0802" calcext:value-type="percentage">
            <text:p>8.02 %</text:p>
          </table:table-cell>
          <table:table-cell table:style-name="ce284" office:value-type="percentage" office:value="0.0742" calcext:value-type="percentage">
            <text:p>7.42 %</text:p>
          </table:table-cell>
          <table:table-cell table:style-name="ce666"/>
          <table:table-cell/>
          <table:table-cell table:style-name="ce48" office:value-type="string" calcext:value-type="string">
            <text:p>Fabio</text:p>
          </table:table-cell>
          <table:table-cell table:style-name="ce750" table:formula="of:=[.$C$114]" office:value-type="percentage" office:value="0.0731" calcext:value-type="percentage">
            <text:p>7.31 %</text:p>
          </table:table-cell>
          <table:table-cell table:style-name="ce832" table:formula="of:=[.$D$114]" office:value-type="percentage" office:value="0.1727" calcext:value-type="percentage">
            <text:p>17.27 %</text:p>
          </table:table-cell>
          <table:table-cell table:style-name="ce914" table:formula="of:=[.$E$114]" office:value-type="percentage" office:value="0.0744" calcext:value-type="percentage">
            <text:p>7.44 %</text:p>
          </table:table-cell>
          <table:table-cell table:style-name="ce996" table:formula="of:=[.$F$114]" office:value-type="percentage" office:value="0.0537" calcext:value-type="percentage">
            <text:p>5.37 %</text:p>
          </table:table-cell>
          <table:table-cell table:style-name="ce1078" table:formula="of:=[.$G$114]" office:value-type="percentage" office:value="0.0753" calcext:value-type="percentage">
            <text:p>7.53 %</text:p>
          </table:table-cell>
          <table:table-cell table:style-name="ce1160" table:formula="of:=[.$H$114]" office:value-type="percentage" office:value="0.2708" calcext:value-type="percentage">
            <text:p>27.08 %</text:p>
          </table:table-cell>
          <table:table-cell table:style-name="ce1242" table:formula="of:=[.$I$114]" office:value-type="percentage" office:value="0.0719" calcext:value-type="percentage">
            <text:p>7.19 %</text:p>
          </table:table-cell>
          <table:table-cell table:style-name="ce1324" table:formula="of:=[.$J$114]" office:value-type="percentage" office:value="0.0537" calcext:value-type="percentage">
            <text:p>5.37 %</text:p>
          </table:table-cell>
          <table:table-cell table:style-name="ce1405" table:formula="of:=[.$K$114]" office:value-type="percentage" office:value="0.0802" calcext:value-type="percentage">
            <text:p>8.02 %</text:p>
          </table:table-cell>
          <table:table-cell table:style-name="ce1487" table:formula="of:=[.$L$114]" office:value-type="percentage" office:value="0.0742" calcext:value-type="percentage">
            <text:p>7.42 %</text:p>
          </table:table-cell>
          <table:table-cell table:style-name="ce1569" table:formula="of:=[.$M$114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Fabio</text:p>
          </table:table-cell>
          <table:table-cell table:style-name="ce1581"/>
          <table:table-cell table:style-name="ce1593"/>
          <table:table-cell table:style-name="ce1603"/>
          <table:table-cell table:style-name="ce1616"/>
          <table:table-cell table:style-name="ce1626"/>
          <table:table-cell table:style-name="ce1636"/>
          <table:table-cell table:style-name="ce1646"/>
          <table:table-cell table:style-name="ce1657"/>
          <table:table-cell table:style-name="ce1667"/>
          <table:table-cell table:style-name="ce1677"/>
          <table:table-cell table:style-name="ce1687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84" office:value-type="percentage" office:value="0.0742" calcext:value-type="percentage">
            <text:p>7.42 %</text:p>
          </table:table-cell>
          <table:table-cell table:style-name="ce284" office:value-type="percentage" office:value="0.1097" calcext:value-type="percentage">
            <text:p>10.97 %</text:p>
          </table:table-cell>
          <table:table-cell table:style-name="ce284" office:value-type="percentage" office:value="0.0776" calcext:value-type="percentage">
            <text:p>7.76 %</text:p>
          </table:table-cell>
          <table:table-cell table:style-name="ce284" office:value-type="percentage" office:value="0.0561" calcext:value-type="percentage">
            <text:p>5.61 %</text:p>
          </table:table-cell>
          <table:table-cell table:style-name="ce284" office:value-type="percentage" office:value="0.0774" calcext:value-type="percentage">
            <text:p>7.74 %</text:p>
          </table:table-cell>
          <table:table-cell table:style-name="ce284" office:value-type="percentage" office:value="0.0779" calcext:value-type="percentage">
            <text:p>7.79 %</text:p>
          </table:table-cell>
          <table:table-cell table:style-name="ce284" office:value-type="percentage" office:value="0.1042" calcext:value-type="percentage">
            <text:p>10.42 %</text:p>
          </table:table-cell>
          <table:table-cell table:style-name="ce284" office:value-type="percentage" office:value="0.0561" calcext:value-type="percentage">
            <text:p>5.61 %</text:p>
          </table:table-cell>
          <table:table-cell table:style-name="ce284" office:value-type="percentage" office:value="0.0843" calcext:value-type="percentage">
            <text:p>8.43 %</text:p>
          </table:table-cell>
          <table:table-cell table:style-name="ce284" office:value-type="percentage" office:value="0.2825" calcext:value-type="percentage">
            <text:p>28.25 %</text:p>
          </table:table-cell>
          <table:table-cell table:style-name="ce667"/>
          <table:table-cell/>
          <table:table-cell table:style-name="ce48" office:value-type="string" calcext:value-type="string">
            <text:p>Max</text:p>
          </table:table-cell>
          <table:table-cell table:style-name="ce751" table:formula="of:=[.$C$115]" office:value-type="percentage" office:value="0.0742" calcext:value-type="percentage">
            <text:p>7.42 %</text:p>
          </table:table-cell>
          <table:table-cell table:style-name="ce833" table:formula="of:=[.$D$115]" office:value-type="percentage" office:value="0.1097" calcext:value-type="percentage">
            <text:p>10.97 %</text:p>
          </table:table-cell>
          <table:table-cell table:style-name="ce915" table:formula="of:=[.$E$115]" office:value-type="percentage" office:value="0.0776" calcext:value-type="percentage">
            <text:p>7.76 %</text:p>
          </table:table-cell>
          <table:table-cell table:style-name="ce997" table:formula="of:=[.$F$115]" office:value-type="percentage" office:value="0.0561" calcext:value-type="percentage">
            <text:p>5.61 %</text:p>
          </table:table-cell>
          <table:table-cell table:style-name="ce1079" table:formula="of:=[.$G$115]" office:value-type="percentage" office:value="0.0774" calcext:value-type="percentage">
            <text:p>7.74 %</text:p>
          </table:table-cell>
          <table:table-cell table:style-name="ce1161" table:formula="of:=[.$H$115]" office:value-type="percentage" office:value="0.0779" calcext:value-type="percentage">
            <text:p>7.79 %</text:p>
          </table:table-cell>
          <table:table-cell table:style-name="ce1243" table:formula="of:=[.$I$115]" office:value-type="percentage" office:value="0.1042" calcext:value-type="percentage">
            <text:p>10.42 %</text:p>
          </table:table-cell>
          <table:table-cell table:style-name="ce1325" table:formula="of:=[.$J$115]" office:value-type="percentage" office:value="0.0561" calcext:value-type="percentage">
            <text:p>5.61 %</text:p>
          </table:table-cell>
          <table:table-cell table:style-name="ce1406" table:formula="of:=[.$K$115]" office:value-type="percentage" office:value="0.0843" calcext:value-type="percentage">
            <text:p>8.43 %</text:p>
          </table:table-cell>
          <table:table-cell table:style-name="ce1488" table:formula="of:=[.$L$115]" office:value-type="percentage" office:value="0.2825" calcext:value-type="percentage">
            <text:p>28.25 %</text:p>
          </table:table-cell>
          <table:table-cell table:style-name="ce1570" table:formula="of:=[.$M$115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582"/>
          <table:table-cell table:style-name="ce1594"/>
          <table:table-cell table:style-name="ce1604"/>
          <table:table-cell table:style-name="ce1617"/>
          <table:table-cell table:style-name="ce1627"/>
          <table:table-cell table:style-name="ce1637"/>
          <table:table-cell table:style-name="ce1647"/>
          <table:table-cell table:style-name="ce1658"/>
          <table:table-cell table:style-name="ce1668"/>
          <table:table-cell table:style-name="ce1678"/>
          <table:table-cell table:style-name="ce168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84" office:value-type="percentage" office:value="0.0537" calcext:value-type="percentage">
            <text:p>5.37 %</text:p>
          </table:table-cell>
          <table:table-cell table:style-name="ce284" office:value-type="percentage" office:value="0.081" calcext:value-type="percentage">
            <text:p>8.10 %</text:p>
          </table:table-cell>
          <table:table-cell table:style-name="ce284" office:value-type="percentage" office:value="0.056" calcext:value-type="percentage">
            <text:p>5.60 %</text:p>
          </table:table-cell>
          <table:table-cell table:style-name="ce284" office:value-type="percentage" office:value="0.4967" calcext:value-type="percentage">
            <text:p>49.67 %</text:p>
          </table:table-cell>
          <table:table-cell table:style-name="ce284" office:value-type="percentage" office:value="0.0564" calcext:value-type="percentage">
            <text:p>5.64 %</text:p>
          </table:table-cell>
          <table:table-cell table:style-name="ce284" office:value-type="percentage" office:value="0.0575" calcext:value-type="percentage">
            <text:p>5.75 %</text:p>
          </table:table-cell>
          <table:table-cell table:style-name="ce284" office:value-type="percentage" office:value="0.054" calcext:value-type="percentage">
            <text:p>5.40 %</text:p>
          </table:table-cell>
          <table:table-cell table:style-name="ce284" office:value-type="percentage" office:value="0.0286" calcext:value-type="percentage">
            <text:p>2.86 %</text:p>
          </table:table-cell>
          <table:table-cell table:style-name="ce284" office:value-type="percentage" office:value="0.06" calcext:value-type="percentage">
            <text:p>6.00 %</text:p>
          </table:table-cell>
          <table:table-cell table:style-name="ce284" office:value-type="percentage" office:value="0.0561" calcext:value-type="percentage">
            <text:p>5.61 %</text:p>
          </table:table-cell>
          <table:table-cell table:style-name="ce668"/>
          <table:table-cell/>
          <table:table-cell table:style-name="ce48" office:value-type="string" calcext:value-type="string">
            <text:p>Michael</text:p>
          </table:table-cell>
          <table:table-cell table:style-name="ce752" table:formula="of:=[.$C$116]" office:value-type="percentage" office:value="0.0537" calcext:value-type="percentage">
            <text:p>5.37 %</text:p>
          </table:table-cell>
          <table:table-cell table:style-name="ce834" table:formula="of:=[.$D$116]" office:value-type="percentage" office:value="0.081" calcext:value-type="percentage">
            <text:p>8.10 %</text:p>
          </table:table-cell>
          <table:table-cell table:style-name="ce916" table:formula="of:=[.$E$116]" office:value-type="percentage" office:value="0.056" calcext:value-type="percentage">
            <text:p>5.60 %</text:p>
          </table:table-cell>
          <table:table-cell table:style-name="ce998" table:formula="of:=[.$F$116]" office:value-type="percentage" office:value="0.4967" calcext:value-type="percentage">
            <text:p>49.67 %</text:p>
          </table:table-cell>
          <table:table-cell table:style-name="ce1080" table:formula="of:=[.$G$116]" office:value-type="percentage" office:value="0.0564" calcext:value-type="percentage">
            <text:p>5.64 %</text:p>
          </table:table-cell>
          <table:table-cell table:style-name="ce1162" table:formula="of:=[.$H$116]" office:value-type="percentage" office:value="0.0575" calcext:value-type="percentage">
            <text:p>5.75 %</text:p>
          </table:table-cell>
          <table:table-cell table:style-name="ce1244" table:formula="of:=[.$I$116]" office:value-type="percentage" office:value="0.054" calcext:value-type="percentage">
            <text:p>5.40 %</text:p>
          </table:table-cell>
          <table:table-cell table:style-name="ce1326" table:formula="of:=[.$J$116]" office:value-type="percentage" office:value="0.0286" calcext:value-type="percentage">
            <text:p>2.86 %</text:p>
          </table:table-cell>
          <table:table-cell table:style-name="ce1407" table:formula="of:=[.$K$116]" office:value-type="percentage" office:value="0.06" calcext:value-type="percentage">
            <text:p>6.00 %</text:p>
          </table:table-cell>
          <table:table-cell table:style-name="ce1489" table:formula="of:=[.$L$116]" office:value-type="percentage" office:value="0.0561" calcext:value-type="percentage">
            <text:p>5.61 %</text:p>
          </table:table-cell>
          <table:table-cell table:style-name="ce1571" table:formula="of:=[.$M$116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ichael</text:p>
          </table:table-cell>
          <table:table-cell table:style-name="ce1583"/>
          <table:table-cell table:style-name="ce1595"/>
          <table:table-cell table:style-name="ce1605"/>
          <table:table-cell table:style-name="ce1618"/>
          <table:table-cell table:style-name="ce1628"/>
          <table:table-cell table:style-name="ce1638"/>
          <table:table-cell table:style-name="ce1648"/>
          <table:table-cell table:style-name="ce1659"/>
          <table:table-cell table:style-name="ce1669"/>
          <table:table-cell table:style-name="ce1679"/>
          <table:table-cell table:style-name="ce1689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84" office:value-type="percentage" office:value="0.0719" calcext:value-type="percentage">
            <text:p>7.19 %</text:p>
          </table:table-cell>
          <table:table-cell table:style-name="ce284" office:value-type="percentage" office:value="0.1068" calcext:value-type="percentage">
            <text:p>10.68 %</text:p>
          </table:table-cell>
          <table:table-cell table:style-name="ce284" office:value-type="percentage" office:value="0.0756" calcext:value-type="percentage">
            <text:p>7.56 %</text:p>
          </table:table-cell>
          <table:table-cell table:style-name="ce284" office:value-type="percentage" office:value="0.054" calcext:value-type="percentage">
            <text:p>5.40 %</text:p>
          </table:table-cell>
          <table:table-cell table:style-name="ce284" office:value-type="percentage" office:value="0.0745" calcext:value-type="percentage">
            <text:p>7.45 %</text:p>
          </table:table-cell>
          <table:table-cell table:style-name="ce284" office:value-type="percentage" office:value="0.0753" calcext:value-type="percentage">
            <text:p>7.53 %</text:p>
          </table:table-cell>
          <table:table-cell table:style-name="ce284" office:value-type="percentage" office:value="0.0721" calcext:value-type="percentage">
            <text:p>7.21 %</text:p>
          </table:table-cell>
          <table:table-cell table:style-name="ce284" office:value-type="percentage" office:value="0.054" calcext:value-type="percentage">
            <text:p>5.40 %</text:p>
          </table:table-cell>
          <table:table-cell table:style-name="ce284" office:value-type="percentage" office:value="0.3115" calcext:value-type="percentage">
            <text:p>31.15 %</text:p>
          </table:table-cell>
          <table:table-cell table:style-name="ce284" office:value-type="percentage" office:value="0.1042" calcext:value-type="percentage">
            <text:p>10.42 %</text:p>
          </table:table-cell>
          <table:table-cell table:style-name="ce669"/>
          <table:table-cell/>
          <table:table-cell table:style-name="ce48" office:value-type="string" calcext:value-type="string">
            <text:p>Luca</text:p>
          </table:table-cell>
          <table:table-cell table:style-name="ce753" table:formula="of:=[.$C$117]" office:value-type="percentage" office:value="0.0719" calcext:value-type="percentage">
            <text:p>7.19 %</text:p>
          </table:table-cell>
          <table:table-cell table:style-name="ce835" table:formula="of:=[.$D$117]" office:value-type="percentage" office:value="0.1068" calcext:value-type="percentage">
            <text:p>10.68 %</text:p>
          </table:table-cell>
          <table:table-cell table:style-name="ce917" table:formula="of:=[.$E$117]" office:value-type="percentage" office:value="0.0756" calcext:value-type="percentage">
            <text:p>7.56 %</text:p>
          </table:table-cell>
          <table:table-cell table:style-name="ce999" table:formula="of:=[.$F$117]" office:value-type="percentage" office:value="0.054" calcext:value-type="percentage">
            <text:p>5.40 %</text:p>
          </table:table-cell>
          <table:table-cell table:style-name="ce1081" table:formula="of:=[.$G$117]" office:value-type="percentage" office:value="0.0745" calcext:value-type="percentage">
            <text:p>7.45 %</text:p>
          </table:table-cell>
          <table:table-cell table:style-name="ce1163" table:formula="of:=[.$H$117]" office:value-type="percentage" office:value="0.0753" calcext:value-type="percentage">
            <text:p>7.53 %</text:p>
          </table:table-cell>
          <table:table-cell table:style-name="ce1245" table:formula="of:=[.$I$117]" office:value-type="percentage" office:value="0.0721" calcext:value-type="percentage">
            <text:p>7.21 %</text:p>
          </table:table-cell>
          <table:table-cell table:style-name="ce1327" table:formula="of:=[.$J$117]" office:value-type="percentage" office:value="0.054" calcext:value-type="percentage">
            <text:p>5.40 %</text:p>
          </table:table-cell>
          <table:table-cell table:style-name="ce1408" table:formula="of:=[.$K$117]" office:value-type="percentage" office:value="0.3115" calcext:value-type="percentage">
            <text:p>31.15 %</text:p>
          </table:table-cell>
          <table:table-cell table:style-name="ce1490" table:formula="of:=[.$L$117]" office:value-type="percentage" office:value="0.1042" calcext:value-type="percentage">
            <text:p>10.42 %</text:p>
          </table:table-cell>
          <table:table-cell table:style-name="ce1572" table:formula="of:=[.$M$117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Luca</text:p>
          </table:table-cell>
          <table:table-cell table:style-name="ce1584"/>
          <table:table-cell table:style-name="ce1596"/>
          <table:table-cell table:style-name="ce1606"/>
          <table:table-cell table:style-name="ce1619"/>
          <table:table-cell table:style-name="ce1629"/>
          <table:table-cell table:style-name="ce1639"/>
          <table:table-cell table:style-name="ce1649"/>
          <table:table-cell table:style-name="ce1660"/>
          <table:table-cell table:style-name="ce1670"/>
          <table:table-cell table:style-name="ce1680"/>
          <table:table-cell table:style-name="ce1690"/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ipSeason2-2022'.C30:'vipSeason2-2022'.M39 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30:'vipSeason2-2022'.Z39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P17:'vipSeason2-2022'.Z26 'vipSeason2-2022'.C17:'vipSeason2-2022'.M26">
            <calcext:condition calcext:apply-style-name="NoMatch" calcext:value="=&quot;NM&quot;" calcext:base-cell-address="'vipSeason2-2022'.C4"/>
          </calcext:conditional-format>
          <calcext:conditional-format calcext:target-range-address="'vipSeason2-2022'.C30:'vipSeason2-2022'.M39 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30:'vipSeason2-2022'.Z39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P17:'vipSeason2-2022'.Z26 'vipSeason2-2022'.C17:'vipSeason2-2022'.M26">
            <calcext:condition calcext:apply-style-name="PerfectMatch" calcext:value="=&quot;PM&quot;" calcext:base-cell-address="'vipSeason2-2022'.C4"/>
          </calcext:conditional-format>
          <calcext:conditional-format calcext:target-range-address="'vipSeason2-2022'.C30:'vipSeason2-2022'.M39 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30:'vipSeason2-2022'.Z39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P17:'vipSeason2-2022'.Z26 'vipSeason2-2022'.C17:'vipSeason2-2022'.M26">
            <calcext:condition calcext:apply-style-name="NotPossible" calcext:value="=&quot;X&quot;" calcext:base-cell-address="'vipSeason2-2022'.C4"/>
          </calcext:conditional-format>
          <calcext:conditional-format calcext:target-range-address="'vipSeason2-2022'.C17:'vipSeason2-2022'.M20 'vipSeason2-2022'.C23:'vipSeason2-2022'.M26 'vipSeason2-2022'.C21:'vipSeason2-2022'.I21 'vipSeason2-2022'.K21:'vipSeason2-2022'.M21 'vipSeason2-2022'.C22:'vipSeason2-2022'.C22 'vipSeason2-2022'.E22:'vipSeason2-2022'.M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30:'vipSeason2-2022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3:'vipSeason2-2022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6:'vipSeason2-2022'.M56 'vipSeason2-2022'.C58:'vipSeason2-2022'.M59 'vipSeason2-2022'.C57:'vipSeason2-2022'.I57 'vipSeason2-2022'.K57:'vipSeason2-2022'.M57 'vipSeason2-2022'.C61:'vipSeason2-2022'.M65 'vipSeason2-2022'.C60:'vipSeason2-2022'.E60 'vipSeason2-2022'.G60:'vipSeason2-2022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7:'vipSeason2-2022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0:'vipSeason2-2022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9:'vipSeason2-2022'.M69 'vipSeason2-2022'.K71:'vipSeason2-2022'.M71 'vipSeason2-2022'.C70:'vipSeason2-2022'.I70 'vipSeason2-2022'.K70:'vipSeason2-2022'.M70 'vipSeason2-2022'.C78:'vipSeason2-2022'.M78 'vipSeason2-2022'.C71:'vipSeason2-2022'.C77 'vipSeason2-2022'.K72:'vipSeason2-2022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0:'vipSeason2-2022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69:'vipSeason2-2022'.AM69 'vipSeason2-2022'.AC71:'vipSeason2-2022'.AM72 'vipSeason2-2022'.AC70:'vipSeason2-2022'.AI70 'vipSeason2-2022'.AK70:'vipSeason2-2022'.AM70 'vipSeason2-2022'.AC74:'vipSeason2-2022'.AM74 'vipSeason2-2022'.AC73:'vipSeason2-2022'.AE73 'vipSeason2-2022'.AG73:'vipSeason2-2022'.AM73 'vipSeason2-2022'.AC77:'vipSeason2-2022'.AM78 'vipSeason2-2022'.AC75:'vipSeason2-2022'.AE76 'vipSeason2-2022'.AG75:'vipSeason2-2022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70:'vipSeason2-2022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3:'vipSeason2-2022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6:'vipSeason2-2022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5:'vipSeason2-2022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2:'vipSeason2-2022'.M82 'vipSeason2-2022'.C84:'vipSeason2-2022'.M84 'vipSeason2-2022'.C83:'vipSeason2-2022'.I83 'vipSeason2-2022'.K83:'vipSeason2-2022'.M83 'vipSeason2-2022'.C91:'vipSeason2-2022'.M91 'vipSeason2-2022'.C85:'vipSeason2-2022'.C90 'vipSeason2-2022'.K85:'vipSeason2-2022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3:'vipSeason2-2022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5:'vipSeason2-2022'.J85 'vipSeason2-2022'.D87:'vipSeason2-2022'.J87 'vipSeason2-2022'.D86:'vipSeason2-2022'.E86 'vipSeason2-2022'.G86:'vipSeason2-2022'.J86 'vipSeason2-2022'.D90:'vipSeason2-2022'.J90 'vipSeason2-2022'.D88:'vipSeason2-2022'.E89 'vipSeason2-2022'.G88:'vipSeason2-2022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6:'vipSeason2-2022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9:'vipSeason2-2022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8:'vipSeason2-2022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:'vipSeason2-2022'.Y5 'vipSeason2-2022'.Z4:'vipSeason2-2022'.Z5 'vipSeason2-2022'.Z8:'vipSeason2-2022'.Z13 'vipSeason2-2022'.P6:'vipSeason2-2022'.P6 'vipSeason2-2022'.P8:'vipSeason2-2022'.P13 'vipSeason2-2022'.P4:'vipSeason2-2022'.P4 'vipSeason2-2022'.Q4:'vipSeason2-2022'.Q6 'vipSeason2-2022'.Q10:'vipSeason2-2022'.Q13 'vipSeason2-2022'.U4:'vipSeason2-2022'.Y4 'vipSeason2-2022'.R9:'vipSeason2-2022'.X9 'vipSeason2-2022'.R8:'vipSeason2-2022'.R8 'vipSeason2-2022'.W8:'vipSeason2-2022'.Y8 'vipSeason2-2022'.Y13:'vipSeason2-2022'.Y13 'vipSeason2-2022'.R11:'vipSeason2-2022'.S11 'vipSeason2-2022'.U11:'vipSeason2-2022'.X11 'vipSeason2-2022'.T12:'vipSeason2-2022'.T12 'vipSeason2-2022'.V12:'vipSeason2-2022'.Y12 'vipSeason2-2022'.R7:'vipSeason2-2022'.Y7 'vipSeason2-2022'.R6:'vipSeason2-2022'.U6 'vipSeason2-2022'.X6:'vipSeason2-2022'.Y6 'vipSeason2-2022'.V10:'vipSeason2-2022'.V10 'vipSeason2-2022'.X10:'vipSeason2-2022'.Y10 'vipSeason2-2022'.R12:'vipSeason2-2022'.R12 'vipSeason2-2022'.S4:'vipSeason2-2022'.S4 'vipSeason2-2022'.R10:'vipSeason2-2022'.T10 'vipSeason2-2022'.T8:'vipSeason2-2022'.U8 'vipSeason2-2022'.R13:'vipSeason2-2022'.W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:'vipSeason2-2022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5:'vipSeason2-2022'.M95 'vipSeason2-2022'.C97:'vipSeason2-2022'.M97 'vipSeason2-2022'.C96:'vipSeason2-2022'.I96 'vipSeason2-2022'.K96:'vipSeason2-2022'.M96 'vipSeason2-2022'.C104:'vipSeason2-2022'.M104 'vipSeason2-2022'.C98:'vipSeason2-2022'.C103 'vipSeason2-2022'.K98:'vipSeason2-2022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6:'vipSeason2-2022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8:'vipSeason2-2022'.J98 'vipSeason2-2022'.D100:'vipSeason2-2022'.J100 'vipSeason2-2022'.D99:'vipSeason2-2022'.E99 'vipSeason2-2022'.G99:'vipSeason2-2022'.J99 'vipSeason2-2022'.D103:'vipSeason2-2022'.J103 'vipSeason2-2022'.D101:'vipSeason2-2022'.E102 'vipSeason2-2022'.G101:'vipSeason2-2022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9:'vipSeason2-2022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2:'vipSeason2-2022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1:'vipSeason2-2022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4:'vipSeason2-2022'.M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5:'vipSeason2-2022'.M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6:'vipSeason2-2022'.M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7:'vipSeason2-2022'.M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9:'vipSeason2-2022'.M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:'vipSeason2-2022'.M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:'vipSeason2-2022'.M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2:'vipSeason2-2022'.M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3:'vipSeason2-2022'.C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2:'vipSeason2-2022'.C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:'vipSeason2-2022'.C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:'vipSeason2-2022'.C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:'vipSeason2-2022'.C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7:'vipSeason2-2022'.C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:'vipSeason2-2022'.C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:'vipSeason2-2022'.C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:'vipSeason2-2022'.C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4:'vipSeason2-2022'.D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5:'vipSeason2-2022'.D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6:'vipSeason2-2022'.D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:'vipSeason2-2022'.D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0:'vipSeason2-2022'.D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:'vipSeason2-2022'.D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2:'vipSeason2-2022'.D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3:'vipSeason2-2022'.D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3:'vipSeason2-2022'.E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3:'vipSeason2-2022'.F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3:'vipSeason2-2022'.G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3:'vipSeason2-2022'.H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3:'vipSeason2-2022'.I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3:'vipSeason2-2022'.J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3:'vipSeason2-2022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8:'vipSeason2-2022'.M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:'vipSeason2-2022'.J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8:'vipSeason2-2022'.I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8:'vipSeason2-2022'.H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8:'vipSeason2-2022'.G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:'vipSeason2-2022'.F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8:'vipSeason2-2022'.E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:'vipSeason2-2022'.D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:'vipSeason2-2022'.C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:'vipSeason2-2022'.D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5:'vipSeason2-2022'.E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2:'vipSeason2-2022'.F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4:'vipSeason2-2022'.G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0:'vipSeason2-2022'.H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6:'vipSeason2-2022'.J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3:'vipSeason2-2022'.K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3:'vipSeason2-2022'.L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2:'vipSeason2-2022'.E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:'vipSeason2-2022'.E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0:'vipSeason2-2022'.E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9:'vipSeason2-2022'.E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:'vipSeason2-2022'.E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6:'vipSeason2-2022'.E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4:'vipSeason2-2022'.E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4:'vipSeason2-2022'.F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5:'vipSeason2-2022'.F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:'vipSeason2-2022'.F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:'vipSeason2-2022'.F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:'vipSeason2-2022'.F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:'vipSeason2-2022'.F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:'vipSeason2-2022'.F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5:'vipSeason2-2022'.G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6:'vipSeason2-2022'.G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:'vipSeason2-2022'.G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9:'vipSeason2-2022'.G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0:'vipSeason2-2022'.G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:'vipSeason2-2022'.G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2:'vipSeason2-2022'.G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4:'vipSeason2-2022'.H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5:'vipSeason2-2022'.H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6:'vipSeason2-2022'.H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:'vipSeason2-2022'.H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9:'vipSeason2-2022'.H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:'vipSeason2-2022'.H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2:'vipSeason2-2022'.H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2:'vipSeason2-2022'.I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:'vipSeason2-2022'.I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:'vipSeason2-2022'.I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9:'vipSeason2-2022'.I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:'vipSeason2-2022'.I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6:'vipSeason2-2022'.I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5:'vipSeason2-2022'.I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4:'vipSeason2-2022'.I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4:'vipSeason2-2022'.J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:'vipSeason2-2022'.J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:'vipSeason2-2022'.J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:'vipSeason2-2022'.J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:'vipSeason2-2022'.J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:'vipSeason2-2022'.J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2:'vipSeason2-2022'.J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4:'vipSeason2-2022'.L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5:'vipSeason2-2022'.L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6:'vipSeason2-2022'.L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7:'vipSeason2-2022'.L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9:'vipSeason2-2022'.L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0:'vipSeason2-2022'.L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:'vipSeason2-2022'.L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2:'vipSeason2-2022'.L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8:'vipSeason2-2022'.K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8:'vipSeason2-2022'.L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4:'vipSeason2-2022'.K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5:'vipSeason2-2022'.K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6:'vipSeason2-2022'.K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7:'vipSeason2-2022'.K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9:'vipSeason2-2022'.K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:'vipSeason2-2022'.K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:'vipSeason2-2022'.K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2:'vipSeason2-2022'.K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8:'vipSeason2-2022'.M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9:'vipSeason2-2022'.M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0:'vipSeason2-2022'.M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1:'vipSeason2-2022'.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3:'vipSeason2-2022'.M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4:'vipSeason2-2022'.M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5:'vipSeason2-2022'.M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6:'vipSeason2-2022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7:'vipSeason2-2022'.M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2:'vipSeason2-2022'.M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:'vipSeason2-2022'.P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:'vipSeason2-2022'.Q8 'vipSeason2-2022'.P8:'vipSeason2-2022'.P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:'vipSeason2-2022'.P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:'vipSeason2-2022'.Q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:'vipSeason2-2022'.R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:'vipSeason2-2022'.S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:'vipSeason2-2022'.Q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:'vipSeason2-2022'.T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2:'vipSeason2-2022'.U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:'vipSeason2-2022'.V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:'vipSeason2-2022'.W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:'vipSeason2-2022'.Y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:'vipSeason2-2022'.Z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:'vipSeason2-2022'.R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2:'vipSeason2-2022'.S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:'vipSeason2-2022'.T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:'vipSeason2-2022'.U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:'vipSeason2-2022'.V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:'vipSeason2-2022'.W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3:'vipSeason2-2022'.X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:'vipSeason2-2022'.Y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1:'vipSeason2-2022'.D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1:'vipSeason2-2022'.E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1:'vipSeason2-2022'.F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1:'vipSeason2-2022'.G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1:'vipSeason2-2022'.H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1:'vipSeason2-2022'.I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1:'vipSeason2-2022'.J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2:'vipSeason2-2022'.D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2:'vipSeason2-2022'.E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2:'vipSeason2-2022'.F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2:'vipSeason2-2022'.G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2:'vipSeason2-2022'.H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2:'vipSeason2-2022'.I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2:'vipSeason2-2022'.J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3:'vipSeason2-2022'.D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3:'vipSeason2-2022'.E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3:'vipSeason2-2022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3:'vipSeason2-2022'.G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3:'vipSeason2-2022'.H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3:'vipSeason2-2022'.I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3:'vipSeason2-2022'.J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4:'vipSeason2-2022'.D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4:'vipSeason2-2022'.E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4:'vipSeason2-2022'.F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4:'vipSeason2-2022'.G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4:'vipSeason2-2022'.H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4:'vipSeason2-2022'.I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4:'vipSeason2-2022'.J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5:'vipSeason2-2022'.D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5:'vipSeason2-2022'.E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5:'vipSeason2-2022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5:'vipSeason2-2022'.G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5:'vipSeason2-2022'.H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5:'vipSeason2-2022'.I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5:'vipSeason2-2022'.J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6:'vipSeason2-2022'.D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6:'vipSeason2-2022'.E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6:'vipSeason2-2022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6:'vipSeason2-2022'.G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6:'vipSeason2-2022'.H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6:'vipSeason2-2022'.I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6:'vipSeason2-2022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7:'vipSeason2-2022'.D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7:'vipSeason2-2022'.E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7:'vipSeason2-2022'.F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7:'vipSeason2-2022'.G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7:'vipSeason2-2022'.H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7:'vipSeason2-2022'.I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7:'vipSeason2-2022'.J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7:'vipSeason2-2022'.P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7:'vipSeason2-2022'.Q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7:'vipSeason2-2022'.R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7:'vipSeason2-2022'.S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7:'vipSeason2-2022'.T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7:'vipSeason2-2022'.V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7:'vipSeason2-2022'.W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7:'vipSeason2-2022'.X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7:'vipSeason2-2022'.Y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7:'vipSeason2-2022'.Z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8:'vipSeason2-2022'.P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8:'vipSeason2-2022'.Q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8:'vipSeason2-2022'.R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8:'vipSeason2-2022'.S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8:'vipSeason2-2022'.T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8:'vipSeason2-2022'.U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8:'vipSeason2-2022'.V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8:'vipSeason2-2022'.W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8:'vipSeason2-2022'.Y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8:'vipSeason2-2022'.Z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9:'vipSeason2-2022'.P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9:'vipSeason2-2022'.Q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9:'vipSeason2-2022'.R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9:'vipSeason2-2022'.S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9:'vipSeason2-2022'.T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9:'vipSeason2-2022'.U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9:'vipSeason2-2022'.V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9:'vipSeason2-2022'.X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9:'vipSeason2-2022'.Y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9:'vipSeason2-2022'.Z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0:'vipSeason2-2022'.P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0:'vipSeason2-2022'.Q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0:'vipSeason2-2022'.R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0:'vipSeason2-2022'.S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0:'vipSeason2-2022'.U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0:'vipSeason2-2022'.V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0:'vipSeason2-2022'.W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0:'vipSeason2-2022'.X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0:'vipSeason2-2022'.Y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0:'vipSeason2-2022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1:'vipSeason2-2022'.P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1:'vipSeason2-2022'.Q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1:'vipSeason2-2022'.S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1:'vipSeason2-2022'.T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1:'vipSeason2-2022'.U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1:'vipSeason2-2022'.V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1:'vipSeason2-2022'.W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1:'vipSeason2-2022'.X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1:'vipSeason2-2022'.Y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1:'vipSeason2-2022'.Z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2:'vipSeason2-2022'.Q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2:'vipSeason2-2022'.R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2:'vipSeason2-2022'.S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2:'vipSeason2-2022'.T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2:'vipSeason2-2022'.U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2:'vipSeason2-2022'.V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2:'vipSeason2-2022'.W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2:'vipSeason2-2022'.X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2:'vipSeason2-2022'.Y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2:'vipSeason2-2022'.Z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3:'vipSeason2-2022'.P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3:'vipSeason2-2022'.R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3:'vipSeason2-2022'.S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3:'vipSeason2-2022'.T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3:'vipSeason2-2022'.U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3:'vipSeason2-2022'.V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3:'vipSeason2-2022'.W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3:'vipSeason2-2022'.X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3:'vipSeason2-2022'.Y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3:'vipSeason2-2022'.Z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4:'vipSeason2-2022'.P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4:'vipSeason2-2022'.Q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4:'vipSeason2-2022'.R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4:'vipSeason2-2022'.S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4:'vipSeason2-2022'.T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4:'vipSeason2-2022'.U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4:'vipSeason2-2022'.W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4:'vipSeason2-2022'.X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4:'vipSeason2-2022'.Y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4:'vipSeason2-2022'.Z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5:'vipSeason2-2022'.P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5:'vipSeason2-2022'.Q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5:'vipSeason2-2022'.R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5:'vipSeason2-2022'.T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5:'vipSeason2-2022'.U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5:'vipSeason2-2022'.V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5:'vipSeason2-2022'.W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5:'vipSeason2-2022'.X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5:'vipSeason2-2022'.Y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5:'vipSeason2-2022'.Z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6:'vipSeason2-2022'.P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6:'vipSeason2-2022'.Q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6:'vipSeason2-2022'.R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6:'vipSeason2-2022'.S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6:'vipSeason2-2022'.T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6:'vipSeason2-2022'.U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6:'vipSeason2-2022'.V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6:'vipSeason2-2022'.W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6:'vipSeason2-2022'.X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6:'vipSeason2-2022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0:'vipSeason2-2022'.P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0:'vipSeason2-2022'.Q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0:'vipSeason2-2022'.R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0:'vipSeason2-2022'.S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0:'vipSeason2-2022'.T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0:'vipSeason2-2022'.U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0:'vipSeason2-2022'.V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0:'vipSeason2-2022'.W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0:'vipSeason2-2022'.X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0:'vipSeason2-2022'.Y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0:'vipSeason2-2022'.Z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1:'vipSeason2-2022'.P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1:'vipSeason2-2022'.Q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1:'vipSeason2-2022'.R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1:'vipSeason2-2022'.S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1:'vipSeason2-2022'.T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1:'vipSeason2-2022'.U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1:'vipSeason2-2022'.V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1:'vipSeason2-2022'.W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1:'vipSeason2-2022'.X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1:'vipSeason2-2022'.Y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1:'vipSeason2-2022'.Z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2:'vipSeason2-2022'.P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2:'vipSeason2-2022'.Q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2:'vipSeason2-2022'.R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2:'vipSeason2-2022'.S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2:'vipSeason2-2022'.T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2:'vipSeason2-2022'.U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2:'vipSeason2-2022'.V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2:'vipSeason2-2022'.W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2:'vipSeason2-2022'.X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2:'vipSeason2-2022'.Y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2:'vipSeason2-2022'.Z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3:'vipSeason2-2022'.P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3:'vipSeason2-2022'.Q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3:'vipSeason2-2022'.R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3:'vipSeason2-2022'.S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3:'vipSeason2-2022'.T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3:'vipSeason2-2022'.U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3:'vipSeason2-2022'.V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3:'vipSeason2-2022'.W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3:'vipSeason2-2022'.X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3:'vipSeason2-2022'.Y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3:'vipSeason2-2022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4:'vipSeason2-2022'.P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4:'vipSeason2-2022'.Q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4:'vipSeason2-2022'.R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4:'vipSeason2-2022'.S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4:'vipSeason2-2022'.T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4:'vipSeason2-2022'.U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4:'vipSeason2-2022'.V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4:'vipSeason2-2022'.W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4:'vipSeason2-2022'.X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4:'vipSeason2-2022'.Y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4:'vipSeason2-2022'.Z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5:'vipSeason2-2022'.P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5:'vipSeason2-2022'.Q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5:'vipSeason2-2022'.R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5:'vipSeason2-2022'.S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5:'vipSeason2-2022'.T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5:'vipSeason2-2022'.U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5:'vipSeason2-2022'.V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5:'vipSeason2-2022'.W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5:'vipSeason2-2022'.X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5:'vipSeason2-2022'.Y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5:'vipSeason2-2022'.Z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6:'vipSeason2-2022'.P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6:'vipSeason2-2022'.Q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6:'vipSeason2-2022'.R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6:'vipSeason2-2022'.S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6:'vipSeason2-2022'.T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6:'vipSeason2-2022'.U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6:'vipSeason2-2022'.V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6:'vipSeason2-2022'.W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6:'vipSeason2-2022'.X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6:'vipSeason2-2022'.Y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6:'vipSeason2-2022'.Z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7:'vipSeason2-2022'.P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7:'vipSeason2-2022'.Q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7:'vipSeason2-2022'.R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7:'vipSeason2-2022'.S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7:'vipSeason2-2022'.T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7:'vipSeason2-2022'.U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7:'vipSeason2-2022'.V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7:'vipSeason2-2022'.W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7:'vipSeason2-2022'.X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7:'vipSeason2-2022'.Y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7:'vipSeason2-2022'.Z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8:'vipSeason2-2022'.P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8:'vipSeason2-2022'.Q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8:'vipSeason2-2022'.R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8:'vipSeason2-2022'.S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8:'vipSeason2-2022'.T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8:'vipSeason2-2022'.U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8:'vipSeason2-2022'.V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8:'vipSeason2-2022'.W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8:'vipSeason2-2022'.X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8:'vipSeason2-2022'.Y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8:'vipSeason2-2022'.Z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9:'vipSeason2-2022'.P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9:'vipSeason2-2022'.Q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9:'vipSeason2-2022'.R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9:'vipSeason2-2022'.S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9:'vipSeason2-2022'.T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9:'vipSeason2-2022'.U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9:'vipSeason2-2022'.V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9:'vipSeason2-2022'.W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9:'vipSeason2-2022'.X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9:'vipSeason2-2022'.Y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9:'vipSeason2-2022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3:'vipSeason2-2022'.P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3:'vipSeason2-2022'.Q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3:'vipSeason2-2022'.R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3:'vipSeason2-2022'.S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3:'vipSeason2-2022'.T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3:'vipSeason2-2022'.U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3:'vipSeason2-2022'.V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3:'vipSeason2-2022'.W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3:'vipSeason2-2022'.X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3:'vipSeason2-2022'.Y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3:'vipSeason2-2022'.Z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4:'vipSeason2-2022'.P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4:'vipSeason2-2022'.Q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4:'vipSeason2-2022'.R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4:'vipSeason2-2022'.S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4:'vipSeason2-2022'.T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4:'vipSeason2-2022'.U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4:'vipSeason2-2022'.V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4:'vipSeason2-2022'.W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4:'vipSeason2-2022'.X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4:'vipSeason2-2022'.Y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4:'vipSeason2-2022'.Z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5:'vipSeason2-2022'.P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5:'vipSeason2-2022'.Q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5:'vipSeason2-2022'.R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5:'vipSeason2-2022'.S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5:'vipSeason2-2022'.T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5:'vipSeason2-2022'.U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5:'vipSeason2-2022'.V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5:'vipSeason2-2022'.W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5:'vipSeason2-2022'.X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5:'vipSeason2-2022'.Y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5:'vipSeason2-2022'.Z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6:'vipSeason2-2022'.P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6:'vipSeason2-2022'.Q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6:'vipSeason2-2022'.R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6:'vipSeason2-2022'.S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6:'vipSeason2-2022'.T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6:'vipSeason2-2022'.U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6:'vipSeason2-2022'.V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6:'vipSeason2-2022'.W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6:'vipSeason2-2022'.X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6:'vipSeason2-2022'.Y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6:'vipSeason2-2022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7:'vipSeason2-2022'.P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7:'vipSeason2-2022'.Q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7:'vipSeason2-2022'.R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7:'vipSeason2-2022'.S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7:'vipSeason2-2022'.T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7:'vipSeason2-2022'.U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7:'vipSeason2-2022'.V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7:'vipSeason2-2022'.W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7:'vipSeason2-2022'.X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7:'vipSeason2-2022'.Y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7:'vipSeason2-2022'.Z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8:'vipSeason2-2022'.P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8:'vipSeason2-2022'.Q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8:'vipSeason2-2022'.R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8:'vipSeason2-2022'.S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8:'vipSeason2-2022'.T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8:'vipSeason2-2022'.U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8:'vipSeason2-2022'.V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8:'vipSeason2-2022'.W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8:'vipSeason2-2022'.X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8:'vipSeason2-2022'.Y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8:'vipSeason2-2022'.Z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9:'vipSeason2-2022'.P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9:'vipSeason2-2022'.Q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9:'vipSeason2-2022'.R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9:'vipSeason2-2022'.S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9:'vipSeason2-2022'.T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9:'vipSeason2-2022'.U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9:'vipSeason2-2022'.V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9:'vipSeason2-2022'.W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9:'vipSeason2-2022'.X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9:'vipSeason2-2022'.Y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9:'vipSeason2-2022'.Z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0:'vipSeason2-2022'.P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0:'vipSeason2-2022'.Q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0:'vipSeason2-2022'.R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0:'vipSeason2-2022'.S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0:'vipSeason2-2022'.T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0:'vipSeason2-2022'.U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0:'vipSeason2-2022'.V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0:'vipSeason2-2022'.W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0:'vipSeason2-2022'.X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0:'vipSeason2-2022'.Y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0:'vipSeason2-2022'.Z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1:'vipSeason2-2022'.P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1:'vipSeason2-2022'.Q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1:'vipSeason2-2022'.R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1:'vipSeason2-2022'.S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1:'vipSeason2-2022'.T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1:'vipSeason2-2022'.U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1:'vipSeason2-2022'.V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1:'vipSeason2-2022'.W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1:'vipSeason2-2022'.X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1:'vipSeason2-2022'.Y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1:'vipSeason2-2022'.Z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2:'vipSeason2-2022'.P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2:'vipSeason2-2022'.Q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2:'vipSeason2-2022'.R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2:'vipSeason2-2022'.S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2:'vipSeason2-2022'.T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2:'vipSeason2-2022'.U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2:'vipSeason2-2022'.V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2:'vipSeason2-2022'.W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2:'vipSeason2-2022'.X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2:'vipSeason2-2022'.Y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2:'vipSeason2-2022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6:'vipSeason2-2022'.P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6:'vipSeason2-2022'.Q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6:'vipSeason2-2022'.R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6:'vipSeason2-2022'.S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6:'vipSeason2-2022'.T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6:'vipSeason2-2022'.U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6:'vipSeason2-2022'.V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6:'vipSeason2-2022'.W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6:'vipSeason2-2022'.X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6:'vipSeason2-2022'.Y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6:'vipSeason2-2022'.Z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7:'vipSeason2-2022'.P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7:'vipSeason2-2022'.Q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7:'vipSeason2-2022'.R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7:'vipSeason2-2022'.S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7:'vipSeason2-2022'.T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7:'vipSeason2-2022'.U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7:'vipSeason2-2022'.V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7:'vipSeason2-2022'.W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7:'vipSeason2-2022'.X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7:'vipSeason2-2022'.Y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7:'vipSeason2-2022'.Z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8:'vipSeason2-2022'.P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8:'vipSeason2-2022'.Q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8:'vipSeason2-2022'.R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8:'vipSeason2-2022'.S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8:'vipSeason2-2022'.T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8:'vipSeason2-2022'.U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8:'vipSeason2-2022'.V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8:'vipSeason2-2022'.W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8:'vipSeason2-2022'.X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8:'vipSeason2-2022'.Y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8:'vipSeason2-2022'.Z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9:'vipSeason2-2022'.P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9:'vipSeason2-2022'.Q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9:'vipSeason2-2022'.R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9:'vipSeason2-2022'.S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9:'vipSeason2-2022'.T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9:'vipSeason2-2022'.U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9:'vipSeason2-2022'.V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9:'vipSeason2-2022'.W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9:'vipSeason2-2022'.X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9:'vipSeason2-2022'.Y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9:'vipSeason2-2022'.Z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0:'vipSeason2-2022'.P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0:'vipSeason2-2022'.Q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0:'vipSeason2-2022'.R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0:'vipSeason2-2022'.S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0:'vipSeason2-2022'.T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0:'vipSeason2-2022'.U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0:'vipSeason2-2022'.V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0:'vipSeason2-2022'.W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0:'vipSeason2-2022'.X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0:'vipSeason2-2022'.Y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0:'vipSeason2-2022'.Z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1:'vipSeason2-2022'.P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1:'vipSeason2-2022'.Q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1:'vipSeason2-2022'.R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1:'vipSeason2-2022'.S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1:'vipSeason2-2022'.T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1:'vipSeason2-2022'.U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1:'vipSeason2-2022'.V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1:'vipSeason2-2022'.W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1:'vipSeason2-2022'.X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1:'vipSeason2-2022'.Y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1:'vipSeason2-2022'.Z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2:'vipSeason2-2022'.P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2:'vipSeason2-2022'.Q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2:'vipSeason2-2022'.R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2:'vipSeason2-2022'.S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2:'vipSeason2-2022'.T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2:'vipSeason2-2022'.U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2:'vipSeason2-2022'.V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2:'vipSeason2-2022'.W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2:'vipSeason2-2022'.X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2:'vipSeason2-2022'.Y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2:'vipSeason2-2022'.Z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3:'vipSeason2-2022'.P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3:'vipSeason2-2022'.Q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3:'vipSeason2-2022'.R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3:'vipSeason2-2022'.S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3:'vipSeason2-2022'.T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3:'vipSeason2-2022'.U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3:'vipSeason2-2022'.V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3:'vipSeason2-2022'.W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3:'vipSeason2-2022'.X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3:'vipSeason2-2022'.Y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3:'vipSeason2-2022'.Z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4:'vipSeason2-2022'.P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4:'vipSeason2-2022'.Q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4:'vipSeason2-2022'.R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4:'vipSeason2-2022'.S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4:'vipSeason2-2022'.T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4:'vipSeason2-2022'.U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4:'vipSeason2-2022'.V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4:'vipSeason2-2022'.W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4:'vipSeason2-2022'.X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4:'vipSeason2-2022'.Y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4:'vipSeason2-2022'.Z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5:'vipSeason2-2022'.P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5:'vipSeason2-2022'.Q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5:'vipSeason2-2022'.R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5:'vipSeason2-2022'.S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5:'vipSeason2-2022'.T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5:'vipSeason2-2022'.U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5:'vipSeason2-2022'.V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5:'vipSeason2-2022'.W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5:'vipSeason2-2022'.X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5:'vipSeason2-2022'.Y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5:'vipSeason2-2022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9:'vipSeason2-2022'.P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9:'vipSeason2-2022'.Q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9:'vipSeason2-2022'.R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9:'vipSeason2-2022'.S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9:'vipSeason2-2022'.T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9:'vipSeason2-2022'.U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9:'vipSeason2-2022'.V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9:'vipSeason2-2022'.W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9:'vipSeason2-2022'.X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9:'vipSeason2-2022'.Y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9:'vipSeason2-2022'.Z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0:'vipSeason2-2022'.P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0:'vipSeason2-2022'.Q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0:'vipSeason2-2022'.R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0:'vipSeason2-2022'.S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0:'vipSeason2-2022'.T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0:'vipSeason2-2022'.U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0:'vipSeason2-2022'.V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0:'vipSeason2-2022'.W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0:'vipSeason2-2022'.X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0:'vipSeason2-2022'.Y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0:'vipSeason2-2022'.Z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1:'vipSeason2-2022'.P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1:'vipSeason2-2022'.Q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1:'vipSeason2-2022'.R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1:'vipSeason2-2022'.S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1:'vipSeason2-2022'.T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1:'vipSeason2-2022'.U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1:'vipSeason2-2022'.V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1:'vipSeason2-2022'.W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1:'vipSeason2-2022'.X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1:'vipSeason2-2022'.Y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1:'vipSeason2-2022'.Z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2:'vipSeason2-2022'.P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2:'vipSeason2-2022'.Q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2:'vipSeason2-2022'.R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2:'vipSeason2-2022'.S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2:'vipSeason2-2022'.T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2:'vipSeason2-2022'.U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2:'vipSeason2-2022'.V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2:'vipSeason2-2022'.W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2:'vipSeason2-2022'.X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2:'vipSeason2-2022'.Y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2:'vipSeason2-2022'.Z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3:'vipSeason2-2022'.P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3:'vipSeason2-2022'.Q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3:'vipSeason2-2022'.R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3:'vipSeason2-2022'.S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3:'vipSeason2-2022'.T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3:'vipSeason2-2022'.U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3:'vipSeason2-2022'.V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3:'vipSeason2-2022'.W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3:'vipSeason2-2022'.X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3:'vipSeason2-2022'.Y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3:'vipSeason2-2022'.Z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4:'vipSeason2-2022'.P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4:'vipSeason2-2022'.Q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4:'vipSeason2-2022'.R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4:'vipSeason2-2022'.S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4:'vipSeason2-2022'.T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4:'vipSeason2-2022'.U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4:'vipSeason2-2022'.V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4:'vipSeason2-2022'.W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4:'vipSeason2-2022'.X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4:'vipSeason2-2022'.Y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4:'vipSeason2-2022'.Z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5:'vipSeason2-2022'.P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5:'vipSeason2-2022'.Q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5:'vipSeason2-2022'.R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5:'vipSeason2-2022'.S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5:'vipSeason2-2022'.T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5:'vipSeason2-2022'.U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5:'vipSeason2-2022'.V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5:'vipSeason2-2022'.W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5:'vipSeason2-2022'.X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5:'vipSeason2-2022'.Y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5:'vipSeason2-2022'.Z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6:'vipSeason2-2022'.P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6:'vipSeason2-2022'.Q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6:'vipSeason2-2022'.R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6:'vipSeason2-2022'.S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6:'vipSeason2-2022'.T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6:'vipSeason2-2022'.U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6:'vipSeason2-2022'.V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6:'vipSeason2-2022'.W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6:'vipSeason2-2022'.X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6:'vipSeason2-2022'.Y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6:'vipSeason2-2022'.Z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7:'vipSeason2-2022'.P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7:'vipSeason2-2022'.Q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7:'vipSeason2-2022'.R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7:'vipSeason2-2022'.S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7:'vipSeason2-2022'.T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7:'vipSeason2-2022'.U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7:'vipSeason2-2022'.V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7:'vipSeason2-2022'.W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7:'vipSeason2-2022'.X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7:'vipSeason2-2022'.Y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7:'vipSeason2-2022'.Z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8:'vipSeason2-2022'.P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8:'vipSeason2-2022'.Q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8:'vipSeason2-2022'.R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8:'vipSeason2-2022'.S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8:'vipSeason2-2022'.T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8:'vipSeason2-2022'.U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8:'vipSeason2-2022'.V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8:'vipSeason2-2022'.W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8:'vipSeason2-2022'.X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8:'vipSeason2-2022'.Y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8:'vipSeason2-2022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2:'vipSeason2-2022'.P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2:'vipSeason2-2022'.Q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2:'vipSeason2-2022'.R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2:'vipSeason2-2022'.S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2:'vipSeason2-2022'.T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2:'vipSeason2-2022'.U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2:'vipSeason2-2022'.V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2:'vipSeason2-2022'.W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2:'vipSeason2-2022'.X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2:'vipSeason2-2022'.Y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2:'vipSeason2-2022'.Z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3:'vipSeason2-2022'.P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3:'vipSeason2-2022'.Q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3:'vipSeason2-2022'.R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3:'vipSeason2-2022'.S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3:'vipSeason2-2022'.T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3:'vipSeason2-2022'.U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3:'vipSeason2-2022'.V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3:'vipSeason2-2022'.W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3:'vipSeason2-2022'.X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3:'vipSeason2-2022'.Y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3:'vipSeason2-2022'.Z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4:'vipSeason2-2022'.P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4:'vipSeason2-2022'.Q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4:'vipSeason2-2022'.R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4:'vipSeason2-2022'.S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4:'vipSeason2-2022'.T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4:'vipSeason2-2022'.U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4:'vipSeason2-2022'.V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4:'vipSeason2-2022'.W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4:'vipSeason2-2022'.X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4:'vipSeason2-2022'.Y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4:'vipSeason2-2022'.Z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5:'vipSeason2-2022'.P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5:'vipSeason2-2022'.Q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5:'vipSeason2-2022'.R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5:'vipSeason2-2022'.S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5:'vipSeason2-2022'.T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5:'vipSeason2-2022'.U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5:'vipSeason2-2022'.V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5:'vipSeason2-2022'.W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5:'vipSeason2-2022'.X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5:'vipSeason2-2022'.Y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5:'vipSeason2-2022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6:'vipSeason2-2022'.P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6:'vipSeason2-2022'.Q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6:'vipSeason2-2022'.R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6:'vipSeason2-2022'.S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6:'vipSeason2-2022'.T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6:'vipSeason2-2022'.U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6:'vipSeason2-2022'.V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6:'vipSeason2-2022'.W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6:'vipSeason2-2022'.X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6:'vipSeason2-2022'.Y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6:'vipSeason2-2022'.Z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7:'vipSeason2-2022'.P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7:'vipSeason2-2022'.Q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7:'vipSeason2-2022'.R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7:'vipSeason2-2022'.S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7:'vipSeason2-2022'.T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7:'vipSeason2-2022'.U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7:'vipSeason2-2022'.V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7:'vipSeason2-2022'.W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7:'vipSeason2-2022'.X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7:'vipSeason2-2022'.Y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7:'vipSeason2-2022'.Z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8:'vipSeason2-2022'.P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8:'vipSeason2-2022'.Q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8:'vipSeason2-2022'.R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8:'vipSeason2-2022'.S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8:'vipSeason2-2022'.T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8:'vipSeason2-2022'.U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8:'vipSeason2-2022'.V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8:'vipSeason2-2022'.W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8:'vipSeason2-2022'.X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8:'vipSeason2-2022'.Y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8:'vipSeason2-2022'.Z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9:'vipSeason2-2022'.P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9:'vipSeason2-2022'.Q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9:'vipSeason2-2022'.R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9:'vipSeason2-2022'.S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9:'vipSeason2-2022'.T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9:'vipSeason2-2022'.U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9:'vipSeason2-2022'.V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9:'vipSeason2-2022'.W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9:'vipSeason2-2022'.X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9:'vipSeason2-2022'.Y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9:'vipSeason2-2022'.Z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0:'vipSeason2-2022'.P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0:'vipSeason2-2022'.Q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0:'vipSeason2-2022'.R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0:'vipSeason2-2022'.S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0:'vipSeason2-2022'.T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0:'vipSeason2-2022'.U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0:'vipSeason2-2022'.V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0:'vipSeason2-2022'.W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0:'vipSeason2-2022'.X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0:'vipSeason2-2022'.Y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0:'vipSeason2-2022'.Z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1:'vipSeason2-2022'.P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1:'vipSeason2-2022'.Q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1:'vipSeason2-2022'.R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1:'vipSeason2-2022'.S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1:'vipSeason2-2022'.T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1:'vipSeason2-2022'.U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1:'vipSeason2-2022'.V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1:'vipSeason2-2022'.W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1:'vipSeason2-2022'.X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1:'vipSeason2-2022'.Y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1:'vipSeason2-2022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5:'vipSeason2-2022'.P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5:'vipSeason2-2022'.Q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5:'vipSeason2-2022'.R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5:'vipSeason2-2022'.S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5:'vipSeason2-2022'.T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5:'vipSeason2-2022'.U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5:'vipSeason2-2022'.V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5:'vipSeason2-2022'.W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5:'vipSeason2-2022'.X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5:'vipSeason2-2022'.Y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5:'vipSeason2-2022'.Z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6:'vipSeason2-2022'.P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6:'vipSeason2-2022'.Q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6:'vipSeason2-2022'.R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6:'vipSeason2-2022'.S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6:'vipSeason2-2022'.T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6:'vipSeason2-2022'.U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6:'vipSeason2-2022'.V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6:'vipSeason2-2022'.W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6:'vipSeason2-2022'.X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6:'vipSeason2-2022'.Y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6:'vipSeason2-2022'.Z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7:'vipSeason2-2022'.P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7:'vipSeason2-2022'.Q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7:'vipSeason2-2022'.R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7:'vipSeason2-2022'.S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7:'vipSeason2-2022'.T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7:'vipSeason2-2022'.U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7:'vipSeason2-2022'.V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7:'vipSeason2-2022'.W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7:'vipSeason2-2022'.X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7:'vipSeason2-2022'.Y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7:'vipSeason2-2022'.Z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8:'vipSeason2-2022'.P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8:'vipSeason2-2022'.Q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8:'vipSeason2-2022'.R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8:'vipSeason2-2022'.S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8:'vipSeason2-2022'.T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8:'vipSeason2-2022'.U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8:'vipSeason2-2022'.V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8:'vipSeason2-2022'.W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8:'vipSeason2-2022'.X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8:'vipSeason2-2022'.Y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8:'vipSeason2-2022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9:'vipSeason2-2022'.P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9:'vipSeason2-2022'.Q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9:'vipSeason2-2022'.R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9:'vipSeason2-2022'.S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9:'vipSeason2-2022'.T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9:'vipSeason2-2022'.U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9:'vipSeason2-2022'.V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9:'vipSeason2-2022'.W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9:'vipSeason2-2022'.X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9:'vipSeason2-2022'.Y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9:'vipSeason2-2022'.Z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0:'vipSeason2-2022'.P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0:'vipSeason2-2022'.Q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0:'vipSeason2-2022'.R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0:'vipSeason2-2022'.S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0:'vipSeason2-2022'.T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0:'vipSeason2-2022'.U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0:'vipSeason2-2022'.V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0:'vipSeason2-2022'.W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0:'vipSeason2-2022'.X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0:'vipSeason2-2022'.Y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0:'vipSeason2-2022'.Z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1:'vipSeason2-2022'.P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1:'vipSeason2-2022'.Q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1:'vipSeason2-2022'.R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1:'vipSeason2-2022'.S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1:'vipSeason2-2022'.T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1:'vipSeason2-2022'.U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1:'vipSeason2-2022'.V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1:'vipSeason2-2022'.W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1:'vipSeason2-2022'.X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1:'vipSeason2-2022'.Y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1:'vipSeason2-2022'.Z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2:'vipSeason2-2022'.P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2:'vipSeason2-2022'.Q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2:'vipSeason2-2022'.R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2:'vipSeason2-2022'.S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2:'vipSeason2-2022'.T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2:'vipSeason2-2022'.U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2:'vipSeason2-2022'.V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2:'vipSeason2-2022'.W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2:'vipSeason2-2022'.X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2:'vipSeason2-2022'.Y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2:'vipSeason2-2022'.Z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3:'vipSeason2-2022'.P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3:'vipSeason2-2022'.Q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3:'vipSeason2-2022'.R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3:'vipSeason2-2022'.S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3:'vipSeason2-2022'.T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3:'vipSeason2-2022'.U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3:'vipSeason2-2022'.V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3:'vipSeason2-2022'.W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3:'vipSeason2-2022'.X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3:'vipSeason2-2022'.Y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3:'vipSeason2-2022'.Z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4:'vipSeason2-2022'.P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4:'vipSeason2-2022'.Q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4:'vipSeason2-2022'.R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4:'vipSeason2-2022'.S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4:'vipSeason2-2022'.T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4:'vipSeason2-2022'.U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4:'vipSeason2-2022'.V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4:'vipSeason2-2022'.W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4:'vipSeason2-2022'.X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4:'vipSeason2-2022'.Y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4:'vipSeason2-2022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8:'vipSeason2-2022'.P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8:'vipSeason2-2022'.Q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8:'vipSeason2-2022'.R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8:'vipSeason2-2022'.S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8:'vipSeason2-2022'.T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8:'vipSeason2-2022'.U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8:'vipSeason2-2022'.V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8:'vipSeason2-2022'.W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8:'vipSeason2-2022'.X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8:'vipSeason2-2022'.Y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8:'vipSeason2-2022'.Z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9:'vipSeason2-2022'.P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9:'vipSeason2-2022'.Q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9:'vipSeason2-2022'.R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9:'vipSeason2-2022'.S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9:'vipSeason2-2022'.T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9:'vipSeason2-2022'.U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9:'vipSeason2-2022'.V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9:'vipSeason2-2022'.W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9:'vipSeason2-2022'.X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9:'vipSeason2-2022'.Y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9:'vipSeason2-2022'.Z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0:'vipSeason2-2022'.P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0:'vipSeason2-2022'.Q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0:'vipSeason2-2022'.R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0:'vipSeason2-2022'.S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0:'vipSeason2-2022'.T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0:'vipSeason2-2022'.U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0:'vipSeason2-2022'.V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0:'vipSeason2-2022'.W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0:'vipSeason2-2022'.X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0:'vipSeason2-2022'.Y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0:'vipSeason2-2022'.Z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1:'vipSeason2-2022'.P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1:'vipSeason2-2022'.Q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1:'vipSeason2-2022'.R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1:'vipSeason2-2022'.S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1:'vipSeason2-2022'.T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1:'vipSeason2-2022'.U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1:'vipSeason2-2022'.V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1:'vipSeason2-2022'.W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1:'vipSeason2-2022'.X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1:'vipSeason2-2022'.Y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1:'vipSeason2-2022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2:'vipSeason2-2022'.P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2:'vipSeason2-2022'.Q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2:'vipSeason2-2022'.R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2:'vipSeason2-2022'.S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2:'vipSeason2-2022'.T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2:'vipSeason2-2022'.U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2:'vipSeason2-2022'.V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2:'vipSeason2-2022'.W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2:'vipSeason2-2022'.X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2:'vipSeason2-2022'.Y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2:'vipSeason2-2022'.Z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3:'vipSeason2-2022'.P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3:'vipSeason2-2022'.Q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3:'vipSeason2-2022'.R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3:'vipSeason2-2022'.S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3:'vipSeason2-2022'.T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3:'vipSeason2-2022'.U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3:'vipSeason2-2022'.V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3:'vipSeason2-2022'.W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3:'vipSeason2-2022'.X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3:'vipSeason2-2022'.Y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3:'vipSeason2-2022'.Z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4:'vipSeason2-2022'.P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4:'vipSeason2-2022'.Q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4:'vipSeason2-2022'.R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4:'vipSeason2-2022'.S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4:'vipSeason2-2022'.T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4:'vipSeason2-2022'.U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4:'vipSeason2-2022'.V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4:'vipSeason2-2022'.W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4:'vipSeason2-2022'.X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4:'vipSeason2-2022'.Y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4:'vipSeason2-2022'.Z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5:'vipSeason2-2022'.P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5:'vipSeason2-2022'.Q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5:'vipSeason2-2022'.R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5:'vipSeason2-2022'.S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5:'vipSeason2-2022'.T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5:'vipSeason2-2022'.U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5:'vipSeason2-2022'.V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5:'vipSeason2-2022'.W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5:'vipSeason2-2022'.X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5:'vipSeason2-2022'.Y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5:'vipSeason2-2022'.Z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6:'vipSeason2-2022'.P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6:'vipSeason2-2022'.Q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6:'vipSeason2-2022'.R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6:'vipSeason2-2022'.S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6:'vipSeason2-2022'.T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6:'vipSeason2-2022'.U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6:'vipSeason2-2022'.V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6:'vipSeason2-2022'.W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6:'vipSeason2-2022'.X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6:'vipSeason2-2022'.Y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6:'vipSeason2-2022'.Z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7:'vipSeason2-2022'.P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7:'vipSeason2-2022'.Q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7:'vipSeason2-2022'.R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7:'vipSeason2-2022'.S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7:'vipSeason2-2022'.T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7:'vipSeason2-2022'.U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7:'vipSeason2-2022'.V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7:'vipSeason2-2022'.W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7:'vipSeason2-2022'.X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7:'vipSeason2-2022'.Y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7:'vipSeason2-2022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8:'vipSeason2-2022'.AC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08:'vipSeason2-2022'.AD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08:'vipSeason2-2022'.AE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08:'vipSeason2-2022'.AF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08:'vipSeason2-2022'.AG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08:'vipSeason2-2022'.AH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08:'vipSeason2-2022'.AI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08:'vipSeason2-2022'.AJ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08:'vipSeason2-2022'.AK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08:'vipSeason2-2022'.AL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08:'vipSeason2-2022'.AM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9:'vipSeason2-2022'.AC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09:'vipSeason2-2022'.AD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09:'vipSeason2-2022'.AE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09:'vipSeason2-2022'.AF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09:'vipSeason2-2022'.AG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09:'vipSeason2-2022'.AH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09:'vipSeason2-2022'.AI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09:'vipSeason2-2022'.A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09:'vipSeason2-2022'.AK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09:'vipSeason2-2022'.AL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09:'vipSeason2-2022'.AM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0:'vipSeason2-2022'.AC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0:'vipSeason2-2022'.AD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0:'vipSeason2-2022'.AE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0:'vipSeason2-2022'.AF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0:'vipSeason2-2022'.AG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0:'vipSeason2-2022'.AH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0:'vipSeason2-2022'.AI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0:'vipSeason2-2022'.AJ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0:'vipSeason2-2022'.AK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0:'vipSeason2-2022'.AL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0:'vipSeason2-2022'.AM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1:'vipSeason2-2022'.AC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1:'vipSeason2-2022'.AD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1:'vipSeason2-2022'.AE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1:'vipSeason2-2022'.AF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1:'vipSeason2-2022'.AG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1:'vipSeason2-2022'.AH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1:'vipSeason2-2022'.AI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1:'vipSeason2-2022'.AJ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1:'vipSeason2-2022'.AK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1:'vipSeason2-2022'.AL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1:'vipSeason2-2022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2:'vipSeason2-2022'.AC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2:'vipSeason2-2022'.AD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2:'vipSeason2-2022'.AE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2:'vipSeason2-2022'.A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2:'vipSeason2-2022'.AG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2:'vipSeason2-2022'.AH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2:'vipSeason2-2022'.AI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2:'vipSeason2-2022'.AJ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2:'vipSeason2-2022'.AK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2:'vipSeason2-2022'.AL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2:'vipSeason2-2022'.AM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3:'vipSeason2-2022'.AC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3:'vipSeason2-2022'.AD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3:'vipSeason2-2022'.AE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3:'vipSeason2-2022'.AF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3:'vipSeason2-2022'.AG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3:'vipSeason2-2022'.AH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3:'vipSeason2-2022'.AI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3:'vipSeason2-2022'.AJ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3:'vipSeason2-2022'.AK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3:'vipSeason2-2022'.AL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3:'vipSeason2-2022'.AM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4:'vipSeason2-2022'.AC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4:'vipSeason2-2022'.AD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4:'vipSeason2-2022'.AE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4:'vipSeason2-2022'.A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4:'vipSeason2-2022'.AG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4:'vipSeason2-2022'.AH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4:'vipSeason2-2022'.AI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4:'vipSeason2-2022'.AJ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4:'vipSeason2-2022'.AK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4:'vipSeason2-2022'.AL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4:'vipSeason2-2022'.AM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5:'vipSeason2-2022'.AC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5:'vipSeason2-2022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5:'vipSeason2-2022'.AE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5:'vipSeason2-2022'.A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5:'vipSeason2-2022'.AG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5:'vipSeason2-2022'.AH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5:'vipSeason2-2022'.AI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5:'vipSeason2-2022'.A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5:'vipSeason2-2022'.AK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5:'vipSeason2-2022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5:'vipSeason2-2022'.AM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6:'vipSeason2-2022'.AC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6:'vipSeason2-2022'.AD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6:'vipSeason2-2022'.AE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6:'vipSeason2-2022'.AF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6:'vipSeason2-2022'.AG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6:'vipSeason2-2022'.AH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6:'vipSeason2-2022'.AI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6:'vipSeason2-2022'.AJ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6:'vipSeason2-2022'.AK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6:'vipSeason2-2022'.AL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6:'vipSeason2-2022'.A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7:'vipSeason2-2022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7:'vipSeason2-2022'.AD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7:'vipSeason2-2022'.AE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7:'vipSeason2-2022'.AF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7:'vipSeason2-2022'.AG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7:'vipSeason2-2022'.AH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7:'vipSeason2-2022'.AI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7:'vipSeason2-2022'.AJ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7:'vipSeason2-2022'.AK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7:'vipSeason2-2022'.AL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7:'vipSeason2-2022'.AM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21:'vipSeason2-2022'.J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8:'vipSeason2-2022'.L111 'vipSeason2-2022'.C113:'vipSeason2-2022'.L117 'vipSeason2-2022'.C112:'vipSeason2-2022'.I112 'vipSeason2-2022'.K112:'vipSeason2-2022'.L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2:'vipSeason2-2022'.J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7:'vipSeason2-2022'.U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8:'vipSeason2-2022'.X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9:'vipSeason2-2022'.W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0:'vipSeason2-2022'.T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1:'vipSeason2-2022'.R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2:'vipSeason2-2022'.P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3:'vipSeason2-2022'.Q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4:'vipSeason2-2022'.V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5:'vipSeason2-2022'.S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6:'vipSeason2-2022'.Y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22:'vipSeason2-2022'.D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Standard" style:font-pitch="fixed"/>
    <style:font-face style:name="Ubuntu Mono1" svg:font-family="'Ubuntu Mono'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percentage-style style:name="N121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2:43:16.100810986</meta:creation-date>
    <meta:generator>LibreOffice/7.3.5.2$Linux_X86_64 LibreOffice_project/30$Build-2</meta:generator>
    <dc:date>2022-08-17T09:04:30.285431974</dc:date>
    <meta:editing-duration>PT2H40M57S</meta:editing-duration>
    <meta:editing-cycles>42</meta:editing-cycles>
    <meta:document-statistic meta:table-count="2" meta:cell-count="4336" meta:object-count="0"/>
  </office:meta>
</office:document-meta>
</file>